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7" style:family="table-cell" style:parent-style-name="Default">
      <style:text-properties fo:color="#1b75bc"/>
    </style:style>
    <style:style style:name="ce34" style:family="table-cell" style:parent-style-name="Default">
      <style:text-properties fo:color="#ce181e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color="#ce181e" fo:font-weight="bold" style:font-weight-asian="bold" style:font-weight-complex="bold"/>
    </style:style>
    <style:style style:name="ce20" style:family="table-cell" style:parent-style-name="Default">
      <style:table-cell-properties fo:border-bottom="none" fo:border-left="0.06pt solid #000000" fo:border-right="none" fo:border-top="0.06pt solid #000000"/>
      <style:text-properties fo:color="#1b75bc"/>
    </style:style>
    <style:style style:name="ce21" style:family="table-cell" style:parent-style-name="Default">
      <style:table-cell-properties fo:border-bottom="none" fo:border-left="0.06pt solid #000000" fo:border-right="none" fo:border-top="none"/>
      <style:text-properties fo:color="#1b75bc"/>
    </style:style>
    <style:style style:name="ce22" style:family="table-cell" style:parent-style-name="Default">
      <style:table-cell-properties fo:border-bottom="none" fo:border-left="0.06pt solid #000000" fo:border-right="none" fo:border-top="none"/>
      <style:text-properties fo:color="#ce181e"/>
    </style:style>
    <style:style style:name="ce23" style:family="table-cell" style:parent-style-name="Default">
      <style:table-cell-properties fo:border-bottom="0.06pt solid #000000" fo:border-left="0.06pt solid #000000" fo:border-right="none" fo:border-top="none"/>
      <style:text-properties fo:color="#ce181e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fo:color="#ce181e" fo:font-weight="bold" style:font-weight-asian="bold" style:font-weight-complex="bold"/>
    </style:style>
    <style:style style:name="ce25" style:family="table-cell" style:parent-style-name="Default">
      <style:table-cell-properties fo:border-bottom="none" fo:border-left="none" fo:border-right="none" fo:border-top="0.06pt solid #000000"/>
      <style:text-properties fo:color="#1b75bc"/>
    </style:style>
    <style:style style:name="ce26" style:family="table-cell" style:parent-style-name="Default">
      <style:table-cell-properties fo:border-bottom="0.06pt solid #000000" fo:border-left="none" fo:border-right="none" fo:border-top="none"/>
      <style:text-properties fo:color="#ce181e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28" style:family="table-cell" style:parent-style-name="Default" style:data-style-name="N0">
      <style:table-cell-properties fo:border-bottom="none" fo:border-left="none" fo:border-right="none" fo:border-top="0.06pt solid #000000"/>
      <style:text-properties fo:color="#1b75bc" fo:font-weight="bold" style:font-weight-asian="bold" style:font-weight-complex="bold"/>
    </style:style>
    <style:style style:name="ce29" style:family="table-cell" style:parent-style-name="Default" style:data-style-name="N99">
      <style:text-properties fo:color="#1b75bc" fo:font-weight="bold" style:font-weight-asian="bold" style:font-weight-complex="bold"/>
    </style:style>
    <style:style style:name="ce30" style:family="table-cell" style:parent-style-name="Default" style:data-style-name="N99">
      <style:text-properties fo:color="#ce181e" fo:font-weight="bold" style:font-weight-asian="bold" style:font-weight-complex="bold"/>
    </style:style>
    <style:style style:name="ce31" style:family="table-cell" style:parent-style-name="Default" style:data-style-name="N99">
      <style:table-cell-properties fo:border-bottom="0.06pt solid #000000" fo:border-left="none" fo:border-right="none" fo:border-top="none"/>
      <style:text-properties fo:color="#ce181e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5" style:family="table-cell" style:parent-style-name="Default">
      <style:table-cell-properties fo:border-bottom="none" fo:border-left="none" fo:border-right="0.06pt solid #000000" fo:border-top="0.06pt solid #000000"/>
      <style:text-properties fo:color="#1b75bc" fo:font-weight="bold" style:font-weight-asian="bold" style:font-weight-complex="bold"/>
    </style:style>
    <style:style style:name="ce36" style:family="table-cell" style:parent-style-name="Default">
      <style:table-cell-properties fo:border-bottom="none" fo:border-left="none" fo:border-right="0.06pt solid #000000" fo:border-top="none"/>
      <style:text-properties fo:color="#1b75bc" fo:font-weight="bold" style:font-weight-asian="bold" style:font-weight-complex="bold"/>
    </style:style>
    <style:style style:name="ce37" style:family="table-cell" style:parent-style-name="Default">
      <style:table-cell-properties fo:border-bottom="none" fo:border-left="none" fo:border-right="0.06pt solid #000000" fo:border-top="none"/>
      <style:text-properties fo:color="#ce181e"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order-left="none" fo:border-right="0.06pt solid #000000" fo:border-top="none"/>
      <style:text-properties fo:color="#ce181e" fo:font-weight="bold" style:font-weight-asian="bold" style:font-weight-complex="bold"/>
    </style:style>
    <style:style style:name="ce39" style:family="table-cell" style:parent-style-name="Default" style:data-style-name="N99">
      <style:table-cell-properties fo:border-bottom="none" fo:border-left="none" fo:border-right="none" fo:border-top="0.06pt solid #000000"/>
      <style:text-properties fo:color="#1b75bc" fo:font-weight="bold" style:font-weight-asian="bold" style:font-weight-complex="bold"/>
    </style:style>
    <style:style style:name="ce40" style:family="table-cell" style:parent-style-name="Default">
      <style:table-cell-properties fo:border-bottom="none" fo:border-left="none" fo:border-right="none" fo:border-top="0.06pt solid #000000"/>
      <style:text-properties fo:color="#ce181e"/>
    </style:style>
    <style:style style:name="ce41" style:family="table-cell" style:parent-style-name="Default" style:data-style-name="N99">
      <style:table-cell-properties fo:border-bottom="none" fo:border-left="none" fo:border-right="none" fo:border-top="0.06pt solid #000000"/>
      <style:text-properties fo:color="#ce181e" fo:font-weight="bold" style:font-weight-asian="bold" style:font-weight-complex="bold"/>
    </style:style>
    <style:style style:name="ce33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number-columns-repeated="2" table:default-cell-style-name="ce17"/>
        <table:table-column table:style-name="co2" table:default-cell-style-name="ce21"/>
        <table:table-column table:style-name="co2" table:default-cell-style-name="ce17"/>
        <table:table-column table:style-name="co2" table:default-cell-style-name="ce29"/>
        <table:table-column table:style-name="co2" table:default-cell-style-name="ce36"/>
        <table:table-column table:style-name="co2" table:default-cell-style-name="ce17"/>
        <table:table-column table:style-name="co1" table:number-columns-repeated="2" table:default-cell-style-name="ce17"/>
        <table:table-column table:style-name="co2" table:default-cell-style-name="ce21"/>
        <table:table-column table:style-name="co2" table:default-cell-style-name="ce17"/>
        <table:table-column table:style-name="co2" table:default-cell-style-name="ce29"/>
        <table:table-column table:style-name="co2" table:default-cell-style-name="ce36"/>
        <table:table-column table:style-name="co2" table:default-cell-style-name="ce17"/>
        <table:table-column table:style-name="co1" table:number-columns-repeated="2" table:default-cell-style-name="ce17"/>
        <table:table-column table:style-name="co2" table:default-cell-style-name="ce21"/>
        <table:table-column table:style-name="co2" table:default-cell-style-name="ce17"/>
        <table:table-column table:style-name="co2" table:default-cell-style-name="ce29"/>
        <table:table-column table:style-name="co2" table:default-cell-style-name="ce36"/>
        <table:table-column table:style-name="co2" table:default-cell-style-name="ce17"/>
        <table:table-column table:style-name="co1" table:number-columns-repeated="2" table:default-cell-style-name="ce17"/>
        <table:table-column table:style-name="co2" table:default-cell-style-name="ce21"/>
        <table:table-column table:style-name="co2" table:default-cell-style-name="ce25"/>
        <table:table-column table:style-name="co2" table:default-cell-style-name="ce39"/>
        <table:table-column table:style-name="co2" table:default-cell-style-name="ce36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Mem</text:p>
          </table:table-cell>
          <table:table-cell table:style-name="ce1" office:value-type="string" calcext:value-type="string">
            <text:p>FDTD-van</text:p>
          </table:table-cell>
          <table:table-cell table:style-name="ce5" office:value-type="string" calcext:value-type="string">
            <text:p>FDTD</text:p>
          </table:table-cell>
          <table:table-cell table:style-name="ce8" office:value-type="string" calcext:value-type="string">
            <text:p>is_faster</text:p>
          </table:table-cell>
          <table:table-cell table:style-name="ce12" office:value-type="string" calcext:value-type="string">
            <text:p>speed_up</text:p>
          </table:table-cell>
          <table:table-cell table:style-name="Default"/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Mem</text:p>
          </table:table-cell>
          <table:table-cell table:style-name="ce1" office:value-type="string" calcext:value-type="string">
            <text:p>NW-van</text:p>
          </table:table-cell>
          <table:table-cell table:style-name="ce5" office:value-type="string" calcext:value-type="string">
            <text:p>NW</text:p>
          </table:table-cell>
          <table:table-cell table:style-name="ce8" office:value-type="string" calcext:value-type="string">
            <text:p>is_faster</text:p>
          </table:table-cell>
          <table:table-cell table:style-name="ce12" office:value-type="string" calcext:value-type="string">
            <text:p>speed_up</text:p>
          </table:table-cell>
          <table:table-cell table:style-name="Default"/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Mem</text:p>
          </table:table-cell>
          <table:table-cell table:style-name="ce1" office:value-type="string" calcext:value-type="string">
            <text:p>RA-van</text:p>
          </table:table-cell>
          <table:table-cell table:style-name="ce5" office:value-type="string" calcext:value-type="string">
            <text:p>RA</text:p>
          </table:table-cell>
          <table:table-cell table:style-name="ce8" office:value-type="string" calcext:value-type="string">
            <text:p>is_faster</text:p>
          </table:table-cell>
          <table:table-cell table:style-name="ce12" office:value-type="string" calcext:value-type="string">
            <text:p>speed_up</text:p>
          </table:table-cell>
          <table:table-cell table:style-name="Default"/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Mem</text:p>
          </table:table-cell>
          <table:table-cell table:style-name="ce1" office:value-type="string" calcext:value-type="string">
            <text:p>AddVec-van</text:p>
          </table:table-cell>
          <table:table-cell table:style-name="ce5" office:value-type="string" calcext:value-type="string">
            <text:p>AddVec</text:p>
          </table:table-cell>
          <table:table-cell table:style-name="ce8" office:value-type="string" calcext:value-type="string">
            <text:p>is_faster</text:p>
          </table:table-cell>
          <table:table-cell table:style-name="ce12" office:value-type="string" calcext:value-type="string">
            <text:p>speed_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20" table:formula="of:=SUM([$'fdtd-van'.C1:$'fdtd-van'.ZZ1]) / COUNT([$'fdtd-van'.C1:$'fdtd-van'.ZZ1])" office:value-type="float" office:value="4.82831" calcext:value-type="float">
            <text:p>4.82831</text:p>
          </table:table-cell>
          <table:table-cell table:style-name="ce25" table:formula="of:=SUM([$fdtd.C1:$fdtd.ZZ1]) / COUNT([$fdtd.C1:$fdtd.ZZ1])" office:value-type="float" office:value="5.049644" calcext:value-type="float">
            <text:p>5.049644</text:p>
          </table:table-cell>
          <table:table-cell table:style-name="ce28" table:formula="of:=[.C2]&gt;[.D2]" office:value-type="float" office:value="0" calcext:value-type="float">
            <text:p>0</text:p>
          </table:table-cell>
          <table:table-cell table:style-name="ce35" table:formula="of:=(1-[.D2]/[.C2])*100" office:value-type="float" office:value="-4.58408842845632" calcext:value-type="float">
            <text:p>-4.5840884284563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20" table:formula="of:=SUM([$'nw-van'.C1:$'nw-van'.ZZ1]) / COUNT([$'nw-van'.C1:$'nw-van'.ZZ1])" office:value-type="float" office:value="4.034048" calcext:value-type="float">
            <text:p>4.034048</text:p>
          </table:table-cell>
          <table:table-cell table:style-name="ce25" table:formula="of:=SUM([$nw.C1:$nw.ZZ1]) / COUNT([$nw.C1:$nw.ZZ1])" office:value-type="float" office:value="4.006242" calcext:value-type="float">
            <text:p>4.006242</text:p>
          </table:table-cell>
          <table:table-cell table:style-name="ce39" table:formula="of:=[.J2]&gt;[.K2]" office:value-type="boolean" office:boolean-value="true" calcext:value-type="boolean">
            <text:p>TRUE</text:p>
          </table:table-cell>
          <table:table-cell table:style-name="ce35" table:formula="of:=(1-[.K2]/[.J2])*100" office:value-type="float" office:value="0.689282824597026" calcext:value-type="float">
            <text:p>0.68928282459702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SUM([$'ra-van'.C1:$'ra-van'.ZZ1]) / COUNT([$'ra-van'.C1:$'ra-van'.ZZ1])" office:value-type="float" office:value="2.581219" calcext:value-type="float">
            <text:p>2.581219</text:p>
          </table:table-cell>
          <table:table-cell table:formula="of:=SUM([$ra.C1:$ra.ZZ1]) / COUNT([$ra.C1:$ra.ZZ1])" office:value-type="float" office:value="2.466376" calcext:value-type="float">
            <text:p>2.466376</text:p>
          </table:table-cell>
          <table:table-cell table:formula="of:=[.Q2]&gt;[.R2]" office:value-type="boolean" office:boolean-value="true" calcext:value-type="boolean">
            <text:p>TRUE</text:p>
          </table:table-cell>
          <table:table-cell table:formula="of:=(1-[.R2]/[.Q2])*100" office:value-type="float" office:value="4.44917691989715" calcext:value-type="float">
            <text:p>4.449176919897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20" table:formula="of:=SUM([$'addvec-van'.C1:$'addvec-van'.ZZ1]) / COUNT([$'addvec-van'.C1:$'addvec-van'.ZZ1])" office:value-type="float" office:value="3.080143" calcext:value-type="float">
            <text:p>3.080143</text:p>
          </table:table-cell>
          <table:table-cell table:formula="of:=SUM([$addvec.C1:$addvec.ZZ1]) / COUNT([$addvec.C1:$addvec.ZZ1])" office:value-type="float" office:value="3.06864" calcext:value-type="float">
            <text:p>3.06864</text:p>
          </table:table-cell>
          <table:table-cell table:formula="of:=[.X2]&gt;[.Y2]" office:value-type="boolean" office:boolean-value="true" calcext:value-type="boolean">
            <text:p>TRUE</text:p>
          </table:table-cell>
          <table:table-cell table:style-name="ce35" table:formula="of:=(1-[.Y2]/[.X2])*100" office:value-type="float" office:value="0.373456686913576" calcext:value-type="float">
            <text:p>0.3734566869135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fdtd-van'.C2:$'fdtd-van'.ZZ2]) / COUNT([$'fdtd-van'.C2:$'fdtd-van'.ZZ2])" office:value-type="float" office:value="9.009185" calcext:value-type="float">
            <text:p>9.009185</text:p>
          </table:table-cell>
          <table:table-cell table:formula="of:=SUM([$fdtd.C2:$fdtd.ZZ2]) / COUNT([$fdtd.C2:$fdtd.ZZ2])" office:value-type="float" office:value="8.807622" calcext:value-type="float">
            <text:p>8.807622</text:p>
          </table:table-cell>
          <table:table-cell table:formula="of:=[.C3]&gt;[.D3]" office:value-type="boolean" office:boolean-value="true" calcext:value-type="boolean">
            <text:p>TRUE</text:p>
          </table:table-cell>
          <table:table-cell table:formula="of:=(1-[.D3]/[.C3])*100" office:value-type="float" office:value="2.23730559423522" calcext:value-type="float">
            <text:p>2.2373055942352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nw-van'.C2:$'nw-van'.ZZ2]) / COUNT([$'nw-van'.C2:$'nw-van'.ZZ2])" office:value-type="float" office:value="7.306935" calcext:value-type="float">
            <text:p>7.306935</text:p>
          </table:table-cell>
          <table:table-cell table:formula="of:=SUM([$nw.C2:$nw.ZZ2]) / COUNT([$nw.C2:$nw.ZZ2])" office:value-type="float" office:value="7.243098" calcext:value-type="float">
            <text:p>7.243098</text:p>
          </table:table-cell>
          <table:table-cell table:formula="of:=[.J3]&gt;[.K3]" office:value-type="boolean" office:boolean-value="true" calcext:value-type="boolean">
            <text:p>TRUE</text:p>
          </table:table-cell>
          <table:table-cell table:formula="of:=(1-[.K3]/[.J3])*100" office:value-type="float" office:value="0.873649485043992" calcext:value-type="float">
            <text:p>0.87364948504399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ra-van'.C2:$'ra-van'.ZZ2]) / COUNT([$'ra-van'.C2:$'ra-van'.ZZ2])" office:value-type="float" office:value="4.085146" calcext:value-type="float">
            <text:p>4.085146</text:p>
          </table:table-cell>
          <table:table-cell table:formula="of:=SUM([$ra.C2:$ra.ZZ2]) / COUNT([$ra.C2:$ra.ZZ2])" office:value-type="float" office:value="4.085422" calcext:value-type="float">
            <text:p>4.085422</text:p>
          </table:table-cell>
          <table:table-cell table:formula="of:=[.Q3]&gt;[.R3]" office:value-type="boolean" office:boolean-value="false" calcext:value-type="boolean">
            <text:p>FALSE</text:p>
          </table:table-cell>
          <table:table-cell table:formula="of:=(1-[.R3]/[.Q3])*100" office:value-type="float" office:value="-0.00675618447907311" calcext:value-type="float">
            <text:p>-0.00675618447907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addvec-van'.C2:$'addvec-van'.ZZ2]) / COUNT([$'addvec-van'.C2:$'addvec-van'.ZZ2])" office:value-type="float" office:value="5.875661" calcext:value-type="float">
            <text:p>5.875661</text:p>
          </table:table-cell>
          <table:table-cell table:formula="of:=SUM([$addvec.C2:$addvec.ZZ2]) / COUNT([$addvec.C2:$addvec.ZZ2])" office:value-type="float" office:value="5.618484" calcext:value-type="float">
            <text:p>5.618484</text:p>
          </table:table-cell>
          <table:table-cell table:formula="of:=[.X3]&gt;[.Y3]" office:value-type="boolean" office:boolean-value="true" calcext:value-type="boolean">
            <text:p>TRUE</text:p>
          </table:table-cell>
          <table:table-cell table:formula="of:=(1-[.Y3]/[.X3])*100" office:value-type="float" office:value="4.37698839330586" calcext:value-type="float">
            <text:p>4.376988393305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fdtd-van'.C3:$'fdtd-van'.ZZ3]) / COUNT([$'fdtd-van'.C3:$'fdtd-van'.ZZ3])" office:value-type="float" office:value="13.41392" calcext:value-type="float">
            <text:p>13.41392</text:p>
          </table:table-cell>
          <table:table-cell table:formula="of:=SUM([$fdtd.C3:$fdtd.ZZ3]) / COUNT([$fdtd.C3:$fdtd.ZZ3])" office:value-type="float" office:value="13.33746" calcext:value-type="float">
            <text:p>13.33746</text:p>
          </table:table-cell>
          <table:table-cell table:formula="of:=[.C4]&gt;[.D4]" office:value-type="boolean" office:boolean-value="true" calcext:value-type="boolean">
            <text:p>TRUE</text:p>
          </table:table-cell>
          <table:table-cell table:formula="of:=(1-[.D4]/[.C4])*100" office:value-type="float" office:value="0.570004890442177" calcext:value-type="float">
            <text:p>0.57000489044217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nw-van'.C3:$'nw-van'.ZZ3]) / COUNT([$'nw-van'.C3:$'nw-van'.ZZ3])" office:value-type="float" office:value="10.94213" calcext:value-type="float">
            <text:p>10.94213</text:p>
          </table:table-cell>
          <table:table-cell table:formula="of:=SUM([$nw.C3:$nw.ZZ3]) / COUNT([$nw.C3:$nw.ZZ3])" office:value-type="float" office:value="11.25096" calcext:value-type="float">
            <text:p>11.25096</text:p>
          </table:table-cell>
          <table:table-cell table:formula="of:=[.J4]&gt;[.K4]" office:value-type="boolean" office:boolean-value="false" calcext:value-type="boolean">
            <text:p>FALSE</text:p>
          </table:table-cell>
          <table:table-cell table:formula="of:=(1-[.K4]/[.J4])*100" office:value-type="float" office:value="-2.82239381180811" calcext:value-type="float">
            <text:p>-2.8223938118081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ra-van'.C3:$'ra-van'.ZZ3]) / COUNT([$'ra-van'.C3:$'ra-van'.ZZ3])" office:value-type="float" office:value="5.506505" calcext:value-type="float">
            <text:p>5.506505</text:p>
          </table:table-cell>
          <table:table-cell table:formula="of:=SUM([$ra.C3:$ra.ZZ3]) / COUNT([$ra.C3:$ra.ZZ3])" office:value-type="float" office:value="5.86478" calcext:value-type="float">
            <text:p>5.86478</text:p>
          </table:table-cell>
          <table:table-cell table:formula="of:=[.Q4]&gt;[.R4]" office:value-type="boolean" office:boolean-value="false" calcext:value-type="boolean">
            <text:p>FALSE</text:p>
          </table:table-cell>
          <table:table-cell table:formula="of:=(1-[.R4]/[.Q4])*100" office:value-type="float" office:value="-6.50639561754691" calcext:value-type="float">
            <text:p>-6.5063956175469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addvec-van'.C3:$'addvec-van'.ZZ3]) / COUNT([$'addvec-van'.C3:$'addvec-van'.ZZ3])" office:value-type="float" office:value="9.125053" calcext:value-type="float">
            <text:p>9.125053</text:p>
          </table:table-cell>
          <table:table-cell table:formula="of:=SUM([$addvec.C3:$addvec.ZZ3]) / COUNT([$addvec.C3:$addvec.ZZ3])" office:value-type="float" office:value="8.690924" calcext:value-type="float">
            <text:p>8.690924</text:p>
          </table:table-cell>
          <table:table-cell table:formula="of:=[.X4]&gt;[.Y4]" office:value-type="boolean" office:boolean-value="true" calcext:value-type="boolean">
            <text:p>TRUE</text:p>
          </table:table-cell>
          <table:table-cell table:formula="of:=(1-[.Y4]/[.X4])*100" office:value-type="float" office:value="4.75755044929602" calcext:value-type="float">
            <text:p>4.757550449296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fdtd-van'.C4:$'fdtd-van'.ZZ4]) / COUNT([$'fdtd-van'.C4:$'fdtd-van'.ZZ4])" office:value-type="float" office:value="17.4249" calcext:value-type="float">
            <text:p>17.4249</text:p>
          </table:table-cell>
          <table:table-cell table:formula="of:=SUM([$fdtd.C4:$fdtd.ZZ4]) / COUNT([$fdtd.C4:$fdtd.ZZ4])" office:value-type="float" office:value="17.21588" calcext:value-type="float">
            <text:p>17.21588</text:p>
          </table:table-cell>
          <table:table-cell table:formula="of:=[.C5]&gt;[.D5]" office:value-type="boolean" office:boolean-value="true" calcext:value-type="boolean">
            <text:p>TRUE</text:p>
          </table:table-cell>
          <table:table-cell table:formula="of:=(1-[.D5]/[.C5])*100" office:value-type="float" office:value="1.19954777358838" calcext:value-type="float">
            <text:p>1.1995477735883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nw-van'.C4:$'nw-van'.ZZ4]) / COUNT([$'nw-van'.C4:$'nw-van'.ZZ4])" office:value-type="float" office:value="14.14521" calcext:value-type="float">
            <text:p>14.14521</text:p>
          </table:table-cell>
          <table:table-cell table:formula="of:=SUM([$nw.C4:$nw.ZZ4]) / COUNT([$nw.C4:$nw.ZZ4])" office:value-type="float" office:value="13.94666" calcext:value-type="float">
            <text:p>13.94666</text:p>
          </table:table-cell>
          <table:table-cell table:formula="of:=[.J5]&gt;[.K5]" office:value-type="boolean" office:boolean-value="true" calcext:value-type="boolean">
            <text:p>TRUE</text:p>
          </table:table-cell>
          <table:table-cell table:formula="of:=(1-[.K5]/[.J5])*100" office:value-type="float" office:value="1.40365537167706" calcext:value-type="float">
            <text:p>1.4036553716770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ra-van'.C4:$'ra-van'.ZZ4]) / COUNT([$'ra-van'.C4:$'ra-van'.ZZ4])" office:value-type="float" office:value="7.945845" calcext:value-type="float">
            <text:p>7.945845</text:p>
          </table:table-cell>
          <table:table-cell table:formula="of:=SUM([$ra.C4:$ra.ZZ4]) / COUNT([$ra.C4:$ra.ZZ4])" office:value-type="float" office:value="7.707098" calcext:value-type="float">
            <text:p>7.707098</text:p>
          </table:table-cell>
          <table:table-cell table:formula="of:=[.Q5]&gt;[.R5]" office:value-type="boolean" office:boolean-value="true" calcext:value-type="boolean">
            <text:p>TRUE</text:p>
          </table:table-cell>
          <table:table-cell table:formula="of:=(1-[.R5]/[.Q5])*100" office:value-type="float" office:value="3.00467728731181" calcext:value-type="float">
            <text:p>3.0046772873118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addvec-van'.C4:$'addvec-van'.ZZ4]) / COUNT([$'addvec-van'.C4:$'addvec-van'.ZZ4])" office:value-type="float" office:value="11.35644" calcext:value-type="float">
            <text:p>11.35644</text:p>
          </table:table-cell>
          <table:table-cell table:formula="of:=SUM([$addvec.C4:$addvec.ZZ4]) / COUNT([$addvec.C4:$addvec.ZZ4])" office:value-type="float" office:value="11.8064" calcext:value-type="float">
            <text:p>11.8064</text:p>
          </table:table-cell>
          <table:table-cell table:formula="of:=[.X5]&gt;[.Y5]" office:value-type="boolean" office:boolean-value="false" calcext:value-type="boolean">
            <text:p>FALSE</text:p>
          </table:table-cell>
          <table:table-cell table:formula="of:=(1-[.Y5]/[.X5])*100" office:value-type="float" office:value="-3.96215715488304" calcext:value-type="float">
            <text:p>-3.962157154883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fdtd-van'.C5:$'fdtd-van'.ZZ5]) / COUNT([$'fdtd-van'.C5:$'fdtd-van'.ZZ5])" office:value-type="float" office:value="20.33617" calcext:value-type="float">
            <text:p>20.33617</text:p>
          </table:table-cell>
          <table:table-cell table:formula="of:=SUM([$fdtd.C5:$fdtd.ZZ5]) / COUNT([$fdtd.C5:$fdtd.ZZ5])" office:value-type="float" office:value="19.96728" calcext:value-type="float">
            <text:p>19.96728</text:p>
          </table:table-cell>
          <table:table-cell table:formula="of:=[.C6]&gt;[.D6]" office:value-type="boolean" office:boolean-value="true" calcext:value-type="boolean">
            <text:p>TRUE</text:p>
          </table:table-cell>
          <table:table-cell table:formula="of:=(1-[.D6]/[.C6])*100" office:value-type="float" office:value="1.81396005245827" calcext:value-type="float">
            <text:p>1.8139600524582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nw-van'.C5:$'nw-van'.ZZ5]) / COUNT([$'nw-van'.C5:$'nw-van'.ZZ5])" office:value-type="float" office:value="16.8321" calcext:value-type="float">
            <text:p>16.8321</text:p>
          </table:table-cell>
          <table:table-cell table:formula="of:=SUM([$nw.C5:$nw.ZZ5]) / COUNT([$nw.C5:$nw.ZZ5])" office:value-type="float" office:value="16.54928" calcext:value-type="float">
            <text:p>16.54928</text:p>
          </table:table-cell>
          <table:table-cell table:formula="of:=[.J6]&gt;[.K6]" office:value-type="boolean" office:boolean-value="true" calcext:value-type="boolean">
            <text:p>TRUE</text:p>
          </table:table-cell>
          <table:table-cell table:formula="of:=(1-[.K6]/[.J6])*100" office:value-type="float" office:value="1.68024191871484" calcext:value-type="float">
            <text:p>1.6802419187148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ra-van'.C5:$'ra-van'.ZZ5]) / COUNT([$'ra-van'.C5:$'ra-van'.ZZ5])" office:value-type="float" office:value="9.395194" calcext:value-type="float">
            <text:p>9.395194</text:p>
          </table:table-cell>
          <table:table-cell table:formula="of:=SUM([$ra.C5:$ra.ZZ5]) / COUNT([$ra.C5:$ra.ZZ5])" office:value-type="float" office:value="9.677038" calcext:value-type="float">
            <text:p>9.677038</text:p>
          </table:table-cell>
          <table:table-cell table:formula="of:=[.Q6]&gt;[.R6]" office:value-type="boolean" office:boolean-value="false" calcext:value-type="boolean">
            <text:p>FALSE</text:p>
          </table:table-cell>
          <table:table-cell table:formula="of:=(1-[.R6]/[.Q6])*100" office:value-type="float" office:value="-2.99987419099594" calcext:value-type="float">
            <text:p>-2.9998741909959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addvec-van'.C5:$'addvec-van'.ZZ5]) / COUNT([$'addvec-van'.C5:$'addvec-van'.ZZ5])" office:value-type="float" office:value="14.14739" calcext:value-type="float">
            <text:p>14.14739</text:p>
          </table:table-cell>
          <table:table-cell table:formula="of:=SUM([$addvec.C5:$addvec.ZZ5]) / COUNT([$addvec.C5:$addvec.ZZ5])" office:value-type="float" office:value="13.94924" calcext:value-type="float">
            <text:p>13.94924</text:p>
          </table:table-cell>
          <table:table-cell table:formula="of:=[.X6]&gt;[.Y6]" office:value-type="boolean" office:boolean-value="true" calcext:value-type="boolean">
            <text:p>TRUE</text:p>
          </table:table-cell>
          <table:table-cell table:formula="of:=(1-[.Y6]/[.X6])*100" office:value-type="float" office:value="1.40061170293603" calcext:value-type="float">
            <text:p>1.4006117029360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fdtd-van'.C6:$'fdtd-van'.ZZ6]) / COUNT([$'fdtd-van'.C6:$'fdtd-van'.ZZ6])" office:value-type="float" office:value="23.56534" calcext:value-type="float">
            <text:p>23.56534</text:p>
          </table:table-cell>
          <table:table-cell table:formula="of:=SUM([$fdtd.C6:$fdtd.ZZ6]) / COUNT([$fdtd.C6:$fdtd.ZZ6])" office:value-type="float" office:value="23.568" calcext:value-type="float">
            <text:p>23.568</text:p>
          </table:table-cell>
          <table:table-cell table:formula="of:=[.C7]&gt;[.D7]" office:value-type="boolean" office:boolean-value="false" calcext:value-type="boolean">
            <text:p>FALSE</text:p>
          </table:table-cell>
          <table:table-cell table:formula="of:=(1-[.D7]/[.C7])*100" office:value-type="float" office:value="-0.0112877641485376" calcext:value-type="float">
            <text:p>-0.01128776414853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nw-van'.C6:$'nw-van'.ZZ6]) / COUNT([$'nw-van'.C6:$'nw-van'.ZZ6])" office:value-type="float" office:value="19.71527" calcext:value-type="float">
            <text:p>19.71527</text:p>
          </table:table-cell>
          <table:table-cell table:formula="of:=SUM([$nw.C6:$nw.ZZ6]) / COUNT([$nw.C6:$nw.ZZ6])" office:value-type="float" office:value="19.04482" calcext:value-type="float">
            <text:p>19.04482</text:p>
          </table:table-cell>
          <table:table-cell table:formula="of:=[.J7]&gt;[.K7]" office:value-type="boolean" office:boolean-value="true" calcext:value-type="boolean">
            <text:p>TRUE</text:p>
          </table:table-cell>
          <table:table-cell table:formula="of:=(1-[.K7]/[.J7])*100" office:value-type="float" office:value="3.40066354658087" calcext:value-type="float">
            <text:p>3.4006635465808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ra-van'.C6:$'ra-van'.ZZ6]) / COUNT([$'ra-van'.C6:$'ra-van'.ZZ6])" office:value-type="float" office:value="10.96368" calcext:value-type="float">
            <text:p>10.96368</text:p>
          </table:table-cell>
          <table:table-cell table:formula="of:=SUM([$ra.C6:$ra.ZZ6]) / COUNT([$ra.C6:$ra.ZZ6])" office:value-type="float" office:value="11.1577" calcext:value-type="float">
            <text:p>11.1577</text:p>
          </table:table-cell>
          <table:table-cell table:formula="of:=[.Q7]&gt;[.R7]" office:value-type="boolean" office:boolean-value="false" calcext:value-type="boolean">
            <text:p>FALSE</text:p>
          </table:table-cell>
          <table:table-cell table:formula="of:=(1-[.R7]/[.Q7])*100" office:value-type="float" office:value="-1.76966128161349" calcext:value-type="float">
            <text:p>-1.7696612816134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addvec-van'.C6:$'addvec-van'.ZZ6]) / COUNT([$'addvec-van'.C6:$'addvec-van'.ZZ6])" office:value-type="float" office:value="16.90892" calcext:value-type="float">
            <text:p>16.90892</text:p>
          </table:table-cell>
          <table:table-cell table:formula="of:=SUM([$addvec.C6:$addvec.ZZ6]) / COUNT([$addvec.C6:$addvec.ZZ6])" office:value-type="float" office:value="16.39536" calcext:value-type="float">
            <text:p>16.39536</text:p>
          </table:table-cell>
          <table:table-cell table:formula="of:=[.X7]&gt;[.Y7]" office:value-type="boolean" office:boolean-value="true" calcext:value-type="boolean">
            <text:p>TRUE</text:p>
          </table:table-cell>
          <table:table-cell table:formula="of:=(1-[.Y7]/[.X7])*100" office:value-type="float" office:value="3.03721349441598" calcext:value-type="float">
            <text:p>3.0372134944159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fdtd-van'.C7:$'fdtd-van'.ZZ7]) / COUNT([$'fdtd-van'.C7:$'fdtd-van'.ZZ7])" office:value-type="float" office:value="27.20643" calcext:value-type="float">
            <text:p>27.20643</text:p>
          </table:table-cell>
          <table:table-cell table:formula="of:=SUM([$fdtd.C7:$fdtd.ZZ7]) / COUNT([$fdtd.C7:$fdtd.ZZ7])" office:value-type="float" office:value="26.65252" calcext:value-type="float">
            <text:p>26.65252</text:p>
          </table:table-cell>
          <table:table-cell table:formula="of:=[.C8]&gt;[.D8]" office:value-type="boolean" office:boolean-value="true" calcext:value-type="boolean">
            <text:p>TRUE</text:p>
          </table:table-cell>
          <table:table-cell table:formula="of:=(1-[.D8]/[.C8])*100" office:value-type="float" office:value="2.03595253033935" calcext:value-type="float">
            <text:p>2.0359525303393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nw-van'.C7:$'nw-van'.ZZ7]) / COUNT([$'nw-van'.C7:$'nw-van'.ZZ7])" office:value-type="float" office:value="22.11594" calcext:value-type="float">
            <text:p>22.11594</text:p>
          </table:table-cell>
          <table:table-cell table:formula="of:=SUM([$nw.C7:$nw.ZZ7]) / COUNT([$nw.C7:$nw.ZZ7])" office:value-type="float" office:value="21.92836" calcext:value-type="float">
            <text:p>21.92836</text:p>
          </table:table-cell>
          <table:table-cell table:formula="of:=[.J8]&gt;[.K8]" office:value-type="boolean" office:boolean-value="true" calcext:value-type="boolean">
            <text:p>TRUE</text:p>
          </table:table-cell>
          <table:table-cell table:formula="of:=(1-[.K8]/[.J8])*100" office:value-type="float" office:value="0.848166526044125" calcext:value-type="float">
            <text:p>0.84816652604412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ra-van'.C7:$'ra-van'.ZZ7]) / COUNT([$'ra-van'.C7:$'ra-van'.ZZ7])" office:value-type="float" office:value="12.73889" calcext:value-type="float">
            <text:p>12.73889</text:p>
          </table:table-cell>
          <table:table-cell table:formula="of:=SUM([$ra.C7:$ra.ZZ7]) / COUNT([$ra.C7:$ra.ZZ7])" office:value-type="float" office:value="12.96016" calcext:value-type="float">
            <text:p>12.96016</text:p>
          </table:table-cell>
          <table:table-cell table:formula="of:=[.Q8]&gt;[.R8]" office:value-type="boolean" office:boolean-value="false" calcext:value-type="boolean">
            <text:p>FALSE</text:p>
          </table:table-cell>
          <table:table-cell table:formula="of:=(1-[.R8]/[.Q8])*100" office:value-type="float" office:value="-1.73696452359666" calcext:value-type="float">
            <text:p>-1.7369645235966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addvec-van'.C7:$'addvec-van'.ZZ7]) / COUNT([$'addvec-van'.C7:$'addvec-van'.ZZ7])" office:value-type="float" office:value="19.04366" calcext:value-type="float">
            <text:p>19.04366</text:p>
          </table:table-cell>
          <table:table-cell table:formula="of:=SUM([$addvec.C7:$addvec.ZZ7]) / COUNT([$addvec.C7:$addvec.ZZ7])" office:value-type="float" office:value="17.55776" calcext:value-type="float">
            <text:p>17.55776</text:p>
          </table:table-cell>
          <table:table-cell table:formula="of:=[.X8]&gt;[.Y8]" office:value-type="boolean" office:boolean-value="true" calcext:value-type="boolean">
            <text:p>TRUE</text:p>
          </table:table-cell>
          <table:table-cell table:formula="of:=(1-[.Y8]/[.X8])*100" office:value-type="float" office:value="7.80259676973861" calcext:value-type="float">
            <text:p>7.802596769738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fdtd-van'.C8:$'fdtd-van'.ZZ8]) / COUNT([$'fdtd-van'.C8:$'fdtd-van'.ZZ8])" office:value-type="float" office:value="29.65018" calcext:value-type="float">
            <text:p>29.65018</text:p>
          </table:table-cell>
          <table:table-cell table:formula="of:=SUM([$fdtd.C8:$fdtd.ZZ8]) / COUNT([$fdtd.C8:$fdtd.ZZ8])" office:value-type="float" office:value="29.03884" calcext:value-type="float">
            <text:p>29.03884</text:p>
          </table:table-cell>
          <table:table-cell table:formula="of:=[.C9]&gt;[.D9]" office:value-type="boolean" office:boolean-value="true" calcext:value-type="boolean">
            <text:p>TRUE</text:p>
          </table:table-cell>
          <table:table-cell table:formula="of:=(1-[.D9]/[.C9])*100" office:value-type="float" office:value="2.06184245761746" calcext:value-type="float">
            <text:p>2.0618424576174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nw-van'.C8:$'nw-van'.ZZ8]) / COUNT([$'nw-van'.C8:$'nw-van'.ZZ8])" office:value-type="float" office:value="24.34335" calcext:value-type="float">
            <text:p>24.34335</text:p>
          </table:table-cell>
          <table:table-cell table:formula="of:=SUM([$nw.C8:$nw.ZZ8]) / COUNT([$nw.C8:$nw.ZZ8])" office:value-type="float" office:value="24.64768" calcext:value-type="float">
            <text:p>24.64768</text:p>
          </table:table-cell>
          <table:table-cell table:formula="of:=[.J9]&gt;[.K9]" office:value-type="boolean" office:boolean-value="false" calcext:value-type="boolean">
            <text:p>FALSE</text:p>
          </table:table-cell>
          <table:table-cell table:formula="of:=(1-[.K9]/[.J9])*100" office:value-type="float" office:value="-1.25015661361318" calcext:value-type="float">
            <text:p>-1.2501566136131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ra-van'.C8:$'ra-van'.ZZ8]) / COUNT([$'ra-van'.C8:$'ra-van'.ZZ8])" office:value-type="float" office:value="14.85472" calcext:value-type="float">
            <text:p>14.85472</text:p>
          </table:table-cell>
          <table:table-cell table:formula="of:=SUM([$ra.C8:$ra.ZZ8]) / COUNT([$ra.C8:$ra.ZZ8])" office:value-type="float" office:value="14.10584" calcext:value-type="float">
            <text:p>14.10584</text:p>
          </table:table-cell>
          <table:table-cell table:formula="of:=[.Q9]&gt;[.R9]" office:value-type="boolean" office:boolean-value="true" calcext:value-type="boolean">
            <text:p>TRUE</text:p>
          </table:table-cell>
          <table:table-cell table:formula="of:=(1-[.R9]/[.Q9])*100" office:value-type="float" office:value="5.04136059111178" calcext:value-type="float">
            <text:p>5.0413605911117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addvec-van'.C8:$'addvec-van'.ZZ8]) / COUNT([$'addvec-van'.C8:$'addvec-van'.ZZ8])" office:value-type="float" office:value="20.35607" calcext:value-type="float">
            <text:p>20.35607</text:p>
          </table:table-cell>
          <table:table-cell table:formula="of:=SUM([$addvec.C8:$addvec.ZZ8]) / COUNT([$addvec.C8:$addvec.ZZ8])" office:value-type="float" office:value="19.8458" calcext:value-type="float">
            <text:p>19.8458</text:p>
          </table:table-cell>
          <table:table-cell table:formula="of:=[.X9]&gt;[.Y9]" office:value-type="boolean" office:boolean-value="true" calcext:value-type="boolean">
            <text:p>TRUE</text:p>
          </table:table-cell>
          <table:table-cell table:formula="of:=(1-[.Y9]/[.X9])*100" office:value-type="float" office:value="2.50672158230935" calcext:value-type="float">
            <text:p>2.5067215823093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fdtd-van'.C9:$'fdtd-van'.ZZ9]) / COUNT([$'fdtd-van'.C9:$'fdtd-van'.ZZ9])" office:value-type="float" office:value="32.64952" calcext:value-type="float">
            <text:p>32.64952</text:p>
          </table:table-cell>
          <table:table-cell table:formula="of:=SUM([$fdtd.C9:$fdtd.ZZ9]) / COUNT([$fdtd.C9:$fdtd.ZZ9])" office:value-type="float" office:value="33.22916" calcext:value-type="float">
            <text:p>33.22916</text:p>
          </table:table-cell>
          <table:table-cell table:formula="of:=[.C10]&gt;[.D10]" office:value-type="boolean" office:boolean-value="false" calcext:value-type="boolean">
            <text:p>FALSE</text:p>
          </table:table-cell>
          <table:table-cell table:formula="of:=(1-[.D10]/[.C10])*100" office:value-type="float" office:value="-1.77534003562687" calcext:value-type="float">
            <text:p>-1.7753400356268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nw-van'.C9:$'nw-van'.ZZ9]) / COUNT([$'nw-van'.C9:$'nw-van'.ZZ9])" office:value-type="float" office:value="28.00934" calcext:value-type="float">
            <text:p>28.00934</text:p>
          </table:table-cell>
          <table:table-cell table:formula="of:=SUM([$nw.C9:$nw.ZZ9]) / COUNT([$nw.C9:$nw.ZZ9])" office:value-type="float" office:value="27.23826" calcext:value-type="float">
            <text:p>27.23826</text:p>
          </table:table-cell>
          <table:table-cell table:formula="of:=[.J10]&gt;[.K10]" office:value-type="boolean" office:boolean-value="true" calcext:value-type="boolean">
            <text:p>TRUE</text:p>
          </table:table-cell>
          <table:table-cell table:formula="of:=(1-[.K10]/[.J10])*100" office:value-type="float" office:value="2.75293884111514" calcext:value-type="float">
            <text:p>2.7529388411151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ra-van'.C9:$'ra-van'.ZZ9]) / COUNT([$'ra-van'.C9:$'ra-van'.ZZ9])" office:value-type="float" office:value="16.18952" calcext:value-type="float">
            <text:p>16.18952</text:p>
          </table:table-cell>
          <table:table-cell table:formula="of:=SUM([$ra.C9:$ra.ZZ9]) / COUNT([$ra.C9:$ra.ZZ9])" office:value-type="float" office:value="15.37688" calcext:value-type="float">
            <text:p>15.37688</text:p>
          </table:table-cell>
          <table:table-cell table:formula="of:=[.Q10]&gt;[.R10]" office:value-type="boolean" office:boolean-value="true" calcext:value-type="boolean">
            <text:p>TRUE</text:p>
          </table:table-cell>
          <table:table-cell table:formula="of:=(1-[.R10]/[.Q10])*100" office:value-type="float" office:value="5.01954350715773" calcext:value-type="float">
            <text:p>5.0195435071577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addvec-van'.C9:$'addvec-van'.ZZ9]) / COUNT([$'addvec-van'.C9:$'addvec-van'.ZZ9])" office:value-type="float" office:value="22.7151" calcext:value-type="float">
            <text:p>22.7151</text:p>
          </table:table-cell>
          <table:table-cell table:formula="of:=SUM([$addvec.C9:$addvec.ZZ9]) / COUNT([$addvec.C9:$addvec.ZZ9])" office:value-type="float" office:value="22.50136" calcext:value-type="float">
            <text:p>22.50136</text:p>
          </table:table-cell>
          <table:table-cell table:formula="of:=[.X10]&gt;[.Y10]" office:value-type="boolean" office:boolean-value="true" calcext:value-type="boolean">
            <text:p>TRUE</text:p>
          </table:table-cell>
          <table:table-cell table:formula="of:=(1-[.Y10]/[.X10])*100" office:value-type="float" office:value="0.940959978164313" calcext:value-type="float">
            <text:p>0.94095997816431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SUM([$'fdtd-van'.C10:$'fdtd-van'.ZZ10]) / COUNT([$'fdtd-van'.C10:$'fdtd-van'.ZZ10])" office:value-type="float" office:value="188.7372" calcext:value-type="float">
            <text:p>188.7372</text:p>
          </table:table-cell>
          <table:table-cell table:formula="of:=SUM([$fdtd.C10:$fdtd.ZZ10]) / COUNT([$fdtd.C10:$fdtd.ZZ10])" office:value-type="float" office:value="141.539" calcext:value-type="float">
            <text:p>141.539</text:p>
          </table:table-cell>
          <table:table-cell table:formula="of:=[.C11]&gt;[.D11]" office:value-type="boolean" office:boolean-value="true" calcext:value-type="boolean">
            <text:p>TRUE</text:p>
          </table:table-cell>
          <table:table-cell table:formula="of:=(1-[.D11]/[.C11])*100" office:value-type="float" office:value="25.0073647378471" calcext:value-type="float">
            <text:p>25.0073647378471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SUM([$'nw-van'.C10:$'nw-van'.ZZ10]) / COUNT([$'nw-van'.C10:$'nw-van'.ZZ10])" office:value-type="float" office:value="191.76242" calcext:value-type="float">
            <text:p>191.76242</text:p>
          </table:table-cell>
          <table:table-cell table:formula="of:=SUM([$nw.C10:$nw.ZZ10]) / COUNT([$nw.C10:$nw.ZZ10])" office:value-type="float" office:value="223.46324" calcext:value-type="float">
            <text:p>223.46324</text:p>
          </table:table-cell>
          <table:table-cell table:formula="of:=[.J11]&gt;[.K11]" office:value-type="boolean" office:boolean-value="false" calcext:value-type="boolean">
            <text:p>FALSE</text:p>
          </table:table-cell>
          <table:table-cell table:formula="of:=(1-[.K11]/[.J11])*100" office:value-type="float" office:value="-16.5312995111347" calcext:value-type="float">
            <text:p>-16.5312995111347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SUM([$'ra-van'.C10:$'ra-van'.ZZ10]) / COUNT([$'ra-van'.C10:$'ra-van'.ZZ10])" office:value-type="float" office:value="39.35498" calcext:value-type="float">
            <text:p>39.35498</text:p>
          </table:table-cell>
          <table:table-cell table:formula="of:=SUM([$ra.C10:$ra.ZZ10]) / COUNT([$ra.C10:$ra.ZZ10])" office:value-type="float" office:value="38.84184" calcext:value-type="float">
            <text:p>38.84184</text:p>
          </table:table-cell>
          <table:table-cell table:formula="of:=[.Q11]&gt;[.R11]" office:value-type="boolean" office:boolean-value="true" calcext:value-type="boolean">
            <text:p>TRUE</text:p>
          </table:table-cell>
          <table:table-cell table:formula="of:=(1-[.R11]/[.Q11])*100" office:value-type="float" office:value="1.30387564674153" calcext:value-type="float">
            <text:p>1.30387564674153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SUM([$'addvec-van'.C10:$'addvec-van'.ZZ10]) / COUNT([$'addvec-van'.C10:$'addvec-van'.ZZ10])" office:value-type="float" office:value="24.78043" calcext:value-type="float">
            <text:p>24.78043</text:p>
          </table:table-cell>
          <table:table-cell table:formula="of:=SUM([$addvec.C10:$addvec.ZZ10]) / COUNT([$addvec.C10:$addvec.ZZ10])" office:value-type="float" office:value="24.15464" calcext:value-type="float">
            <text:p>24.15464</text:p>
          </table:table-cell>
          <table:table-cell table:formula="of:=[.X11]&gt;[.Y11]" office:value-type="boolean" office:boolean-value="true" calcext:value-type="boolean">
            <text:p>TRUE</text:p>
          </table:table-cell>
          <table:table-cell table:formula="of:=(1-[.Y11]/[.X11])*100" office:value-type="float" office:value="2.52533955221923" calcext:value-type="float">
            <text:p>2.52533955221923</text:p>
          </table:table-cell>
        </table:table-row>
        <table:table-row table:style-name="ro1"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00" calcext:value-type="float">
            <text:p>100</text:p>
          </table:table-cell>
          <table:table-cell table:style-name="ce22" table:formula="of:=SUM([$'fdtd-van'.C11:$'fdtd-van'.ZZ11]) / COUNT([$'fdtd-van'.C11:$'fdtd-van'.ZZ11])" office:value-type="float" office:value="199.6638" calcext:value-type="float">
            <text:p>199.6638</text:p>
          </table:table-cell>
          <table:table-cell table:style-name="ce34" table:formula="of:=SUM([$fdtd.C11:$fdtd.ZZ11]) / COUNT([$fdtd.C11:$fdtd.ZZ11])" office:value-type="float" office:value="182.5828" calcext:value-type="float">
            <text:p>182.5828</text:p>
          </table:table-cell>
          <table:table-cell table:style-name="ce30" table:formula="of:=[.C12]&gt;[.D12]" office:value-type="boolean" office:boolean-value="true" calcext:value-type="boolean">
            <text:p>TRUE</text:p>
          </table:table-cell>
          <table:table-cell table:style-name="ce37" table:formula="of:=(1-[.D12]/[.C12])*100" office:value-type="float" office:value="8.55488075454842" calcext:value-type="float">
            <text:p>8.55488075454842</text:p>
          </table:table-cell>
          <table:table-cell table:style-name="ce34"/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00" calcext:value-type="float">
            <text:p>100</text:p>
          </table:table-cell>
          <table:table-cell table:style-name="ce22" table:formula="of:=SUM([$'nw-van'.C11:$'nw-van'.ZZ11]) / COUNT([$'nw-van'.C11:$'nw-van'.ZZ11])" office:value-type="float" office:value="1294.619" calcext:value-type="float">
            <text:p>1294.619</text:p>
          </table:table-cell>
          <table:table-cell table:style-name="ce34" table:formula="of:=SUM([$nw.C11:$nw.ZZ11]) / COUNT([$nw.C11:$nw.ZZ11])" office:value-type="float" office:value="1180.4454" calcext:value-type="float">
            <text:p>1180.4454</text:p>
          </table:table-cell>
          <table:table-cell table:style-name="ce30" table:formula="of:=[.J12]&gt;[.K12]" office:value-type="boolean" office:boolean-value="true" calcext:value-type="boolean">
            <text:p>TRUE</text:p>
          </table:table-cell>
          <table:table-cell table:style-name="ce37" table:formula="of:=(1-[.K12]/[.J12])*100" office:value-type="float" office:value="8.81908885934781" calcext:value-type="float">
            <text:p>8.81908885934781</text:p>
          </table:table-cell>
          <table:table-cell table:style-name="ce34"/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00" calcext:value-type="float">
            <text:p>100</text:p>
          </table:table-cell>
          <table:table-cell table:style-name="ce22" table:formula="of:=SUM([$'ra-van'.C11:$'ra-van'.ZZ11]) / COUNT([$'ra-van'.C11:$'ra-van'.ZZ11])" office:value-type="float" office:value="45.7385" calcext:value-type="float">
            <text:p>45.7385</text:p>
          </table:table-cell>
          <table:table-cell table:style-name="ce34" table:formula="of:=SUM([$ra.C11:$ra.ZZ11]) / COUNT([$ra.C11:$ra.ZZ11])" office:value-type="float" office:value="44.41434" calcext:value-type="float">
            <text:p>44.41434</text:p>
          </table:table-cell>
          <table:table-cell table:style-name="ce30" table:formula="of:=[.Q12]&gt;[.R12]" office:value-type="boolean" office:boolean-value="true" calcext:value-type="boolean">
            <text:p>TRUE</text:p>
          </table:table-cell>
          <table:table-cell table:style-name="ce37" table:formula="of:=(1-[.R12]/[.Q12])*100" office:value-type="float" office:value="2.89506651945299" calcext:value-type="float">
            <text:p>2.89506651945299</text:p>
          </table:table-cell>
          <table:table-cell table:style-name="ce34"/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00" calcext:value-type="float">
            <text:p>100</text:p>
          </table:table-cell>
          <table:table-cell table:style-name="ce22" table:formula="of:=SUM([$'addvec-van'.C11:$'addvec-van'.ZZ11]) / COUNT([$'addvec-van'.C11:$'addvec-van'.ZZ11])" office:value-type="float" office:value="28.88509" calcext:value-type="float">
            <text:p>28.88509</text:p>
          </table:table-cell>
          <table:table-cell table:style-name="ce40" table:formula="of:=SUM([$addvec.C11:$addvec.ZZ11]) / COUNT([$addvec.C11:$addvec.ZZ11])" office:value-type="float" office:value="27.27348" calcext:value-type="float">
            <text:p>27.27348</text:p>
          </table:table-cell>
          <table:table-cell table:style-name="ce41" table:formula="of:=[.X12]&gt;[.Y12]" office:value-type="boolean" office:boolean-value="true" calcext:value-type="boolean">
            <text:p>TRUE</text:p>
          </table:table-cell>
          <table:table-cell table:style-name="ce37" table:formula="of:=(1-[.Y12]/[.X12])*100" office:value-type="float" office:value="5.5793836889551" calcext:value-type="float">
            <text:p>5.5793836889551</text:p>
          </table:table-cell>
        </table:table-row>
        <table:table-row table:style-name="ro1"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100" calcext:value-type="float">
            <text:p>100</text:p>
          </table:table-cell>
          <table:table-cell table:style-name="ce22" table:formula="of:=SUM([$'fdtd-van'.C12:$'fdtd-van'.ZZ12]) / COUNT([$'fdtd-van'.C12:$'fdtd-van'.ZZ12])" office:value-type="float" office:value="226.7652" calcext:value-type="float">
            <text:p>226.7652</text:p>
          </table:table-cell>
          <table:table-cell table:style-name="ce34" table:formula="of:=SUM([$fdtd.C12:$fdtd.ZZ12]) / COUNT([$fdtd.C12:$fdtd.ZZ12])" office:value-type="float" office:value="205.839" calcext:value-type="float">
            <text:p>205.839</text:p>
          </table:table-cell>
          <table:table-cell table:style-name="ce30" table:formula="of:=[.C13]&gt;[.D13]" office:value-type="boolean" office:boolean-value="true" calcext:value-type="boolean">
            <text:p>TRUE</text:p>
          </table:table-cell>
          <table:table-cell table:style-name="ce37" table:formula="of:=(1-[.D13]/[.C13])*100" office:value-type="float" office:value="9.22813553402374" calcext:value-type="float">
            <text:p>9.22813553402374</text:p>
          </table:table-cell>
          <table:table-cell table:style-name="ce34"/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100" calcext:value-type="float">
            <text:p>100</text:p>
          </table:table-cell>
          <table:table-cell table:style-name="ce22" table:formula="of:=SUM([$'nw-van'.C12:$'nw-van'.ZZ12]) / COUNT([$'nw-van'.C12:$'nw-van'.ZZ12])" office:value-type="float" office:value="2072.985" calcext:value-type="float">
            <text:p>2072.985</text:p>
          </table:table-cell>
          <table:table-cell table:style-name="ce34" table:formula="of:=SUM([$nw.C12:$nw.ZZ12]) / COUNT([$nw.C12:$nw.ZZ12])" office:value-type="float" office:value="1908.62" calcext:value-type="float">
            <text:p>1908.62</text:p>
          </table:table-cell>
          <table:table-cell table:style-name="ce30" table:formula="of:=[.J13]&gt;[.K13]" office:value-type="boolean" office:boolean-value="true" calcext:value-type="boolean">
            <text:p>TRUE</text:p>
          </table:table-cell>
          <table:table-cell table:style-name="ce37" table:formula="of:=(1-[.K13]/[.J13])*100" office:value-type="float" office:value="7.92890445420494" calcext:value-type="float">
            <text:p>7.92890445420494</text:p>
          </table:table-cell>
          <table:table-cell table:style-name="ce34"/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100" calcext:value-type="float">
            <text:p>100</text:p>
          </table:table-cell>
          <table:table-cell table:style-name="ce22" table:formula="of:=SUM([$'ra-van'.C12:$'ra-van'.ZZ12]) / COUNT([$'ra-van'.C12:$'ra-van'.ZZ12])" office:value-type="float" office:value="73.51223" calcext:value-type="float">
            <text:p>73.51223</text:p>
          </table:table-cell>
          <table:table-cell table:style-name="ce34" table:formula="of:=SUM([$ra.C12:$ra.ZZ12]) / COUNT([$ra.C12:$ra.ZZ12])" office:value-type="float" office:value="85.16136" calcext:value-type="float">
            <text:p>85.16136</text:p>
          </table:table-cell>
          <table:table-cell table:style-name="ce30" table:formula="of:=[.Q13]&gt;[.R13]" office:value-type="boolean" office:boolean-value="false" calcext:value-type="boolean">
            <text:p>FALSE</text:p>
          </table:table-cell>
          <table:table-cell table:style-name="ce37" table:formula="of:=(1-[.R13]/[.Q13])*100" office:value-type="float" office:value="-15.8465196879485" calcext:value-type="float">
            <text:p>-15.8465196879485</text:p>
          </table:table-cell>
          <table:table-cell table:style-name="ce34"/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100" calcext:value-type="float">
            <text:p>100</text:p>
          </table:table-cell>
          <table:table-cell table:style-name="ce22" table:formula="of:=SUM([$'addvec-van'.C12:$'addvec-van'.ZZ12]) / COUNT([$'addvec-van'.C12:$'addvec-van'.ZZ12])" office:value-type="float" office:value="32.85517" calcext:value-type="float">
            <text:p>32.85517</text:p>
          </table:table-cell>
          <table:table-cell table:style-name="ce40" table:formula="of:=SUM([$addvec.C12:$addvec.ZZ12]) / COUNT([$addvec.C12:$addvec.ZZ12])" office:value-type="float" office:value="31.51476" calcext:value-type="float">
            <text:p>31.51476</text:p>
          </table:table-cell>
          <table:table-cell table:style-name="ce41" table:formula="of:=[.X13]&gt;[.Y13]" office:value-type="boolean" office:boolean-value="true" calcext:value-type="boolean">
            <text:p>TRUE</text:p>
          </table:table-cell>
          <table:table-cell table:style-name="ce37" table:formula="of:=(1-[.Y13]/[.X13])*100" office:value-type="float" office:value="4.07975365825226" calcext:value-type="float">
            <text:p>4.07975365825226</text:p>
          </table:table-cell>
        </table:table-row>
        <table:table-row table:style-name="ro1"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100" calcext:value-type="float">
            <text:p>100</text:p>
          </table:table-cell>
          <table:table-cell table:style-name="ce22" table:formula="of:=SUM([$'fdtd-van'.C13:$'fdtd-van'.ZZ13]) / COUNT([$'fdtd-van'.C13:$'fdtd-van'.ZZ13])" office:value-type="float" office:value="247.949" calcext:value-type="float">
            <text:p>247.949</text:p>
          </table:table-cell>
          <table:table-cell table:style-name="ce34" table:formula="of:=SUM([$fdtd.C13:$fdtd.ZZ13]) / COUNT([$fdtd.C13:$fdtd.ZZ13])" office:value-type="float" office:value="265.3424" calcext:value-type="float">
            <text:p>265.3424</text:p>
          </table:table-cell>
          <table:table-cell table:style-name="ce30" table:formula="of:=[.C14]&gt;[.D14]" office:value-type="boolean" office:boolean-value="false" calcext:value-type="boolean">
            <text:p>FALSE</text:p>
          </table:table-cell>
          <table:table-cell table:style-name="ce37" table:formula="of:=(1-[.D14]/[.C14])*100" office:value-type="float" office:value="-7.01491032430055" calcext:value-type="float">
            <text:p>-7.01491032430055</text:p>
          </table:table-cell>
          <table:table-cell table:style-name="ce34"/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100" calcext:value-type="float">
            <text:p>100</text:p>
          </table:table-cell>
          <table:table-cell table:style-name="ce22" table:formula="of:=SUM([$'nw-van'.C13:$'nw-van'.ZZ13]) / COUNT([$'nw-van'.C13:$'nw-van'.ZZ13])" office:value-type="float" office:value="2998.965" calcext:value-type="float">
            <text:p>2998.965</text:p>
          </table:table-cell>
          <table:table-cell table:style-name="ce34" table:formula="of:=SUM([$nw.C13:$nw.ZZ13]) / COUNT([$nw.C13:$nw.ZZ13])" office:value-type="float" office:value="2711.51" calcext:value-type="float">
            <text:p>2711.51</text:p>
          </table:table-cell>
          <table:table-cell table:style-name="ce30" table:formula="of:=[.J14]&gt;[.K14]" office:value-type="boolean" office:boolean-value="true" calcext:value-type="boolean">
            <text:p>TRUE</text:p>
          </table:table-cell>
          <table:table-cell table:style-name="ce37" table:formula="of:=(1-[.K14]/[.J14])*100" office:value-type="float" office:value="9.58514020670466" calcext:value-type="float">
            <text:p>9.58514020670466</text:p>
          </table:table-cell>
          <table:table-cell table:style-name="ce34"/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100" calcext:value-type="float">
            <text:p>100</text:p>
          </table:table-cell>
          <table:table-cell table:style-name="ce22" table:formula="of:=SUM([$'ra-van'.C13:$'ra-van'.ZZ13]) / COUNT([$'ra-van'.C13:$'ra-van'.ZZ13])" office:value-type="float" office:value="186.2069" calcext:value-type="float">
            <text:p>186.2069</text:p>
          </table:table-cell>
          <table:table-cell table:style-name="ce34" table:formula="of:=SUM([$ra.C13:$ra.ZZ13]) / COUNT([$ra.C13:$ra.ZZ13])" office:value-type="float" office:value="297.4304" calcext:value-type="float">
            <text:p>297.4304</text:p>
          </table:table-cell>
          <table:table-cell table:style-name="ce30" table:formula="of:=[.Q14]&gt;[.R14]" office:value-type="boolean" office:boolean-value="false" calcext:value-type="boolean">
            <text:p>FALSE</text:p>
          </table:table-cell>
          <table:table-cell table:style-name="ce37" table:formula="of:=(1-[.R14]/[.Q14])*100" office:value-type="float" office:value="-59.7311377827567" calcext:value-type="float">
            <text:p>-59.7311377827567</text:p>
          </table:table-cell>
          <table:table-cell table:style-name="ce34"/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100" calcext:value-type="float">
            <text:p>100</text:p>
          </table:table-cell>
          <table:table-cell table:style-name="ce22" table:formula="of:=SUM([$'addvec-van'.C13:$'addvec-van'.ZZ13]) / COUNT([$'addvec-van'.C13:$'addvec-van'.ZZ13])" office:value-type="float" office:value="35.71665" calcext:value-type="float">
            <text:p>35.71665</text:p>
          </table:table-cell>
          <table:table-cell table:style-name="ce40" table:formula="of:=SUM([$addvec.C13:$addvec.ZZ13]) / COUNT([$addvec.C13:$addvec.ZZ13])" office:value-type="float" office:value="36.24274" calcext:value-type="float">
            <text:p>36.24274</text:p>
          </table:table-cell>
          <table:table-cell table:style-name="ce41" table:formula="of:=[.X14]&gt;[.Y14]" office:value-type="boolean" office:boolean-value="false" calcext:value-type="boolean">
            <text:p>FALSE</text:p>
          </table:table-cell>
          <table:table-cell table:style-name="ce37" table:formula="of:=(1-[.Y14]/[.X14])*100" office:value-type="float" office:value="-1.47295449041271" calcext:value-type="float">
            <text:p>-1.47295449041271</text:p>
          </table:table-cell>
        </table:table-row>
        <table:table-row table:style-name="ro1"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00" calcext:value-type="float">
            <text:p>100</text:p>
          </table:table-cell>
          <table:table-cell table:style-name="ce22" table:formula="of:=SUM([$'fdtd-van'.C14:$'fdtd-van'.ZZ14]) / COUNT([$'fdtd-van'.C14:$'fdtd-van'.ZZ14])" office:value-type="float" office:value="499.9327" calcext:value-type="float">
            <text:p>499.9327</text:p>
          </table:table-cell>
          <table:table-cell table:style-name="ce34" table:formula="of:=SUM([$fdtd.C14:$fdtd.ZZ14]) / COUNT([$fdtd.C14:$fdtd.ZZ14])" office:value-type="float" office:value="348.192" calcext:value-type="float">
            <text:p>348.192</text:p>
          </table:table-cell>
          <table:table-cell table:style-name="ce30" table:formula="of:=[.C15]&gt;[.D15]" office:value-type="boolean" office:boolean-value="true" calcext:value-type="boolean">
            <text:p>TRUE</text:p>
          </table:table-cell>
          <table:table-cell table:style-name="ce37" table:formula="of:=(1-[.D15]/[.C15])*100" office:value-type="float" office:value="30.3522254095401" calcext:value-type="float">
            <text:p>30.3522254095401</text:p>
          </table:table-cell>
          <table:table-cell table:style-name="ce34"/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00" calcext:value-type="float">
            <text:p>100</text:p>
          </table:table-cell>
          <table:table-cell table:style-name="ce22" table:formula="of:=SUM([$'nw-van'.C14:$'nw-van'.ZZ14]) / COUNT([$'nw-van'.C14:$'nw-van'.ZZ14])" office:value-type="float" office:value="3815.054" calcext:value-type="float">
            <text:p>3815.054</text:p>
          </table:table-cell>
          <table:table-cell table:style-name="ce34" table:formula="of:=SUM([$nw.C14:$nw.ZZ14]) / COUNT([$nw.C14:$nw.ZZ14])" office:value-type="float" office:value="3334.464" calcext:value-type="float">
            <text:p>3334.464</text:p>
          </table:table-cell>
          <table:table-cell table:style-name="ce30" table:formula="of:=[.J15]&gt;[.K15]" office:value-type="boolean" office:boolean-value="true" calcext:value-type="boolean">
            <text:p>TRUE</text:p>
          </table:table-cell>
          <table:table-cell table:style-name="ce37" table:formula="of:=(1-[.K15]/[.J15])*100" office:value-type="float" office:value="12.5972004590237" calcext:value-type="float">
            <text:p>12.5972004590237</text:p>
          </table:table-cell>
          <table:table-cell table:style-name="ce34"/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00" calcext:value-type="float">
            <text:p>100</text:p>
          </table:table-cell>
          <table:table-cell table:style-name="ce22" table:formula="of:=SUM([$'ra-van'.C14:$'ra-van'.ZZ14]) / COUNT([$'ra-van'.C14:$'ra-van'.ZZ14])" office:value-type="float" office:value="633.4727" calcext:value-type="float">
            <text:p>633.4727</text:p>
          </table:table-cell>
          <table:table-cell table:style-name="ce34" table:formula="of:=SUM([$ra.C14:$ra.ZZ14]) / COUNT([$ra.C14:$ra.ZZ14])" office:value-type="float" office:value="394.937" calcext:value-type="float">
            <text:p>394.937</text:p>
          </table:table-cell>
          <table:table-cell table:style-name="ce30" table:formula="of:=[.Q15]&gt;[.R15]" office:value-type="boolean" office:boolean-value="true" calcext:value-type="boolean">
            <text:p>TRUE</text:p>
          </table:table-cell>
          <table:table-cell table:style-name="ce37" table:formula="of:=(1-[.R15]/[.Q15])*100" office:value-type="float" office:value="37.6552454430949" calcext:value-type="float">
            <text:p>37.6552454430949</text:p>
          </table:table-cell>
          <table:table-cell table:style-name="ce34"/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00" calcext:value-type="float">
            <text:p>100</text:p>
          </table:table-cell>
          <table:table-cell table:style-name="ce22" table:formula="of:=SUM([$'addvec-van'.C14:$'addvec-van'.ZZ14]) / COUNT([$'addvec-van'.C14:$'addvec-van'.ZZ14])" office:value-type="float" office:value="38.49863" calcext:value-type="float">
            <text:p>38.49863</text:p>
          </table:table-cell>
          <table:table-cell table:style-name="ce40" table:formula="of:=SUM([$addvec.C14:$addvec.ZZ14]) / COUNT([$addvec.C14:$addvec.ZZ14])" office:value-type="float" office:value="39.97602" calcext:value-type="float">
            <text:p>39.97602</text:p>
          </table:table-cell>
          <table:table-cell table:style-name="ce41" table:formula="of:=[.X15]&gt;[.Y15]" office:value-type="boolean" office:boolean-value="false" calcext:value-type="boolean">
            <text:p>FALSE</text:p>
          </table:table-cell>
          <table:table-cell table:style-name="ce37" table:formula="of:=(1-[.Y15]/[.X15])*100" office:value-type="float" office:value="-3.83751317904037" calcext:value-type="float">
            <text:p>-3.83751317904037</text:p>
          </table:table-cell>
        </table:table-row>
        <table:table-row table:style-name="ro1"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00" calcext:value-type="float">
            <text:p>100</text:p>
          </table:table-cell>
          <table:table-cell table:style-name="ce22" table:formula="of:=SUM([$'fdtd-van'.C15:$'fdtd-van'.ZZ15]) / COUNT([$'fdtd-van'.C15:$'fdtd-van'.ZZ15])" office:value-type="float" office:value="527.3297" calcext:value-type="float">
            <text:p>527.3297</text:p>
          </table:table-cell>
          <table:table-cell table:style-name="ce34" table:formula="of:=SUM([$fdtd.C15:$fdtd.ZZ15]) / COUNT([$fdtd.C15:$fdtd.ZZ15])" office:value-type="float" office:value="430.9354" calcext:value-type="float">
            <text:p>430.9354</text:p>
          </table:table-cell>
          <table:table-cell table:style-name="ce30" table:formula="of:=[.C16]&gt;[.D16]" office:value-type="boolean" office:boolean-value="true" calcext:value-type="boolean">
            <text:p>TRUE</text:p>
          </table:table-cell>
          <table:table-cell table:style-name="ce37" table:formula="of:=(1-[.D16]/[.C16])*100" office:value-type="float" office:value="18.2797024328423" calcext:value-type="float">
            <text:p>18.2797024328423</text:p>
          </table:table-cell>
          <table:table-cell table:style-name="ce34"/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00" calcext:value-type="float">
            <text:p>100</text:p>
          </table:table-cell>
          <table:table-cell table:style-name="ce22" table:formula="of:=SUM([$'nw-van'.C15:$'nw-van'.ZZ15]) / COUNT([$'nw-van'.C15:$'nw-van'.ZZ15])" office:value-type="float" office:value="4801.465" calcext:value-type="float">
            <text:p>4801.465</text:p>
          </table:table-cell>
          <table:table-cell table:style-name="ce34" table:formula="of:=SUM([$nw.C15:$nw.ZZ15]) / COUNT([$nw.C15:$nw.ZZ15])" office:value-type="float" office:value="4931.466" calcext:value-type="float">
            <text:p>4931.466</text:p>
          </table:table-cell>
          <table:table-cell table:style-name="ce30" table:formula="of:=[.J16]&gt;[.K16]" office:value-type="boolean" office:boolean-value="false" calcext:value-type="boolean">
            <text:p>FALSE</text:p>
          </table:table-cell>
          <table:table-cell table:style-name="ce37" table:formula="of:=(1-[.K16]/[.J16])*100" office:value-type="float" office:value="-2.70752780661734" calcext:value-type="float">
            <text:p>-2.70752780661734</text:p>
          </table:table-cell>
          <table:table-cell table:style-name="ce34"/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00" calcext:value-type="float">
            <text:p>100</text:p>
          </table:table-cell>
          <table:table-cell table:style-name="ce22" table:formula="of:=SUM([$'ra-van'.C15:$'ra-van'.ZZ15]) / COUNT([$'ra-van'.C15:$'ra-van'.ZZ15])" office:value-type="float" office:value="3719.693" calcext:value-type="float">
            <text:p>3719.693</text:p>
          </table:table-cell>
          <table:table-cell table:style-name="ce34" table:formula="of:=SUM([$ra.C15:$ra.ZZ15]) / COUNT([$ra.C15:$ra.ZZ15])" office:value-type="float" office:value="1997.548" calcext:value-type="float">
            <text:p>1997.548</text:p>
          </table:table-cell>
          <table:table-cell table:style-name="ce30" table:formula="of:=[.Q16]&gt;[.R16]" office:value-type="boolean" office:boolean-value="true" calcext:value-type="boolean">
            <text:p>TRUE</text:p>
          </table:table-cell>
          <table:table-cell table:style-name="ce37" table:formula="of:=(1-[.R16]/[.Q16])*100" office:value-type="float" office:value="46.2980412630827" calcext:value-type="float">
            <text:p>46.2980412630827</text:p>
          </table:table-cell>
          <table:table-cell table:style-name="ce34"/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00" calcext:value-type="float">
            <text:p>100</text:p>
          </table:table-cell>
          <table:table-cell table:style-name="ce22" table:formula="of:=SUM([$'addvec-van'.C15:$'addvec-van'.ZZ15]) / COUNT([$'addvec-van'.C15:$'addvec-van'.ZZ15])" office:value-type="float" office:value="43.15988" calcext:value-type="float">
            <text:p>43.15988</text:p>
          </table:table-cell>
          <table:table-cell table:style-name="ce40" table:formula="of:=SUM([$addvec.C15:$addvec.ZZ15]) / COUNT([$addvec.C15:$addvec.ZZ15])" office:value-type="float" office:value="42.28784" calcext:value-type="float">
            <text:p>42.28784</text:p>
          </table:table-cell>
          <table:table-cell table:style-name="ce41" table:formula="of:=[.X16]&gt;[.Y16]" office:value-type="boolean" office:boolean-value="true" calcext:value-type="boolean">
            <text:p>TRUE</text:p>
          </table:table-cell>
          <table:table-cell table:style-name="ce37" table:formula="of:=(1-[.Y16]/[.X16])*100" office:value-type="float" office:value="2.02048754537779" calcext:value-type="float">
            <text:p>2.02048754537779</text:p>
          </table:table-cell>
        </table:table-row>
        <table:table-row table:style-name="ro1"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100" calcext:value-type="float">
            <text:p>100</text:p>
          </table:table-cell>
          <table:table-cell table:style-name="ce22" table:formula="of:=SUM([$'fdtd-van'.C16:$'fdtd-van'.ZZ16]) / COUNT([$'fdtd-van'.C16:$'fdtd-van'.ZZ16])" office:value-type="float" office:value="570.581" calcext:value-type="float">
            <text:p>570.581</text:p>
          </table:table-cell>
          <table:table-cell table:style-name="ce34" table:formula="of:=SUM([$fdtd.C16:$fdtd.ZZ16]) / COUNT([$fdtd.C16:$fdtd.ZZ16])" office:value-type="float" office:value="464.4544" calcext:value-type="float">
            <text:p>464.4544</text:p>
          </table:table-cell>
          <table:table-cell table:style-name="ce30" table:formula="of:=[.C17]&gt;[.D17]" office:value-type="boolean" office:boolean-value="true" calcext:value-type="boolean">
            <text:p>TRUE</text:p>
          </table:table-cell>
          <table:table-cell table:style-name="ce37" table:formula="of:=(1-[.D17]/[.C17])*100" office:value-type="float" office:value="18.5997430689069" calcext:value-type="float">
            <text:p>18.5997430689069</text:p>
          </table:table-cell>
          <table:table-cell table:style-name="ce34"/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100" calcext:value-type="float">
            <text:p>100</text:p>
          </table:table-cell>
          <table:table-cell table:style-name="ce22" table:formula="of:=SUM([$'nw-van'.C16:$'nw-van'.ZZ16]) / COUNT([$'nw-van'.C16:$'nw-van'.ZZ16])" office:value-type="float" office:value="5768.327" calcext:value-type="float">
            <text:p>5768.327</text:p>
          </table:table-cell>
          <table:table-cell table:style-name="ce34" table:formula="of:=SUM([$nw.C16:$nw.ZZ16]) / COUNT([$nw.C16:$nw.ZZ16])" office:value-type="float" office:value="7323.18" calcext:value-type="float">
            <text:p>7323.18</text:p>
          </table:table-cell>
          <table:table-cell table:style-name="ce30" table:formula="of:=[.J17]&gt;[.K17]" office:value-type="boolean" office:boolean-value="false" calcext:value-type="boolean">
            <text:p>FALSE</text:p>
          </table:table-cell>
          <table:table-cell table:style-name="ce37" table:formula="of:=(1-[.K17]/[.J17])*100" office:value-type="float" office:value="-26.9550079251748" calcext:value-type="float">
            <text:p>-26.9550079251748</text:p>
          </table:table-cell>
          <table:table-cell table:style-name="ce34"/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100" calcext:value-type="float">
            <text:p>100</text:p>
          </table:table-cell>
          <table:table-cell table:style-name="ce22" table:formula="of:=SUM([$'ra-van'.C16:$'ra-van'.ZZ16]) / COUNT([$'ra-van'.C16:$'ra-van'.ZZ16])" office:value-type="float" office:value="6272.844" calcext:value-type="float">
            <text:p>6272.844</text:p>
          </table:table-cell>
          <table:table-cell table:style-name="ce34" table:formula="of:=SUM([$ra.C16:$ra.ZZ16]) / COUNT([$ra.C16:$ra.ZZ16])" office:value-type="float" office:value="4852.742" calcext:value-type="float">
            <text:p>4852.742</text:p>
          </table:table-cell>
          <table:table-cell table:style-name="ce30" table:formula="of:=[.Q17]&gt;[.R17]" office:value-type="boolean" office:boolean-value="true" calcext:value-type="boolean">
            <text:p>TRUE</text:p>
          </table:table-cell>
          <table:table-cell table:style-name="ce37" table:formula="of:=(1-[.R17]/[.Q17])*100" office:value-type="float" office:value="22.638885966238" calcext:value-type="float">
            <text:p>22.638885966238</text:p>
          </table:table-cell>
          <table:table-cell table:style-name="ce34"/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100" calcext:value-type="float">
            <text:p>100</text:p>
          </table:table-cell>
          <table:table-cell table:style-name="ce22" table:formula="of:=SUM([$'addvec-van'.C16:$'addvec-van'.ZZ16]) / COUNT([$'addvec-van'.C16:$'addvec-van'.ZZ16])" office:value-type="float" office:value="44.86763" calcext:value-type="float">
            <text:p>44.86763</text:p>
          </table:table-cell>
          <table:table-cell table:style-name="ce40" table:formula="of:=SUM([$addvec.C16:$addvec.ZZ16]) / COUNT([$addvec.C16:$addvec.ZZ16])" office:value-type="float" office:value="44.81428" calcext:value-type="float">
            <text:p>44.81428</text:p>
          </table:table-cell>
          <table:table-cell table:style-name="ce41" table:formula="of:=[.X17]&gt;[.Y17]" office:value-type="boolean" office:boolean-value="true" calcext:value-type="boolean">
            <text:p>TRUE</text:p>
          </table:table-cell>
          <table:table-cell table:style-name="ce37" table:formula="of:=(1-[.Y17]/[.X17])*100" office:value-type="float" office:value="0.118905322166585" calcext:value-type="float">
            <text:p>0.118905322166585</text:p>
          </table:table-cell>
        </table:table-row>
        <table:table-row table:style-name="ro1"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00" calcext:value-type="float">
            <text:p>100</text:p>
          </table:table-cell>
          <table:table-cell table:style-name="ce22" table:formula="of:=SUM([$'fdtd-van'.C17:$'fdtd-van'.ZZ17]) / COUNT([$'fdtd-van'.C17:$'fdtd-van'.ZZ17])" office:value-type="float" office:value="610.4532" calcext:value-type="float">
            <text:p>610.4532</text:p>
          </table:table-cell>
          <table:table-cell table:style-name="ce34" table:formula="of:=SUM([$fdtd.C17:$fdtd.ZZ17]) / COUNT([$fdtd.C17:$fdtd.ZZ17])" office:value-type="float" office:value="504.8706" calcext:value-type="float">
            <text:p>504.8706</text:p>
          </table:table-cell>
          <table:table-cell table:style-name="ce30" table:formula="of:=[.C18]&gt;[.D18]" office:value-type="boolean" office:boolean-value="true" calcext:value-type="boolean">
            <text:p>TRUE</text:p>
          </table:table-cell>
          <table:table-cell table:style-name="ce37" table:formula="of:=(1-[.D18]/[.C18])*100" office:value-type="float" office:value="17.2957730420612" calcext:value-type="float">
            <text:p>17.2957730420612</text:p>
          </table:table-cell>
          <table:table-cell table:style-name="ce34"/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00" calcext:value-type="float">
            <text:p>100</text:p>
          </table:table-cell>
          <table:table-cell table:style-name="ce22" table:formula="of:=SUM([$'nw-van'.C17:$'nw-van'.ZZ17]) / COUNT([$'nw-van'.C17:$'nw-van'.ZZ17])" office:value-type="float" office:value="6970.159" calcext:value-type="float">
            <text:p>6970.159</text:p>
          </table:table-cell>
          <table:table-cell table:style-name="ce34" table:formula="of:=SUM([$nw.C17:$nw.ZZ17]) / COUNT([$nw.C17:$nw.ZZ17])" office:value-type="float" office:value="9913.728" calcext:value-type="float">
            <text:p>9913.728</text:p>
          </table:table-cell>
          <table:table-cell table:style-name="ce30" table:formula="of:=[.J18]&gt;[.K18]" office:value-type="boolean" office:boolean-value="false" calcext:value-type="boolean">
            <text:p>FALSE</text:p>
          </table:table-cell>
          <table:table-cell table:style-name="ce37" table:formula="of:=(1-[.K18]/[.J18])*100" office:value-type="float" office:value="-42.2310165377863" calcext:value-type="float">
            <text:p>-42.2310165377863</text:p>
          </table:table-cell>
          <table:table-cell table:style-name="ce34"/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00" calcext:value-type="float">
            <text:p>100</text:p>
          </table:table-cell>
          <table:table-cell table:style-name="ce22" table:formula="of:=SUM([$'ra-van'.C17:$'ra-van'.ZZ17]) / COUNT([$'ra-van'.C17:$'ra-van'.ZZ17])" office:value-type="float" office:value="13006.59" calcext:value-type="float">
            <text:p>13006.59</text:p>
          </table:table-cell>
          <table:table-cell table:style-name="ce34" table:formula="of:=SUM([$ra.C17:$ra.ZZ17]) / COUNT([$ra.C17:$ra.ZZ17])" office:value-type="float" office:value="6896.412" calcext:value-type="float">
            <text:p>6896.412</text:p>
          </table:table-cell>
          <table:table-cell table:style-name="ce30" table:formula="of:=[.Q18]&gt;[.R18]" office:value-type="boolean" office:boolean-value="true" calcext:value-type="boolean">
            <text:p>TRUE</text:p>
          </table:table-cell>
          <table:table-cell table:style-name="ce37" table:formula="of:=(1-[.R18]/[.Q18])*100" office:value-type="float" office:value="46.9775552239288" calcext:value-type="float">
            <text:p>46.9775552239288</text:p>
          </table:table-cell>
          <table:table-cell table:style-name="ce34"/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00" calcext:value-type="float">
            <text:p>100</text:p>
          </table:table-cell>
          <table:table-cell table:style-name="ce22" table:formula="of:=SUM([$'addvec-van'.C17:$'addvec-van'.ZZ17]) / COUNT([$'addvec-van'.C17:$'addvec-van'.ZZ17])" office:value-type="float" office:value="47.90872" calcext:value-type="float">
            <text:p>47.90872</text:p>
          </table:table-cell>
          <table:table-cell table:style-name="ce40" table:formula="of:=SUM([$addvec.C17:$addvec.ZZ17]) / COUNT([$addvec.C17:$addvec.ZZ17])" office:value-type="float" office:value="48.21976" calcext:value-type="float">
            <text:p>48.21976</text:p>
          </table:table-cell>
          <table:table-cell table:style-name="ce41" table:formula="of:=[.X18]&gt;[.Y18]" office:value-type="boolean" office:boolean-value="false" calcext:value-type="boolean">
            <text:p>FALSE</text:p>
          </table:table-cell>
          <table:table-cell table:style-name="ce37" table:formula="of:=(1-[.Y18]/[.X18])*100" office:value-type="float" office:value="-0.649234627850626" calcext:value-type="float">
            <text:p>-0.649234627850626</text:p>
          </table:table-cell>
        </table:table-row>
        <table:table-row table:style-name="ro1">
          <table:table-cell table:style-name="ce34" office:value-type="float" office:value="180" calcext:value-type="float">
            <text:p>180</text:p>
          </table:table-cell>
          <table:table-cell table:style-name="ce34" office:value-type="float" office:value="100" calcext:value-type="float">
            <text:p>100</text:p>
          </table:table-cell>
          <table:table-cell table:style-name="ce22" table:formula="of:=SUM([$'fdtd-van'.C18:$'fdtd-van'.ZZ18]) / COUNT([$'fdtd-van'.C18:$'fdtd-van'.ZZ18])" office:value-type="float" office:value="637.1109" calcext:value-type="float">
            <text:p>637.1109</text:p>
          </table:table-cell>
          <table:table-cell table:style-name="ce34" table:formula="of:=SUM([$fdtd.C18:$fdtd.ZZ18]) / COUNT([$fdtd.C18:$fdtd.ZZ18])" office:value-type="float" office:value="533.6364" calcext:value-type="float">
            <text:p>533.6364</text:p>
          </table:table-cell>
          <table:table-cell table:style-name="ce30" table:formula="of:=[.C19]&gt;[.D19]" office:value-type="boolean" office:boolean-value="true" calcext:value-type="boolean">
            <text:p>TRUE</text:p>
          </table:table-cell>
          <table:table-cell table:style-name="ce37" table:formula="of:=(1-[.D19]/[.C19])*100" office:value-type="float" office:value="16.2412069860993" calcext:value-type="float">
            <text:p>16.2412069860993</text:p>
          </table:table-cell>
          <table:table-cell table:style-name="ce34"/>
          <table:table-cell table:style-name="ce34" office:value-type="float" office:value="180" calcext:value-type="float">
            <text:p>180</text:p>
          </table:table-cell>
          <table:table-cell table:style-name="ce34" office:value-type="float" office:value="100" calcext:value-type="float">
            <text:p>100</text:p>
          </table:table-cell>
          <table:table-cell table:style-name="ce22" table:formula="of:=SUM([$'nw-van'.C18:$'nw-van'.ZZ18]) / COUNT([$'nw-van'.C18:$'nw-van'.ZZ18])" office:value-type="float" office:value="8078.542" calcext:value-type="float">
            <text:p>8078.542</text:p>
          </table:table-cell>
          <table:table-cell table:style-name="ce34" table:formula="of:=SUM([$nw.C18:$nw.ZZ18]) / COUNT([$nw.C18:$nw.ZZ18])" office:value-type="float" office:value="12695.1" calcext:value-type="float">
            <text:p>12695.1</text:p>
          </table:table-cell>
          <table:table-cell table:style-name="ce30" table:formula="of:=[.J19]&gt;[.K19]" office:value-type="boolean" office:boolean-value="false" calcext:value-type="boolean">
            <text:p>FALSE</text:p>
          </table:table-cell>
          <table:table-cell table:style-name="ce37" table:formula="of:=(1-[.K19]/[.J19])*100" office:value-type="float" office:value="-57.1459305404366" calcext:value-type="float">
            <text:p>-57.1459305404366</text:p>
          </table:table-cell>
          <table:table-cell table:style-name="ce34"/>
          <table:table-cell table:style-name="ce34" office:value-type="float" office:value="180" calcext:value-type="float">
            <text:p>180</text:p>
          </table:table-cell>
          <table:table-cell table:style-name="ce34" office:value-type="float" office:value="100" calcext:value-type="float">
            <text:p>100</text:p>
          </table:table-cell>
          <table:table-cell table:style-name="ce22" table:formula="of:=SUM([$'ra-van'.C18:$'ra-van'.ZZ18]) / COUNT([$'ra-van'.C18:$'ra-van'.ZZ18])" office:value-type="float" office:value="17122.95" calcext:value-type="float">
            <text:p>17122.95</text:p>
          </table:table-cell>
          <table:table-cell table:style-name="ce34" table:formula="of:=SUM([$ra.C18:$ra.ZZ18]) / COUNT([$ra.C18:$ra.ZZ18])" office:value-type="float" office:value="12523.404" calcext:value-type="float">
            <text:p>12523.404</text:p>
          </table:table-cell>
          <table:table-cell table:style-name="ce30" table:formula="of:=[.Q19]&gt;[.R19]" office:value-type="boolean" office:boolean-value="true" calcext:value-type="boolean">
            <text:p>TRUE</text:p>
          </table:table-cell>
          <table:table-cell table:style-name="ce37" table:formula="of:=(1-[.R19]/[.Q19])*100" office:value-type="float" office:value="26.8618783562412" calcext:value-type="float">
            <text:p>26.8618783562412</text:p>
          </table:table-cell>
          <table:table-cell table:style-name="ce34"/>
          <table:table-cell table:style-name="ce34" office:value-type="float" office:value="180" calcext:value-type="float">
            <text:p>180</text:p>
          </table:table-cell>
          <table:table-cell table:style-name="ce34" office:value-type="float" office:value="100" calcext:value-type="float">
            <text:p>100</text:p>
          </table:table-cell>
          <table:table-cell table:style-name="ce22" table:formula="of:=SUM([$'addvec-van'.C18:$'addvec-van'.ZZ18]) / COUNT([$'addvec-van'.C18:$'addvec-van'.ZZ18])" office:value-type="float" office:value="50.23369" calcext:value-type="float">
            <text:p>50.23369</text:p>
          </table:table-cell>
          <table:table-cell table:style-name="ce40" table:formula="of:=SUM([$addvec.C18:$addvec.ZZ18]) / COUNT([$addvec.C18:$addvec.ZZ18])" office:value-type="float" office:value="52.17168" calcext:value-type="float">
            <text:p>52.17168</text:p>
          </table:table-cell>
          <table:table-cell table:style-name="ce41" table:formula="of:=[.X19]&gt;[.Y19]" office:value-type="boolean" office:boolean-value="false" calcext:value-type="boolean">
            <text:p>FALSE</text:p>
          </table:table-cell>
          <table:table-cell table:style-name="ce37" table:formula="of:=(1-[.Y19]/[.X19])*100" office:value-type="float" office:value="-3.85794871927583" calcext:value-type="float">
            <text:p>-3.85794871927583</text:p>
          </table:table-cell>
        </table:table-row>
        <table:table-row table:style-name="ro1"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100" calcext:value-type="float">
            <text:p>100</text:p>
          </table:table-cell>
          <table:table-cell table:style-name="ce22" table:formula="of:=SUM([$'fdtd-van'.C19:$'fdtd-van'.ZZ19]) / COUNT([$'fdtd-van'.C19:$'fdtd-van'.ZZ19])" office:value-type="float" office:value="672.0287" calcext:value-type="float">
            <text:p>672.0287</text:p>
          </table:table-cell>
          <table:table-cell table:style-name="ce34" table:formula="of:=SUM([$fdtd.C19:$fdtd.ZZ19]) / COUNT([$fdtd.C19:$fdtd.ZZ19])" office:value-type="float" office:value="580.396" calcext:value-type="float">
            <text:p>580.396</text:p>
          </table:table-cell>
          <table:table-cell table:style-name="ce30" table:formula="of:=[.C20]&gt;[.D20]" office:value-type="boolean" office:boolean-value="true" calcext:value-type="boolean">
            <text:p>TRUE</text:p>
          </table:table-cell>
          <table:table-cell table:style-name="ce37" table:formula="of:=(1-[.D20]/[.C20])*100" office:value-type="float" office:value="13.6352361141719" calcext:value-type="float">
            <text:p>13.6352361141719</text:p>
          </table:table-cell>
          <table:table-cell table:style-name="ce34"/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100" calcext:value-type="float">
            <text:p>100</text:p>
          </table:table-cell>
          <table:table-cell table:style-name="ce22" table:formula="of:=SUM([$'nw-van'.C19:$'nw-van'.ZZ19]) / COUNT([$'nw-van'.C19:$'nw-van'.ZZ19])" office:value-type="float" office:value="9834.768" calcext:value-type="float">
            <text:p>9834.768</text:p>
          </table:table-cell>
          <table:table-cell table:style-name="ce34" table:formula="of:=SUM([$nw.C19:$nw.ZZ19]) / COUNT([$nw.C19:$nw.ZZ19])" office:value-type="float" office:value="17385.3" calcext:value-type="float">
            <text:p>17385.3</text:p>
          </table:table-cell>
          <table:table-cell table:style-name="ce30" table:formula="of:=[.J20]&gt;[.K20]" office:value-type="boolean" office:boolean-value="false" calcext:value-type="boolean">
            <text:p>FALSE</text:p>
          </table:table-cell>
          <table:table-cell table:style-name="ce37" table:formula="of:=(1-[.K20]/[.J20])*100" office:value-type="float" office:value="-76.7738700089315" calcext:value-type="float">
            <text:p>-76.7738700089315</text:p>
          </table:table-cell>
          <table:table-cell table:style-name="ce34"/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100" calcext:value-type="float">
            <text:p>100</text:p>
          </table:table-cell>
          <table:table-cell table:style-name="ce22" table:formula="of:=SUM([$'ra-van'.C19:$'ra-van'.ZZ19]) / COUNT([$'ra-van'.C19:$'ra-van'.ZZ19])" office:value-type="float" office:value="20476.35" calcext:value-type="float">
            <text:p>20476.35</text:p>
          </table:table-cell>
          <table:table-cell table:style-name="ce34" table:formula="of:=SUM([$ra.C19:$ra.ZZ19]) / COUNT([$ra.C19:$ra.ZZ19])" office:value-type="float" office:value="18166.38" calcext:value-type="float">
            <text:p>18166.38</text:p>
          </table:table-cell>
          <table:table-cell table:style-name="ce30" table:formula="of:=[.Q20]&gt;[.R20]" office:value-type="boolean" office:boolean-value="true" calcext:value-type="boolean">
            <text:p>TRUE</text:p>
          </table:table-cell>
          <table:table-cell table:style-name="ce37" table:formula="of:=(1-[.R20]/[.Q20])*100" office:value-type="float" office:value="11.2811609490949" calcext:value-type="float">
            <text:p>11.2811609490949</text:p>
          </table:table-cell>
          <table:table-cell table:style-name="ce34"/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100" calcext:value-type="float">
            <text:p>100</text:p>
          </table:table-cell>
          <table:table-cell table:style-name="ce22" table:formula="of:=SUM([$'addvec-van'.C19:$'addvec-van'.ZZ19]) / COUNT([$'addvec-van'.C19:$'addvec-van'.ZZ19])" office:value-type="float" office:value="54.69158" calcext:value-type="float">
            <text:p>54.69158</text:p>
          </table:table-cell>
          <table:table-cell table:style-name="ce40" table:formula="of:=SUM([$addvec.C19:$addvec.ZZ19]) / COUNT([$addvec.C19:$addvec.ZZ19])" office:value-type="float" office:value="54.96046" calcext:value-type="float">
            <text:p>54.96046</text:p>
          </table:table-cell>
          <table:table-cell table:style-name="ce41" table:formula="of:=[.X20]&gt;[.Y20]" office:value-type="boolean" office:boolean-value="false" calcext:value-type="boolean">
            <text:p>FALSE</text:p>
          </table:table-cell>
          <table:table-cell table:style-name="ce37" table:formula="of:=(1-[.Y20]/[.X20])*100" office:value-type="float" office:value="-0.491629607336264" calcext:value-type="float">
            <text:p>-0.491629607336264</text:p>
          </table:table-cell>
        </table:table-row>
        <table:table-row table:style-name="ro1"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00" calcext:value-type="float">
            <text:p>100</text:p>
          </table:table-cell>
          <table:table-cell table:style-name="ce22" table:formula="of:=SUM([$'fdtd-van'.C20:$'fdtd-van'.ZZ20]) / COUNT([$'fdtd-van'.C20:$'fdtd-van'.ZZ20])" office:value-type="float" office:value="701.4644" calcext:value-type="float">
            <text:p>701.4644</text:p>
          </table:table-cell>
          <table:table-cell table:style-name="ce34" table:formula="of:=SUM([$fdtd.C20:$fdtd.ZZ20]) / COUNT([$fdtd.C20:$fdtd.ZZ20])" office:value-type="float" office:value="598.3412" calcext:value-type="float">
            <text:p>598.3412</text:p>
          </table:table-cell>
          <table:table-cell table:style-name="ce30" table:formula="of:=[.C21]&gt;[.D21]" office:value-type="boolean" office:boolean-value="true" calcext:value-type="boolean">
            <text:p>TRUE</text:p>
          </table:table-cell>
          <table:table-cell table:style-name="ce37" table:formula="of:=(1-[.D21]/[.C21])*100" office:value-type="float" office:value="14.7011309483418" calcext:value-type="float">
            <text:p>14.7011309483418</text:p>
          </table:table-cell>
          <table:table-cell table:style-name="ce34"/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00" calcext:value-type="float">
            <text:p>100</text:p>
          </table:table-cell>
          <table:table-cell table:style-name="ce22" table:formula="of:=SUM([$'nw-van'.C20:$'nw-van'.ZZ20]) / COUNT([$'nw-van'.C20:$'nw-van'.ZZ20])" office:value-type="float" office:value="11889.88" calcext:value-type="float">
            <text:p>11889.88</text:p>
          </table:table-cell>
          <table:table-cell table:style-name="ce34" table:formula="of:=SUM([$nw.C20:$nw.ZZ20]) / COUNT([$nw.C20:$nw.ZZ20])" office:value-type="float" office:value="20363.58" calcext:value-type="float">
            <text:p>20363.58</text:p>
          </table:table-cell>
          <table:table-cell table:style-name="ce30" table:formula="of:=[.J21]&gt;[.K21]" office:value-type="boolean" office:boolean-value="false" calcext:value-type="boolean">
            <text:p>FALSE</text:p>
          </table:table-cell>
          <table:table-cell table:style-name="ce37" table:formula="of:=(1-[.K21]/[.J21])*100" office:value-type="float" office:value="-71.2681709150975" calcext:value-type="float">
            <text:p>-71.2681709150975</text:p>
          </table:table-cell>
          <table:table-cell table:style-name="ce34"/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00" calcext:value-type="float">
            <text:p>100</text:p>
          </table:table-cell>
          <table:table-cell table:style-name="ce22" table:formula="of:=SUM([$'ra-van'.C20:$'ra-van'.ZZ20]) / COUNT([$'ra-van'.C20:$'ra-van'.ZZ20])" office:value-type="float" office:value="24018.65" calcext:value-type="float">
            <text:p>24018.65</text:p>
          </table:table-cell>
          <table:table-cell table:style-name="ce34" table:formula="of:=SUM([$ra.C20:$ra.ZZ20]) / COUNT([$ra.C20:$ra.ZZ20])" office:value-type="float" office:value="22029.1" calcext:value-type="float">
            <text:p>22029.1</text:p>
          </table:table-cell>
          <table:table-cell table:style-name="ce30" table:formula="of:=[.Q21]&gt;[.R21]" office:value-type="boolean" office:boolean-value="true" calcext:value-type="boolean">
            <text:p>TRUE</text:p>
          </table:table-cell>
          <table:table-cell table:style-name="ce37" table:formula="of:=(1-[.R21]/[.Q21])*100" office:value-type="float" office:value="8.28335480969997" calcext:value-type="float">
            <text:p>8.28335480969997</text:p>
          </table:table-cell>
          <table:table-cell table:style-name="ce34"/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00" calcext:value-type="float">
            <text:p>100</text:p>
          </table:table-cell>
          <table:table-cell table:style-name="ce22" table:formula="of:=SUM([$'addvec-van'.C20:$'addvec-van'.ZZ20]) / COUNT([$'addvec-van'.C20:$'addvec-van'.ZZ20])" office:value-type="float" office:value="57.04739" calcext:value-type="float">
            <text:p>57.04739</text:p>
          </table:table-cell>
          <table:table-cell table:style-name="ce40" table:formula="of:=SUM([$addvec.C20:$addvec.ZZ20]) / COUNT([$addvec.C20:$addvec.ZZ20])" office:value-type="float" office:value="58.00038" calcext:value-type="float">
            <text:p>58.00038</text:p>
          </table:table-cell>
          <table:table-cell table:style-name="ce41" table:formula="of:=[.X21]&gt;[.Y21]" office:value-type="boolean" office:boolean-value="false" calcext:value-type="boolean">
            <text:p>FALSE</text:p>
          </table:table-cell>
          <table:table-cell table:style-name="ce37" table:formula="of:=(1-[.Y21]/[.X21])*100" office:value-type="float" office:value="-1.67052340168408" calcext:value-type="float">
            <text:p>-1.670523401684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fdtd-van'.C21:$'fdtd-van'.ZZ21]) / COUNT([$'fdtd-van'.C21:$'fdtd-van'.ZZ21])" office:value-type="float" office:value="35.75602" calcext:value-type="float">
            <text:p>35.75602</text:p>
          </table:table-cell>
          <table:table-cell table:formula="of:=SUM([$fdtd.C21:$fdtd.ZZ21]) / COUNT([$fdtd.C21:$fdtd.ZZ21])" office:value-type="float" office:value="35.9511" calcext:value-type="float">
            <text:p>35.9511</text:p>
          </table:table-cell>
          <table:table-cell table:formula="of:=[.C22]&gt;[.D22]" office:value-type="boolean" office:boolean-value="false" calcext:value-type="boolean">
            <text:p>FALSE</text:p>
          </table:table-cell>
          <table:table-cell table:formula="of:=(1-[.D22]/[.C22])*100" office:value-type="float" office:value="-0.545586449498559" calcext:value-type="float">
            <text:p>-0.54558644949855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nw-van'.C21:$'nw-van'.ZZ21]) / COUNT([$'nw-van'.C21:$'nw-van'.ZZ21])" office:value-type="float" office:value="29.65193" calcext:value-type="float">
            <text:p>29.65193</text:p>
          </table:table-cell>
          <table:table-cell table:formula="of:=SUM([$nw.C21:$nw.ZZ21]) / COUNT([$nw.C21:$nw.ZZ21])" office:value-type="float" office:value="29.40314" calcext:value-type="float">
            <text:p>29.40314</text:p>
          </table:table-cell>
          <table:table-cell table:formula="of:=[.J22]&gt;[.K22]" office:value-type="boolean" office:boolean-value="true" calcext:value-type="boolean">
            <text:p>TRUE</text:p>
          </table:table-cell>
          <table:table-cell table:formula="of:=(1-[.K22]/[.J22])*100" office:value-type="float" office:value="0.839034760975088" calcext:value-type="float">
            <text:p>0.8390347609750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ra-van'.C21:$'ra-van'.ZZ21]) / COUNT([$'ra-van'.C21:$'ra-van'.ZZ21])" office:value-type="float" office:value="17.4181" calcext:value-type="float">
            <text:p>17.4181</text:p>
          </table:table-cell>
          <table:table-cell table:formula="of:=SUM([$ra.C21:$ra.ZZ21]) / COUNT([$ra.C21:$ra.ZZ21])" office:value-type="float" office:value="17.31196" calcext:value-type="float">
            <text:p>17.31196</text:p>
          </table:table-cell>
          <table:table-cell table:formula="of:=[.Q22]&gt;[.R22]" office:value-type="boolean" office:boolean-value="true" calcext:value-type="boolean">
            <text:p>TRUE</text:p>
          </table:table-cell>
          <table:table-cell table:formula="of:=(1-[.R22]/[.Q22])*100" office:value-type="float" office:value="0.609366119151933" calcext:value-type="float">
            <text:p>0.6093661191519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addvec-van'.C21:$'addvec-van'.ZZ21]) / COUNT([$'addvec-van'.C21:$'addvec-van'.ZZ21])" office:value-type="float" office:value="24.38987" calcext:value-type="float">
            <text:p>24.38987</text:p>
          </table:table-cell>
          <table:table-cell table:formula="of:=SUM([$addvec.C21:$addvec.ZZ21]) / COUNT([$addvec.C21:$addvec.ZZ21])" office:value-type="float" office:value="24.13684" calcext:value-type="float">
            <text:p>24.13684</text:p>
          </table:table-cell>
          <table:table-cell table:formula="of:=[.X22]&gt;[.Y22]" office:value-type="boolean" office:boolean-value="true" calcext:value-type="boolean">
            <text:p>TRUE</text:p>
          </table:table-cell>
          <table:table-cell table:formula="of:=(1-[.Y22]/[.X22])*100" office:value-type="float" office:value="1.03743890393838" calcext:value-type="float">
            <text:p>1.0374389039383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fdtd-van'.C22:$'fdtd-van'.ZZ22]) / COUNT([$'fdtd-van'.C22:$'fdtd-van'.ZZ22])" office:value-type="float" office:value="67.25054" calcext:value-type="float">
            <text:p>67.25054</text:p>
          </table:table-cell>
          <table:table-cell table:formula="of:=SUM([$fdtd.C22:$fdtd.ZZ22]) / COUNT([$fdtd.C22:$fdtd.ZZ22])" office:value-type="float" office:value="67.25642" calcext:value-type="float">
            <text:p>67.25642</text:p>
          </table:table-cell>
          <table:table-cell table:formula="of:=[.C23]&gt;[.D23]" office:value-type="boolean" office:boolean-value="false" calcext:value-type="boolean">
            <text:p>FALSE</text:p>
          </table:table-cell>
          <table:table-cell table:formula="of:=(1-[.D23]/[.C23])*100" office:value-type="float" office:value="-0.00874342421637309" calcext:value-type="float">
            <text:p>-0.00874342421637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nw-van'.C22:$'nw-van'.ZZ22]) / COUNT([$'nw-van'.C22:$'nw-van'.ZZ22])" office:value-type="float" office:value="55.83515" calcext:value-type="float">
            <text:p>55.83515</text:p>
          </table:table-cell>
          <table:table-cell table:formula="of:=SUM([$nw.C22:$nw.ZZ22]) / COUNT([$nw.C22:$nw.ZZ22])" office:value-type="float" office:value="57.029" calcext:value-type="float">
            <text:p>57.029</text:p>
          </table:table-cell>
          <table:table-cell table:formula="of:=[.J23]&gt;[.K23]" office:value-type="boolean" office:boolean-value="false" calcext:value-type="boolean">
            <text:p>FALSE</text:p>
          </table:table-cell>
          <table:table-cell table:formula="of:=(1-[.K23]/[.J23])*100" office:value-type="float" office:value="-2.13816923568755" calcext:value-type="float">
            <text:p>-2.1381692356875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ra-van'.C22:$'ra-van'.ZZ22]) / COUNT([$'ra-van'.C22:$'ra-van'.ZZ22])" office:value-type="float" office:value="32.25747" calcext:value-type="float">
            <text:p>32.25747</text:p>
          </table:table-cell>
          <table:table-cell table:formula="of:=SUM([$ra.C22:$ra.ZZ22]) / COUNT([$ra.C22:$ra.ZZ22])" office:value-type="float" office:value="32.74318" calcext:value-type="float">
            <text:p>32.74318</text:p>
          </table:table-cell>
          <table:table-cell table:formula="of:=[.Q23]&gt;[.R23]" office:value-type="boolean" office:boolean-value="false" calcext:value-type="boolean">
            <text:p>FALSE</text:p>
          </table:table-cell>
          <table:table-cell table:formula="of:=(1-[.R23]/[.Q23])*100" office:value-type="float" office:value="-1.50572875058086" calcext:value-type="float">
            <text:p>-1.5057287505808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addvec-van'.C22:$'addvec-van'.ZZ22]) / COUNT([$'addvec-van'.C22:$'addvec-van'.ZZ22])" office:value-type="float" office:value="42.74535" calcext:value-type="float">
            <text:p>42.74535</text:p>
          </table:table-cell>
          <table:table-cell table:formula="of:=SUM([$addvec.C22:$addvec.ZZ22]) / COUNT([$addvec.C22:$addvec.ZZ22])" office:value-type="float" office:value="43.72688" calcext:value-type="float">
            <text:p>43.72688</text:p>
          </table:table-cell>
          <table:table-cell table:formula="of:=[.X23]&gt;[.Y23]" office:value-type="boolean" office:boolean-value="false" calcext:value-type="boolean">
            <text:p>FALSE</text:p>
          </table:table-cell>
          <table:table-cell table:formula="of:=(1-[.Y23]/[.X23])*100" office:value-type="float" office:value="-2.29622637316107" calcext:value-type="float">
            <text:p>-2.2962263731610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fdtd-van'.C23:$'fdtd-van'.ZZ23]) / COUNT([$'fdtd-van'.C23:$'fdtd-van'.ZZ23])" office:value-type="float" office:value="96.95135" calcext:value-type="float">
            <text:p>96.95135</text:p>
          </table:table-cell>
          <table:table-cell table:formula="of:=SUM([$fdtd.C23:$fdtd.ZZ23]) / COUNT([$fdtd.C23:$fdtd.ZZ23])" office:value-type="float" office:value="96.2215" calcext:value-type="float">
            <text:p>96.2215</text:p>
          </table:table-cell>
          <table:table-cell table:formula="of:=[.C24]&gt;[.D24]" office:value-type="boolean" office:boolean-value="true" calcext:value-type="boolean">
            <text:p>TRUE</text:p>
          </table:table-cell>
          <table:table-cell table:formula="of:=(1-[.D24]/[.C24])*100" office:value-type="float" office:value="0.752800244658791" calcext:value-type="float">
            <text:p>0.75280024465879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nw-van'.C23:$'nw-van'.ZZ23]) / COUNT([$'nw-van'.C23:$'nw-van'.ZZ23])" office:value-type="float" office:value="78.60637" calcext:value-type="float">
            <text:p>78.60637</text:p>
          </table:table-cell>
          <table:table-cell table:formula="of:=SUM([$nw.C23:$nw.ZZ23]) / COUNT([$nw.C23:$nw.ZZ23])" office:value-type="float" office:value="78.80184" calcext:value-type="float">
            <text:p>78.80184</text:p>
          </table:table-cell>
          <table:table-cell table:formula="of:=[.J24]&gt;[.K24]" office:value-type="boolean" office:boolean-value="false" calcext:value-type="boolean">
            <text:p>FALSE</text:p>
          </table:table-cell>
          <table:table-cell table:formula="of:=(1-[.K24]/[.J24])*100" office:value-type="float" office:value="-0.248669414450764" calcext:value-type="float">
            <text:p>-0.24866941445076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ra-van'.C23:$'ra-van'.ZZ23]) / COUNT([$'ra-van'.C23:$'ra-van'.ZZ23])" office:value-type="float" office:value="47.39167" calcext:value-type="float">
            <text:p>47.39167</text:p>
          </table:table-cell>
          <table:table-cell table:formula="of:=SUM([$ra.C23:$ra.ZZ23]) / COUNT([$ra.C23:$ra.ZZ23])" office:value-type="float" office:value="47.21842" calcext:value-type="float">
            <text:p>47.21842</text:p>
          </table:table-cell>
          <table:table-cell table:formula="of:=[.Q24]&gt;[.R24]" office:value-type="boolean" office:boolean-value="true" calcext:value-type="boolean">
            <text:p>TRUE</text:p>
          </table:table-cell>
          <table:table-cell table:formula="of:=(1-[.R24]/[.Q24])*100" office:value-type="float" office:value="0.365570573900442" calcext:value-type="float">
            <text:p>0.36557057390044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addvec-van'.C23:$'addvec-van'.ZZ23]) / COUNT([$'addvec-van'.C23:$'addvec-van'.ZZ23])" office:value-type="float" office:value="61.64089" calcext:value-type="float">
            <text:p>61.64089</text:p>
          </table:table-cell>
          <table:table-cell table:formula="of:=SUM([$addvec.C23:$addvec.ZZ23]) / COUNT([$addvec.C23:$addvec.ZZ23])" office:value-type="float" office:value="62.52154" calcext:value-type="float">
            <text:p>62.52154</text:p>
          </table:table-cell>
          <table:table-cell table:formula="of:=[.X24]&gt;[.Y24]" office:value-type="boolean" office:boolean-value="false" calcext:value-type="boolean">
            <text:p>FALSE</text:p>
          </table:table-cell>
          <table:table-cell table:formula="of:=(1-[.Y24]/[.X24])*100" office:value-type="float" office:value="-1.42867826859736" calcext:value-type="float">
            <text:p>-1.4286782685973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fdtd-van'.C24:$'fdtd-van'.ZZ24]) / COUNT([$'fdtd-van'.C24:$'fdtd-van'.ZZ24])" office:value-type="float" office:value="127.6718" calcext:value-type="float">
            <text:p>127.6718</text:p>
          </table:table-cell>
          <table:table-cell table:formula="of:=SUM([$fdtd.C24:$fdtd.ZZ24]) / COUNT([$fdtd.C24:$fdtd.ZZ24])" office:value-type="float" office:value="128.6568" calcext:value-type="float">
            <text:p>128.6568</text:p>
          </table:table-cell>
          <table:table-cell table:formula="of:=[.C25]&gt;[.D25]" office:value-type="boolean" office:boolean-value="false" calcext:value-type="boolean">
            <text:p>FALSE</text:p>
          </table:table-cell>
          <table:table-cell table:formula="of:=(1-[.D25]/[.C25])*100" office:value-type="float" office:value="-0.771509448445173" calcext:value-type="float">
            <text:p>-0.77150944844517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nw-van'.C24:$'nw-van'.ZZ24]) / COUNT([$'nw-van'.C24:$'nw-van'.ZZ24])" office:value-type="float" office:value="101.9242" calcext:value-type="float">
            <text:p>101.9242</text:p>
          </table:table-cell>
          <table:table-cell table:formula="of:=SUM([$nw.C24:$nw.ZZ24]) / COUNT([$nw.C24:$nw.ZZ24])" office:value-type="float" office:value="102.9174" calcext:value-type="float">
            <text:p>102.9174</text:p>
          </table:table-cell>
          <table:table-cell table:formula="of:=[.J25]&gt;[.K25]" office:value-type="boolean" office:boolean-value="false" calcext:value-type="boolean">
            <text:p>FALSE</text:p>
          </table:table-cell>
          <table:table-cell table:formula="of:=(1-[.K25]/[.J25])*100" office:value-type="float" office:value="-0.974449640026598" calcext:value-type="float">
            <text:p>-0.97444964002659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ra-van'.C24:$'ra-van'.ZZ24]) / COUNT([$'ra-van'.C24:$'ra-van'.ZZ24])" office:value-type="float" office:value="60.82118" calcext:value-type="float">
            <text:p>60.82118</text:p>
          </table:table-cell>
          <table:table-cell table:formula="of:=SUM([$ra.C24:$ra.ZZ24]) / COUNT([$ra.C24:$ra.ZZ24])" office:value-type="float" office:value="61.2261" calcext:value-type="float">
            <text:p>61.2261</text:p>
          </table:table-cell>
          <table:table-cell table:formula="of:=[.Q25]&gt;[.R25]" office:value-type="boolean" office:boolean-value="false" calcext:value-type="boolean">
            <text:p>FALSE</text:p>
          </table:table-cell>
          <table:table-cell table:formula="of:=(1-[.R25]/[.Q25])*100" office:value-type="float" office:value="-0.665754922873907" calcext:value-type="float">
            <text:p>-0.665754922873907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addvec-van'.C24:$'addvec-van'.ZZ24]) / COUNT([$'addvec-van'.C24:$'addvec-van'.ZZ24])" office:value-type="float" office:value="80.69443" calcext:value-type="float">
            <text:p>80.69443</text:p>
          </table:table-cell>
          <table:table-cell table:formula="of:=SUM([$addvec.C24:$addvec.ZZ24]) / COUNT([$addvec.C24:$addvec.ZZ24])" office:value-type="float" office:value="80.33228" calcext:value-type="float">
            <text:p>80.33228</text:p>
          </table:table-cell>
          <table:table-cell table:formula="of:=[.X25]&gt;[.Y25]" office:value-type="boolean" office:boolean-value="true" calcext:value-type="boolean">
            <text:p>TRUE</text:p>
          </table:table-cell>
          <table:table-cell table:formula="of:=(1-[.Y25]/[.X25])*100" office:value-type="float" office:value="0.44879181871661" calcext:value-type="float">
            <text:p>0.4487918187166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fdtd-van'.C25:$'fdtd-van'.ZZ25]) / COUNT([$'fdtd-van'.C25:$'fdtd-van'.ZZ25])" office:value-type="float" office:value="157.5358" calcext:value-type="float">
            <text:p>157.5358</text:p>
          </table:table-cell>
          <table:table-cell table:formula="of:=SUM([$fdtd.C25:$fdtd.ZZ25]) / COUNT([$fdtd.C25:$fdtd.ZZ25])" office:value-type="float" office:value="158.0474" calcext:value-type="float">
            <text:p>158.0474</text:p>
          </table:table-cell>
          <table:table-cell table:formula="of:=[.C26]&gt;[.D26]" office:value-type="boolean" office:boolean-value="false" calcext:value-type="boolean">
            <text:p>FALSE</text:p>
          </table:table-cell>
          <table:table-cell table:formula="of:=(1-[.D26]/[.C26])*100" office:value-type="float" office:value="-0.324751580275695" calcext:value-type="float">
            <text:p>-0.32475158027569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nw-van'.C25:$'nw-van'.ZZ25]) / COUNT([$'nw-van'.C25:$'nw-van'.ZZ25])" office:value-type="float" office:value="125.0104" calcext:value-type="float">
            <text:p>125.0104</text:p>
          </table:table-cell>
          <table:table-cell table:formula="of:=SUM([$nw.C25:$nw.ZZ25]) / COUNT([$nw.C25:$nw.ZZ25])" office:value-type="float" office:value="123.927" calcext:value-type="float">
            <text:p>123.927</text:p>
          </table:table-cell>
          <table:table-cell table:formula="of:=[.J26]&gt;[.K26]" office:value-type="boolean" office:boolean-value="true" calcext:value-type="boolean">
            <text:p>TRUE</text:p>
          </table:table-cell>
          <table:table-cell table:formula="of:=(1-[.K26]/[.J26])*100" office:value-type="float" office:value="0.866647894895156" calcext:value-type="float">
            <text:p>0.86664789489515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ra-van'.C25:$'ra-van'.ZZ25]) / COUNT([$'ra-van'.C25:$'ra-van'.ZZ25])" office:value-type="float" office:value="75.13362" calcext:value-type="float">
            <text:p>75.13362</text:p>
          </table:table-cell>
          <table:table-cell table:formula="of:=SUM([$ra.C25:$ra.ZZ25]) / COUNT([$ra.C25:$ra.ZZ25])" office:value-type="float" office:value="75.18354" calcext:value-type="float">
            <text:p>75.18354</text:p>
          </table:table-cell>
          <table:table-cell table:formula="of:=[.Q26]&gt;[.R26]" office:value-type="boolean" office:boolean-value="false" calcext:value-type="boolean">
            <text:p>FALSE</text:p>
          </table:table-cell>
          <table:table-cell table:formula="of:=(1-[.R26]/[.Q26])*100" office:value-type="float" office:value="-0.0664416275963031" calcext:value-type="float">
            <text:p>-0.06644162759630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addvec-van'.C25:$'addvec-van'.ZZ25]) / COUNT([$'addvec-van'.C25:$'addvec-van'.ZZ25])" office:value-type="float" office:value="99.42321" calcext:value-type="float">
            <text:p>99.42321</text:p>
          </table:table-cell>
          <table:table-cell table:formula="of:=SUM([$addvec.C25:$addvec.ZZ25]) / COUNT([$addvec.C25:$addvec.ZZ25])" office:value-type="float" office:value="99.51614" calcext:value-type="float">
            <text:p>99.51614</text:p>
          </table:table-cell>
          <table:table-cell table:formula="of:=[.X26]&gt;[.Y26]" office:value-type="boolean" office:boolean-value="false" calcext:value-type="boolean">
            <text:p>FALSE</text:p>
          </table:table-cell>
          <table:table-cell table:formula="of:=(1-[.Y26]/[.X26])*100" office:value-type="float" office:value="-0.0934691205403571" calcext:value-type="float">
            <text:p>-0.09346912054035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fdtd-van'.C26:$'fdtd-van'.ZZ26]) / COUNT([$'fdtd-van'.C26:$'fdtd-van'.ZZ26])" office:value-type="float" office:value="189.833" calcext:value-type="float">
            <text:p>189.833</text:p>
          </table:table-cell>
          <table:table-cell table:formula="of:=SUM([$fdtd.C26:$fdtd.ZZ26]) / COUNT([$fdtd.C26:$fdtd.ZZ26])" office:value-type="float" office:value="188.5942" calcext:value-type="float">
            <text:p>188.5942</text:p>
          </table:table-cell>
          <table:table-cell table:formula="of:=[.C27]&gt;[.D27]" office:value-type="boolean" office:boolean-value="true" calcext:value-type="boolean">
            <text:p>TRUE</text:p>
          </table:table-cell>
          <table:table-cell table:formula="of:=(1-[.D27]/[.C27])*100" office:value-type="float" office:value="0.65257357782893" calcext:value-type="float">
            <text:p>0.6525735778289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nw-van'.C26:$'nw-van'.ZZ26]) / COUNT([$'nw-van'.C26:$'nw-van'.ZZ26])" office:value-type="float" office:value="147.0315" calcext:value-type="float">
            <text:p>147.0315</text:p>
          </table:table-cell>
          <table:table-cell table:formula="of:=SUM([$nw.C26:$nw.ZZ26]) / COUNT([$nw.C26:$nw.ZZ26])" office:value-type="float" office:value="147.2164" calcext:value-type="float">
            <text:p>147.2164</text:p>
          </table:table-cell>
          <table:table-cell table:formula="of:=[.J27]&gt;[.K27]" office:value-type="boolean" office:boolean-value="false" calcext:value-type="boolean">
            <text:p>FALSE</text:p>
          </table:table-cell>
          <table:table-cell table:formula="of:=(1-[.K27]/[.J27])*100" office:value-type="float" office:value="-0.125755365346869" calcext:value-type="float">
            <text:p>-0.12575536534686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ra-van'.C26:$'ra-van'.ZZ26]) / COUNT([$'ra-van'.C26:$'ra-van'.ZZ26])" office:value-type="float" office:value="88.90081" calcext:value-type="float">
            <text:p>88.90081</text:p>
          </table:table-cell>
          <table:table-cell table:formula="of:=SUM([$ra.C26:$ra.ZZ26]) / COUNT([$ra.C26:$ra.ZZ26])" office:value-type="float" office:value="90.23196" calcext:value-type="float">
            <text:p>90.23196</text:p>
          </table:table-cell>
          <table:table-cell table:formula="of:=[.Q27]&gt;[.R27]" office:value-type="boolean" office:boolean-value="false" calcext:value-type="boolean">
            <text:p>FALSE</text:p>
          </table:table-cell>
          <table:table-cell table:formula="of:=(1-[.R27]/[.Q27])*100" office:value-type="float" office:value="-1.49734293759527" calcext:value-type="float">
            <text:p>-1.4973429375952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addvec-van'.C26:$'addvec-van'.ZZ26]) / COUNT([$'addvec-van'.C26:$'addvec-van'.ZZ26])" office:value-type="float" office:value="118.3049" calcext:value-type="float">
            <text:p>118.3049</text:p>
          </table:table-cell>
          <table:table-cell table:formula="of:=SUM([$addvec.C26:$addvec.ZZ26]) / COUNT([$addvec.C26:$addvec.ZZ26])" office:value-type="float" office:value="118.5502" calcext:value-type="float">
            <text:p>118.5502</text:p>
          </table:table-cell>
          <table:table-cell table:formula="of:=[.X27]&gt;[.Y27]" office:value-type="boolean" office:boolean-value="false" calcext:value-type="boolean">
            <text:p>FALSE</text:p>
          </table:table-cell>
          <table:table-cell table:formula="of:=(1-[.Y27]/[.X27])*100" office:value-type="float" office:value="-0.207345595998154" calcext:value-type="float">
            <text:p>-0.20734559599815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fdtd-van'.C27:$'fdtd-van'.ZZ27]) / COUNT([$'fdtd-van'.C27:$'fdtd-van'.ZZ27])" office:value-type="float" office:value="215.7167" calcext:value-type="float">
            <text:p>215.7167</text:p>
          </table:table-cell>
          <table:table-cell table:formula="of:=SUM([$fdtd.C27:$fdtd.ZZ27]) / COUNT([$fdtd.C27:$fdtd.ZZ27])" office:value-type="float" office:value="215.9344" calcext:value-type="float">
            <text:p>215.9344</text:p>
          </table:table-cell>
          <table:table-cell table:formula="of:=[.C28]&gt;[.D28]" office:value-type="boolean" office:boolean-value="false" calcext:value-type="boolean">
            <text:p>FALSE</text:p>
          </table:table-cell>
          <table:table-cell table:formula="of:=(1-[.D28]/[.C28])*100" office:value-type="float" office:value="-0.100919400306054" calcext:value-type="float">
            <text:p>-0.100919400306054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nw-van'.C27:$'nw-van'.ZZ27]) / COUNT([$'nw-van'.C27:$'nw-van'.ZZ27])" office:value-type="float" office:value="170.9362" calcext:value-type="float">
            <text:p>170.9362</text:p>
          </table:table-cell>
          <table:table-cell table:formula="of:=SUM([$nw.C27:$nw.ZZ27]) / COUNT([$nw.C27:$nw.ZZ27])" office:value-type="float" office:value="170.231" calcext:value-type="float">
            <text:p>170.231</text:p>
          </table:table-cell>
          <table:table-cell table:formula="of:=[.J28]&gt;[.K28]" office:value-type="boolean" office:boolean-value="true" calcext:value-type="boolean">
            <text:p>TRUE</text:p>
          </table:table-cell>
          <table:table-cell table:formula="of:=(1-[.K28]/[.J28])*100" office:value-type="float" office:value="0.412551583573262" calcext:value-type="float">
            <text:p>0.412551583573262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ra-van'.C27:$'ra-van'.ZZ27]) / COUNT([$'ra-van'.C27:$'ra-van'.ZZ27])" office:value-type="float" office:value="105.116" calcext:value-type="float">
            <text:p>105.116</text:p>
          </table:table-cell>
          <table:table-cell table:formula="of:=SUM([$ra.C27:$ra.ZZ27]) / COUNT([$ra.C27:$ra.ZZ27])" office:value-type="float" office:value="106.8644" calcext:value-type="float">
            <text:p>106.8644</text:p>
          </table:table-cell>
          <table:table-cell table:formula="of:=[.Q28]&gt;[.R28]" office:value-type="boolean" office:boolean-value="false" calcext:value-type="boolean">
            <text:p>FALSE</text:p>
          </table:table-cell>
          <table:table-cell table:formula="of:=(1-[.R28]/[.Q28])*100" office:value-type="float" office:value="-1.66330530081051" calcext:value-type="float">
            <text:p>-1.66330530081051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addvec-van'.C27:$'addvec-van'.ZZ27]) / COUNT([$'addvec-van'.C27:$'addvec-van'.ZZ27])" office:value-type="float" office:value="136.6555" calcext:value-type="float">
            <text:p>136.6555</text:p>
          </table:table-cell>
          <table:table-cell table:formula="of:=SUM([$addvec.C27:$addvec.ZZ27]) / COUNT([$addvec.C27:$addvec.ZZ27])" office:value-type="float" office:value="137.717" calcext:value-type="float">
            <text:p>137.717</text:p>
          </table:table-cell>
          <table:table-cell table:formula="of:=[.X28]&gt;[.Y28]" office:value-type="boolean" office:boolean-value="false" calcext:value-type="boolean">
            <text:p>FALSE</text:p>
          </table:table-cell>
          <table:table-cell table:formula="of:=(1-[.Y28]/[.X28])*100" office:value-type="float" office:value="-0.77677078492997" calcext:value-type="float">
            <text:p>-0.7767707849299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fdtd-van'.C28:$'fdtd-van'.ZZ28]) / COUNT([$'fdtd-van'.C28:$'fdtd-van'.ZZ28])" office:value-type="float" office:value="245.4214" calcext:value-type="float">
            <text:p>245.4214</text:p>
          </table:table-cell>
          <table:table-cell table:formula="of:=SUM([$fdtd.C28:$fdtd.ZZ28]) / COUNT([$fdtd.C28:$fdtd.ZZ28])" office:value-type="float" office:value="245.0408" calcext:value-type="float">
            <text:p>245.0408</text:p>
          </table:table-cell>
          <table:table-cell table:formula="of:=[.C29]&gt;[.D29]" office:value-type="boolean" office:boolean-value="true" calcext:value-type="boolean">
            <text:p>TRUE</text:p>
          </table:table-cell>
          <table:table-cell table:formula="of:=(1-[.D29]/[.C29])*100" office:value-type="float" office:value="0.155080200830093" calcext:value-type="float">
            <text:p>0.155080200830093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nw-van'.C28:$'nw-van'.ZZ28]) / COUNT([$'nw-van'.C28:$'nw-van'.ZZ28])" office:value-type="float" office:value="194.3595" calcext:value-type="float">
            <text:p>194.3595</text:p>
          </table:table-cell>
          <table:table-cell table:formula="of:=SUM([$nw.C28:$nw.ZZ28]) / COUNT([$nw.C28:$nw.ZZ28])" office:value-type="float" office:value="195.2598" calcext:value-type="float">
            <text:p>195.2598</text:p>
          </table:table-cell>
          <table:table-cell table:formula="of:=[.J29]&gt;[.K29]" office:value-type="boolean" office:boolean-value="false" calcext:value-type="boolean">
            <text:p>FALSE</text:p>
          </table:table-cell>
          <table:table-cell table:formula="of:=(1-[.K29]/[.J29])*100" office:value-type="float" office:value="-0.463213786822858" calcext:value-type="float">
            <text:p>-0.463213786822858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ra-van'.C28:$'ra-van'.ZZ28]) / COUNT([$'ra-van'.C28:$'ra-van'.ZZ28])" office:value-type="float" office:value="120.3212" calcext:value-type="float">
            <text:p>120.3212</text:p>
          </table:table-cell>
          <table:table-cell table:formula="of:=SUM([$ra.C28:$ra.ZZ28]) / COUNT([$ra.C28:$ra.ZZ28])" office:value-type="float" office:value="122.6142" calcext:value-type="float">
            <text:p>122.6142</text:p>
          </table:table-cell>
          <table:table-cell table:formula="of:=[.Q29]&gt;[.R29]" office:value-type="boolean" office:boolean-value="false" calcext:value-type="boolean">
            <text:p>FALSE</text:p>
          </table:table-cell>
          <table:table-cell table:formula="of:=(1-[.R29]/[.Q29])*100" office:value-type="float" office:value="-1.90573232314837" calcext:value-type="float">
            <text:p>-1.90573232314837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addvec-van'.C28:$'addvec-van'.ZZ28]) / COUNT([$'addvec-van'.C28:$'addvec-van'.ZZ28])" office:value-type="float" office:value="156.0431" calcext:value-type="float">
            <text:p>156.0431</text:p>
          </table:table-cell>
          <table:table-cell table:formula="of:=SUM([$addvec.C28:$addvec.ZZ28]) / COUNT([$addvec.C28:$addvec.ZZ28])" office:value-type="float" office:value="156.2342" calcext:value-type="float">
            <text:p>156.2342</text:p>
          </table:table-cell>
          <table:table-cell table:formula="of:=[.X29]&gt;[.Y29]" office:value-type="boolean" office:boolean-value="false" calcext:value-type="boolean">
            <text:p>FALSE</text:p>
          </table:table-cell>
          <table:table-cell table:formula="of:=(1-[.Y29]/[.X29])*100" office:value-type="float" office:value="-0.122466164796808" calcext:value-type="float">
            <text:p>-0.12246616479680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fdtd-van'.C29:$'fdtd-van'.ZZ29]) / COUNT([$'fdtd-van'.C29:$'fdtd-van'.ZZ29])" office:value-type="float" office:value="276.958" calcext:value-type="float">
            <text:p>276.958</text:p>
          </table:table-cell>
          <table:table-cell table:formula="of:=SUM([$fdtd.C29:$fdtd.ZZ29]) / COUNT([$fdtd.C29:$fdtd.ZZ29])" office:value-type="float" office:value="274.7522" calcext:value-type="float">
            <text:p>274.7522</text:p>
          </table:table-cell>
          <table:table-cell table:formula="of:=[.C30]&gt;[.D30]" office:value-type="boolean" office:boolean-value="true" calcext:value-type="boolean">
            <text:p>TRUE</text:p>
          </table:table-cell>
          <table:table-cell table:formula="of:=(1-[.D30]/[.C30])*100" office:value-type="float" office:value="0.796438449151116" calcext:value-type="float">
            <text:p>0.79643844915111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nw-van'.C29:$'nw-van'.ZZ29]) / COUNT([$'nw-van'.C29:$'nw-van'.ZZ29])" office:value-type="float" office:value="216.5054" calcext:value-type="float">
            <text:p>216.5054</text:p>
          </table:table-cell>
          <table:table-cell table:formula="of:=SUM([$nw.C29:$nw.ZZ29]) / COUNT([$nw.C29:$nw.ZZ29])" office:value-type="float" office:value="215.9588" calcext:value-type="float">
            <text:p>215.9588</text:p>
          </table:table-cell>
          <table:table-cell table:formula="of:=[.J30]&gt;[.K30]" office:value-type="boolean" office:boolean-value="true" calcext:value-type="boolean">
            <text:p>TRUE</text:p>
          </table:table-cell>
          <table:table-cell table:formula="of:=(1-[.K30]/[.J30])*100" office:value-type="float" office:value="0.252464834595345" calcext:value-type="float">
            <text:p>0.252464834595345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ra-van'.C29:$'ra-van'.ZZ29]) / COUNT([$'ra-van'.C29:$'ra-van'.ZZ29])" office:value-type="float" office:value="135.5138" calcext:value-type="float">
            <text:p>135.5138</text:p>
          </table:table-cell>
          <table:table-cell table:formula="of:=SUM([$ra.C29:$ra.ZZ29]) / COUNT([$ra.C29:$ra.ZZ29])" office:value-type="float" office:value="133.965" calcext:value-type="float">
            <text:p>133.965</text:p>
          </table:table-cell>
          <table:table-cell table:formula="of:=[.Q30]&gt;[.R30]" office:value-type="boolean" office:boolean-value="true" calcext:value-type="boolean">
            <text:p>TRUE</text:p>
          </table:table-cell>
          <table:table-cell table:formula="of:=(1-[.R30]/[.Q30])*100" office:value-type="float" office:value="1.14290943062625" calcext:value-type="float">
            <text:p>1.14290943062625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addvec-van'.C29:$'addvec-van'.ZZ29]) / COUNT([$'addvec-van'.C29:$'addvec-van'.ZZ29])" office:value-type="float" office:value="174.9848" calcext:value-type="float">
            <text:p>174.9848</text:p>
          </table:table-cell>
          <table:table-cell table:formula="of:=SUM([$addvec.C29:$addvec.ZZ29]) / COUNT([$addvec.C29:$addvec.ZZ29])" office:value-type="float" office:value="176.31" calcext:value-type="float">
            <text:p>176.31</text:p>
          </table:table-cell>
          <table:table-cell table:formula="of:=[.X30]&gt;[.Y30]" office:value-type="boolean" office:boolean-value="false" calcext:value-type="boolean">
            <text:p>FALSE</text:p>
          </table:table-cell>
          <table:table-cell table:formula="of:=(1-[.Y30]/[.X30])*100" office:value-type="float" office:value="-0.757322921762338" calcext:value-type="float">
            <text:p>-0.757322921762338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formula="of:=SUM([$'fdtd-van'.C30:$'fdtd-van'.ZZ30]) / COUNT([$'fdtd-van'.C30:$'fdtd-van'.ZZ30])" office:value-type="float" office:value="1704.026" calcext:value-type="float">
            <text:p>1704.026</text:p>
          </table:table-cell>
          <table:table-cell table:formula="of:=SUM([$fdtd.C30:$fdtd.ZZ30]) / COUNT([$fdtd.C30:$fdtd.ZZ30])" office:value-type="float" office:value="1262.272" calcext:value-type="float">
            <text:p>1262.272</text:p>
          </table:table-cell>
          <table:table-cell table:formula="of:=[.C31]&gt;[.D31]" office:value-type="boolean" office:boolean-value="true" calcext:value-type="boolean">
            <text:p>TRUE</text:p>
          </table:table-cell>
          <table:table-cell table:formula="of:=(1-[.D31]/[.C31])*100" office:value-type="float" office:value="25.9241349603821" calcext:value-type="float">
            <text:p>25.9241349603821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SUM([$'nw-van'.C30:$'nw-van'.ZZ30]) / COUNT([$'nw-van'.C30:$'nw-van'.ZZ30])" office:value-type="float" office:value="472.15" calcext:value-type="float">
            <text:p>472.15</text:p>
          </table:table-cell>
          <table:table-cell table:formula="of:=SUM([$nw.C30:$nw.ZZ30]) / COUNT([$nw.C30:$nw.ZZ30])" office:value-type="float" office:value="450.7382" calcext:value-type="float">
            <text:p>450.7382</text:p>
          </table:table-cell>
          <table:table-cell table:formula="of:=[.J31]&gt;[.K31]" office:value-type="boolean" office:boolean-value="true" calcext:value-type="boolean">
            <text:p>TRUE</text:p>
          </table:table-cell>
          <table:table-cell table:formula="of:=(1-[.K31]/[.J31])*100" office:value-type="float" office:value="4.53495711108759" calcext:value-type="float">
            <text:p>4.53495711108759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SUM([$'ra-van'.C30:$'ra-van'.ZZ30]) / COUNT([$'ra-van'.C30:$'ra-van'.ZZ30])" office:value-type="float" office:value="228.3027" calcext:value-type="float">
            <text:p>228.3027</text:p>
          </table:table-cell>
          <table:table-cell table:formula="of:=SUM([$ra.C30:$ra.ZZ30]) / COUNT([$ra.C30:$ra.ZZ30])" office:value-type="float" office:value="154.1678" calcext:value-type="float">
            <text:p>154.1678</text:p>
          </table:table-cell>
          <table:table-cell table:formula="of:=[.Q31]&gt;[.R31]" office:value-type="boolean" office:boolean-value="true" calcext:value-type="boolean">
            <text:p>TRUE</text:p>
          </table:table-cell>
          <table:table-cell table:formula="of:=(1-[.R31]/[.Q31])*100" office:value-type="float" office:value="32.4721959048229" calcext:value-type="float">
            <text:p>32.4721959048229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SUM([$'addvec-van'.C30:$'addvec-van'.ZZ30]) / COUNT([$'addvec-van'.C30:$'addvec-van'.ZZ30])" office:value-type="float" office:value="198.4264" calcext:value-type="float">
            <text:p>198.4264</text:p>
          </table:table-cell>
          <table:table-cell table:formula="of:=SUM([$addvec.C30:$addvec.ZZ30]) / COUNT([$addvec.C30:$addvec.ZZ30])" office:value-type="float" office:value="199.4092" calcext:value-type="float">
            <text:p>199.4092</text:p>
          </table:table-cell>
          <table:table-cell table:formula="of:=[.X31]&gt;[.Y31]" office:value-type="boolean" office:boolean-value="false" calcext:value-type="boolean">
            <text:p>FALSE</text:p>
          </table:table-cell>
          <table:table-cell table:formula="of:=(1-[.Y31]/[.X31])*100" office:value-type="float" office:value="-0.4952969967706" calcext:value-type="float">
            <text:p>-0.4952969967706</text:p>
          </table:table-cell>
        </table:table-row>
        <table:table-row table:style-name="ro1">
          <table:table-cell table:style-name="ce34" office:value-type="float" office:value="1100" calcext:value-type="float">
            <text:p>11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22" table:formula="of:=SUM([$'fdtd-van'.C31:$'fdtd-van'.ZZ31]) / COUNT([$'fdtd-van'.C31:$'fdtd-van'.ZZ31])" office:value-type="float" office:value="1898.417" calcext:value-type="float">
            <text:p>1898.417</text:p>
          </table:table-cell>
          <table:table-cell table:style-name="ce34" table:formula="of:=SUM([$fdtd.C31:$fdtd.ZZ31]) / COUNT([$fdtd.C31:$fdtd.ZZ31])" office:value-type="float" office:value="1601.136" calcext:value-type="float">
            <text:p>1601.136</text:p>
          </table:table-cell>
          <table:table-cell table:style-name="ce30" table:formula="of:=[.C32]&gt;[.D32]" office:value-type="boolean" office:boolean-value="true" calcext:value-type="boolean">
            <text:p>TRUE</text:p>
          </table:table-cell>
          <table:table-cell table:style-name="ce37" table:formula="of:=(1-[.D32]/[.C32])*100" office:value-type="float" office:value="15.6594151864422" calcext:value-type="float">
            <text:p>15.6594151864422</text:p>
          </table:table-cell>
          <table:table-cell table:style-name="ce34"/>
          <table:table-cell table:style-name="ce34" office:value-type="float" office:value="1100" calcext:value-type="float">
            <text:p>11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22" table:formula="of:=SUM([$'nw-van'.C31:$'nw-van'.ZZ31]) / COUNT([$'nw-van'.C31:$'nw-van'.ZZ31])" office:value-type="float" office:value="6419.62" calcext:value-type="float">
            <text:p>6419.62</text:p>
          </table:table-cell>
          <table:table-cell table:style-name="ce34" table:formula="of:=SUM([$nw.C31:$nw.ZZ31]) / COUNT([$nw.C31:$nw.ZZ31])" office:value-type="float" office:value="18122.1" calcext:value-type="float">
            <text:p>18122.1</text:p>
          </table:table-cell>
          <table:table-cell table:style-name="ce30" table:formula="of:=[.J32]&gt;[.K32]" office:value-type="boolean" office:boolean-value="false" calcext:value-type="boolean">
            <text:p>FALSE</text:p>
          </table:table-cell>
          <table:table-cell table:style-name="ce37" table:formula="of:=(1-[.K32]/[.J32])*100" office:value-type="float" office:value="-182.292409831111" calcext:value-type="float">
            <text:p>-182.292409831111</text:p>
          </table:table-cell>
          <table:table-cell table:style-name="ce34"/>
          <table:table-cell table:style-name="ce34" office:value-type="float" office:value="1100" calcext:value-type="float">
            <text:p>11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22" table:formula="of:=SUM([$'ra-van'.C31:$'ra-van'.ZZ31]) / COUNT([$'ra-van'.C31:$'ra-van'.ZZ31])" office:value-type="float" office:value="390.7965" calcext:value-type="float">
            <text:p>390.7965</text:p>
          </table:table-cell>
          <table:table-cell table:style-name="ce34" table:formula="of:=SUM([$ra.C31:$ra.ZZ31]) / COUNT([$ra.C31:$ra.ZZ31])" office:value-type="float" office:value="392.5626" calcext:value-type="float">
            <text:p>392.5626</text:p>
          </table:table-cell>
          <table:table-cell table:style-name="ce30" table:formula="of:=[.Q32]&gt;[.R32]" office:value-type="boolean" office:boolean-value="false" calcext:value-type="boolean">
            <text:p>FALSE</text:p>
          </table:table-cell>
          <table:table-cell table:style-name="ce37" table:formula="of:=(1-[.R32]/[.Q32])*100" office:value-type="float" office:value="-0.451923187643688" calcext:value-type="float">
            <text:p>-0.451923187643688</text:p>
          </table:table-cell>
          <table:table-cell table:style-name="ce34"/>
          <table:table-cell table:style-name="ce34" office:value-type="float" office:value="1100" calcext:value-type="float">
            <text:p>11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22" table:formula="of:=SUM([$'addvec-van'.C31:$'addvec-van'.ZZ31]) / COUNT([$'addvec-van'.C31:$'addvec-van'.ZZ31])" office:value-type="float" office:value="230.9733" calcext:value-type="float">
            <text:p>230.9733</text:p>
          </table:table-cell>
          <table:table-cell table:style-name="ce40" table:formula="of:=SUM([$addvec.C31:$addvec.ZZ31]) / COUNT([$addvec.C31:$addvec.ZZ31])" office:value-type="float" office:value="233.3078" calcext:value-type="float">
            <text:p>233.3078</text:p>
          </table:table-cell>
          <table:table-cell table:style-name="ce41" table:formula="of:=[.X32]&gt;[.Y32]" office:value-type="boolean" office:boolean-value="false" calcext:value-type="boolean">
            <text:p>FALSE</text:p>
          </table:table-cell>
          <table:table-cell table:style-name="ce37" table:formula="of:=(1-[.Y32]/[.X32])*100" office:value-type="float" office:value="-1.01072288441995" calcext:value-type="float">
            <text:p>-1.01072288441995</text:p>
          </table:table-cell>
        </table:table-row>
        <table:table-row table:style-name="ro1">
          <table:table-cell table:style-name="ce34" office:value-type="float" office:value="1200" calcext:value-type="float">
            <text:p>12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22" table:formula="of:=SUM([$'fdtd-van'.C32:$'fdtd-van'.ZZ32]) / COUNT([$'fdtd-van'.C32:$'fdtd-van'.ZZ32])" office:value-type="float" office:value="2067.25" calcext:value-type="float">
            <text:p>2067.25</text:p>
          </table:table-cell>
          <table:table-cell table:style-name="ce34" table:formula="of:=SUM([$fdtd.C32:$fdtd.ZZ32]) / COUNT([$fdtd.C32:$fdtd.ZZ32])" office:value-type="float" office:value="1800.662" calcext:value-type="float">
            <text:p>1800.662</text:p>
          </table:table-cell>
          <table:table-cell table:style-name="ce30" table:formula="of:=[.C33]&gt;[.D33]" office:value-type="boolean" office:boolean-value="true" calcext:value-type="boolean">
            <text:p>TRUE</text:p>
          </table:table-cell>
          <table:table-cell table:style-name="ce37" table:formula="of:=(1-[.D33]/[.C33])*100" office:value-type="float" office:value="12.8957794171" calcext:value-type="float">
            <text:p>12.8957794171</text:p>
          </table:table-cell>
          <table:table-cell table:style-name="ce34"/>
          <table:table-cell table:style-name="ce34" office:value-type="float" office:value="1200" calcext:value-type="float">
            <text:p>12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22" table:formula="of:=SUM([$'nw-van'.C32:$'nw-van'.ZZ32]) / COUNT([$'nw-van'.C32:$'nw-van'.ZZ32])" office:value-type="float" office:value="21426.84" calcext:value-type="float">
            <text:p>21426.84</text:p>
          </table:table-cell>
          <table:table-cell table:style-name="ce34" table:formula="of:=SUM([$nw.C32:$nw.ZZ32]) / COUNT([$nw.C32:$nw.ZZ32])" office:value-type="float" office:value="43156.24" calcext:value-type="float">
            <text:p>43156.24</text:p>
          </table:table-cell>
          <table:table-cell table:style-name="ce30" table:formula="of:=[.J33]&gt;[.K33]" office:value-type="boolean" office:boolean-value="false" calcext:value-type="boolean">
            <text:p>FALSE</text:p>
          </table:table-cell>
          <table:table-cell table:style-name="ce37" table:formula="of:=(1-[.K33]/[.J33])*100" office:value-type="float" office:value="-101.412060761176" calcext:value-type="float">
            <text:p>-101.412060761176</text:p>
          </table:table-cell>
          <table:table-cell table:style-name="ce34"/>
          <table:table-cell table:style-name="ce34" office:value-type="float" office:value="1200" calcext:value-type="float">
            <text:p>12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22" table:formula="of:=SUM([$'ra-van'.C32:$'ra-van'.ZZ32]) / COUNT([$'ra-van'.C32:$'ra-van'.ZZ32])" office:value-type="float" office:value="501.5376" calcext:value-type="float">
            <text:p>501.5376</text:p>
          </table:table-cell>
          <table:table-cell table:style-name="ce34" table:formula="of:=SUM([$ra.C32:$ra.ZZ32]) / COUNT([$ra.C32:$ra.ZZ32])" office:value-type="float" office:value="463.2206" calcext:value-type="float">
            <text:p>463.2206</text:p>
          </table:table-cell>
          <table:table-cell table:style-name="ce30" table:formula="of:=[.Q33]&gt;[.R33]" office:value-type="boolean" office:boolean-value="true" calcext:value-type="boolean">
            <text:p>TRUE</text:p>
          </table:table-cell>
          <table:table-cell table:style-name="ce37" table:formula="of:=(1-[.R33]/[.Q33])*100" office:value-type="float" office:value="7.63990576180131" calcext:value-type="float">
            <text:p>7.63990576180131</text:p>
          </table:table-cell>
          <table:table-cell table:style-name="ce34"/>
          <table:table-cell table:style-name="ce34" office:value-type="float" office:value="1200" calcext:value-type="float">
            <text:p>12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22" table:formula="of:=SUM([$'addvec-van'.C32:$'addvec-van'.ZZ32]) / COUNT([$'addvec-van'.C32:$'addvec-van'.ZZ32])" office:value-type="float" office:value="269.9905" calcext:value-type="float">
            <text:p>269.9905</text:p>
          </table:table-cell>
          <table:table-cell table:style-name="ce40" table:formula="of:=SUM([$addvec.C32:$addvec.ZZ32]) / COUNT([$addvec.C32:$addvec.ZZ32])" office:value-type="float" office:value="267.9328" calcext:value-type="float">
            <text:p>267.9328</text:p>
          </table:table-cell>
          <table:table-cell table:style-name="ce41" table:formula="of:=[.X33]&gt;[.Y33]" office:value-type="boolean" office:boolean-value="true" calcext:value-type="boolean">
            <text:p>TRUE</text:p>
          </table:table-cell>
          <table:table-cell table:style-name="ce37" table:formula="of:=(1-[.Y33]/[.X33])*100" office:value-type="float" office:value="0.76213792707519" calcext:value-type="float">
            <text:p>0.76213792707519</text:p>
          </table:table-cell>
        </table:table-row>
        <table:table-row table:style-name="ro1">
          <table:table-cell table:style-name="ce34" office:value-type="float" office:value="1300" calcext:value-type="float">
            <text:p>13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22" table:formula="of:=SUM([$'fdtd-van'.C33:$'fdtd-van'.ZZ33]) / COUNT([$'fdtd-van'.C33:$'fdtd-van'.ZZ33])" office:value-type="float" office:value="2250.787" calcext:value-type="float">
            <text:p>2250.787</text:p>
          </table:table-cell>
          <table:table-cell table:style-name="ce34" table:formula="of:=SUM([$fdtd.C33:$fdtd.ZZ33]) / COUNT([$fdtd.C33:$fdtd.ZZ33])" office:value-type="float" office:value="2011.858" calcext:value-type="float">
            <text:p>2011.858</text:p>
          </table:table-cell>
          <table:table-cell table:style-name="ce30" table:formula="of:=[.C34]&gt;[.D34]" office:value-type="boolean" office:boolean-value="true" calcext:value-type="boolean">
            <text:p>TRUE</text:p>
          </table:table-cell>
          <table:table-cell table:style-name="ce37" table:formula="of:=(1-[.D34]/[.C34])*100" office:value-type="float" office:value="10.615353651856" calcext:value-type="float">
            <text:p>10.615353651856</text:p>
          </table:table-cell>
          <table:table-cell table:style-name="ce34"/>
          <table:table-cell table:style-name="ce34" office:value-type="float" office:value="1300" calcext:value-type="float">
            <text:p>13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22" table:formula="of:=SUM([$'nw-van'.C33:$'nw-van'.ZZ33]) / COUNT([$'nw-van'.C33:$'nw-van'.ZZ33])" office:value-type="float" office:value="35976.23" calcext:value-type="float">
            <text:p>35976.23</text:p>
          </table:table-cell>
          <table:table-cell table:style-name="ce34" table:formula="of:=SUM([$nw.C33:$nw.ZZ33]) / COUNT([$nw.C33:$nw.ZZ33])" office:value-type="float" office:value="62558.6" calcext:value-type="float">
            <text:p>62558.6</text:p>
          </table:table-cell>
          <table:table-cell table:style-name="ce30" table:formula="of:=[.J34]&gt;[.K34]" office:value-type="boolean" office:boolean-value="false" calcext:value-type="boolean">
            <text:p>FALSE</text:p>
          </table:table-cell>
          <table:table-cell table:style-name="ce37" table:formula="of:=(1-[.K34]/[.J34])*100" office:value-type="float" office:value="-73.8887037357722" calcext:value-type="float">
            <text:p>-73.8887037357722</text:p>
          </table:table-cell>
          <table:table-cell table:style-name="ce34"/>
          <table:table-cell table:style-name="ce34" office:value-type="float" office:value="1300" calcext:value-type="float">
            <text:p>13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22" table:formula="of:=SUM([$'ra-van'.C33:$'ra-van'.ZZ33]) / COUNT([$'ra-van'.C33:$'ra-van'.ZZ33])" office:value-type="float" office:value="898.0944" calcext:value-type="float">
            <text:p>898.0944</text:p>
          </table:table-cell>
          <table:table-cell table:style-name="ce34" table:formula="of:=SUM([$ra.C33:$ra.ZZ33]) / COUNT([$ra.C33:$ra.ZZ33])" office:value-type="float" office:value="2809.75" calcext:value-type="float">
            <text:p>2809.75</text:p>
          </table:table-cell>
          <table:table-cell table:style-name="ce30" table:formula="of:=[.Q34]&gt;[.R34]" office:value-type="boolean" office:boolean-value="false" calcext:value-type="boolean">
            <text:p>FALSE</text:p>
          </table:table-cell>
          <table:table-cell table:style-name="ce37" table:formula="of:=(1-[.R34]/[.Q34])*100" office:value-type="float" office:value="-212.856866716906" calcext:value-type="float">
            <text:p>-212.856866716906</text:p>
          </table:table-cell>
          <table:table-cell table:style-name="ce34"/>
          <table:table-cell table:style-name="ce34" office:value-type="float" office:value="1300" calcext:value-type="float">
            <text:p>13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22" table:formula="of:=SUM([$'addvec-van'.C33:$'addvec-van'.ZZ33]) / COUNT([$'addvec-van'.C33:$'addvec-van'.ZZ33])" office:value-type="float" office:value="299.2589" calcext:value-type="float">
            <text:p>299.2589</text:p>
          </table:table-cell>
          <table:table-cell table:style-name="ce40" table:formula="of:=SUM([$addvec.C33:$addvec.ZZ33]) / COUNT([$addvec.C33:$addvec.ZZ33])" office:value-type="float" office:value="303.356" calcext:value-type="float">
            <text:p>303.356</text:p>
          </table:table-cell>
          <table:table-cell table:style-name="ce41" table:formula="of:=[.X34]&gt;[.Y34]" office:value-type="boolean" office:boolean-value="false" calcext:value-type="boolean">
            <text:p>FALSE</text:p>
          </table:table-cell>
          <table:table-cell table:style-name="ce37" table:formula="of:=(1-[.Y34]/[.X34])*100" office:value-type="float" office:value="-1.36908208912079" calcext:value-type="float">
            <text:p>-1.36908208912079</text:p>
          </table:table-cell>
        </table:table-row>
        <table:table-row table:style-name="ro1">
          <table:table-cell table:style-name="ce34" office:value-type="float" office:value="1400" calcext:value-type="float">
            <text:p>14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22" table:formula="of:=SUM([$'fdtd-van'.C34:$'fdtd-van'.ZZ34]) / COUNT([$'fdtd-van'.C34:$'fdtd-van'.ZZ34])" office:value-type="float" office:value="2406.721" calcext:value-type="float">
            <text:p>2406.721</text:p>
          </table:table-cell>
          <table:table-cell table:style-name="ce34" table:formula="of:=SUM([$fdtd.C34:$fdtd.ZZ34]) / COUNT([$fdtd.C34:$fdtd.ZZ34])" office:value-type="float" office:value="3036.516" calcext:value-type="float">
            <text:p>3036.516</text:p>
          </table:table-cell>
          <table:table-cell table:style-name="ce30" table:formula="of:=[.C35]&gt;[.D35]" office:value-type="boolean" office:boolean-value="false" calcext:value-type="boolean">
            <text:p>FALSE</text:p>
          </table:table-cell>
          <table:table-cell table:style-name="ce37" table:formula="of:=(1-[.D35]/[.C35])*100" office:value-type="float" office:value="-26.1681765356267" calcext:value-type="float">
            <text:p>-26.1681765356267</text:p>
          </table:table-cell>
          <table:table-cell table:style-name="ce34"/>
          <table:table-cell table:style-name="ce34" office:value-type="float" office:value="1400" calcext:value-type="float">
            <text:p>14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22" table:formula="of:=SUM([$'nw-van'.C34:$'nw-van'.ZZ34]) / COUNT([$'nw-van'.C34:$'nw-van'.ZZ34])" office:value-type="float" office:value="86245.1" calcext:value-type="float">
            <text:p>86245.1</text:p>
          </table:table-cell>
          <table:table-cell table:style-name="ce34" table:formula="of:=SUM([$nw.C34:$nw.ZZ34]) / COUNT([$nw.C34:$nw.ZZ34])" office:value-type="float" office:value="86735.04" calcext:value-type="float">
            <text:p>86735.04</text:p>
          </table:table-cell>
          <table:table-cell table:style-name="ce30" table:formula="of:=[.J35]&gt;[.K35]" office:value-type="boolean" office:boolean-value="false" calcext:value-type="boolean">
            <text:p>FALSE</text:p>
          </table:table-cell>
          <table:table-cell table:style-name="ce37" table:formula="of:=(1-[.K35]/[.J35])*100" office:value-type="float" office:value="-0.568078650265336" calcext:value-type="float">
            <text:p>-0.568078650265336</text:p>
          </table:table-cell>
          <table:table-cell table:style-name="ce34"/>
          <table:table-cell table:style-name="ce34" office:value-type="float" office:value="1400" calcext:value-type="float">
            <text:p>14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22" table:formula="of:=SUM([$'ra-van'.C34:$'ra-van'.ZZ34]) / COUNT([$'ra-van'.C34:$'ra-van'.ZZ34])" office:value-type="float" office:value="1799.982" calcext:value-type="float">
            <text:p>1799.982</text:p>
          </table:table-cell>
          <table:table-cell table:style-name="ce34" table:formula="of:=SUM([$ra.C34:$ra.ZZ34]) / COUNT([$ra.C34:$ra.ZZ34])" office:value-type="float" office:value="5077.28" calcext:value-type="float">
            <text:p>5077.28</text:p>
          </table:table-cell>
          <table:table-cell table:style-name="ce30" table:formula="of:=[.Q35]&gt;[.R35]" office:value-type="boolean" office:boolean-value="false" calcext:value-type="boolean">
            <text:p>FALSE</text:p>
          </table:table-cell>
          <table:table-cell table:style-name="ce37" table:formula="of:=(1-[.R35]/[.Q35])*100" office:value-type="float" office:value="-182.07393185043" calcext:value-type="float">
            <text:p>-182.07393185043</text:p>
          </table:table-cell>
          <table:table-cell table:style-name="ce34"/>
          <table:table-cell table:style-name="ce34" office:value-type="float" office:value="1400" calcext:value-type="float">
            <text:p>14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22" table:formula="of:=SUM([$'addvec-van'.C34:$'addvec-van'.ZZ34]) / COUNT([$'addvec-van'.C34:$'addvec-van'.ZZ34])" office:value-type="float" office:value="339.3102" calcext:value-type="float">
            <text:p>339.3102</text:p>
          </table:table-cell>
          <table:table-cell table:style-name="ce40" table:formula="of:=SUM([$addvec.C34:$addvec.ZZ34]) / COUNT([$addvec.C34:$addvec.ZZ34])" office:value-type="float" office:value="338.1786" calcext:value-type="float">
            <text:p>338.1786</text:p>
          </table:table-cell>
          <table:table-cell table:style-name="ce41" table:formula="of:=[.X35]&gt;[.Y35]" office:value-type="boolean" office:boolean-value="true" calcext:value-type="boolean">
            <text:p>TRUE</text:p>
          </table:table-cell>
          <table:table-cell table:style-name="ce37" table:formula="of:=(1-[.Y35]/[.X35])*100" office:value-type="float" office:value="0.33350014234762" calcext:value-type="float">
            <text:p>0.33350014234762</text:p>
          </table:table-cell>
        </table:table-row>
        <table:table-row table:style-name="ro1">
          <table:table-cell table:style-name="ce34" office:value-type="float" office:value="1500" calcext:value-type="float">
            <text:p>15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22" table:formula="of:=SUM([$'fdtd-van'.C35:$'fdtd-van'.ZZ35]) / COUNT([$'fdtd-van'.C35:$'fdtd-van'.ZZ35])" office:value-type="float" office:value="4912.766" calcext:value-type="float">
            <text:p>4912.766</text:p>
          </table:table-cell>
          <table:table-cell table:style-name="ce34" table:formula="of:=SUM([$fdtd.C35:$fdtd.ZZ35]) / COUNT([$fdtd.C35:$fdtd.ZZ35])" office:value-type="float" office:value="3896.45" calcext:value-type="float">
            <text:p>3896.45</text:p>
          </table:table-cell>
          <table:table-cell table:style-name="ce30" table:formula="of:=[.C36]&gt;[.D36]" office:value-type="boolean" office:boolean-value="true" calcext:value-type="boolean">
            <text:p>TRUE</text:p>
          </table:table-cell>
          <table:table-cell table:style-name="ce37" table:formula="of:=(1-[.D36]/[.C36])*100" office:value-type="float" office:value="20.6872462478368" calcext:value-type="float">
            <text:p>20.6872462478368</text:p>
          </table:table-cell>
          <table:table-cell table:style-name="ce34"/>
          <table:table-cell table:style-name="ce34" office:value-type="float" office:value="1500" calcext:value-type="float">
            <text:p>15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22" table:formula="of:=SUM([$'nw-van'.C35:$'nw-van'.ZZ35]) / COUNT([$'nw-van'.C35:$'nw-van'.ZZ35])" office:value-type="float" office:value="112316.9" calcext:value-type="float">
            <text:p>112316.9</text:p>
          </table:table-cell>
          <table:table-cell table:style-name="ce34" table:formula="of:=SUM([$nw.C35:$nw.ZZ35]) / COUNT([$nw.C35:$nw.ZZ35])" office:value-type="float" office:value="107957.6" calcext:value-type="float">
            <text:p>107957.6</text:p>
          </table:table-cell>
          <table:table-cell table:style-name="ce30" table:formula="of:=[.J36]&gt;[.K36]" office:value-type="boolean" office:boolean-value="true" calcext:value-type="boolean">
            <text:p>TRUE</text:p>
          </table:table-cell>
          <table:table-cell table:style-name="ce37" table:formula="of:=(1-[.K36]/[.J36])*100" office:value-type="float" office:value="3.88125028379521" calcext:value-type="float">
            <text:p>3.88125028379521</text:p>
          </table:table-cell>
          <table:table-cell table:style-name="ce34"/>
          <table:table-cell table:style-name="ce34" office:value-type="float" office:value="1500" calcext:value-type="float">
            <text:p>15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22" table:formula="of:=SUM([$'ra-van'.C35:$'ra-van'.ZZ35]) / COUNT([$'ra-van'.C35:$'ra-van'.ZZ35])" office:value-type="float" office:value="12912.6" calcext:value-type="float">
            <text:p>12912.6</text:p>
          </table:table-cell>
          <table:table-cell table:style-name="ce34" table:formula="of:=SUM([$ra.C35:$ra.ZZ35]) / COUNT([$ra.C35:$ra.ZZ35])" office:value-type="float" office:value="7999.184" calcext:value-type="float">
            <text:p>7999.184</text:p>
          </table:table-cell>
          <table:table-cell table:style-name="ce30" table:formula="of:=[.Q36]&gt;[.R36]" office:value-type="boolean" office:boolean-value="true" calcext:value-type="boolean">
            <text:p>TRUE</text:p>
          </table:table-cell>
          <table:table-cell table:style-name="ce37" table:formula="of:=(1-[.R36]/[.Q36])*100" office:value-type="float" office:value="38.0513297089664" calcext:value-type="float">
            <text:p>38.0513297089664</text:p>
          </table:table-cell>
          <table:table-cell table:style-name="ce34"/>
          <table:table-cell table:style-name="ce34" office:value-type="float" office:value="1500" calcext:value-type="float">
            <text:p>15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22" table:formula="of:=SUM([$'addvec-van'.C35:$'addvec-van'.ZZ35]) / COUNT([$'addvec-van'.C35:$'addvec-van'.ZZ35])" office:value-type="float" office:value="364.6593" calcext:value-type="float">
            <text:p>364.6593</text:p>
          </table:table-cell>
          <table:table-cell table:style-name="ce40" table:formula="of:=SUM([$addvec.C35:$addvec.ZZ35]) / COUNT([$addvec.C35:$addvec.ZZ35])" office:value-type="float" office:value="371.4762" calcext:value-type="float">
            <text:p>371.4762</text:p>
          </table:table-cell>
          <table:table-cell table:style-name="ce41" table:formula="of:=[.X36]&gt;[.Y36]" office:value-type="boolean" office:boolean-value="false" calcext:value-type="boolean">
            <text:p>FALSE</text:p>
          </table:table-cell>
          <table:table-cell table:style-name="ce37" table:formula="of:=(1-[.Y36]/[.X36])*100" office:value-type="float" office:value="-1.86938876918812" calcext:value-type="float">
            <text:p>-1.86938876918812</text:p>
          </table:table-cell>
        </table:table-row>
        <table:table-row table:style-name="ro1">
          <table:table-cell table:style-name="ce34" office:value-type="float" office:value="1600" calcext:value-type="float">
            <text:p>16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22" table:formula="of:=SUM([$'fdtd-van'.C36:$'fdtd-van'.ZZ36]) / COUNT([$'fdtd-van'.C36:$'fdtd-van'.ZZ36])" office:value-type="float" office:value="5249.744" calcext:value-type="float">
            <text:p>5249.744</text:p>
          </table:table-cell>
          <table:table-cell table:style-name="ce34" table:formula="of:=SUM([$fdtd.C36:$fdtd.ZZ36]) / COUNT([$fdtd.C36:$fdtd.ZZ36])" office:value-type="float" office:value="4224.632" calcext:value-type="float">
            <text:p>4224.632</text:p>
          </table:table-cell>
          <table:table-cell table:style-name="ce30" table:formula="of:=[.C37]&gt;[.D37]" office:value-type="boolean" office:boolean-value="true" calcext:value-type="boolean">
            <text:p>TRUE</text:p>
          </table:table-cell>
          <table:table-cell table:style-name="ce37" table:formula="of:=(1-[.D37]/[.C37])*100" office:value-type="float" office:value="19.5268950257384" calcext:value-type="float">
            <text:p>19.5268950257384</text:p>
          </table:table-cell>
          <table:table-cell table:style-name="ce34"/>
          <table:table-cell table:style-name="ce34" office:value-type="float" office:value="1600" calcext:value-type="float">
            <text:p>16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22" table:formula="of:=SUM([$'nw-van'.C36:$'nw-van'.ZZ36]) / COUNT([$'nw-van'.C36:$'nw-van'.ZZ36])" office:value-type="float" office:value="146327.1" calcext:value-type="float">
            <text:p>146327.1</text:p>
          </table:table-cell>
          <table:table-cell table:style-name="ce34" table:formula="of:=SUM([$nw.C36:$nw.ZZ36]) / COUNT([$nw.C36:$nw.ZZ36])" office:value-type="float" office:value="147831.2" calcext:value-type="float">
            <text:p>147831.2</text:p>
          </table:table-cell>
          <table:table-cell table:style-name="ce30" table:formula="of:=[.J37]&gt;[.K37]" office:value-type="boolean" office:boolean-value="false" calcext:value-type="boolean">
            <text:p>FALSE</text:p>
          </table:table-cell>
          <table:table-cell table:style-name="ce37" table:formula="of:=(1-[.K37]/[.J37])*100" office:value-type="float" office:value="-1.02790255530247" calcext:value-type="float">
            <text:p>-1.02790255530247</text:p>
          </table:table-cell>
          <table:table-cell table:style-name="ce34"/>
          <table:table-cell table:style-name="ce34" office:value-type="float" office:value="1600" calcext:value-type="float">
            <text:p>16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22" table:formula="of:=SUM([$'ra-van'.C36:$'ra-van'.ZZ36]) / COUNT([$'ra-van'.C36:$'ra-van'.ZZ36])" office:value-type="float" office:value="52268.41" calcext:value-type="float">
            <text:p>52268.41</text:p>
          </table:table-cell>
          <table:table-cell table:style-name="ce34" table:formula="of:=SUM([$ra.C36:$ra.ZZ36]) / COUNT([$ra.C36:$ra.ZZ36])" office:value-type="float" office:value="42698.18" calcext:value-type="float">
            <text:p>42698.18</text:p>
          </table:table-cell>
          <table:table-cell table:style-name="ce30" table:formula="of:=[.Q37]&gt;[.R37]" office:value-type="boolean" office:boolean-value="true" calcext:value-type="boolean">
            <text:p>TRUE</text:p>
          </table:table-cell>
          <table:table-cell table:style-name="ce37" table:formula="of:=(1-[.R37]/[.Q37])*100" office:value-type="float" office:value="18.3097783154299" calcext:value-type="float">
            <text:p>18.3097783154299</text:p>
          </table:table-cell>
          <table:table-cell table:style-name="ce34"/>
          <table:table-cell table:style-name="ce34" office:value-type="float" office:value="1600" calcext:value-type="float">
            <text:p>16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22" table:formula="of:=SUM([$'addvec-van'.C36:$'addvec-van'.ZZ36]) / COUNT([$'addvec-van'.C36:$'addvec-van'.ZZ36])" office:value-type="float" office:value="405.4711" calcext:value-type="float">
            <text:p>405.4711</text:p>
          </table:table-cell>
          <table:table-cell table:style-name="ce40" table:formula="of:=SUM([$addvec.C36:$addvec.ZZ36]) / COUNT([$addvec.C36:$addvec.ZZ36])" office:value-type="float" office:value="404.3462" calcext:value-type="float">
            <text:p>404.3462</text:p>
          </table:table-cell>
          <table:table-cell table:style-name="ce41" table:formula="of:=[.X37]&gt;[.Y37]" office:value-type="boolean" office:boolean-value="true" calcext:value-type="boolean">
            <text:p>TRUE</text:p>
          </table:table-cell>
          <table:table-cell table:style-name="ce37" table:formula="of:=(1-[.Y37]/[.X37])*100" office:value-type="float" office:value="0.277430376665544" calcext:value-type="float">
            <text:p>0.277430376665544</text:p>
          </table:table-cell>
        </table:table-row>
        <table:table-row table:style-name="ro1">
          <table:table-cell table:style-name="ce34" office:value-type="float" office:value="1700" calcext:value-type="float">
            <text:p>17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22" table:formula="of:=SUM([$'fdtd-van'.C37:$'fdtd-van'.ZZ37]) / COUNT([$'fdtd-van'.C37:$'fdtd-van'.ZZ37])" office:value-type="float" office:value="5593.387" calcext:value-type="float">
            <text:p>5593.387</text:p>
          </table:table-cell>
          <table:table-cell table:style-name="ce34" table:formula="of:=SUM([$fdtd.C37:$fdtd.ZZ37]) / COUNT([$fdtd.C37:$fdtd.ZZ37])" office:value-type="float" office:value="4548.7" calcext:value-type="float">
            <text:p>4548.7</text:p>
          </table:table-cell>
          <table:table-cell table:style-name="ce30" table:formula="of:=[.C38]&gt;[.D38]" office:value-type="boolean" office:boolean-value="true" calcext:value-type="boolean">
            <text:p>TRUE</text:p>
          </table:table-cell>
          <table:table-cell table:style-name="ce37" table:formula="of:=(1-[.D38]/[.C38])*100" office:value-type="float" office:value="18.6771807493385" calcext:value-type="float">
            <text:p>18.6771807493385</text:p>
          </table:table-cell>
          <table:table-cell table:style-name="ce34"/>
          <table:table-cell table:style-name="ce34" office:value-type="float" office:value="1700" calcext:value-type="float">
            <text:p>17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22" table:formula="of:=SUM([$'nw-van'.C37:$'nw-van'.ZZ37]) / COUNT([$'nw-van'.C37:$'nw-van'.ZZ37])" office:value-type="float" office:value="176644.1" calcext:value-type="float">
            <text:p>176644.1</text:p>
          </table:table-cell>
          <table:table-cell table:style-name="ce34" table:formula="of:=SUM([$nw.C37:$nw.ZZ37]) / COUNT([$nw.C37:$nw.ZZ37])" office:value-type="float" office:value="174946.2" calcext:value-type="float">
            <text:p>174946.2</text:p>
          </table:table-cell>
          <table:table-cell table:style-name="ce30" table:formula="of:=[.J38]&gt;[.K38]" office:value-type="boolean" office:boolean-value="true" calcext:value-type="boolean">
            <text:p>TRUE</text:p>
          </table:table-cell>
          <table:table-cell table:style-name="ce37" table:formula="of:=(1-[.K38]/[.J38])*100" office:value-type="float" office:value="0.961198251172834" calcext:value-type="float">
            <text:p>0.961198251172834</text:p>
          </table:table-cell>
          <table:table-cell table:style-name="ce34"/>
          <table:table-cell table:style-name="ce34" office:value-type="float" office:value="1700" calcext:value-type="float">
            <text:p>17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22" table:formula="of:=SUM([$'ra-van'.C37:$'ra-van'.ZZ37]) / COUNT([$'ra-van'.C37:$'ra-van'.ZZ37])" office:value-type="float" office:value="82374.56" calcext:value-type="float">
            <text:p>82374.56</text:p>
          </table:table-cell>
          <table:table-cell table:style-name="ce34" table:formula="of:=SUM([$ra.C37:$ra.ZZ37]) / COUNT([$ra.C37:$ra.ZZ37])" office:value-type="float" office:value="70286.24" calcext:value-type="float">
            <text:p>70286.24</text:p>
          </table:table-cell>
          <table:table-cell table:style-name="ce30" table:formula="of:=[.Q38]&gt;[.R38]" office:value-type="boolean" office:boolean-value="true" calcext:value-type="boolean">
            <text:p>TRUE</text:p>
          </table:table-cell>
          <table:table-cell table:style-name="ce37" table:formula="of:=(1-[.R38]/[.Q38])*100" office:value-type="float" office:value="14.6748219353159" calcext:value-type="float">
            <text:p>14.6748219353159</text:p>
          </table:table-cell>
          <table:table-cell table:style-name="ce34"/>
          <table:table-cell table:style-name="ce34" office:value-type="float" office:value="1700" calcext:value-type="float">
            <text:p>17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22" table:formula="of:=SUM([$'addvec-van'.C37:$'addvec-van'.ZZ37]) / COUNT([$'addvec-van'.C37:$'addvec-van'.ZZ37])" office:value-type="float" office:value="427.0479" calcext:value-type="float">
            <text:p>427.0479</text:p>
          </table:table-cell>
          <table:table-cell table:style-name="ce40" table:formula="of:=SUM([$addvec.C37:$addvec.ZZ37]) / COUNT([$addvec.C37:$addvec.ZZ37])" office:value-type="float" office:value="439.6262" calcext:value-type="float">
            <text:p>439.6262</text:p>
          </table:table-cell>
          <table:table-cell table:style-name="ce41" table:formula="of:=[.X38]&gt;[.Y38]" office:value-type="boolean" office:boolean-value="false" calcext:value-type="boolean">
            <text:p>FALSE</text:p>
          </table:table-cell>
          <table:table-cell table:style-name="ce37" table:formula="of:=(1-[.Y38]/[.X38])*100" office:value-type="float" office:value="-2.94540729505985" calcext:value-type="float">
            <text:p>-2.94540729505985</text:p>
          </table:table-cell>
        </table:table-row>
        <table:table-row table:style-name="ro1">
          <table:table-cell table:style-name="ce34" office:value-type="float" office:value="1800" calcext:value-type="float">
            <text:p>18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22" table:formula="of:=SUM([$'fdtd-van'.C38:$'fdtd-van'.ZZ38]) / COUNT([$'fdtd-van'.C38:$'fdtd-van'.ZZ38])" office:value-type="float" office:value="5906.535" calcext:value-type="float">
            <text:p>5906.535</text:p>
          </table:table-cell>
          <table:table-cell table:style-name="ce34" table:formula="of:=SUM([$fdtd.C38:$fdtd.ZZ38]) / COUNT([$fdtd.C38:$fdtd.ZZ38])" office:value-type="float" office:value="4811.042" calcext:value-type="float">
            <text:p>4811.042</text:p>
          </table:table-cell>
          <table:table-cell table:style-name="ce30" table:formula="of:=[.C39]&gt;[.D39]" office:value-type="boolean" office:boolean-value="true" calcext:value-type="boolean">
            <text:p>TRUE</text:p>
          </table:table-cell>
          <table:table-cell table:style-name="ce37" table:formula="of:=(1-[.D39]/[.C39])*100" office:value-type="float" office:value="18.5471346567827" calcext:value-type="float">
            <text:p>18.5471346567827</text:p>
          </table:table-cell>
          <table:table-cell table:style-name="ce34"/>
          <table:table-cell table:style-name="ce34" office:value-type="float" office:value="1800" calcext:value-type="float">
            <text:p>18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22" table:formula="of:=SUM([$'nw-van'.C38:$'nw-van'.ZZ38]) / COUNT([$'nw-van'.C38:$'nw-van'.ZZ38])" office:value-type="float" office:value="209631.6" calcext:value-type="float">
            <text:p>209631.6</text:p>
          </table:table-cell>
          <table:table-cell table:style-name="ce34" table:formula="of:=SUM([$nw.C38:$nw.ZZ38]) / COUNT([$nw.C38:$nw.ZZ38])" office:value-type="float" office:value="207243.6" calcext:value-type="float">
            <text:p>207243.6</text:p>
          </table:table-cell>
          <table:table-cell table:style-name="ce30" table:formula="of:=[.J39]&gt;[.K39]" office:value-type="boolean" office:boolean-value="true" calcext:value-type="boolean">
            <text:p>TRUE</text:p>
          </table:table-cell>
          <table:table-cell table:style-name="ce37" table:formula="of:=(1-[.K39]/[.J39])*100" office:value-type="float" office:value="1.13914123634032" calcext:value-type="float">
            <text:p>1.13914123634032</text:p>
          </table:table-cell>
          <table:table-cell table:style-name="ce34"/>
          <table:table-cell table:style-name="ce34" office:value-type="float" office:value="1800" calcext:value-type="float">
            <text:p>18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22" table:formula="of:=SUM([$'ra-van'.C38:$'ra-van'.ZZ38]) / COUNT([$'ra-van'.C38:$'ra-van'.ZZ38])" office:value-type="float" office:value="98488.4" calcext:value-type="float">
            <text:p>98488.4</text:p>
          </table:table-cell>
          <table:table-cell table:style-name="ce34" table:formula="of:=SUM([$ra.C38:$ra.ZZ38]) / COUNT([$ra.C38:$ra.ZZ38])" office:value-type="float" office:value="96485.44" calcext:value-type="float">
            <text:p>96485.44</text:p>
          </table:table-cell>
          <table:table-cell table:style-name="ce30" table:formula="of:=[.Q39]&gt;[.R39]" office:value-type="boolean" office:boolean-value="true" calcext:value-type="boolean">
            <text:p>TRUE</text:p>
          </table:table-cell>
          <table:table-cell table:style-name="ce37" table:formula="of:=(1-[.R39]/[.Q39])*100" office:value-type="float" office:value="2.03370143082839" calcext:value-type="float">
            <text:p>2.03370143082839</text:p>
          </table:table-cell>
          <table:table-cell table:style-name="ce34"/>
          <table:table-cell table:style-name="ce34" office:value-type="float" office:value="1800" calcext:value-type="float">
            <text:p>18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22" table:formula="of:=SUM([$'addvec-van'.C38:$'addvec-van'.ZZ38]) / COUNT([$'addvec-van'.C38:$'addvec-van'.ZZ38])" office:value-type="float" office:value="473.0261" calcext:value-type="float">
            <text:p>473.0261</text:p>
          </table:table-cell>
          <table:table-cell table:style-name="ce40" table:formula="of:=SUM([$addvec.C38:$addvec.ZZ38]) / COUNT([$addvec.C38:$addvec.ZZ38])" office:value-type="float" office:value="471.6206" calcext:value-type="float">
            <text:p>471.6206</text:p>
          </table:table-cell>
          <table:table-cell table:style-name="ce41" table:formula="of:=[.X39]&gt;[.Y39]" office:value-type="boolean" office:boolean-value="true" calcext:value-type="boolean">
            <text:p>TRUE</text:p>
          </table:table-cell>
          <table:table-cell table:style-name="ce37" table:formula="of:=(1-[.Y39]/[.X39])*100" office:value-type="float" office:value="0.29712948186158" calcext:value-type="float">
            <text:p>0.29712948186158</text:p>
          </table:table-cell>
        </table:table-row>
        <table:table-row table:style-name="ro1">
          <table:table-cell table:style-name="ce34" office:value-type="float" office:value="1900" calcext:value-type="float">
            <text:p>19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22" table:formula="of:=SUM([$'fdtd-van'.C39:$'fdtd-van'.ZZ39]) / COUNT([$'fdtd-van'.C39:$'fdtd-van'.ZZ39])" office:value-type="float" office:value="6233.224" calcext:value-type="float">
            <text:p>6233.224</text:p>
          </table:table-cell>
          <table:table-cell table:style-name="ce34" table:formula="of:=SUM([$fdtd.C39:$fdtd.ZZ39]) / COUNT([$fdtd.C39:$fdtd.ZZ39])" office:value-type="float" office:value="5192.088" calcext:value-type="float">
            <text:p>5192.088</text:p>
          </table:table-cell>
          <table:table-cell table:style-name="ce30" table:formula="of:=[.C40]&gt;[.D40]" office:value-type="boolean" office:boolean-value="true" calcext:value-type="boolean">
            <text:p>TRUE</text:p>
          </table:table-cell>
          <table:table-cell table:style-name="ce37" table:formula="of:=(1-[.D40]/[.C40])*100" office:value-type="float" office:value="16.703009550114" calcext:value-type="float">
            <text:p>16.703009550114</text:p>
          </table:table-cell>
          <table:table-cell table:style-name="ce34"/>
          <table:table-cell table:style-name="ce34" office:value-type="float" office:value="1900" calcext:value-type="float">
            <text:p>19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22" table:formula="of:=SUM([$'nw-van'.C39:$'nw-van'.ZZ39]) / COUNT([$'nw-van'.C39:$'nw-van'.ZZ39])" office:value-type="float" office:value="242557.4" calcext:value-type="float">
            <text:p>242557.4</text:p>
          </table:table-cell>
          <table:table-cell table:style-name="ce34" table:formula="of:=SUM([$nw.C39:$nw.ZZ39]) / COUNT([$nw.C39:$nw.ZZ39])" office:value-type="float" office:value="238405.4" calcext:value-type="float">
            <text:p>238405.4</text:p>
          </table:table-cell>
          <table:table-cell table:style-name="ce30" table:formula="of:=[.J40]&gt;[.K40]" office:value-type="boolean" office:boolean-value="true" calcext:value-type="boolean">
            <text:p>TRUE</text:p>
          </table:table-cell>
          <table:table-cell table:style-name="ce37" table:formula="of:=(1-[.K40]/[.J40])*100" office:value-type="float" office:value="1.7117597731506" calcext:value-type="float">
            <text:p>1.7117597731506</text:p>
          </table:table-cell>
          <table:table-cell table:style-name="ce34"/>
          <table:table-cell table:style-name="ce34" office:value-type="float" office:value="1900" calcext:value-type="float">
            <text:p>19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22" table:formula="of:=SUM([$'ra-van'.C39:$'ra-van'.ZZ39]) / COUNT([$'ra-van'.C39:$'ra-van'.ZZ39])" office:value-type="float" office:value="132228.72" calcext:value-type="float">
            <text:p>132228.72</text:p>
          </table:table-cell>
          <table:table-cell table:style-name="ce34" table:formula="of:=SUM([$ra.C39:$ra.ZZ39]) / COUNT([$ra.C39:$ra.ZZ39])" office:value-type="float" office:value="121221.28" calcext:value-type="float">
            <text:p>121221.28</text:p>
          </table:table-cell>
          <table:table-cell table:style-name="ce30" table:formula="of:=[.Q40]&gt;[.R40]" office:value-type="boolean" office:boolean-value="true" calcext:value-type="boolean">
            <text:p>TRUE</text:p>
          </table:table-cell>
          <table:table-cell table:style-name="ce37" table:formula="of:=(1-[.R40]/[.Q40])*100" office:value-type="float" office:value="8.32454552989699" calcext:value-type="float">
            <text:p>8.32454552989699</text:p>
          </table:table-cell>
          <table:table-cell table:style-name="ce34"/>
          <table:table-cell table:style-name="ce34" office:value-type="float" office:value="1900" calcext:value-type="float">
            <text:p>19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22" table:formula="of:=SUM([$'addvec-van'.C39:$'addvec-van'.ZZ39]) / COUNT([$'addvec-van'.C39:$'addvec-van'.ZZ39])" office:value-type="float" office:value="493.3971" calcext:value-type="float">
            <text:p>493.3971</text:p>
          </table:table-cell>
          <table:table-cell table:style-name="ce40" table:formula="of:=SUM([$addvec.C39:$addvec.ZZ39]) / COUNT([$addvec.C39:$addvec.ZZ39])" office:value-type="float" office:value="507.0086" calcext:value-type="float">
            <text:p>507.0086</text:p>
          </table:table-cell>
          <table:table-cell table:style-name="ce41" table:formula="of:=[.X40]&gt;[.Y40]" office:value-type="boolean" office:boolean-value="false" calcext:value-type="boolean">
            <text:p>FALSE</text:p>
          </table:table-cell>
          <table:table-cell table:style-name="ce37" table:formula="of:=(1-[.Y40]/[.X40])*100" office:value-type="float" office:value="-2.75873125318329" calcext:value-type="float">
            <text:p>-2.75873125318329</text:p>
          </table:table-cell>
        </table:table-row>
        <table:table-row table:style-name="ro1">
          <table:table-cell table:style-name="ce34" office:value-type="float" office:value="2000" calcext:value-type="float">
            <text:p>20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23" table:formula="of:=SUM([$'fdtd-van'.C40:$'fdtd-van'.ZZ40]) / COUNT([$'fdtd-van'.C40:$'fdtd-van'.ZZ40])" office:value-type="float" office:value="6577.105" calcext:value-type="float">
            <text:p>6577.105</text:p>
          </table:table-cell>
          <table:table-cell table:style-name="ce26" table:formula="of:=SUM([$fdtd.C40:$fdtd.ZZ40]) / COUNT([$fdtd.C40:$fdtd.ZZ40])" office:value-type="float" office:value="5514.628" calcext:value-type="float">
            <text:p>5514.628</text:p>
          </table:table-cell>
          <table:table-cell table:style-name="ce31" table:formula="of:=[.C41]&gt;[.D41]" office:value-type="boolean" office:boolean-value="true" calcext:value-type="boolean">
            <text:p>TRUE</text:p>
          </table:table-cell>
          <table:table-cell table:style-name="ce38" table:formula="of:=(1-[.D41]/[.C41])*100" office:value-type="float" office:value="16.1541742149472" calcext:value-type="float">
            <text:p>16.1541742149472</text:p>
          </table:table-cell>
          <table:table-cell table:style-name="ce34"/>
          <table:table-cell table:style-name="ce34" office:value-type="float" office:value="2000" calcext:value-type="float">
            <text:p>20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23" table:formula="of:=SUM([$'nw-van'.C40:$'nw-van'.ZZ40]) / COUNT([$'nw-van'.C40:$'nw-van'.ZZ40])" office:value-type="float" office:value="272584.3" calcext:value-type="float">
            <text:p>272584.3</text:p>
          </table:table-cell>
          <table:table-cell table:style-name="ce26" table:formula="of:=SUM([$nw.C40:$nw.ZZ40]) / COUNT([$nw.C40:$nw.ZZ40])" office:value-type="float" office:value="273730.2" calcext:value-type="float">
            <text:p>273730.2</text:p>
          </table:table-cell>
          <table:table-cell table:style-name="ce31" table:formula="of:=[.J41]&gt;[.K41]" office:value-type="boolean" office:boolean-value="false" calcext:value-type="boolean">
            <text:p>FALSE</text:p>
          </table:table-cell>
          <table:table-cell table:style-name="ce38" table:formula="of:=(1-[.K41]/[.J41])*100" office:value-type="float" office:value="-0.420383712488226" calcext:value-type="float">
            <text:p>-0.420383712488226</text:p>
          </table:table-cell>
          <table:table-cell table:style-name="ce34"/>
          <table:table-cell table:style-name="ce34" office:value-type="float" office:value="2000" calcext:value-type="float">
            <text:p>20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22" table:formula="of:=SUM([$'ra-van'.C40:$'ra-van'.ZZ40]) / COUNT([$'ra-van'.C40:$'ra-van'.ZZ40])" office:value-type="float" office:value="161746.4" calcext:value-type="float">
            <text:p>161746.4</text:p>
          </table:table-cell>
          <table:table-cell table:style-name="ce34" table:formula="of:=SUM([$ra.C40:$ra.ZZ40]) / COUNT([$ra.C40:$ra.ZZ40])" office:value-type="float" office:value="146760.12" calcext:value-type="float">
            <text:p>146760.12</text:p>
          </table:table-cell>
          <table:table-cell table:style-name="ce31" table:formula="of:=[.Q41]&gt;[.R41]" office:value-type="boolean" office:boolean-value="true" calcext:value-type="boolean">
            <text:p>TRUE</text:p>
          </table:table-cell>
          <table:table-cell table:style-name="ce38" table:formula="of:=(1-[.R41]/[.Q41])*100" office:value-type="float" office:value="9.26529431257821" calcext:value-type="float">
            <text:p>9.26529431257821</text:p>
          </table:table-cell>
          <table:table-cell table:style-name="ce34"/>
          <table:table-cell table:style-name="ce34" office:value-type="float" office:value="2000" calcext:value-type="float">
            <text:p>2000</text:p>
          </table:table-cell>
          <table:table-cell table:style-name="ce34" office:value-type="float" office:value="1000" calcext:value-type="float">
            <text:p>1000</text:p>
          </table:table-cell>
          <table:table-cell table:style-name="ce23" table:formula="of:=SUM([$'addvec-van'.C40:$'addvec-van'.ZZ40]) / COUNT([$'addvec-van'.C40:$'addvec-van'.ZZ40])" office:value-type="float" office:value="541.5908" calcext:value-type="float">
            <text:p>541.5908</text:p>
          </table:table-cell>
          <table:table-cell table:style-name="ce40" table:formula="of:=SUM([$addvec.C40:$addvec.ZZ40]) / COUNT([$addvec.C40:$addvec.ZZ40])" office:value-type="float" office:value="540.7022" calcext:value-type="float">
            <text:p>540.7022</text:p>
          </table:table-cell>
          <table:table-cell table:style-name="ce41" table:formula="of:=[.X41]&gt;[.Y41]" office:value-type="boolean" office:boolean-value="true" calcext:value-type="boolean">
            <text:p>TRUE</text:p>
          </table:table-cell>
          <table:table-cell table:style-name="ce38" table:formula="of:=(1-[.Y41]/[.X41])*100" office:value-type="float" office:value="0.164072210975541" calcext:value-type="float">
            <text:p>0.164072210975541</text:p>
          </table:table-cell>
        </table:table-row>
      </table:table>
      <table:table table:name="fdtd-van" table:style-name="ta1">
        <table:table-column table:style-name="co2" table:number-columns-repeated="2" table:default-cell-style-name="Default"/>
        <table:table-column table:style-name="co2" table:number-columns-repeated="2" table:default-cell-style-name="ce33"/>
        <table:table-column table:style-name="co2" table:number-columns-repeated="8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4.95411" calcext:value-type="float">
            <text:p>4.95411</text:p>
          </table:table-cell>
          <table:table-cell table:style-name="Default" office:value-type="float" office:value="4.79146" calcext:value-type="float">
            <text:p>4.79146</text:p>
          </table:table-cell>
          <table:table-cell office:value-type="float" office:value="4.54333" calcext:value-type="float">
            <text:p>4.54333</text:p>
          </table:table-cell>
          <table:table-cell office:value-type="float" office:value="4.80038" calcext:value-type="float">
            <text:p>4.80038</text:p>
          </table:table-cell>
          <table:table-cell office:value-type="float" office:value="4.79955" calcext:value-type="float">
            <text:p>4.79955</text:p>
          </table:table-cell>
          <table:table-cell office:value-type="float" office:value="4.94275" calcext:value-type="float">
            <text:p>4.94275</text:p>
          </table:table-cell>
          <table:table-cell office:value-type="float" office:value="4.86624" calcext:value-type="float">
            <text:p>4.86624</text:p>
          </table:table-cell>
          <table:table-cell office:value-type="float" office:value="4.92202" calcext:value-type="float">
            <text:p>4.92202</text:p>
          </table:table-cell>
          <table:table-cell office:value-type="float" office:value="4.80832" calcext:value-type="float">
            <text:p>4.80832</text:p>
          </table:table-cell>
          <table:table-cell office:value-type="float" office:value="4.85494" calcext:value-type="float">
            <text:p>4.854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8.27658" calcext:value-type="float">
            <text:p>8.27658</text:p>
          </table:table-cell>
          <table:table-cell table:style-name="Default" office:value-type="float" office:value="9.62806" calcext:value-type="float">
            <text:p>9.62806</text:p>
          </table:table-cell>
          <table:table-cell office:value-type="float" office:value="8.33386" calcext:value-type="float">
            <text:p>8.33386</text:p>
          </table:table-cell>
          <table:table-cell office:value-type="float" office:value="9.19437" calcext:value-type="float">
            <text:p>9.19437</text:p>
          </table:table-cell>
          <table:table-cell office:value-type="float" office:value="8.32102" calcext:value-type="float">
            <text:p>8.32102</text:p>
          </table:table-cell>
          <table:table-cell office:value-type="float" office:value="9.07056" calcext:value-type="float">
            <text:p>9.07056</text:p>
          </table:table-cell>
          <table:table-cell office:value-type="float" office:value="8.46486" calcext:value-type="float">
            <text:p>8.46486</text:p>
          </table:table-cell>
          <table:table-cell office:value-type="float" office:value="10.0844" calcext:value-type="float">
            <text:p>10.0844</text:p>
          </table:table-cell>
          <table:table-cell office:value-type="float" office:value="8.7416" calcext:value-type="float">
            <text:p>8.7416</text:p>
          </table:table-cell>
          <table:table-cell office:value-type="float" office:value="9.97654" calcext:value-type="float">
            <text:p>9.976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2.9495" calcext:value-type="float">
            <text:p>12.9495</text:p>
          </table:table-cell>
          <table:table-cell table:style-name="Default" office:value-type="float" office:value="13.4743" calcext:value-type="float">
            <text:p>13.4743</text:p>
          </table:table-cell>
          <table:table-cell office:value-type="float" office:value="13.6019" calcext:value-type="float">
            <text:p>13.6019</text:p>
          </table:table-cell>
          <table:table-cell office:value-type="float" office:value="13.9635" calcext:value-type="float">
            <text:p>13.9635</text:p>
          </table:table-cell>
          <table:table-cell office:value-type="float" office:value="12.9741" calcext:value-type="float">
            <text:p>12.9741</text:p>
          </table:table-cell>
          <table:table-cell office:value-type="float" office:value="14.0659" calcext:value-type="float">
            <text:p>14.0659</text:p>
          </table:table-cell>
          <table:table-cell office:value-type="float" office:value="12.9537" calcext:value-type="float">
            <text:p>12.9537</text:p>
          </table:table-cell>
          <table:table-cell office:value-type="float" office:value="13.4142" calcext:value-type="float">
            <text:p>13.4142</text:p>
          </table:table-cell>
          <table:table-cell office:value-type="float" office:value="13.5633" calcext:value-type="float">
            <text:p>13.5633</text:p>
          </table:table-cell>
          <table:table-cell office:value-type="float" office:value="13.1788" calcext:value-type="float">
            <text:p>13.17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6.8521" calcext:value-type="float">
            <text:p>16.8521</text:p>
          </table:table-cell>
          <table:table-cell table:style-name="Default" office:value-type="float" office:value="17.5675" calcext:value-type="float">
            <text:p>17.5675</text:p>
          </table:table-cell>
          <table:table-cell office:value-type="float" office:value="17.7131" calcext:value-type="float">
            <text:p>17.7131</text:p>
          </table:table-cell>
          <table:table-cell office:value-type="float" office:value="17.6212" calcext:value-type="float">
            <text:p>17.6212</text:p>
          </table:table-cell>
          <table:table-cell office:value-type="float" office:value="17.7465" calcext:value-type="float">
            <text:p>17.7465</text:p>
          </table:table-cell>
          <table:table-cell office:value-type="float" office:value="16.8689" calcext:value-type="float">
            <text:p>16.8689</text:p>
          </table:table-cell>
          <table:table-cell office:value-type="float" office:value="17.4305" calcext:value-type="float">
            <text:p>17.4305</text:p>
          </table:table-cell>
          <table:table-cell office:value-type="float" office:value="18.3873" calcext:value-type="float">
            <text:p>18.3873</text:p>
          </table:table-cell>
          <table:table-cell office:value-type="float" office:value="16.9083" calcext:value-type="float">
            <text:p>16.9083</text:p>
          </table:table-cell>
          <table:table-cell office:value-type="float" office:value="17.1536" calcext:value-type="float">
            <text:p>17.15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1.2715" calcext:value-type="float">
            <text:p>21.2715</text:p>
          </table:table-cell>
          <table:table-cell table:style-name="Default" office:value-type="float" office:value="20.4251" calcext:value-type="float">
            <text:p>20.4251</text:p>
          </table:table-cell>
          <table:table-cell office:value-type="float" office:value="20.048" calcext:value-type="float">
            <text:p>20.048</text:p>
          </table:table-cell>
          <table:table-cell office:value-type="float" office:value="21.134" calcext:value-type="float">
            <text:p>21.134</text:p>
          </table:table-cell>
          <table:table-cell office:value-type="float" office:value="19.7306" calcext:value-type="float">
            <text:p>19.7306</text:p>
          </table:table-cell>
          <table:table-cell office:value-type="float" office:value="20.4001" calcext:value-type="float">
            <text:p>20.4001</text:p>
          </table:table-cell>
          <table:table-cell office:value-type="float" office:value="21.0204" calcext:value-type="float">
            <text:p>21.0204</text:p>
          </table:table-cell>
          <table:table-cell office:value-type="float" office:value="19.37" calcext:value-type="float">
            <text:p>19.37</text:p>
          </table:table-cell>
          <table:table-cell office:value-type="float" office:value="20.2519" calcext:value-type="float">
            <text:p>20.2519</text:p>
          </table:table-cell>
          <table:table-cell office:value-type="float" office:value="19.7101" calcext:value-type="float">
            <text:p>19.71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3.1259" calcext:value-type="float">
            <text:p>23.1259</text:p>
          </table:table-cell>
          <table:table-cell table:style-name="Default" office:value-type="float" office:value="22.7111" calcext:value-type="float">
            <text:p>22.7111</text:p>
          </table:table-cell>
          <table:table-cell office:value-type="float" office:value="25.6488" calcext:value-type="float">
            <text:p>25.6488</text:p>
          </table:table-cell>
          <table:table-cell office:value-type="float" office:value="24.014" calcext:value-type="float">
            <text:p>24.014</text:p>
          </table:table-cell>
          <table:table-cell office:value-type="float" office:value="23.4404" calcext:value-type="float">
            <text:p>23.4404</text:p>
          </table:table-cell>
          <table:table-cell office:value-type="float" office:value="22.2474" calcext:value-type="float">
            <text:p>22.2474</text:p>
          </table:table-cell>
          <table:table-cell office:value-type="float" office:value="22.6596" calcext:value-type="float">
            <text:p>22.6596</text:p>
          </table:table-cell>
          <table:table-cell office:value-type="float" office:value="23.2627" calcext:value-type="float">
            <text:p>23.2627</text:p>
          </table:table-cell>
          <table:table-cell office:value-type="float" office:value="23.4285" calcext:value-type="float">
            <text:p>23.4285</text:p>
          </table:table-cell>
          <table:table-cell office:value-type="float" office:value="25.115" calcext:value-type="float">
            <text:p>25.1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5.9482" calcext:value-type="float">
            <text:p>25.9482</text:p>
          </table:table-cell>
          <table:table-cell table:style-name="Default" office:value-type="float" office:value="28.7387" calcext:value-type="float">
            <text:p>28.7387</text:p>
          </table:table-cell>
          <table:table-cell office:value-type="float" office:value="25.8939" calcext:value-type="float">
            <text:p>25.8939</text:p>
          </table:table-cell>
          <table:table-cell office:value-type="float" office:value="26.0874" calcext:value-type="float">
            <text:p>26.0874</text:p>
          </table:table-cell>
          <table:table-cell office:value-type="float" office:value="28.4778" calcext:value-type="float">
            <text:p>28.4778</text:p>
          </table:table-cell>
          <table:table-cell office:value-type="float" office:value="28.6597" calcext:value-type="float">
            <text:p>28.6597</text:p>
          </table:table-cell>
          <table:table-cell office:value-type="float" office:value="26.8618" calcext:value-type="float">
            <text:p>26.8618</text:p>
          </table:table-cell>
          <table:table-cell office:value-type="float" office:value="26.6979" calcext:value-type="float">
            <text:p>26.6979</text:p>
          </table:table-cell>
          <table:table-cell office:value-type="float" office:value="26.7627" calcext:value-type="float">
            <text:p>26.7627</text:p>
          </table:table-cell>
          <table:table-cell office:value-type="float" office:value="27.9362" calcext:value-type="float">
            <text:p>27.93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8.9069" calcext:value-type="float">
            <text:p>28.9069</text:p>
          </table:table-cell>
          <table:table-cell table:style-name="Default" office:value-type="float" office:value="28.6162" calcext:value-type="float">
            <text:p>28.6162</text:p>
          </table:table-cell>
          <table:table-cell office:value-type="float" office:value="28.8577" calcext:value-type="float">
            <text:p>28.8577</text:p>
          </table:table-cell>
          <table:table-cell office:value-type="float" office:value="30.5897" calcext:value-type="float">
            <text:p>30.5897</text:p>
          </table:table-cell>
          <table:table-cell office:value-type="float" office:value="31.5742" calcext:value-type="float">
            <text:p>31.5742</text:p>
          </table:table-cell>
          <table:table-cell office:value-type="float" office:value="28.7724" calcext:value-type="float">
            <text:p>28.7724</text:p>
          </table:table-cell>
          <table:table-cell office:value-type="float" office:value="32.1091" calcext:value-type="float">
            <text:p>32.1091</text:p>
          </table:table-cell>
          <table:table-cell office:value-type="float" office:value="28.5581" calcext:value-type="float">
            <text:p>28.5581</text:p>
          </table:table-cell>
          <table:table-cell office:value-type="float" office:value="28.5757" calcext:value-type="float">
            <text:p>28.5757</text:p>
          </table:table-cell>
          <table:table-cell office:value-type="float" office:value="29.9418" calcext:value-type="float">
            <text:p>29.94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32.6459" calcext:value-type="float">
            <text:p>32.6459</text:p>
          </table:table-cell>
          <table:table-cell office:value-type="float" office:value="31.8955" calcext:value-type="float">
            <text:p>31.8955</text:p>
          </table:table-cell>
          <table:table-cell table:style-name="ce33" office:value-type="float" office:value="32.3397" calcext:value-type="float">
            <text:p>32.3397</text:p>
          </table:table-cell>
          <table:table-cell table:style-name="ce33" office:value-type="float" office:value="34.7995" calcext:value-type="float">
            <text:p>34.7995</text:p>
          </table:table-cell>
          <table:table-cell table:style-name="ce33" office:value-type="float" office:value="31.7092" calcext:value-type="float">
            <text:p>31.7092</text:p>
          </table:table-cell>
          <table:table-cell office:value-type="float" office:value="32.8023" calcext:value-type="float">
            <text:p>32.8023</text:p>
          </table:table-cell>
          <table:table-cell office:value-type="float" office:value="35.0888" calcext:value-type="float">
            <text:p>35.0888</text:p>
          </table:table-cell>
          <table:table-cell office:value-type="float" office:value="31.7062" calcext:value-type="float">
            <text:p>31.7062</text:p>
          </table:table-cell>
          <table:table-cell office:value-type="float" office:value="31.782" calcext:value-type="float">
            <text:p>31.782</text:p>
          </table:table-cell>
          <table:table-cell office:value-type="float" office:value="31.7261" calcext:value-type="float">
            <text:p>31.726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style-name="Default" office:value-type="float" office:value="186.742" calcext:value-type="float">
            <text:p>186.742</text:p>
          </table:table-cell>
          <table:table-cell table:style-name="Default" office:value-type="float" office:value="186.981" calcext:value-type="float">
            <text:p>186.981</text:p>
          </table:table-cell>
          <table:table-cell office:value-type="float" office:value="192.612" calcext:value-type="float">
            <text:p>192.612</text:p>
          </table:table-cell>
          <table:table-cell office:value-type="float" office:value="183.509" calcext:value-type="float">
            <text:p>183.509</text:p>
          </table:table-cell>
          <table:table-cell office:value-type="float" office:value="198.101" calcext:value-type="float">
            <text:p>198.101</text:p>
          </table:table-cell>
          <table:table-cell office:value-type="float" office:value="188.647" calcext:value-type="float">
            <text:p>188.647</text:p>
          </table:table-cell>
          <table:table-cell office:value-type="float" office:value="186.665" calcext:value-type="float">
            <text:p>186.665</text:p>
          </table:table-cell>
          <table:table-cell office:value-type="float" office:value="187.167" calcext:value-type="float">
            <text:p>187.167</text:p>
          </table:table-cell>
          <table:table-cell office:value-type="float" office:value="184.333" calcext:value-type="float">
            <text:p>184.333</text:p>
          </table:table-cell>
          <table:table-cell office:value-type="float" office:value="192.615" calcext:value-type="float">
            <text:p>192.61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12.323" calcext:value-type="float">
            <text:p>212.323</text:p>
          </table:table-cell>
          <table:table-cell table:style-name="Default" office:value-type="float" office:value="162.502" calcext:value-type="float">
            <text:p>162.502</text:p>
          </table:table-cell>
          <table:table-cell office:value-type="float" office:value="205.448" calcext:value-type="float">
            <text:p>205.448</text:p>
          </table:table-cell>
          <table:table-cell office:value-type="float" office:value="204.157" calcext:value-type="float">
            <text:p>204.157</text:p>
          </table:table-cell>
          <table:table-cell office:value-type="float" office:value="165.446" calcext:value-type="float">
            <text:p>165.446</text:p>
          </table:table-cell>
          <table:table-cell office:value-type="float" office:value="209.82" calcext:value-type="float">
            <text:p>209.82</text:p>
          </table:table-cell>
          <table:table-cell office:value-type="float" office:value="205.172" calcext:value-type="float">
            <text:p>205.172</text:p>
          </table:table-cell>
          <table:table-cell office:value-type="float" office:value="211.534" calcext:value-type="float">
            <text:p>211.534</text:p>
          </table:table-cell>
          <table:table-cell office:value-type="float" office:value="216.889" calcext:value-type="float">
            <text:p>216.889</text:p>
          </table:table-cell>
          <table:table-cell office:value-type="float" office:value="203.347" calcext:value-type="float">
            <text:p>203.34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33.941" calcext:value-type="float">
            <text:p>233.941</text:p>
          </table:table-cell>
          <table:table-cell table:style-name="Default" office:value-type="float" office:value="231.064" calcext:value-type="float">
            <text:p>231.064</text:p>
          </table:table-cell>
          <table:table-cell office:value-type="float" office:value="222.876" calcext:value-type="float">
            <text:p>222.876</text:p>
          </table:table-cell>
          <table:table-cell office:value-type="float" office:value="223.289" calcext:value-type="float">
            <text:p>223.289</text:p>
          </table:table-cell>
          <table:table-cell office:value-type="float" office:value="234.814" calcext:value-type="float">
            <text:p>234.814</text:p>
          </table:table-cell>
          <table:table-cell office:value-type="float" office:value="229.771" calcext:value-type="float">
            <text:p>229.771</text:p>
          </table:table-cell>
          <table:table-cell office:value-type="float" office:value="224.75" calcext:value-type="float">
            <text:p>224.75</text:p>
          </table:table-cell>
          <table:table-cell office:value-type="float" office:value="222.007" calcext:value-type="float">
            <text:p>222.007</text:p>
          </table:table-cell>
          <table:table-cell office:value-type="float" office:value="222.093" calcext:value-type="float">
            <text:p>222.093</text:p>
          </table:table-cell>
          <table:table-cell office:value-type="float" office:value="223.047" calcext:value-type="float">
            <text:p>223.04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243.597" calcext:value-type="float">
            <text:p>243.597</text:p>
          </table:table-cell>
          <table:table-cell office:value-type="float" office:value="243.737" calcext:value-type="float">
            <text:p>243.737</text:p>
          </table:table-cell>
          <table:table-cell office:value-type="float" office:value="243.631" calcext:value-type="float">
            <text:p>243.631</text:p>
          </table:table-cell>
          <table:table-cell office:value-type="float" office:value="252.887" calcext:value-type="float">
            <text:p>252.887</text:p>
          </table:table-cell>
          <table:table-cell office:value-type="float" office:value="249.673" calcext:value-type="float">
            <text:p>249.673</text:p>
          </table:table-cell>
          <table:table-cell office:value-type="float" office:value="245.118" calcext:value-type="float">
            <text:p>245.118</text:p>
          </table:table-cell>
          <table:table-cell office:value-type="float" office:value="256.045" calcext:value-type="float">
            <text:p>256.045</text:p>
          </table:table-cell>
          <table:table-cell office:value-type="float" office:value="243.666" calcext:value-type="float">
            <text:p>243.666</text:p>
          </table:table-cell>
          <table:table-cell office:value-type="float" office:value="257.755" calcext:value-type="float">
            <text:p>257.755</text:p>
          </table:table-cell>
          <table:table-cell office:value-type="float" office:value="243.381" calcext:value-type="float">
            <text:p>243.38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496.873" calcext:value-type="float">
            <text:p>496.873</text:p>
          </table:table-cell>
          <table:table-cell office:value-type="float" office:value="509.52" calcext:value-type="float">
            <text:p>509.52</text:p>
          </table:table-cell>
          <table:table-cell office:value-type="float" office:value="495.609" calcext:value-type="float">
            <text:p>495.609</text:p>
          </table:table-cell>
          <table:table-cell office:value-type="float" office:value="505.614" calcext:value-type="float">
            <text:p>505.614</text:p>
          </table:table-cell>
          <table:table-cell office:value-type="float" office:value="494.306" calcext:value-type="float">
            <text:p>494.306</text:p>
          </table:table-cell>
          <table:table-cell office:value-type="float" office:value="490.942" calcext:value-type="float">
            <text:p>490.942</text:p>
          </table:table-cell>
          <table:table-cell office:value-type="float" office:value="504.578" calcext:value-type="float">
            <text:p>504.578</text:p>
          </table:table-cell>
          <table:table-cell office:value-type="float" office:value="496.689" calcext:value-type="float">
            <text:p>496.689</text:p>
          </table:table-cell>
          <table:table-cell office:value-type="float" office:value="501.978" calcext:value-type="float">
            <text:p>501.978</text:p>
          </table:table-cell>
          <table:table-cell office:value-type="float" office:value="503.218" calcext:value-type="float">
            <text:p>503.2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546.135" calcext:value-type="float">
            <text:p>546.135</text:p>
          </table:table-cell>
          <table:table-cell office:value-type="float" office:value="523.956" calcext:value-type="float">
            <text:p>523.956</text:p>
          </table:table-cell>
          <table:table-cell office:value-type="float" office:value="514.574" calcext:value-type="float">
            <text:p>514.574</text:p>
          </table:table-cell>
          <table:table-cell office:value-type="float" office:value="521.28" calcext:value-type="float">
            <text:p>521.28</text:p>
          </table:table-cell>
          <table:table-cell office:value-type="float" office:value="526.727" calcext:value-type="float">
            <text:p>526.727</text:p>
          </table:table-cell>
          <table:table-cell office:value-type="float" office:value="525.936" calcext:value-type="float">
            <text:p>525.936</text:p>
          </table:table-cell>
          <table:table-cell office:value-type="float" office:value="523.993" calcext:value-type="float">
            <text:p>523.993</text:p>
          </table:table-cell>
          <table:table-cell office:value-type="float" office:value="532.516" calcext:value-type="float">
            <text:p>532.516</text:p>
          </table:table-cell>
          <table:table-cell office:value-type="float" office:value="525.304" calcext:value-type="float">
            <text:p>525.304</text:p>
          </table:table-cell>
          <table:table-cell office:value-type="float" office:value="532.876" calcext:value-type="float">
            <text:p>532.87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58.273" calcext:value-type="float">
            <text:p>558.273</text:p>
          </table:table-cell>
          <table:table-cell office:value-type="float" office:value="585.257" calcext:value-type="float">
            <text:p>585.257</text:p>
          </table:table-cell>
          <table:table-cell office:value-type="float" office:value="578.048" calcext:value-type="float">
            <text:p>578.048</text:p>
          </table:table-cell>
          <table:table-cell office:value-type="float" office:value="579.658" calcext:value-type="float">
            <text:p>579.658</text:p>
          </table:table-cell>
          <table:table-cell office:value-type="float" office:value="573.295" calcext:value-type="float">
            <text:p>573.295</text:p>
          </table:table-cell>
          <table:table-cell office:value-type="float" office:value="560.073" calcext:value-type="float">
            <text:p>560.073</text:p>
          </table:table-cell>
          <table:table-cell office:value-type="float" office:value="579.529" calcext:value-type="float">
            <text:p>579.529</text:p>
          </table:table-cell>
          <table:table-cell office:value-type="float" office:value="558.627" calcext:value-type="float">
            <text:p>558.627</text:p>
          </table:table-cell>
          <table:table-cell office:value-type="float" office:value="574.121" calcext:value-type="float">
            <text:p>574.121</text:p>
          </table:table-cell>
          <table:table-cell office:value-type="float" office:value="558.929" calcext:value-type="float">
            <text:p>558.92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625.888" calcext:value-type="float">
            <text:p>625.888</text:p>
          </table:table-cell>
          <table:table-cell office:value-type="float" office:value="670.54" calcext:value-type="float">
            <text:p>670.54</text:p>
          </table:table-cell>
          <table:table-cell office:value-type="float" office:value="591.944" calcext:value-type="float">
            <text:p>591.944</text:p>
          </table:table-cell>
          <table:table-cell office:value-type="float" office:value="594.656" calcext:value-type="float">
            <text:p>594.656</text:p>
          </table:table-cell>
          <table:table-cell office:value-type="float" office:value="603.394" calcext:value-type="float">
            <text:p>603.394</text:p>
          </table:table-cell>
          <table:table-cell office:value-type="float" office:value="607.172" calcext:value-type="float">
            <text:p>607.172</text:p>
          </table:table-cell>
          <table:table-cell office:value-type="float" office:value="603.506" calcext:value-type="float">
            <text:p>603.506</text:p>
          </table:table-cell>
          <table:table-cell office:value-type="float" office:value="591.491" calcext:value-type="float">
            <text:p>591.491</text:p>
          </table:table-cell>
          <table:table-cell office:value-type="float" office:value="609.255" calcext:value-type="float">
            <text:p>609.255</text:p>
          </table:table-cell>
          <table:table-cell office:value-type="float" office:value="606.686" calcext:value-type="float">
            <text:p>606.68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33.171" calcext:value-type="float">
            <text:p>633.171</text:p>
          </table:table-cell>
          <table:table-cell office:value-type="float" office:value="647.622" calcext:value-type="float">
            <text:p>647.622</text:p>
          </table:table-cell>
          <table:table-cell office:value-type="float" office:value="628.572" calcext:value-type="float">
            <text:p>628.572</text:p>
          </table:table-cell>
          <table:table-cell office:value-type="float" office:value="632.541" calcext:value-type="float">
            <text:p>632.541</text:p>
          </table:table-cell>
          <table:table-cell office:value-type="float" office:value="649.626" calcext:value-type="float">
            <text:p>649.626</text:p>
          </table:table-cell>
          <table:table-cell office:value-type="float" office:value="633.458" calcext:value-type="float">
            <text:p>633.458</text:p>
          </table:table-cell>
          <table:table-cell office:value-type="float" office:value="637.028" calcext:value-type="float">
            <text:p>637.028</text:p>
          </table:table-cell>
          <table:table-cell office:value-type="float" office:value="639.142" calcext:value-type="float">
            <text:p>639.142</text:p>
          </table:table-cell>
          <table:table-cell office:value-type="float" office:value="635.247" calcext:value-type="float">
            <text:p>635.247</text:p>
          </table:table-cell>
          <table:table-cell office:value-type="float" office:value="634.702" calcext:value-type="float">
            <text:p>634.70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675.259" calcext:value-type="float">
            <text:p>675.259</text:p>
          </table:table-cell>
          <table:table-cell office:value-type="float" office:value="697.707" calcext:value-type="float">
            <text:p>697.707</text:p>
          </table:table-cell>
          <table:table-cell office:value-type="float" office:value="666.122" calcext:value-type="float">
            <text:p>666.122</text:p>
          </table:table-cell>
          <table:table-cell office:value-type="float" office:value="668.355" calcext:value-type="float">
            <text:p>668.355</text:p>
          </table:table-cell>
          <table:table-cell office:value-type="float" office:value="669.442" calcext:value-type="float">
            <text:p>669.442</text:p>
          </table:table-cell>
          <table:table-cell office:value-type="float" office:value="665.77" calcext:value-type="float">
            <text:p>665.77</text:p>
          </table:table-cell>
          <table:table-cell office:value-type="float" office:value="672.242" calcext:value-type="float">
            <text:p>672.242</text:p>
          </table:table-cell>
          <table:table-cell office:value-type="float" office:value="668.845" calcext:value-type="float">
            <text:p>668.845</text:p>
          </table:table-cell>
          <table:table-cell office:value-type="float" office:value="667.259" calcext:value-type="float">
            <text:p>667.259</text:p>
          </table:table-cell>
          <table:table-cell office:value-type="float" office:value="669.286" calcext:value-type="float">
            <text:p>669.28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708.238" calcext:value-type="float">
            <text:p>708.238</text:p>
          </table:table-cell>
          <table:table-cell office:value-type="float" office:value="709.935" calcext:value-type="float">
            <text:p>709.935</text:p>
          </table:table-cell>
          <table:table-cell office:value-type="float" office:value="695.146" calcext:value-type="float">
            <text:p>695.146</text:p>
          </table:table-cell>
          <table:table-cell office:value-type="float" office:value="691.838" calcext:value-type="float">
            <text:p>691.838</text:p>
          </table:table-cell>
          <table:table-cell office:value-type="float" office:value="698.755" calcext:value-type="float">
            <text:p>698.755</text:p>
          </table:table-cell>
          <table:table-cell office:value-type="float" office:value="692.623" calcext:value-type="float">
            <text:p>692.623</text:p>
          </table:table-cell>
          <table:table-cell office:value-type="float" office:value="694.643" calcext:value-type="float">
            <text:p>694.643</text:p>
          </table:table-cell>
          <table:table-cell office:value-type="float" office:value="706.876" calcext:value-type="float">
            <text:p>706.876</text:p>
          </table:table-cell>
          <table:table-cell office:value-type="float" office:value="723.044" calcext:value-type="float">
            <text:p>723.044</text:p>
          </table:table-cell>
          <table:table-cell office:value-type="float" office:value="693.546" calcext:value-type="float">
            <text:p>693.5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.2297" calcext:value-type="float">
            <text:p>35.2297</text:p>
          </table:table-cell>
          <table:table-cell office:value-type="float" office:value="35.1499" calcext:value-type="float">
            <text:p>35.1499</text:p>
          </table:table-cell>
          <table:table-cell office:value-type="float" office:value="37.7849" calcext:value-type="float">
            <text:p>37.7849</text:p>
          </table:table-cell>
          <table:table-cell office:value-type="float" office:value="34.7647" calcext:value-type="float">
            <text:p>34.7647</text:p>
          </table:table-cell>
          <table:table-cell office:value-type="float" office:value="34.9828" calcext:value-type="float">
            <text:p>34.9828</text:p>
          </table:table-cell>
          <table:table-cell office:value-type="float" office:value="34.7735" calcext:value-type="float">
            <text:p>34.7735</text:p>
          </table:table-cell>
          <table:table-cell office:value-type="float" office:value="34.7806" calcext:value-type="float">
            <text:p>34.7806</text:p>
          </table:table-cell>
          <table:table-cell office:value-type="float" office:value="35.4529" calcext:value-type="float">
            <text:p>35.4529</text:p>
          </table:table-cell>
          <table:table-cell office:value-type="float" office:value="39.9941" calcext:value-type="float">
            <text:p>39.9941</text:p>
          </table:table-cell>
          <table:table-cell office:value-type="float" office:value="34.6471" calcext:value-type="float">
            <text:p>34.64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68.1117" calcext:value-type="float">
            <text:p>68.1117</text:p>
          </table:table-cell>
          <table:table-cell office:value-type="float" office:value="70.2864" calcext:value-type="float">
            <text:p>70.2864</text:p>
          </table:table-cell>
          <table:table-cell office:value-type="float" office:value="66.0357" calcext:value-type="float">
            <text:p>66.0357</text:p>
          </table:table-cell>
          <table:table-cell office:value-type="float" office:value="66.2406" calcext:value-type="float">
            <text:p>66.2406</text:p>
          </table:table-cell>
          <table:table-cell office:value-type="float" office:value="66.3002" calcext:value-type="float">
            <text:p>66.3002</text:p>
          </table:table-cell>
          <table:table-cell office:value-type="float" office:value="66.4438" calcext:value-type="float">
            <text:p>66.4438</text:p>
          </table:table-cell>
          <table:table-cell office:value-type="float" office:value="67.6794" calcext:value-type="float">
            <text:p>67.6794</text:p>
          </table:table-cell>
          <table:table-cell office:value-type="float" office:value="66.8633" calcext:value-type="float">
            <text:p>66.8633</text:p>
          </table:table-cell>
          <table:table-cell office:value-type="float" office:value="66.4769" calcext:value-type="float">
            <text:p>66.4769</text:p>
          </table:table-cell>
          <table:table-cell office:value-type="float" office:value="68.0674" calcext:value-type="float">
            <text:p>68.067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96.1778" calcext:value-type="float">
            <text:p>96.1778</text:p>
          </table:table-cell>
          <table:table-cell office:value-type="float" office:value="96.3462" calcext:value-type="float">
            <text:p>96.3462</text:p>
          </table:table-cell>
          <table:table-cell office:value-type="float" office:value="94.9484" calcext:value-type="float">
            <text:p>94.9484</text:p>
          </table:table-cell>
          <table:table-cell office:value-type="float" office:value="95.0947" calcext:value-type="float">
            <text:p>95.0947</text:p>
          </table:table-cell>
          <table:table-cell office:value-type="float" office:value="97.3243" calcext:value-type="float">
            <text:p>97.3243</text:p>
          </table:table-cell>
          <table:table-cell office:value-type="float" office:value="95.5914" calcext:value-type="float">
            <text:p>95.5914</text:p>
          </table:table-cell>
          <table:table-cell office:value-type="float" office:value="96.5714" calcext:value-type="float">
            <text:p>96.5714</text:p>
          </table:table-cell>
          <table:table-cell office:value-type="float" office:value="96.4035" calcext:value-type="float">
            <text:p>96.4035</text:p>
          </table:table-cell>
          <table:table-cell office:value-type="float" office:value="105.918" calcext:value-type="float">
            <text:p>105.918</text:p>
          </table:table-cell>
          <table:table-cell office:value-type="float" office:value="95.1378" calcext:value-type="float">
            <text:p>95.137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29.706" calcext:value-type="float">
            <text:p>129.706</text:p>
          </table:table-cell>
          <table:table-cell office:value-type="float" office:value="127.062" calcext:value-type="float">
            <text:p>127.062</text:p>
          </table:table-cell>
          <table:table-cell office:value-type="float" office:value="128.013" calcext:value-type="float">
            <text:p>128.013</text:p>
          </table:table-cell>
          <table:table-cell office:value-type="float" office:value="127.609" calcext:value-type="float">
            <text:p>127.609</text:p>
          </table:table-cell>
          <table:table-cell office:value-type="float" office:value="128.251" calcext:value-type="float">
            <text:p>128.251</text:p>
          </table:table-cell>
          <table:table-cell office:value-type="float" office:value="126.836" calcext:value-type="float">
            <text:p>126.836</text:p>
          </table:table-cell>
          <table:table-cell office:value-type="float" office:value="128.877" calcext:value-type="float">
            <text:p>128.877</text:p>
          </table:table-cell>
          <table:table-cell office:value-type="float" office:value="127.012" calcext:value-type="float">
            <text:p>127.012</text:p>
          </table:table-cell>
          <table:table-cell office:value-type="float" office:value="126.044" calcext:value-type="float">
            <text:p>126.044</text:p>
          </table:table-cell>
          <table:table-cell office:value-type="float" office:value="127.308" calcext:value-type="float">
            <text:p>127.3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7.803" calcext:value-type="float">
            <text:p>157.803</text:p>
          </table:table-cell>
          <table:table-cell office:value-type="float" office:value="156.458" calcext:value-type="float">
            <text:p>156.458</text:p>
          </table:table-cell>
          <table:table-cell office:value-type="float" office:value="156.279" calcext:value-type="float">
            <text:p>156.279</text:p>
          </table:table-cell>
          <table:table-cell office:value-type="float" office:value="157.975" calcext:value-type="float">
            <text:p>157.975</text:p>
          </table:table-cell>
          <table:table-cell office:value-type="float" office:value="157.322" calcext:value-type="float">
            <text:p>157.322</text:p>
          </table:table-cell>
          <table:table-cell office:value-type="float" office:value="158.602" calcext:value-type="float">
            <text:p>158.602</text:p>
          </table:table-cell>
          <table:table-cell office:value-type="float" office:value="158.8" calcext:value-type="float">
            <text:p>158.8</text:p>
          </table:table-cell>
          <table:table-cell office:value-type="float" office:value="158.27" calcext:value-type="float">
            <text:p>158.27</text:p>
          </table:table-cell>
          <table:table-cell office:value-type="float" office:value="157.228" calcext:value-type="float">
            <text:p>157.228</text:p>
          </table:table-cell>
          <table:table-cell office:value-type="float" office:value="156.621" calcext:value-type="float">
            <text:p>156.62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89.772" calcext:value-type="float">
            <text:p>189.772</text:p>
          </table:table-cell>
          <table:table-cell office:value-type="float" office:value="189.197" calcext:value-type="float">
            <text:p>189.197</text:p>
          </table:table-cell>
          <table:table-cell office:value-type="float" office:value="196.421" calcext:value-type="float">
            <text:p>196.421</text:p>
          </table:table-cell>
          <table:table-cell office:value-type="float" office:value="186.724" calcext:value-type="float">
            <text:p>186.724</text:p>
          </table:table-cell>
          <table:table-cell office:value-type="float" office:value="193.188" calcext:value-type="float">
            <text:p>193.188</text:p>
          </table:table-cell>
          <table:table-cell office:value-type="float" office:value="190.332" calcext:value-type="float">
            <text:p>190.332</text:p>
          </table:table-cell>
          <table:table-cell office:value-type="float" office:value="187.701" calcext:value-type="float">
            <text:p>187.701</text:p>
          </table:table-cell>
          <table:table-cell office:value-type="float" office:value="188.22" calcext:value-type="float">
            <text:p>188.22</text:p>
          </table:table-cell>
          <table:table-cell office:value-type="float" office:value="186.71" calcext:value-type="float">
            <text:p>186.71</text:p>
          </table:table-cell>
          <table:table-cell office:value-type="float" office:value="190.065" calcext:value-type="float">
            <text:p>190.06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214.46" calcext:value-type="float">
            <text:p>214.46</text:p>
          </table:table-cell>
          <table:table-cell office:value-type="float" office:value="215.737" calcext:value-type="float">
            <text:p>215.737</text:p>
          </table:table-cell>
          <table:table-cell office:value-type="float" office:value="217.561" calcext:value-type="float">
            <text:p>217.561</text:p>
          </table:table-cell>
          <table:table-cell office:value-type="float" office:value="214.379" calcext:value-type="float">
            <text:p>214.379</text:p>
          </table:table-cell>
          <table:table-cell office:value-type="float" office:value="215.646" calcext:value-type="float">
            <text:p>215.646</text:p>
          </table:table-cell>
          <table:table-cell office:value-type="float" office:value="214.837" calcext:value-type="float">
            <text:p>214.837</text:p>
          </table:table-cell>
          <table:table-cell office:value-type="float" office:value="214.671" calcext:value-type="float">
            <text:p>214.671</text:p>
          </table:table-cell>
          <table:table-cell office:value-type="float" office:value="213.566" calcext:value-type="float">
            <text:p>213.566</text:p>
          </table:table-cell>
          <table:table-cell office:value-type="float" office:value="219.742" calcext:value-type="float">
            <text:p>219.742</text:p>
          </table:table-cell>
          <table:table-cell office:value-type="float" office:value="216.568" calcext:value-type="float">
            <text:p>216.56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244.984" calcext:value-type="float">
            <text:p>244.984</text:p>
          </table:table-cell>
          <table:table-cell office:value-type="float" office:value="244.27" calcext:value-type="float">
            <text:p>244.27</text:p>
          </table:table-cell>
          <table:table-cell office:value-type="float" office:value="244.427" calcext:value-type="float">
            <text:p>244.427</text:p>
          </table:table-cell>
          <table:table-cell office:value-type="float" office:value="245.201" calcext:value-type="float">
            <text:p>245.201</text:p>
          </table:table-cell>
          <table:table-cell office:value-type="float" office:value="244.26" calcext:value-type="float">
            <text:p>244.26</text:p>
          </table:table-cell>
          <table:table-cell office:value-type="float" office:value="243.579" calcext:value-type="float">
            <text:p>243.579</text:p>
          </table:table-cell>
          <table:table-cell office:value-type="float" office:value="245.424" calcext:value-type="float">
            <text:p>245.424</text:p>
          </table:table-cell>
          <table:table-cell office:value-type="float" office:value="244.376" calcext:value-type="float">
            <text:p>244.376</text:p>
          </table:table-cell>
          <table:table-cell office:value-type="float" office:value="247.325" calcext:value-type="float">
            <text:p>247.325</text:p>
          </table:table-cell>
          <table:table-cell office:value-type="float" office:value="250.368" calcext:value-type="float">
            <text:p>250.36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74.823" calcext:value-type="float">
            <text:p>274.823</text:p>
          </table:table-cell>
          <table:table-cell office:value-type="float" office:value="276.37" calcext:value-type="float">
            <text:p>276.37</text:p>
          </table:table-cell>
          <table:table-cell office:value-type="float" office:value="274.988" calcext:value-type="float">
            <text:p>274.988</text:p>
          </table:table-cell>
          <table:table-cell office:value-type="float" office:value="274.175" calcext:value-type="float">
            <text:p>274.175</text:p>
          </table:table-cell>
          <table:table-cell office:value-type="float" office:value="278.805" calcext:value-type="float">
            <text:p>278.805</text:p>
          </table:table-cell>
          <table:table-cell office:value-type="float" office:value="278.761" calcext:value-type="float">
            <text:p>278.761</text:p>
          </table:table-cell>
          <table:table-cell office:value-type="float" office:value="275.998" calcext:value-type="float">
            <text:p>275.998</text:p>
          </table:table-cell>
          <table:table-cell office:value-type="float" office:value="279.937" calcext:value-type="float">
            <text:p>279.937</text:p>
          </table:table-cell>
          <table:table-cell office:value-type="float" office:value="280.261" calcext:value-type="float">
            <text:p>280.261</text:p>
          </table:table-cell>
          <table:table-cell office:value-type="float" office:value="275.462" calcext:value-type="float">
            <text:p>275.462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711.54" calcext:value-type="float">
            <text:p>1711.54</text:p>
          </table:table-cell>
          <table:table-cell office:value-type="float" office:value="1702.12" calcext:value-type="float">
            <text:p>1702.12</text:p>
          </table:table-cell>
          <table:table-cell office:value-type="float" office:value="1697.42" calcext:value-type="float">
            <text:p>1697.42</text:p>
          </table:table-cell>
          <table:table-cell office:value-type="float" office:value="1696.29" calcext:value-type="float">
            <text:p>1696.29</text:p>
          </table:table-cell>
          <table:table-cell office:value-type="float" office:value="1704" calcext:value-type="float">
            <text:p>1704</text:p>
          </table:table-cell>
          <table:table-cell office:value-type="float" office:value="1701.35" calcext:value-type="float">
            <text:p>1701.35</text:p>
          </table:table-cell>
          <table:table-cell office:value-type="float" office:value="1709.89" calcext:value-type="float">
            <text:p>1709.89</text:p>
          </table:table-cell>
          <table:table-cell office:value-type="float" office:value="1707.05" calcext:value-type="float">
            <text:p>1707.05</text:p>
          </table:table-cell>
          <table:table-cell office:value-type="float" office:value="1707.19" calcext:value-type="float">
            <text:p>1707.19</text:p>
          </table:table-cell>
          <table:table-cell office:value-type="float" office:value="1703.41" calcext:value-type="float">
            <text:p>1703.4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1891.72" calcext:value-type="float">
            <text:p>1891.72</text:p>
          </table:table-cell>
          <table:table-cell office:value-type="float" office:value="1931.86" calcext:value-type="float">
            <text:p>1931.86</text:p>
          </table:table-cell>
          <table:table-cell office:value-type="float" office:value="1899.72" calcext:value-type="float">
            <text:p>1899.72</text:p>
          </table:table-cell>
          <table:table-cell office:value-type="float" office:value="1898.71" calcext:value-type="float">
            <text:p>1898.71</text:p>
          </table:table-cell>
          <table:table-cell office:value-type="float" office:value="1897.62" calcext:value-type="float">
            <text:p>1897.62</text:p>
          </table:table-cell>
          <table:table-cell office:value-type="float" office:value="1903.55" calcext:value-type="float">
            <text:p>1903.55</text:p>
          </table:table-cell>
          <table:table-cell office:value-type="float" office:value="1893.47" calcext:value-type="float">
            <text:p>1893.47</text:p>
          </table:table-cell>
          <table:table-cell office:value-type="float" office:value="1895.51" calcext:value-type="float">
            <text:p>1895.51</text:p>
          </table:table-cell>
          <table:table-cell office:value-type="float" office:value="1888.51" calcext:value-type="float">
            <text:p>1888.51</text:p>
          </table:table-cell>
          <table:table-cell office:value-type="float" office:value="1883.5" calcext:value-type="float">
            <text:p>1883.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071.29" calcext:value-type="float">
            <text:p>2071.29</text:p>
          </table:table-cell>
          <table:table-cell office:value-type="float" office:value="2054.72" calcext:value-type="float">
            <text:p>2054.72</text:p>
          </table:table-cell>
          <table:table-cell office:value-type="float" office:value="2062.82" calcext:value-type="float">
            <text:p>2062.82</text:p>
          </table:table-cell>
          <table:table-cell office:value-type="float" office:value="2066.45" calcext:value-type="float">
            <text:p>2066.45</text:p>
          </table:table-cell>
          <table:table-cell office:value-type="float" office:value="2071.68" calcext:value-type="float">
            <text:p>2071.68</text:p>
          </table:table-cell>
          <table:table-cell office:value-type="float" office:value="2059.63" calcext:value-type="float">
            <text:p>2059.63</text:p>
          </table:table-cell>
          <table:table-cell office:value-type="float" office:value="2065.41" calcext:value-type="float">
            <text:p>2065.41</text:p>
          </table:table-cell>
          <table:table-cell office:value-type="float" office:value="2069.74" calcext:value-type="float">
            <text:p>2069.74</text:p>
          </table:table-cell>
          <table:table-cell office:value-type="float" office:value="2071.2" calcext:value-type="float">
            <text:p>2071.2</text:p>
          </table:table-cell>
          <table:table-cell office:value-type="float" office:value="2079.56" calcext:value-type="float">
            <text:p>2079.5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2332.09" calcext:value-type="float">
            <text:p>2332.09</text:p>
          </table:table-cell>
          <table:table-cell office:value-type="float" office:value="2319.03" calcext:value-type="float">
            <text:p>2319.03</text:p>
          </table:table-cell>
          <table:table-cell office:value-type="float" office:value="2231.42" calcext:value-type="float">
            <text:p>2231.42</text:p>
          </table:table-cell>
          <table:table-cell office:value-type="float" office:value="2241.46" calcext:value-type="float">
            <text:p>2241.46</text:p>
          </table:table-cell>
          <table:table-cell office:value-type="float" office:value="2234.11" calcext:value-type="float">
            <text:p>2234.11</text:p>
          </table:table-cell>
          <table:table-cell office:value-type="float" office:value="2217.84" calcext:value-type="float">
            <text:p>2217.84</text:p>
          </table:table-cell>
          <table:table-cell office:value-type="float" office:value="2242.97" calcext:value-type="float">
            <text:p>2242.97</text:p>
          </table:table-cell>
          <table:table-cell office:value-type="float" office:value="2224.21" calcext:value-type="float">
            <text:p>2224.21</text:p>
          </table:table-cell>
          <table:table-cell office:value-type="float" office:value="2233.38" calcext:value-type="float">
            <text:p>2233.38</text:p>
          </table:table-cell>
          <table:table-cell office:value-type="float" office:value="2231.36" calcext:value-type="float">
            <text:p>2231.3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2415.29" calcext:value-type="float">
            <text:p>2415.29</text:p>
          </table:table-cell>
          <table:table-cell office:value-type="float" office:value="2413.08" calcext:value-type="float">
            <text:p>2413.08</text:p>
          </table:table-cell>
          <table:table-cell office:value-type="float" office:value="2386.57" calcext:value-type="float">
            <text:p>2386.57</text:p>
          </table:table-cell>
          <table:table-cell office:value-type="float" office:value="2406.06" calcext:value-type="float">
            <text:p>2406.06</text:p>
          </table:table-cell>
          <table:table-cell office:value-type="float" office:value="2407.36" calcext:value-type="float">
            <text:p>2407.36</text:p>
          </table:table-cell>
          <table:table-cell office:value-type="float" office:value="2401.31" calcext:value-type="float">
            <text:p>2401.31</text:p>
          </table:table-cell>
          <table:table-cell office:value-type="float" office:value="2410.43" calcext:value-type="float">
            <text:p>2410.43</text:p>
          </table:table-cell>
          <table:table-cell office:value-type="float" office:value="2401.47" calcext:value-type="float">
            <text:p>2401.47</text:p>
          </table:table-cell>
          <table:table-cell office:value-type="float" office:value="2414.12" calcext:value-type="float">
            <text:p>2414.12</text:p>
          </table:table-cell>
          <table:table-cell office:value-type="float" office:value="2411.52" calcext:value-type="float">
            <text:p>2411.5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4968.97" calcext:value-type="float">
            <text:p>4968.97</text:p>
          </table:table-cell>
          <table:table-cell office:value-type="float" office:value="4931.49" calcext:value-type="float">
            <text:p>4931.49</text:p>
          </table:table-cell>
          <table:table-cell office:value-type="float" office:value="4889.4" calcext:value-type="float">
            <text:p>4889.4</text:p>
          </table:table-cell>
          <table:table-cell office:value-type="float" office:value="4887.66" calcext:value-type="float">
            <text:p>4887.66</text:p>
          </table:table-cell>
          <table:table-cell office:value-type="float" office:value="4901.43" calcext:value-type="float">
            <text:p>4901.43</text:p>
          </table:table-cell>
          <table:table-cell office:value-type="float" office:value="4918.64" calcext:value-type="float">
            <text:p>4918.64</text:p>
          </table:table-cell>
          <table:table-cell office:value-type="float" office:value="4911.38" calcext:value-type="float">
            <text:p>4911.38</text:p>
          </table:table-cell>
          <table:table-cell office:value-type="float" office:value="4917.43" calcext:value-type="float">
            <text:p>4917.43</text:p>
          </table:table-cell>
          <table:table-cell office:value-type="float" office:value="4910.61" calcext:value-type="float">
            <text:p>4910.61</text:p>
          </table:table-cell>
          <table:table-cell office:value-type="float" office:value="4890.65" calcext:value-type="float">
            <text:p>4890.6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5248.36" calcext:value-type="float">
            <text:p>5248.36</text:p>
          </table:table-cell>
          <table:table-cell office:value-type="float" office:value="5283.46" calcext:value-type="float">
            <text:p>5283.46</text:p>
          </table:table-cell>
          <table:table-cell office:value-type="float" office:value="5233.68" calcext:value-type="float">
            <text:p>5233.68</text:p>
          </table:table-cell>
          <table:table-cell office:value-type="float" office:value="5252.64" calcext:value-type="float">
            <text:p>5252.64</text:p>
          </table:table-cell>
          <table:table-cell office:value-type="float" office:value="5225.35" calcext:value-type="float">
            <text:p>5225.35</text:p>
          </table:table-cell>
          <table:table-cell office:value-type="float" office:value="5258.26" calcext:value-type="float">
            <text:p>5258.26</text:p>
          </table:table-cell>
          <table:table-cell office:value-type="float" office:value="5239.71" calcext:value-type="float">
            <text:p>5239.71</text:p>
          </table:table-cell>
          <table:table-cell office:value-type="float" office:value="5259.43" calcext:value-type="float">
            <text:p>5259.43</text:p>
          </table:table-cell>
          <table:table-cell office:value-type="float" office:value="5254.07" calcext:value-type="float">
            <text:p>5254.07</text:p>
          </table:table-cell>
          <table:table-cell office:value-type="float" office:value="5242.48" calcext:value-type="float">
            <text:p>5242.4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5572.32" calcext:value-type="float">
            <text:p>5572.32</text:p>
          </table:table-cell>
          <table:table-cell office:value-type="float" office:value="5626.74" calcext:value-type="float">
            <text:p>5626.74</text:p>
          </table:table-cell>
          <table:table-cell office:value-type="float" office:value="5599.39" calcext:value-type="float">
            <text:p>5599.39</text:p>
          </table:table-cell>
          <table:table-cell office:value-type="float" office:value="5598.48" calcext:value-type="float">
            <text:p>5598.48</text:p>
          </table:table-cell>
          <table:table-cell office:value-type="float" office:value="5619.2" calcext:value-type="float">
            <text:p>5619.2</text:p>
          </table:table-cell>
          <table:table-cell office:value-type="float" office:value="5586.07" calcext:value-type="float">
            <text:p>5586.07</text:p>
          </table:table-cell>
          <table:table-cell office:value-type="float" office:value="5589.1" calcext:value-type="float">
            <text:p>5589.1</text:p>
          </table:table-cell>
          <table:table-cell office:value-type="float" office:value="5576.87" calcext:value-type="float">
            <text:p>5576.87</text:p>
          </table:table-cell>
          <table:table-cell office:value-type="float" office:value="5568.58" calcext:value-type="float">
            <text:p>5568.58</text:p>
          </table:table-cell>
          <table:table-cell office:value-type="float" office:value="5597.12" calcext:value-type="float">
            <text:p>5597.1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5913.06" calcext:value-type="float">
            <text:p>5913.06</text:p>
          </table:table-cell>
          <table:table-cell office:value-type="float" office:value="5936.04" calcext:value-type="float">
            <text:p>5936.04</text:p>
          </table:table-cell>
          <table:table-cell office:value-type="float" office:value="5827.35" calcext:value-type="float">
            <text:p>5827.35</text:p>
          </table:table-cell>
          <table:table-cell office:value-type="float" office:value="5888.53" calcext:value-type="float">
            <text:p>5888.53</text:p>
          </table:table-cell>
          <table:table-cell office:value-type="float" office:value="5938.68" calcext:value-type="float">
            <text:p>5938.68</text:p>
          </table:table-cell>
          <table:table-cell office:value-type="float" office:value="5920.5" calcext:value-type="float">
            <text:p>5920.5</text:p>
          </table:table-cell>
          <table:table-cell office:value-type="float" office:value="5902.19" calcext:value-type="float">
            <text:p>5902.19</text:p>
          </table:table-cell>
          <table:table-cell office:value-type="float" office:value="5935.77" calcext:value-type="float">
            <text:p>5935.77</text:p>
          </table:table-cell>
          <table:table-cell office:value-type="float" office:value="5897.04" calcext:value-type="float">
            <text:p>5897.04</text:p>
          </table:table-cell>
          <table:table-cell office:value-type="float" office:value="5906.19" calcext:value-type="float">
            <text:p>5906.1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6335.53" calcext:value-type="float">
            <text:p>6335.53</text:p>
          </table:table-cell>
          <table:table-cell office:value-type="float" office:value="6225.01" calcext:value-type="float">
            <text:p>6225.01</text:p>
          </table:table-cell>
          <table:table-cell office:value-type="float" office:value="6216.97" calcext:value-type="float">
            <text:p>6216.97</text:p>
          </table:table-cell>
          <table:table-cell office:value-type="float" office:value="6185.36" calcext:value-type="float">
            <text:p>6185.36</text:p>
          </table:table-cell>
          <table:table-cell office:value-type="float" office:value="6214.84" calcext:value-type="float">
            <text:p>6214.84</text:p>
          </table:table-cell>
          <table:table-cell office:value-type="float" office:value="6241.19" calcext:value-type="float">
            <text:p>6241.19</text:p>
          </table:table-cell>
          <table:table-cell office:value-type="float" office:value="6220.09" calcext:value-type="float">
            <text:p>6220.09</text:p>
          </table:table-cell>
          <table:table-cell office:value-type="float" office:value="6215.58" calcext:value-type="float">
            <text:p>6215.58</text:p>
          </table:table-cell>
          <table:table-cell office:value-type="float" office:value="6228.01" calcext:value-type="float">
            <text:p>6228.01</text:p>
          </table:table-cell>
          <table:table-cell office:value-type="float" office:value="6249.66" calcext:value-type="float">
            <text:p>6249.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545.43" calcext:value-type="float">
            <text:p>6545.43</text:p>
          </table:table-cell>
          <table:table-cell office:value-type="float" office:value="6604.38" calcext:value-type="float">
            <text:p>6604.38</text:p>
          </table:table-cell>
          <table:table-cell office:value-type="float" office:value="6574.85" calcext:value-type="float">
            <text:p>6574.85</text:p>
          </table:table-cell>
          <table:table-cell office:value-type="float" office:value="6599.67" calcext:value-type="float">
            <text:p>6599.67</text:p>
          </table:table-cell>
          <table:table-cell office:value-type="float" office:value="6574.7" calcext:value-type="float">
            <text:p>6574.7</text:p>
          </table:table-cell>
          <table:table-cell office:value-type="float" office:value="6550.98" calcext:value-type="float">
            <text:p>6550.98</text:p>
          </table:table-cell>
          <table:table-cell office:value-type="float" office:value="6586.61" calcext:value-type="float">
            <text:p>6586.61</text:p>
          </table:table-cell>
          <table:table-cell office:value-type="float" office:value="6578.04" calcext:value-type="float">
            <text:p>6578.04</text:p>
          </table:table-cell>
          <table:table-cell office:value-type="float" office:value="6557.79" calcext:value-type="float">
            <text:p>6557.79</text:p>
          </table:table-cell>
          <table:table-cell office:value-type="float" office:value="6598.6" calcext:value-type="float">
            <text:p>6598.6</text:p>
          </table:table-cell>
        </table:table-row>
      </table:table>
      <table:table table:name="nw-van" table:style-name="ta1">
        <table:table-column table:style-name="co2" table:number-columns-repeated="2" table:default-cell-style-name="Default"/>
        <table:table-column table:style-name="co2" table:number-columns-repeated="10" table:default-cell-style-name="ce33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3.96349" calcext:value-type="float">
            <text:p>3.96349</text:p>
          </table:table-cell>
          <table:table-cell table:style-name="Default" office:value-type="float" office:value="4.48518" calcext:value-type="float">
            <text:p>4.48518</text:p>
          </table:table-cell>
          <table:table-cell table:style-name="Default" office:value-type="float" office:value="3.11907" calcext:value-type="float">
            <text:p>3.11907</text:p>
          </table:table-cell>
          <table:table-cell table:style-name="Default" office:value-type="float" office:value="4.02432" calcext:value-type="float">
            <text:p>4.02432</text:p>
          </table:table-cell>
          <table:table-cell table:style-name="Default" office:value-type="float" office:value="5.22397" calcext:value-type="float">
            <text:p>5.22397</text:p>
          </table:table-cell>
          <table:table-cell table:style-name="Default" office:value-type="float" office:value="4.04214" calcext:value-type="float">
            <text:p>4.04214</text:p>
          </table:table-cell>
          <table:table-cell table:style-name="Default" office:value-type="float" office:value="3.90765" calcext:value-type="float">
            <text:p>3.90765</text:p>
          </table:table-cell>
          <table:table-cell table:style-name="Default" office:value-type="float" office:value="3.81552" calcext:value-type="float">
            <text:p>3.81552</text:p>
          </table:table-cell>
          <table:table-cell table:style-name="Default" office:value-type="float" office:value="3.89453" calcext:value-type="float">
            <text:p>3.89453</text:p>
          </table:table-cell>
          <table:table-cell table:style-name="Default" office:value-type="float" office:value="3.86461" calcext:value-type="float">
            <text:p>3.864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6.97962" calcext:value-type="float">
            <text:p>6.97962</text:p>
          </table:table-cell>
          <table:table-cell table:style-name="Default" office:value-type="float" office:value="7.74349" calcext:value-type="float">
            <text:p>7.74349</text:p>
          </table:table-cell>
          <table:table-cell table:style-name="Default" office:value-type="float" office:value="8.06131" calcext:value-type="float">
            <text:p>8.06131</text:p>
          </table:table-cell>
          <table:table-cell table:style-name="Default" office:value-type="float" office:value="7.33008" calcext:value-type="float">
            <text:p>7.33008</text:p>
          </table:table-cell>
          <table:table-cell table:style-name="Default" office:value-type="float" office:value="7.03898" calcext:value-type="float">
            <text:p>7.03898</text:p>
          </table:table-cell>
          <table:table-cell table:style-name="Default" office:value-type="float" office:value="7.03158" calcext:value-type="float">
            <text:p>7.03158</text:p>
          </table:table-cell>
          <table:table-cell table:style-name="Default" office:value-type="float" office:value="7.09648" calcext:value-type="float">
            <text:p>7.09648</text:p>
          </table:table-cell>
          <table:table-cell table:style-name="Default" office:value-type="float" office:value="7.31654" calcext:value-type="float">
            <text:p>7.31654</text:p>
          </table:table-cell>
          <table:table-cell table:style-name="Default" office:value-type="float" office:value="7.00426" calcext:value-type="float">
            <text:p>7.00426</text:p>
          </table:table-cell>
          <table:table-cell table:style-name="Default" office:value-type="float" office:value="7.46701" calcext:value-type="float">
            <text:p>7.467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0.769" calcext:value-type="float">
            <text:p>10.769</text:p>
          </table:table-cell>
          <table:table-cell table:style-name="Default" office:value-type="float" office:value="11.3398" calcext:value-type="float">
            <text:p>11.3398</text:p>
          </table:table-cell>
          <table:table-cell table:style-name="Default" office:value-type="float" office:value="10.2067" calcext:value-type="float">
            <text:p>10.2067</text:p>
          </table:table-cell>
          <table:table-cell table:style-name="Default" office:value-type="float" office:value="10.4919" calcext:value-type="float">
            <text:p>10.4919</text:p>
          </table:table-cell>
          <table:table-cell table:style-name="Default" office:value-type="float" office:value="11.2459" calcext:value-type="float">
            <text:p>11.2459</text:p>
          </table:table-cell>
          <table:table-cell table:style-name="Default" office:value-type="float" office:value="10.9529" calcext:value-type="float">
            <text:p>10.9529</text:p>
          </table:table-cell>
          <table:table-cell table:style-name="Default" office:value-type="float" office:value="11.179" calcext:value-type="float">
            <text:p>11.179</text:p>
          </table:table-cell>
          <table:table-cell table:style-name="Default" office:value-type="float" office:value="11.2599" calcext:value-type="float">
            <text:p>11.2599</text:p>
          </table:table-cell>
          <table:table-cell table:style-name="Default" office:value-type="float" office:value="10.8611" calcext:value-type="float">
            <text:p>10.8611</text:p>
          </table:table-cell>
          <table:table-cell table:style-name="Default" office:value-type="float" office:value="11.1151" calcext:value-type="float">
            <text:p>11.11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3.9901" calcext:value-type="float">
            <text:p>13.9901</text:p>
          </table:table-cell>
          <table:table-cell table:style-name="Default" office:value-type="float" office:value="13.6663" calcext:value-type="float">
            <text:p>13.6663</text:p>
          </table:table-cell>
          <table:table-cell table:style-name="Default" office:value-type="float" office:value="14.8747" calcext:value-type="float">
            <text:p>14.8747</text:p>
          </table:table-cell>
          <table:table-cell table:style-name="Default" office:value-type="float" office:value="13.8508" calcext:value-type="float">
            <text:p>13.8508</text:p>
          </table:table-cell>
          <table:table-cell table:style-name="Default" office:value-type="float" office:value="14.1031" calcext:value-type="float">
            <text:p>14.1031</text:p>
          </table:table-cell>
          <table:table-cell table:style-name="Default" office:value-type="float" office:value="13.2123" calcext:value-type="float">
            <text:p>13.2123</text:p>
          </table:table-cell>
          <table:table-cell table:style-name="Default" office:value-type="float" office:value="13.8939" calcext:value-type="float">
            <text:p>13.8939</text:p>
          </table:table-cell>
          <table:table-cell table:style-name="Default" office:value-type="float" office:value="14.7948" calcext:value-type="float">
            <text:p>14.7948</text:p>
          </table:table-cell>
          <table:table-cell table:style-name="Default" office:value-type="float" office:value="14.5548" calcext:value-type="float">
            <text:p>14.5548</text:p>
          </table:table-cell>
          <table:table-cell table:style-name="Default" office:value-type="float" office:value="14.5113" calcext:value-type="float">
            <text:p>14.51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6.6318" calcext:value-type="float">
            <text:p>16.6318</text:p>
          </table:table-cell>
          <table:table-cell table:style-name="Default" office:value-type="float" office:value="16.6513" calcext:value-type="float">
            <text:p>16.6513</text:p>
          </table:table-cell>
          <table:table-cell table:style-name="Default" office:value-type="float" office:value="16.5335" calcext:value-type="float">
            <text:p>16.5335</text:p>
          </table:table-cell>
          <table:table-cell table:style-name="Default" office:value-type="float" office:value="16.425" calcext:value-type="float">
            <text:p>16.425</text:p>
          </table:table-cell>
          <table:table-cell table:style-name="Default" office:value-type="float" office:value="17.5659" calcext:value-type="float">
            <text:p>17.5659</text:p>
          </table:table-cell>
          <table:table-cell table:style-name="Default" office:value-type="float" office:value="16.5703" calcext:value-type="float">
            <text:p>16.5703</text:p>
          </table:table-cell>
          <table:table-cell table:style-name="Default" office:value-type="float" office:value="18.0721" calcext:value-type="float">
            <text:p>18.0721</text:p>
          </table:table-cell>
          <table:table-cell table:style-name="Default" office:value-type="float" office:value="15.9969" calcext:value-type="float">
            <text:p>15.9969</text:p>
          </table:table-cell>
          <table:table-cell table:style-name="Default" office:value-type="float" office:value="16.6727" calcext:value-type="float">
            <text:p>16.6727</text:p>
          </table:table-cell>
          <table:table-cell table:style-name="Default" office:value-type="float" office:value="17.2015" calcext:value-type="float">
            <text:p>17.20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9.8021" calcext:value-type="float">
            <text:p>19.8021</text:p>
          </table:table-cell>
          <table:table-cell table:style-name="Default" office:value-type="float" office:value="19.1666" calcext:value-type="float">
            <text:p>19.1666</text:p>
          </table:table-cell>
          <table:table-cell table:style-name="Default" office:value-type="float" office:value="18.6864" calcext:value-type="float">
            <text:p>18.6864</text:p>
          </table:table-cell>
          <table:table-cell table:style-name="Default" office:value-type="float" office:value="19.9472" calcext:value-type="float">
            <text:p>19.9472</text:p>
          </table:table-cell>
          <table:table-cell table:style-name="Default" office:value-type="float" office:value="20.906" calcext:value-type="float">
            <text:p>20.906</text:p>
          </table:table-cell>
          <table:table-cell table:style-name="Default" office:value-type="float" office:value="19.2123" calcext:value-type="float">
            <text:p>19.2123</text:p>
          </table:table-cell>
          <table:table-cell table:style-name="Default" office:value-type="float" office:value="19.1995" calcext:value-type="float">
            <text:p>19.1995</text:p>
          </table:table-cell>
          <table:table-cell table:style-name="Default" office:value-type="float" office:value="20.9306" calcext:value-type="float">
            <text:p>20.9306</text:p>
          </table:table-cell>
          <table:table-cell table:style-name="Default" office:value-type="float" office:value="19.3791" calcext:value-type="float">
            <text:p>19.3791</text:p>
          </table:table-cell>
          <table:table-cell table:style-name="Default" office:value-type="float" office:value="19.9229" calcext:value-type="float">
            <text:p>19.92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1.8978" calcext:value-type="float">
            <text:p>21.8978</text:p>
          </table:table-cell>
          <table:table-cell table:style-name="Default" office:value-type="float" office:value="21.3926" calcext:value-type="float">
            <text:p>21.3926</text:p>
          </table:table-cell>
          <table:table-cell table:style-name="Default" office:value-type="float" office:value="21.803" calcext:value-type="float">
            <text:p>21.803</text:p>
          </table:table-cell>
          <table:table-cell table:style-name="Default" office:value-type="float" office:value="21.4311" calcext:value-type="float">
            <text:p>21.4311</text:p>
          </table:table-cell>
          <table:table-cell table:style-name="Default" office:value-type="float" office:value="23.6746" calcext:value-type="float">
            <text:p>23.6746</text:p>
          </table:table-cell>
          <table:table-cell table:style-name="Default" office:value-type="float" office:value="23.8213" calcext:value-type="float">
            <text:p>23.8213</text:p>
          </table:table-cell>
          <table:table-cell table:style-name="Default" office:value-type="float" office:value="22.3758" calcext:value-type="float">
            <text:p>22.3758</text:p>
          </table:table-cell>
          <table:table-cell table:style-name="Default" office:value-type="float" office:value="21.5337" calcext:value-type="float">
            <text:p>21.5337</text:p>
          </table:table-cell>
          <table:table-cell table:style-name="Default" office:value-type="float" office:value="21.4712" calcext:value-type="float">
            <text:p>21.4712</text:p>
          </table:table-cell>
          <table:table-cell table:style-name="Default" office:value-type="float" office:value="21.7583" calcext:value-type="float">
            <text:p>21.75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3.8326" calcext:value-type="float">
            <text:p>23.8326</text:p>
          </table:table-cell>
          <table:table-cell table:style-name="Default" office:value-type="float" office:value="24.4026" calcext:value-type="float">
            <text:p>24.4026</text:p>
          </table:table-cell>
          <table:table-cell table:style-name="Default" office:value-type="float" office:value="24.0044" calcext:value-type="float">
            <text:p>24.0044</text:p>
          </table:table-cell>
          <table:table-cell table:style-name="Default" office:value-type="float" office:value="25.437" calcext:value-type="float">
            <text:p>25.437</text:p>
          </table:table-cell>
          <table:table-cell table:style-name="Default" office:value-type="float" office:value="24.6687" calcext:value-type="float">
            <text:p>24.6687</text:p>
          </table:table-cell>
          <table:table-cell table:style-name="Default" office:value-type="float" office:value="23.5212" calcext:value-type="float">
            <text:p>23.5212</text:p>
          </table:table-cell>
          <table:table-cell table:style-name="Default" office:value-type="float" office:value="23.5149" calcext:value-type="float">
            <text:p>23.5149</text:p>
          </table:table-cell>
          <table:table-cell table:style-name="Default" office:value-type="float" office:value="23.9846" calcext:value-type="float">
            <text:p>23.9846</text:p>
          </table:table-cell>
          <table:table-cell table:style-name="Default" office:value-type="float" office:value="24.3046" calcext:value-type="float">
            <text:p>24.3046</text:p>
          </table:table-cell>
          <table:table-cell table:style-name="Default" office:value-type="float" office:value="25.7629" calcext:value-type="float">
            <text:p>25.76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6.9028" calcext:value-type="float">
            <text:p>26.9028</text:p>
          </table:table-cell>
          <table:table-cell office:value-type="float" office:value="29.2106" calcext:value-type="float">
            <text:p>29.2106</text:p>
          </table:table-cell>
          <table:table-cell office:value-type="float" office:value="28.482" calcext:value-type="float">
            <text:p>28.482</text:p>
          </table:table-cell>
          <table:table-cell office:value-type="float" office:value="27.4186" calcext:value-type="float">
            <text:p>27.4186</text:p>
          </table:table-cell>
          <table:table-cell office:value-type="float" office:value="26.3713" calcext:value-type="float">
            <text:p>26.3713</text:p>
          </table:table-cell>
          <table:table-cell office:value-type="float" office:value="28.2522" calcext:value-type="float">
            <text:p>28.2522</text:p>
          </table:table-cell>
          <table:table-cell office:value-type="float" office:value="30.0012" calcext:value-type="float">
            <text:p>30.0012</text:p>
          </table:table-cell>
          <table:table-cell office:value-type="float" office:value="26.9701" calcext:value-type="float">
            <text:p>26.9701</text:p>
          </table:table-cell>
          <table:table-cell office:value-type="float" office:value="29.2938" calcext:value-type="float">
            <text:p>29.2938</text:p>
          </table:table-cell>
          <table:table-cell office:value-type="float" office:value="27.1908" calcext:value-type="float">
            <text:p>27.190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1.591" calcext:value-type="float">
            <text:p>101.591</text:p>
          </table:table-cell>
          <table:table-cell office:value-type="float" office:value="239.083" calcext:value-type="float">
            <text:p>239.083</text:p>
          </table:table-cell>
          <table:table-cell office:value-type="float" office:value="98.9582" calcext:value-type="float">
            <text:p>98.9582</text:p>
          </table:table-cell>
          <table:table-cell office:value-type="float" office:value="164.631" calcext:value-type="float">
            <text:p>164.631</text:p>
          </table:table-cell>
          <table:table-cell office:value-type="float" office:value="164.758" calcext:value-type="float">
            <text:p>164.758</text:p>
          </table:table-cell>
          <table:table-cell office:value-type="float" office:value="307.907" calcext:value-type="float">
            <text:p>307.907</text:p>
          </table:table-cell>
          <table:table-cell office:value-type="float" office:value="273.461" calcext:value-type="float">
            <text:p>273.461</text:p>
          </table:table-cell>
          <table:table-cell office:value-type="float" office:value="183.263" calcext:value-type="float">
            <text:p>183.263</text:p>
          </table:table-cell>
          <table:table-cell office:value-type="float" office:value="190.62" calcext:value-type="float">
            <text:p>190.62</text:p>
          </table:table-cell>
          <table:table-cell office:value-type="float" office:value="193.352" calcext:value-type="float">
            <text:p>193.35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82.41" calcext:value-type="float">
            <text:p>1282.41</text:p>
          </table:table-cell>
          <table:table-cell office:value-type="float" office:value="1466.29" calcext:value-type="float">
            <text:p>1466.29</text:p>
          </table:table-cell>
          <table:table-cell office:value-type="float" office:value="1391.43" calcext:value-type="float">
            <text:p>1391.43</text:p>
          </table:table-cell>
          <table:table-cell office:value-type="float" office:value="1307.08" calcext:value-type="float">
            <text:p>1307.08</text:p>
          </table:table-cell>
          <table:table-cell office:value-type="float" office:value="1125.76" calcext:value-type="float">
            <text:p>1125.76</text:p>
          </table:table-cell>
          <table:table-cell office:value-type="float" office:value="1105.47" calcext:value-type="float">
            <text:p>1105.47</text:p>
          </table:table-cell>
          <table:table-cell office:value-type="float" office:value="1464.07" calcext:value-type="float">
            <text:p>1464.07</text:p>
          </table:table-cell>
          <table:table-cell office:value-type="float" office:value="1203.52" calcext:value-type="float">
            <text:p>1203.52</text:p>
          </table:table-cell>
          <table:table-cell office:value-type="float" office:value="1341.76" calcext:value-type="float">
            <text:p>1341.76</text:p>
          </table:table-cell>
          <table:table-cell office:value-type="float" office:value="1258.4" calcext:value-type="float">
            <text:p>1258.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2262.9" calcext:value-type="float">
            <text:p>2262.9</text:p>
          </table:table-cell>
          <table:table-cell office:value-type="float" office:value="2193.92" calcext:value-type="float">
            <text:p>2193.92</text:p>
          </table:table-cell>
          <table:table-cell office:value-type="float" office:value="2228.1" calcext:value-type="float">
            <text:p>2228.1</text:p>
          </table:table-cell>
          <table:table-cell office:value-type="float" office:value="1982.78" calcext:value-type="float">
            <text:p>1982.78</text:p>
          </table:table-cell>
          <table:table-cell office:value-type="float" office:value="1918.56" calcext:value-type="float">
            <text:p>1918.56</text:p>
          </table:table-cell>
          <table:table-cell office:value-type="float" office:value="2004.04" calcext:value-type="float">
            <text:p>2004.04</text:p>
          </table:table-cell>
          <table:table-cell office:value-type="float" office:value="1985.08" calcext:value-type="float">
            <text:p>1985.08</text:p>
          </table:table-cell>
          <table:table-cell office:value-type="float" office:value="1980.53" calcext:value-type="float">
            <text:p>1980.53</text:p>
          </table:table-cell>
          <table:table-cell office:value-type="float" office:value="2109.12" calcext:value-type="float">
            <text:p>2109.12</text:p>
          </table:table-cell>
          <table:table-cell office:value-type="float" office:value="2064.82" calcext:value-type="float">
            <text:p>2064.8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3149.58" calcext:value-type="float">
            <text:p>3149.58</text:p>
          </table:table-cell>
          <table:table-cell office:value-type="float" office:value="3002.8" calcext:value-type="float">
            <text:p>3002.8</text:p>
          </table:table-cell>
          <table:table-cell office:value-type="float" office:value="2960.31" calcext:value-type="float">
            <text:p>2960.31</text:p>
          </table:table-cell>
          <table:table-cell office:value-type="float" office:value="2964.05" calcext:value-type="float">
            <text:p>2964.05</text:p>
          </table:table-cell>
          <table:table-cell office:value-type="float" office:value="2791.14" calcext:value-type="float">
            <text:p>2791.14</text:p>
          </table:table-cell>
          <table:table-cell office:value-type="float" office:value="2889.64" calcext:value-type="float">
            <text:p>2889.64</text:p>
          </table:table-cell>
          <table:table-cell office:value-type="float" office:value="3046.49" calcext:value-type="float">
            <text:p>3046.49</text:p>
          </table:table-cell>
          <table:table-cell office:value-type="float" office:value="3099.73" calcext:value-type="float">
            <text:p>3099.73</text:p>
          </table:table-cell>
          <table:table-cell office:value-type="float" office:value="3193.89" calcext:value-type="float">
            <text:p>3193.89</text:p>
          </table:table-cell>
          <table:table-cell office:value-type="float" office:value="2892.02" calcext:value-type="float">
            <text:p>2892.0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889.31" calcext:value-type="float">
            <text:p>3889.31</text:p>
          </table:table-cell>
          <table:table-cell office:value-type="float" office:value="3924.2" calcext:value-type="float">
            <text:p>3924.2</text:p>
          </table:table-cell>
          <table:table-cell office:value-type="float" office:value="3680.81" calcext:value-type="float">
            <text:p>3680.81</text:p>
          </table:table-cell>
          <table:table-cell office:value-type="float" office:value="3707.43" calcext:value-type="float">
            <text:p>3707.43</text:p>
          </table:table-cell>
          <table:table-cell office:value-type="float" office:value="3772.69" calcext:value-type="float">
            <text:p>3772.69</text:p>
          </table:table-cell>
          <table:table-cell office:value-type="float" office:value="3880.02" calcext:value-type="float">
            <text:p>3880.02</text:p>
          </table:table-cell>
          <table:table-cell office:value-type="float" office:value="3851.88" calcext:value-type="float">
            <text:p>3851.88</text:p>
          </table:table-cell>
          <table:table-cell office:value-type="float" office:value="3917.14" calcext:value-type="float">
            <text:p>3917.14</text:p>
          </table:table-cell>
          <table:table-cell office:value-type="float" office:value="3729.08" calcext:value-type="float">
            <text:p>3729.08</text:p>
          </table:table-cell>
          <table:table-cell office:value-type="float" office:value="3797.98" calcext:value-type="float">
            <text:p>3797.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793.96" calcext:value-type="float">
            <text:p>4793.96</text:p>
          </table:table-cell>
          <table:table-cell office:value-type="float" office:value="4723.11" calcext:value-type="float">
            <text:p>4723.11</text:p>
          </table:table-cell>
          <table:table-cell office:value-type="float" office:value="4822.51" calcext:value-type="float">
            <text:p>4822.51</text:p>
          </table:table-cell>
          <table:table-cell office:value-type="float" office:value="4944.29" calcext:value-type="float">
            <text:p>4944.29</text:p>
          </table:table-cell>
          <table:table-cell office:value-type="float" office:value="4209.2" calcext:value-type="float">
            <text:p>4209.2</text:p>
          </table:table-cell>
          <table:table-cell office:value-type="float" office:value="4902.09" calcext:value-type="float">
            <text:p>4902.09</text:p>
          </table:table-cell>
          <table:table-cell office:value-type="float" office:value="4819.1" calcext:value-type="float">
            <text:p>4819.1</text:p>
          </table:table-cell>
          <table:table-cell office:value-type="float" office:value="5037.76" calcext:value-type="float">
            <text:p>5037.76</text:p>
          </table:table-cell>
          <table:table-cell office:value-type="float" office:value="4949.15" calcext:value-type="float">
            <text:p>4949.15</text:p>
          </table:table-cell>
          <table:table-cell office:value-type="float" office:value="4813.48" calcext:value-type="float">
            <text:p>4813.4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842.9" calcext:value-type="float">
            <text:p>5842.9</text:p>
          </table:table-cell>
          <table:table-cell office:value-type="float" office:value="5739.55" calcext:value-type="float">
            <text:p>5739.55</text:p>
          </table:table-cell>
          <table:table-cell office:value-type="float" office:value="5474.2" calcext:value-type="float">
            <text:p>5474.2</text:p>
          </table:table-cell>
          <table:table-cell office:value-type="float" office:value="5745.93" calcext:value-type="float">
            <text:p>5745.93</text:p>
          </table:table-cell>
          <table:table-cell office:value-type="float" office:value="5805.55" calcext:value-type="float">
            <text:p>5805.55</text:p>
          </table:table-cell>
          <table:table-cell office:value-type="float" office:value="6019.17" calcext:value-type="float">
            <text:p>6019.17</text:p>
          </table:table-cell>
          <table:table-cell office:value-type="float" office:value="5876.5" calcext:value-type="float">
            <text:p>5876.5</text:p>
          </table:table-cell>
          <table:table-cell office:value-type="float" office:value="5785.88" calcext:value-type="float">
            <text:p>5785.88</text:p>
          </table:table-cell>
          <table:table-cell office:value-type="float" office:value="5771.18" calcext:value-type="float">
            <text:p>5771.18</text:p>
          </table:table-cell>
          <table:table-cell office:value-type="float" office:value="5622.41" calcext:value-type="float">
            <text:p>5622.4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6842.91" calcext:value-type="float">
            <text:p>6842.91</text:p>
          </table:table-cell>
          <table:table-cell office:value-type="float" office:value="6738.65" calcext:value-type="float">
            <text:p>6738.65</text:p>
          </table:table-cell>
          <table:table-cell office:value-type="float" office:value="6992.17" calcext:value-type="float">
            <text:p>6992.17</text:p>
          </table:table-cell>
          <table:table-cell office:value-type="float" office:value="7107.85" calcext:value-type="float">
            <text:p>7107.85</text:p>
          </table:table-cell>
          <table:table-cell office:value-type="float" office:value="7011.46" calcext:value-type="float">
            <text:p>7011.46</text:p>
          </table:table-cell>
          <table:table-cell office:value-type="float" office:value="6888.65" calcext:value-type="float">
            <text:p>6888.65</text:p>
          </table:table-cell>
          <table:table-cell office:value-type="float" office:value="6962" calcext:value-type="float">
            <text:p>6962</text:p>
          </table:table-cell>
          <table:table-cell office:value-type="float" office:value="7121.94" calcext:value-type="float">
            <text:p>7121.94</text:p>
          </table:table-cell>
          <table:table-cell office:value-type="float" office:value="7055.68" calcext:value-type="float">
            <text:p>7055.68</text:p>
          </table:table-cell>
          <table:table-cell office:value-type="float" office:value="6980.28" calcext:value-type="float">
            <text:p>6980.2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8079.25" calcext:value-type="float">
            <text:p>8079.25</text:p>
          </table:table-cell>
          <table:table-cell office:value-type="float" office:value="8019.23" calcext:value-type="float">
            <text:p>8019.23</text:p>
          </table:table-cell>
          <table:table-cell office:value-type="float" office:value="8011.02" calcext:value-type="float">
            <text:p>8011.02</text:p>
          </table:table-cell>
          <table:table-cell office:value-type="float" office:value="7992.76" calcext:value-type="float">
            <text:p>7992.76</text:p>
          </table:table-cell>
          <table:table-cell office:value-type="float" office:value="8070.98" calcext:value-type="float">
            <text:p>8070.98</text:p>
          </table:table-cell>
          <table:table-cell office:value-type="float" office:value="8414.14" calcext:value-type="float">
            <text:p>8414.14</text:p>
          </table:table-cell>
          <table:table-cell office:value-type="float" office:value="8360.35" calcext:value-type="float">
            <text:p>8360.35</text:p>
          </table:table-cell>
          <table:table-cell office:value-type="float" office:value="7886.88" calcext:value-type="float">
            <text:p>7886.88</text:p>
          </table:table-cell>
          <table:table-cell office:value-type="float" office:value="8048.2" calcext:value-type="float">
            <text:p>8048.2</text:p>
          </table:table-cell>
          <table:table-cell office:value-type="float" office:value="7902.61" calcext:value-type="float">
            <text:p>7902.6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9602.87" calcext:value-type="float">
            <text:p>9602.87</text:p>
          </table:table-cell>
          <table:table-cell office:value-type="float" office:value="9770.82" calcext:value-type="float">
            <text:p>9770.82</text:p>
          </table:table-cell>
          <table:table-cell office:value-type="float" office:value="9667.79" calcext:value-type="float">
            <text:p>9667.79</text:p>
          </table:table-cell>
          <table:table-cell office:value-type="float" office:value="10106.3" calcext:value-type="float">
            <text:p>10106.3</text:p>
          </table:table-cell>
          <table:table-cell office:value-type="float" office:value="9690.37" calcext:value-type="float">
            <text:p>9690.37</text:p>
          </table:table-cell>
          <table:table-cell office:value-type="float" office:value="9729.67" calcext:value-type="float">
            <text:p>9729.67</text:p>
          </table:table-cell>
          <table:table-cell office:value-type="float" office:value="9720.17" calcext:value-type="float">
            <text:p>9720.17</text:p>
          </table:table-cell>
          <table:table-cell office:value-type="float" office:value="10257.2" calcext:value-type="float">
            <text:p>10257.2</text:p>
          </table:table-cell>
          <table:table-cell office:value-type="float" office:value="10113.7" calcext:value-type="float">
            <text:p>10113.7</text:p>
          </table:table-cell>
          <table:table-cell office:value-type="float" office:value="9688.79" calcext:value-type="float">
            <text:p>9688.7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1981" calcext:value-type="float">
            <text:p>11981</text:p>
          </table:table-cell>
          <table:table-cell office:value-type="float" office:value="11694.3" calcext:value-type="float">
            <text:p>11694.3</text:p>
          </table:table-cell>
          <table:table-cell office:value-type="float" office:value="11785.9" calcext:value-type="float">
            <text:p>11785.9</text:p>
          </table:table-cell>
          <table:table-cell office:value-type="float" office:value="12058.1" calcext:value-type="float">
            <text:p>12058.1</text:p>
          </table:table-cell>
          <table:table-cell office:value-type="float" office:value="11747.4" calcext:value-type="float">
            <text:p>11747.4</text:p>
          </table:table-cell>
          <table:table-cell office:value-type="float" office:value="12532.8" calcext:value-type="float">
            <text:p>12532.8</text:p>
          </table:table-cell>
          <table:table-cell office:value-type="float" office:value="12232.5" calcext:value-type="float">
            <text:p>12232.5</text:p>
          </table:table-cell>
          <table:table-cell office:value-type="float" office:value="11868.4" calcext:value-type="float">
            <text:p>11868.4</text:p>
          </table:table-cell>
          <table:table-cell office:value-type="float" office:value="11729.8" calcext:value-type="float">
            <text:p>11729.8</text:p>
          </table:table-cell>
          <table:table-cell office:value-type="float" office:value="11268.6" calcext:value-type="float">
            <text:p>11268.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9.4301" calcext:value-type="float">
            <text:p>29.4301</text:p>
          </table:table-cell>
          <table:table-cell office:value-type="float" office:value="29.2571" calcext:value-type="float">
            <text:p>29.2571</text:p>
          </table:table-cell>
          <table:table-cell office:value-type="float" office:value="29.1899" calcext:value-type="float">
            <text:p>29.1899</text:p>
          </table:table-cell>
          <table:table-cell office:value-type="float" office:value="28.7642" calcext:value-type="float">
            <text:p>28.7642</text:p>
          </table:table-cell>
          <table:table-cell office:value-type="float" office:value="34.6028" calcext:value-type="float">
            <text:p>34.6028</text:p>
          </table:table-cell>
          <table:table-cell office:value-type="float" office:value="28.835" calcext:value-type="float">
            <text:p>28.835</text:p>
          </table:table-cell>
          <table:table-cell office:value-type="float" office:value="28.9546" calcext:value-type="float">
            <text:p>28.9546</text:p>
          </table:table-cell>
          <table:table-cell office:value-type="float" office:value="29.2499" calcext:value-type="float">
            <text:p>29.2499</text:p>
          </table:table-cell>
          <table:table-cell office:value-type="float" office:value="29.0132" calcext:value-type="float">
            <text:p>29.0132</text:p>
          </table:table-cell>
          <table:table-cell office:value-type="float" office:value="29.2225" calcext:value-type="float">
            <text:p>29.22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54.439" calcext:value-type="float">
            <text:p>54.439</text:p>
          </table:table-cell>
          <table:table-cell office:value-type="float" office:value="54.9539" calcext:value-type="float">
            <text:p>54.9539</text:p>
          </table:table-cell>
          <table:table-cell office:value-type="float" office:value="55.8338" calcext:value-type="float">
            <text:p>55.8338</text:p>
          </table:table-cell>
          <table:table-cell office:value-type="float" office:value="53.847" calcext:value-type="float">
            <text:p>53.847</text:p>
          </table:table-cell>
          <table:table-cell office:value-type="float" office:value="54.8969" calcext:value-type="float">
            <text:p>54.8969</text:p>
          </table:table-cell>
          <table:table-cell office:value-type="float" office:value="55.6626" calcext:value-type="float">
            <text:p>55.6626</text:p>
          </table:table-cell>
          <table:table-cell office:value-type="float" office:value="54.5382" calcext:value-type="float">
            <text:p>54.5382</text:p>
          </table:table-cell>
          <table:table-cell office:value-type="float" office:value="57.047" calcext:value-type="float">
            <text:p>57.047</text:p>
          </table:table-cell>
          <table:table-cell office:value-type="float" office:value="58.6013" calcext:value-type="float">
            <text:p>58.6013</text:p>
          </table:table-cell>
          <table:table-cell office:value-type="float" office:value="58.5318" calcext:value-type="float">
            <text:p>58.53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77.1725" calcext:value-type="float">
            <text:p>77.1725</text:p>
          </table:table-cell>
          <table:table-cell office:value-type="float" office:value="78.4405" calcext:value-type="float">
            <text:p>78.4405</text:p>
          </table:table-cell>
          <table:table-cell office:value-type="float" office:value="77.8711" calcext:value-type="float">
            <text:p>77.8711</text:p>
          </table:table-cell>
          <table:table-cell office:value-type="float" office:value="78.1967" calcext:value-type="float">
            <text:p>78.1967</text:p>
          </table:table-cell>
          <table:table-cell office:value-type="float" office:value="78.8419" calcext:value-type="float">
            <text:p>78.8419</text:p>
          </table:table-cell>
          <table:table-cell office:value-type="float" office:value="78.3708" calcext:value-type="float">
            <text:p>78.3708</text:p>
          </table:table-cell>
          <table:table-cell office:value-type="float" office:value="78.3609" calcext:value-type="float">
            <text:p>78.3609</text:p>
          </table:table-cell>
          <table:table-cell office:value-type="float" office:value="78.647" calcext:value-type="float">
            <text:p>78.647</text:p>
          </table:table-cell>
          <table:table-cell office:value-type="float" office:value="79.557" calcext:value-type="float">
            <text:p>79.557</text:p>
          </table:table-cell>
          <table:table-cell office:value-type="float" office:value="80.6053" calcext:value-type="float">
            <text:p>80.605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02.328" calcext:value-type="float">
            <text:p>102.328</text:p>
          </table:table-cell>
          <table:table-cell office:value-type="float" office:value="100.468" calcext:value-type="float">
            <text:p>100.468</text:p>
          </table:table-cell>
          <table:table-cell office:value-type="float" office:value="101.258" calcext:value-type="float">
            <text:p>101.258</text:p>
          </table:table-cell>
          <table:table-cell office:value-type="float" office:value="102.81" calcext:value-type="float">
            <text:p>102.81</text:p>
          </table:table-cell>
          <table:table-cell office:value-type="float" office:value="101.534" calcext:value-type="float">
            <text:p>101.534</text:p>
          </table:table-cell>
          <table:table-cell office:value-type="float" office:value="102.126" calcext:value-type="float">
            <text:p>102.126</text:p>
          </table:table-cell>
          <table:table-cell office:value-type="float" office:value="101.89" calcext:value-type="float">
            <text:p>101.89</text:p>
          </table:table-cell>
          <table:table-cell office:value-type="float" office:value="102.709" calcext:value-type="float">
            <text:p>102.709</text:p>
          </table:table-cell>
          <table:table-cell office:value-type="float" office:value="102.234" calcext:value-type="float">
            <text:p>102.234</text:p>
          </table:table-cell>
          <table:table-cell office:value-type="float" office:value="101.885" calcext:value-type="float">
            <text:p>101.8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26.673" calcext:value-type="float">
            <text:p>126.673</text:p>
          </table:table-cell>
          <table:table-cell office:value-type="float" office:value="124.404" calcext:value-type="float">
            <text:p>124.404</text:p>
          </table:table-cell>
          <table:table-cell office:value-type="float" office:value="124.619" calcext:value-type="float">
            <text:p>124.619</text:p>
          </table:table-cell>
          <table:table-cell office:value-type="float" office:value="123.263" calcext:value-type="float">
            <text:p>123.263</text:p>
          </table:table-cell>
          <table:table-cell office:value-type="float" office:value="124.298" calcext:value-type="float">
            <text:p>124.298</text:p>
          </table:table-cell>
          <table:table-cell office:value-type="float" office:value="130.529" calcext:value-type="float">
            <text:p>130.529</text:p>
          </table:table-cell>
          <table:table-cell office:value-type="float" office:value="124.263" calcext:value-type="float">
            <text:p>124.263</text:p>
          </table:table-cell>
          <table:table-cell office:value-type="float" office:value="124.11" calcext:value-type="float">
            <text:p>124.11</text:p>
          </table:table-cell>
          <table:table-cell office:value-type="float" office:value="124.375" calcext:value-type="float">
            <text:p>124.375</text:p>
          </table:table-cell>
          <table:table-cell office:value-type="float" office:value="123.57" calcext:value-type="float">
            <text:p>123.5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45.9" calcext:value-type="float">
            <text:p>145.9</text:p>
          </table:table-cell>
          <table:table-cell office:value-type="float" office:value="147.487" calcext:value-type="float">
            <text:p>147.487</text:p>
          </table:table-cell>
          <table:table-cell office:value-type="float" office:value="147.419" calcext:value-type="float">
            <text:p>147.419</text:p>
          </table:table-cell>
          <table:table-cell office:value-type="float" office:value="146.321" calcext:value-type="float">
            <text:p>146.321</text:p>
          </table:table-cell>
          <table:table-cell office:value-type="float" office:value="146.373" calcext:value-type="float">
            <text:p>146.373</text:p>
          </table:table-cell>
          <table:table-cell office:value-type="float" office:value="148.391" calcext:value-type="float">
            <text:p>148.391</text:p>
          </table:table-cell>
          <table:table-cell office:value-type="float" office:value="146.579" calcext:value-type="float">
            <text:p>146.579</text:p>
          </table:table-cell>
          <table:table-cell office:value-type="float" office:value="147.654" calcext:value-type="float">
            <text:p>147.654</text:p>
          </table:table-cell>
          <table:table-cell office:value-type="float" office:value="146.928" calcext:value-type="float">
            <text:p>146.928</text:p>
          </table:table-cell>
          <table:table-cell office:value-type="float" office:value="147.263" calcext:value-type="float">
            <text:p>147.26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73.609" calcext:value-type="float">
            <text:p>173.609</text:p>
          </table:table-cell>
          <table:table-cell office:value-type="float" office:value="172.377" calcext:value-type="float">
            <text:p>172.377</text:p>
          </table:table-cell>
          <table:table-cell office:value-type="float" office:value="170.762" calcext:value-type="float">
            <text:p>170.762</text:p>
          </table:table-cell>
          <table:table-cell office:value-type="float" office:value="170.469" calcext:value-type="float">
            <text:p>170.469</text:p>
          </table:table-cell>
          <table:table-cell office:value-type="float" office:value="169.022" calcext:value-type="float">
            <text:p>169.022</text:p>
          </table:table-cell>
          <table:table-cell office:value-type="float" office:value="174.579" calcext:value-type="float">
            <text:p>174.579</text:p>
          </table:table-cell>
          <table:table-cell office:value-type="float" office:value="169.295" calcext:value-type="float">
            <text:p>169.295</text:p>
          </table:table-cell>
          <table:table-cell office:value-type="float" office:value="169.581" calcext:value-type="float">
            <text:p>169.581</text:p>
          </table:table-cell>
          <table:table-cell office:value-type="float" office:value="170.592" calcext:value-type="float">
            <text:p>170.592</text:p>
          </table:table-cell>
          <table:table-cell office:value-type="float" office:value="169.076" calcext:value-type="float">
            <text:p>169.07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91.484" calcext:value-type="float">
            <text:p>191.484</text:p>
          </table:table-cell>
          <table:table-cell office:value-type="float" office:value="198.883" calcext:value-type="float">
            <text:p>198.883</text:p>
          </table:table-cell>
          <table:table-cell office:value-type="float" office:value="194.73" calcext:value-type="float">
            <text:p>194.73</text:p>
          </table:table-cell>
          <table:table-cell office:value-type="float" office:value="192.377" calcext:value-type="float">
            <text:p>192.377</text:p>
          </table:table-cell>
          <table:table-cell office:value-type="float" office:value="191.895" calcext:value-type="float">
            <text:p>191.895</text:p>
          </table:table-cell>
          <table:table-cell office:value-type="float" office:value="192.058" calcext:value-type="float">
            <text:p>192.058</text:p>
          </table:table-cell>
          <table:table-cell office:value-type="float" office:value="201.299" calcext:value-type="float">
            <text:p>201.299</text:p>
          </table:table-cell>
          <table:table-cell office:value-type="float" office:value="191.978" calcext:value-type="float">
            <text:p>191.978</text:p>
          </table:table-cell>
          <table:table-cell office:value-type="float" office:value="194.045" calcext:value-type="float">
            <text:p>194.045</text:p>
          </table:table-cell>
          <table:table-cell office:value-type="float" office:value="194.846" calcext:value-type="float">
            <text:p>194.84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20.043" calcext:value-type="float">
            <text:p>220.043</text:p>
          </table:table-cell>
          <table:table-cell office:value-type="float" office:value="213.559" calcext:value-type="float">
            <text:p>213.559</text:p>
          </table:table-cell>
          <table:table-cell office:value-type="float" office:value="212.033" calcext:value-type="float">
            <text:p>212.033</text:p>
          </table:table-cell>
          <table:table-cell office:value-type="float" office:value="218.997" calcext:value-type="float">
            <text:p>218.997</text:p>
          </table:table-cell>
          <table:table-cell office:value-type="float" office:value="219.469" calcext:value-type="float">
            <text:p>219.469</text:p>
          </table:table-cell>
          <table:table-cell office:value-type="float" office:value="219.769" calcext:value-type="float">
            <text:p>219.769</text:p>
          </table:table-cell>
          <table:table-cell office:value-type="float" office:value="214.14" calcext:value-type="float">
            <text:p>214.14</text:p>
          </table:table-cell>
          <table:table-cell office:value-type="float" office:value="213.241" calcext:value-type="float">
            <text:p>213.241</text:p>
          </table:table-cell>
          <table:table-cell office:value-type="float" office:value="216.099" calcext:value-type="float">
            <text:p>216.099</text:p>
          </table:table-cell>
          <table:table-cell office:value-type="float" office:value="217.704" calcext:value-type="float">
            <text:p>217.70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422.683" calcext:value-type="float">
            <text:p>422.683</text:p>
          </table:table-cell>
          <table:table-cell office:value-type="float" office:value="470.611" calcext:value-type="float">
            <text:p>470.611</text:p>
          </table:table-cell>
          <table:table-cell office:value-type="float" office:value="494.829" calcext:value-type="float">
            <text:p>494.829</text:p>
          </table:table-cell>
          <table:table-cell office:value-type="float" office:value="470.11" calcext:value-type="float">
            <text:p>470.11</text:p>
          </table:table-cell>
          <table:table-cell office:value-type="float" office:value="487.665" calcext:value-type="float">
            <text:p>487.665</text:p>
          </table:table-cell>
          <table:table-cell office:value-type="float" office:value="465.248" calcext:value-type="float">
            <text:p>465.248</text:p>
          </table:table-cell>
          <table:table-cell office:value-type="float" office:value="474.216" calcext:value-type="float">
            <text:p>474.216</text:p>
          </table:table-cell>
          <table:table-cell office:value-type="float" office:value="468.582" calcext:value-type="float">
            <text:p>468.582</text:p>
          </table:table-cell>
          <table:table-cell office:value-type="float" office:value="471.891" calcext:value-type="float">
            <text:p>471.891</text:p>
          </table:table-cell>
          <table:table-cell office:value-type="float" office:value="495.665" calcext:value-type="float">
            <text:p>495.66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5937.73" calcext:value-type="float">
            <text:p>5937.73</text:p>
          </table:table-cell>
          <table:table-cell office:value-type="float" office:value="6008.17" calcext:value-type="float">
            <text:p>6008.17</text:p>
          </table:table-cell>
          <table:table-cell office:value-type="float" office:value="5900.89" calcext:value-type="float">
            <text:p>5900.89</text:p>
          </table:table-cell>
          <table:table-cell office:value-type="float" office:value="5855.22" calcext:value-type="float">
            <text:p>5855.22</text:p>
          </table:table-cell>
          <table:table-cell office:value-type="float" office:value="6034.92" calcext:value-type="float">
            <text:p>6034.92</text:p>
          </table:table-cell>
          <table:table-cell office:value-type="float" office:value="7207.64" calcext:value-type="float">
            <text:p>7207.64</text:p>
          </table:table-cell>
          <table:table-cell office:value-type="float" office:value="6973.44" calcext:value-type="float">
            <text:p>6973.44</text:p>
          </table:table-cell>
          <table:table-cell office:value-type="float" office:value="6101" calcext:value-type="float">
            <text:p>6101</text:p>
          </table:table-cell>
          <table:table-cell office:value-type="float" office:value="7120.27" calcext:value-type="float">
            <text:p>7120.27</text:p>
          </table:table-cell>
          <table:table-cell office:value-type="float" office:value="7056.92" calcext:value-type="float">
            <text:p>7056.9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3010.1" calcext:value-type="float">
            <text:p>23010.1</text:p>
          </table:table-cell>
          <table:table-cell office:value-type="float" office:value="19483.9" calcext:value-type="float">
            <text:p>19483.9</text:p>
          </table:table-cell>
          <table:table-cell office:value-type="float" office:value="21418.7" calcext:value-type="float">
            <text:p>21418.7</text:p>
          </table:table-cell>
          <table:table-cell office:value-type="float" office:value="21264.6" calcext:value-type="float">
            <text:p>21264.6</text:p>
          </table:table-cell>
          <table:table-cell office:value-type="float" office:value="20155.5" calcext:value-type="float">
            <text:p>20155.5</text:p>
          </table:table-cell>
          <table:table-cell office:value-type="float" office:value="21661.1" calcext:value-type="float">
            <text:p>21661.1</text:p>
          </table:table-cell>
          <table:table-cell office:value-type="float" office:value="21692.9" calcext:value-type="float">
            <text:p>21692.9</text:p>
          </table:table-cell>
          <table:table-cell office:value-type="float" office:value="20507.2" calcext:value-type="float">
            <text:p>20507.2</text:p>
          </table:table-cell>
          <table:table-cell office:value-type="float" office:value="22500" calcext:value-type="float">
            <text:p>22500</text:p>
          </table:table-cell>
          <table:table-cell office:value-type="float" office:value="22574.4" calcext:value-type="float">
            <text:p>22574.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35416.8" calcext:value-type="float">
            <text:p>35416.8</text:p>
          </table:table-cell>
          <table:table-cell office:value-type="float" office:value="35881.9" calcext:value-type="float">
            <text:p>35881.9</text:p>
          </table:table-cell>
          <table:table-cell office:value-type="float" office:value="36182.5" calcext:value-type="float">
            <text:p>36182.5</text:p>
          </table:table-cell>
          <table:table-cell office:value-type="float" office:value="36494.7" calcext:value-type="float">
            <text:p>36494.7</text:p>
          </table:table-cell>
          <table:table-cell office:value-type="float" office:value="35913.4" calcext:value-type="float">
            <text:p>35913.4</text:p>
          </table:table-cell>
          <table:table-cell office:value-type="float" office:value="35197" calcext:value-type="float">
            <text:p>35197</text:p>
          </table:table-cell>
          <table:table-cell office:value-type="float" office:value="35394.1" calcext:value-type="float">
            <text:p>35394.1</text:p>
          </table:table-cell>
          <table:table-cell office:value-type="float" office:value="35402.2" calcext:value-type="float">
            <text:p>35402.2</text:p>
          </table:table-cell>
          <table:table-cell office:value-type="float" office:value="37880.7" calcext:value-type="float">
            <text:p>37880.7</text:p>
          </table:table-cell>
          <table:table-cell office:value-type="float" office:value="35999" calcext:value-type="float">
            <text:p>3599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86814.7" calcext:value-type="float">
            <text:p>86814.7</text:p>
          </table:table-cell>
          <table:table-cell office:value-type="float" office:value="85824.6" calcext:value-type="float">
            <text:p>85824.6</text:p>
          </table:table-cell>
          <table:table-cell office:value-type="float" office:value="89194.9" calcext:value-type="float">
            <text:p>89194.9</text:p>
          </table:table-cell>
          <table:table-cell office:value-type="float" office:value="86923.4" calcext:value-type="float">
            <text:p>86923.4</text:p>
          </table:table-cell>
          <table:table-cell office:value-type="float" office:value="82901.5" calcext:value-type="float">
            <text:p>82901.5</text:p>
          </table:table-cell>
          <table:table-cell office:value-type="float" office:value="83137.6" calcext:value-type="float">
            <text:p>83137.6</text:p>
          </table:table-cell>
          <table:table-cell office:value-type="float" office:value="82738.1" calcext:value-type="float">
            <text:p>82738.1</text:p>
          </table:table-cell>
          <table:table-cell office:value-type="float" office:value="92940.4" calcext:value-type="float">
            <text:p>92940.4</text:p>
          </table:table-cell>
          <table:table-cell office:value-type="float" office:value="84863.5" calcext:value-type="float">
            <text:p>84863.5</text:p>
          </table:table-cell>
          <table:table-cell office:value-type="float" office:value="87112.3" calcext:value-type="float">
            <text:p>87112.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09696" calcext:value-type="float">
            <text:p>109696</text:p>
          </table:table-cell>
          <table:table-cell office:value-type="float" office:value="118820" calcext:value-type="float">
            <text:p>118820</text:p>
          </table:table-cell>
          <table:table-cell office:value-type="float" office:value="113566" calcext:value-type="float">
            <text:p>113566</text:p>
          </table:table-cell>
          <table:table-cell office:value-type="float" office:value="112559" calcext:value-type="float">
            <text:p>112559</text:p>
          </table:table-cell>
          <table:table-cell office:value-type="float" office:value="115908" calcext:value-type="float">
            <text:p>115908</text:p>
          </table:table-cell>
          <table:table-cell office:value-type="float" office:value="113265" calcext:value-type="float">
            <text:p>113265</text:p>
          </table:table-cell>
          <table:table-cell office:value-type="float" office:value="101952" calcext:value-type="float">
            <text:p>101952</text:p>
          </table:table-cell>
          <table:table-cell office:value-type="float" office:value="111642" calcext:value-type="float">
            <text:p>111642</text:p>
          </table:table-cell>
          <table:table-cell office:value-type="float" office:value="112582" calcext:value-type="float">
            <text:p>112582</text:p>
          </table:table-cell>
          <table:table-cell office:value-type="float" office:value="113179" calcext:value-type="float">
            <text:p>11317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145600" calcext:value-type="float">
            <text:p>145600</text:p>
          </table:table-cell>
          <table:table-cell office:value-type="float" office:value="144329" calcext:value-type="float">
            <text:p>144329</text:p>
          </table:table-cell>
          <table:table-cell office:value-type="float" office:value="142489" calcext:value-type="float">
            <text:p>142489</text:p>
          </table:table-cell>
          <table:table-cell office:value-type="float" office:value="145218" calcext:value-type="float">
            <text:p>145218</text:p>
          </table:table-cell>
          <table:table-cell office:value-type="float" office:value="155506" calcext:value-type="float">
            <text:p>155506</text:p>
          </table:table-cell>
          <table:table-cell office:value-type="float" office:value="144889" calcext:value-type="float">
            <text:p>144889</text:p>
          </table:table-cell>
          <table:table-cell office:value-type="float" office:value="154206" calcext:value-type="float">
            <text:p>154206</text:p>
          </table:table-cell>
          <table:table-cell office:value-type="float" office:value="144609" calcext:value-type="float">
            <text:p>144609</text:p>
          </table:table-cell>
          <table:table-cell office:value-type="float" office:value="143865" calcext:value-type="float">
            <text:p>143865</text:p>
          </table:table-cell>
          <table:table-cell office:value-type="float" office:value="142560" calcext:value-type="float">
            <text:p>14256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176993" calcext:value-type="float">
            <text:p>176993</text:p>
          </table:table-cell>
          <table:table-cell office:value-type="float" office:value="175290" calcext:value-type="float">
            <text:p>175290</text:p>
          </table:table-cell>
          <table:table-cell office:value-type="float" office:value="177848" calcext:value-type="float">
            <text:p>177848</text:p>
          </table:table-cell>
          <table:table-cell office:value-type="float" office:value="175213" calcext:value-type="float">
            <text:p>175213</text:p>
          </table:table-cell>
          <table:table-cell office:value-type="float" office:value="175300" calcext:value-type="float">
            <text:p>175300</text:p>
          </table:table-cell>
          <table:table-cell office:value-type="float" office:value="175331" calcext:value-type="float">
            <text:p>175331</text:p>
          </table:table-cell>
          <table:table-cell office:value-type="float" office:value="177787" calcext:value-type="float">
            <text:p>177787</text:p>
          </table:table-cell>
          <table:table-cell office:value-type="float" office:value="177365" calcext:value-type="float">
            <text:p>177365</text:p>
          </table:table-cell>
          <table:table-cell office:value-type="float" office:value="181789" calcext:value-type="float">
            <text:p>181789</text:p>
          </table:table-cell>
          <table:table-cell office:value-type="float" office:value="173525" calcext:value-type="float">
            <text:p>17352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208410" calcext:value-type="float">
            <text:p>208410</text:p>
          </table:table-cell>
          <table:table-cell office:value-type="float" office:value="207094" calcext:value-type="float">
            <text:p>207094</text:p>
          </table:table-cell>
          <table:table-cell office:value-type="float" office:value="207973" calcext:value-type="float">
            <text:p>207973</text:p>
          </table:table-cell>
          <table:table-cell office:value-type="float" office:value="211921" calcext:value-type="float">
            <text:p>211921</text:p>
          </table:table-cell>
          <table:table-cell office:value-type="float" office:value="207200" calcext:value-type="float">
            <text:p>207200</text:p>
          </table:table-cell>
          <table:table-cell office:value-type="float" office:value="207714" calcext:value-type="float">
            <text:p>207714</text:p>
          </table:table-cell>
          <table:table-cell office:value-type="float" office:value="215036" calcext:value-type="float">
            <text:p>215036</text:p>
          </table:table-cell>
          <table:table-cell office:value-type="float" office:value="207459" calcext:value-type="float">
            <text:p>207459</text:p>
          </table:table-cell>
          <table:table-cell office:value-type="float" office:value="207750" calcext:value-type="float">
            <text:p>207750</text:p>
          </table:table-cell>
          <table:table-cell office:value-type="float" office:value="215759" calcext:value-type="float">
            <text:p>21575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248395" calcext:value-type="float">
            <text:p>248395</text:p>
          </table:table-cell>
          <table:table-cell table:style-name="Default" office:value-type="float" office:value="242212" calcext:value-type="float">
            <text:p>242212</text:p>
          </table:table-cell>
          <table:table-cell table:style-name="Default" office:value-type="float" office:value="240963" calcext:value-type="float">
            <text:p>240963</text:p>
          </table:table-cell>
          <table:table-cell table:style-name="Default" office:value-type="float" office:value="238803" calcext:value-type="float">
            <text:p>238803</text:p>
          </table:table-cell>
          <table:table-cell table:style-name="Default" office:value-type="float" office:value="240794" calcext:value-type="float">
            <text:p>240794</text:p>
          </table:table-cell>
          <table:table-cell table:style-name="Default" office:value-type="float" office:value="242857" calcext:value-type="float">
            <text:p>242857</text:p>
          </table:table-cell>
          <table:table-cell table:style-name="Default" office:value-type="float" office:value="241581" calcext:value-type="float">
            <text:p>241581</text:p>
          </table:table-cell>
          <table:table-cell table:style-name="Default" office:value-type="float" office:value="242086" calcext:value-type="float">
            <text:p>242086</text:p>
          </table:table-cell>
          <table:table-cell table:style-name="Default" office:value-type="float" office:value="245326" calcext:value-type="float">
            <text:p>245326</text:p>
          </table:table-cell>
          <table:table-cell table:style-name="Default" office:value-type="float" office:value="242557" calcext:value-type="float">
            <text:p>24255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269557" calcext:value-type="float">
            <text:p>269557</text:p>
          </table:table-cell>
          <table:table-cell table:style-name="Default" office:value-type="float" office:value="274574" calcext:value-type="float">
            <text:p>274574</text:p>
          </table:table-cell>
          <table:table-cell table:style-name="Default" office:value-type="float" office:value="266421" calcext:value-type="float">
            <text:p>266421</text:p>
          </table:table-cell>
          <table:table-cell table:style-name="Default" office:value-type="float" office:value="276773" calcext:value-type="float">
            <text:p>276773</text:p>
          </table:table-cell>
          <table:table-cell table:style-name="Default" office:value-type="float" office:value="270968" calcext:value-type="float">
            <text:p>270968</text:p>
          </table:table-cell>
          <table:table-cell table:style-name="Default" office:value-type="float" office:value="272189" calcext:value-type="float">
            <text:p>272189</text:p>
          </table:table-cell>
          <table:table-cell table:style-name="Default" office:value-type="float" office:value="278279" calcext:value-type="float">
            <text:p>278279</text:p>
          </table:table-cell>
          <table:table-cell table:style-name="Default" office:value-type="float" office:value="271693" calcext:value-type="float">
            <text:p>271693</text:p>
          </table:table-cell>
          <table:table-cell table:style-name="Default" office:value-type="float" office:value="273886" calcext:value-type="float">
            <text:p>273886</text:p>
          </table:table-cell>
          <table:table-cell table:style-name="Default" office:value-type="float" office:value="271503" calcext:value-type="float">
            <text:p>271503</text:p>
          </table:table-cell>
        </table:table-row>
      </table:table>
      <table:table table:name="ra-van" table:style-name="ta1">
        <table:table-column table:style-name="co2" table:number-columns-repeated="1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.3288" calcext:value-type="float">
            <text:p>2.3288</text:p>
          </table:table-cell>
          <table:table-cell office:value-type="float" office:value="2.84598" calcext:value-type="float">
            <text:p>2.84598</text:p>
          </table:table-cell>
          <table:table-cell office:value-type="float" office:value="2.75994" calcext:value-type="float">
            <text:p>2.75994</text:p>
          </table:table-cell>
          <table:table-cell office:value-type="float" office:value="2.30608" calcext:value-type="float">
            <text:p>2.30608</text:p>
          </table:table-cell>
          <table:table-cell office:value-type="float" office:value="2.45091" calcext:value-type="float">
            <text:p>2.45091</text:p>
          </table:table-cell>
          <table:table-cell office:value-type="float" office:value="2.24333" calcext:value-type="float">
            <text:p>2.24333</text:p>
          </table:table-cell>
          <table:table-cell office:value-type="float" office:value="2.6425" calcext:value-type="float">
            <text:p>2.6425</text:p>
          </table:table-cell>
          <table:table-cell office:value-type="float" office:value="2.94502" calcext:value-type="float">
            <text:p>2.94502</text:p>
          </table:table-cell>
          <table:table-cell office:value-type="float" office:value="2.82179" calcext:value-type="float">
            <text:p>2.82179</text:p>
          </table:table-cell>
          <table:table-cell office:value-type="float" office:value="2.46784" calcext:value-type="float">
            <text:p>2.467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4.38192" calcext:value-type="float">
            <text:p>4.38192</text:p>
          </table:table-cell>
          <table:table-cell office:value-type="float" office:value="3.82032" calcext:value-type="float">
            <text:p>3.82032</text:p>
          </table:table-cell>
          <table:table-cell office:value-type="float" office:value="4.03456" calcext:value-type="float">
            <text:p>4.03456</text:p>
          </table:table-cell>
          <table:table-cell office:value-type="float" office:value="4.55088" calcext:value-type="float">
            <text:p>4.55088</text:p>
          </table:table-cell>
          <table:table-cell office:value-type="float" office:value="4.11478" calcext:value-type="float">
            <text:p>4.11478</text:p>
          </table:table-cell>
          <table:table-cell office:value-type="float" office:value="3.74282" calcext:value-type="float">
            <text:p>3.74282</text:p>
          </table:table-cell>
          <table:table-cell office:value-type="float" office:value="4.62202" calcext:value-type="float">
            <text:p>4.62202</text:p>
          </table:table-cell>
          <table:table-cell office:value-type="float" office:value="4.01069" calcext:value-type="float">
            <text:p>4.01069</text:p>
          </table:table-cell>
          <table:table-cell office:value-type="float" office:value="3.56867" calcext:value-type="float">
            <text:p>3.56867</text:p>
          </table:table-cell>
          <table:table-cell office:value-type="float" office:value="4.0048" calcext:value-type="float">
            <text:p>4.00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.34723" calcext:value-type="float">
            <text:p>5.34723</text:p>
          </table:table-cell>
          <table:table-cell office:value-type="float" office:value="5.92486" calcext:value-type="float">
            <text:p>5.92486</text:p>
          </table:table-cell>
          <table:table-cell office:value-type="float" office:value="5.23162" calcext:value-type="float">
            <text:p>5.23162</text:p>
          </table:table-cell>
          <table:table-cell office:value-type="float" office:value="5.64336" calcext:value-type="float">
            <text:p>5.64336</text:p>
          </table:table-cell>
          <table:table-cell office:value-type="float" office:value="5.88826" calcext:value-type="float">
            <text:p>5.88826</text:p>
          </table:table-cell>
          <table:table-cell office:value-type="float" office:value="5.4376" calcext:value-type="float">
            <text:p>5.4376</text:p>
          </table:table-cell>
          <table:table-cell office:value-type="float" office:value="5.34118" calcext:value-type="float">
            <text:p>5.34118</text:p>
          </table:table-cell>
          <table:table-cell office:value-type="float" office:value="5.19994" calcext:value-type="float">
            <text:p>5.19994</text:p>
          </table:table-cell>
          <table:table-cell office:value-type="float" office:value="5.8103" calcext:value-type="float">
            <text:p>5.8103</text:p>
          </table:table-cell>
          <table:table-cell office:value-type="float" office:value="5.2407" calcext:value-type="float">
            <text:p>5.24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8.22694" calcext:value-type="float">
            <text:p>8.22694</text:p>
          </table:table-cell>
          <table:table-cell office:value-type="float" office:value="7.5776" calcext:value-type="float">
            <text:p>7.5776</text:p>
          </table:table-cell>
          <table:table-cell office:value-type="float" office:value="7.44038" calcext:value-type="float">
            <text:p>7.44038</text:p>
          </table:table-cell>
          <table:table-cell office:value-type="float" office:value="8.53459" calcext:value-type="float">
            <text:p>8.53459</text:p>
          </table:table-cell>
          <table:table-cell office:value-type="float" office:value="8.06739" calcext:value-type="float">
            <text:p>8.06739</text:p>
          </table:table-cell>
          <table:table-cell office:value-type="float" office:value="8.14778" calcext:value-type="float">
            <text:p>8.14778</text:p>
          </table:table-cell>
          <table:table-cell office:value-type="float" office:value="6.95533" calcext:value-type="float">
            <text:p>6.95533</text:p>
          </table:table-cell>
          <table:table-cell office:value-type="float" office:value="7.51059" calcext:value-type="float">
            <text:p>7.51059</text:p>
          </table:table-cell>
          <table:table-cell office:value-type="float" office:value="8.43283" calcext:value-type="float">
            <text:p>8.43283</text:p>
          </table:table-cell>
          <table:table-cell office:value-type="float" office:value="8.56502" calcext:value-type="float">
            <text:p>8.565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9.15395" calcext:value-type="float">
            <text:p>9.15395</text:p>
          </table:table-cell>
          <table:table-cell office:value-type="float" office:value="8.87626" calcext:value-type="float">
            <text:p>8.87626</text:p>
          </table:table-cell>
          <table:table-cell office:value-type="float" office:value="10.0673" calcext:value-type="float">
            <text:p>10.0673</text:p>
          </table:table-cell>
          <table:table-cell office:value-type="float" office:value="9.66886" calcext:value-type="float">
            <text:p>9.66886</text:p>
          </table:table-cell>
          <table:table-cell office:value-type="float" office:value="9.5129" calcext:value-type="float">
            <text:p>9.5129</text:p>
          </table:table-cell>
          <table:table-cell office:value-type="float" office:value="9.14038" calcext:value-type="float">
            <text:p>9.14038</text:p>
          </table:table-cell>
          <table:table-cell office:value-type="float" office:value="9.95251" calcext:value-type="float">
            <text:p>9.95251</text:p>
          </table:table-cell>
          <table:table-cell office:value-type="float" office:value="9.40637" calcext:value-type="float">
            <text:p>9.40637</text:p>
          </table:table-cell>
          <table:table-cell office:value-type="float" office:value="9.00451" calcext:value-type="float">
            <text:p>9.00451</text:p>
          </table:table-cell>
          <table:table-cell office:value-type="float" office:value="9.1689" calcext:value-type="float">
            <text:p>9.16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0.7992" calcext:value-type="float">
            <text:p>10.7992</text:p>
          </table:table-cell>
          <table:table-cell office:value-type="float" office:value="11.52" calcext:value-type="float">
            <text:p>11.52</text:p>
          </table:table-cell>
          <table:table-cell office:value-type="float" office:value="10.978" calcext:value-type="float">
            <text:p>10.978</text:p>
          </table:table-cell>
          <table:table-cell office:value-type="float" office:value="10.99" calcext:value-type="float">
            <text:p>10.99</text:p>
          </table:table-cell>
          <table:table-cell office:value-type="float" office:value="11.6791" calcext:value-type="float">
            <text:p>11.6791</text:p>
          </table:table-cell>
          <table:table-cell office:value-type="float" office:value="11.1862" calcext:value-type="float">
            <text:p>11.1862</text:p>
          </table:table-cell>
          <table:table-cell office:value-type="float" office:value="10.9568" calcext:value-type="float">
            <text:p>10.9568</text:p>
          </table:table-cell>
          <table:table-cell office:value-type="float" office:value="10.9443" calcext:value-type="float">
            <text:p>10.9443</text:p>
          </table:table-cell>
          <table:table-cell office:value-type="float" office:value="10.4879" calcext:value-type="float">
            <text:p>10.4879</text:p>
          </table:table-cell>
          <table:table-cell office:value-type="float" office:value="10.0953" calcext:value-type="float">
            <text:p>10.09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.6668" calcext:value-type="float">
            <text:p>12.6668</text:p>
          </table:table-cell>
          <table:table-cell office:value-type="float" office:value="12.4092" calcext:value-type="float">
            <text:p>12.4092</text:p>
          </table:table-cell>
          <table:table-cell office:value-type="float" office:value="13.2995" calcext:value-type="float">
            <text:p>13.2995</text:p>
          </table:table-cell>
          <table:table-cell office:value-type="float" office:value="13.1475" calcext:value-type="float">
            <text:p>13.1475</text:p>
          </table:table-cell>
          <table:table-cell office:value-type="float" office:value="12.5604" calcext:value-type="float">
            <text:p>12.5604</text:p>
          </table:table-cell>
          <table:table-cell office:value-type="float" office:value="12.417" calcext:value-type="float">
            <text:p>12.417</text:p>
          </table:table-cell>
          <table:table-cell office:value-type="float" office:value="12.9377" calcext:value-type="float">
            <text:p>12.9377</text:p>
          </table:table-cell>
          <table:table-cell office:value-type="float" office:value="12.8151" calcext:value-type="float">
            <text:p>12.8151</text:p>
          </table:table-cell>
          <table:table-cell office:value-type="float" office:value="12.5451" calcext:value-type="float">
            <text:p>12.5451</text:p>
          </table:table-cell>
          <table:table-cell office:value-type="float" office:value="12.5906" calcext:value-type="float">
            <text:p>12.59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4.3701" calcext:value-type="float">
            <text:p>14.3701</text:p>
          </table:table-cell>
          <table:table-cell office:value-type="float" office:value="14.8744" calcext:value-type="float">
            <text:p>14.8744</text:p>
          </table:table-cell>
          <table:table-cell office:value-type="float" office:value="14.3438" calcext:value-type="float">
            <text:p>14.3438</text:p>
          </table:table-cell>
          <table:table-cell office:value-type="float" office:value="14.2463" calcext:value-type="float">
            <text:p>14.2463</text:p>
          </table:table-cell>
          <table:table-cell office:value-type="float" office:value="14.0984" calcext:value-type="float">
            <text:p>14.0984</text:p>
          </table:table-cell>
          <table:table-cell office:value-type="float" office:value="15.5054" calcext:value-type="float">
            <text:p>15.5054</text:p>
          </table:table-cell>
          <table:table-cell office:value-type="float" office:value="15.6225" calcext:value-type="float">
            <text:p>15.6225</text:p>
          </table:table-cell>
          <table:table-cell office:value-type="float" office:value="14.3749" calcext:value-type="float">
            <text:p>14.3749</text:p>
          </table:table-cell>
          <table:table-cell office:value-type="float" office:value="16.1196" calcext:value-type="float">
            <text:p>16.1196</text:p>
          </table:table-cell>
          <table:table-cell office:value-type="float" office:value="14.9918" calcext:value-type="float">
            <text:p>14.99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6.2743" calcext:value-type="float">
            <text:p>16.2743</text:p>
          </table:table-cell>
          <table:table-cell office:value-type="float" office:value="15.4419" calcext:value-type="float">
            <text:p>15.4419</text:p>
          </table:table-cell>
          <table:table-cell office:value-type="float" office:value="16.1067" calcext:value-type="float">
            <text:p>16.1067</text:p>
          </table:table-cell>
          <table:table-cell office:value-type="float" office:value="15.9395" calcext:value-type="float">
            <text:p>15.9395</text:p>
          </table:table-cell>
          <table:table-cell office:value-type="float" office:value="16.1873" calcext:value-type="float">
            <text:p>16.1873</text:p>
          </table:table-cell>
          <table:table-cell office:value-type="float" office:value="16.298" calcext:value-type="float">
            <text:p>16.298</text:p>
          </table:table-cell>
          <table:table-cell office:value-type="float" office:value="15.4846" calcext:value-type="float">
            <text:p>15.4846</text:p>
          </table:table-cell>
          <table:table-cell office:value-type="float" office:value="15.8188" calcext:value-type="float">
            <text:p>15.8188</text:p>
          </table:table-cell>
          <table:table-cell office:value-type="float" office:value="15.9375" calcext:value-type="float">
            <text:p>15.9375</text:p>
          </table:table-cell>
          <table:table-cell office:value-type="float" office:value="18.4066" calcext:value-type="float">
            <text:p>18.406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38.4289" calcext:value-type="float">
            <text:p>38.4289</text:p>
          </table:table-cell>
          <table:table-cell office:value-type="float" office:value="38.6191" calcext:value-type="float">
            <text:p>38.6191</text:p>
          </table:table-cell>
          <table:table-cell office:value-type="float" office:value="39.917" calcext:value-type="float">
            <text:p>39.917</text:p>
          </table:table-cell>
          <table:table-cell office:value-type="float" office:value="39.1724" calcext:value-type="float">
            <text:p>39.1724</text:p>
          </table:table-cell>
          <table:table-cell office:value-type="float" office:value="39.0965" calcext:value-type="float">
            <text:p>39.0965</text:p>
          </table:table-cell>
          <table:table-cell office:value-type="float" office:value="39.71" calcext:value-type="float">
            <text:p>39.71</text:p>
          </table:table-cell>
          <table:table-cell office:value-type="float" office:value="38.7987" calcext:value-type="float">
            <text:p>38.7987</text:p>
          </table:table-cell>
          <table:table-cell office:value-type="float" office:value="40.3335" calcext:value-type="float">
            <text:p>40.3335</text:p>
          </table:table-cell>
          <table:table-cell office:value-type="float" office:value="40.1455" calcext:value-type="float">
            <text:p>40.1455</text:p>
          </table:table-cell>
          <table:table-cell office:value-type="float" office:value="39.3282" calcext:value-type="float">
            <text:p>39.328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style-name="ce33" office:value-type="float" office:value="44.8266" calcext:value-type="float">
            <text:p>44.8266</text:p>
          </table:table-cell>
          <table:table-cell table:style-name="ce33" office:value-type="float" office:value="44.3529" calcext:value-type="float">
            <text:p>44.3529</text:p>
          </table:table-cell>
          <table:table-cell table:style-name="ce33" office:value-type="float" office:value="45.0191" calcext:value-type="float">
            <text:p>45.0191</text:p>
          </table:table-cell>
          <table:table-cell table:style-name="ce33" office:value-type="float" office:value="46.8303" calcext:value-type="float">
            <text:p>46.8303</text:p>
          </table:table-cell>
          <table:table-cell table:style-name="ce33" office:value-type="float" office:value="45.4619" calcext:value-type="float">
            <text:p>45.4619</text:p>
          </table:table-cell>
          <table:table-cell table:style-name="ce33" office:value-type="float" office:value="47.0283" calcext:value-type="float">
            <text:p>47.0283</text:p>
          </table:table-cell>
          <table:table-cell office:value-type="float" office:value="46.9966" calcext:value-type="float">
            <text:p>46.9966</text:p>
          </table:table-cell>
          <table:table-cell office:value-type="float" office:value="47.5733" calcext:value-type="float">
            <text:p>47.5733</text:p>
          </table:table-cell>
          <table:table-cell office:value-type="float" office:value="44.5943" calcext:value-type="float">
            <text:p>44.5943</text:p>
          </table:table-cell>
          <table:table-cell office:value-type="float" office:value="44.7017" calcext:value-type="float">
            <text:p>44.70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style-name="ce33" office:value-type="float" office:value="68.1431" calcext:value-type="float">
            <text:p>68.1431</text:p>
          </table:table-cell>
          <table:table-cell table:style-name="ce33" office:value-type="float" office:value="69.0171" calcext:value-type="float">
            <text:p>69.0171</text:p>
          </table:table-cell>
          <table:table-cell table:style-name="ce33" office:value-type="float" office:value="69.2588" calcext:value-type="float">
            <text:p>69.2588</text:p>
          </table:table-cell>
          <table:table-cell table:style-name="ce33" office:value-type="float" office:value="68.062" calcext:value-type="float">
            <text:p>68.062</text:p>
          </table:table-cell>
          <table:table-cell table:style-name="ce33" office:value-type="float" office:value="83.7612" calcext:value-type="float">
            <text:p>83.7612</text:p>
          </table:table-cell>
          <table:table-cell table:style-name="ce33" office:value-type="float" office:value="69.08" calcext:value-type="float">
            <text:p>69.08</text:p>
          </table:table-cell>
          <table:table-cell table:style-name="ce33" office:value-type="float" office:value="68.2127" calcext:value-type="float">
            <text:p>68.2127</text:p>
          </table:table-cell>
          <table:table-cell table:style-name="ce33" office:value-type="float" office:value="68.6293" calcext:value-type="float">
            <text:p>68.6293</text:p>
          </table:table-cell>
          <table:table-cell table:style-name="ce33" office:value-type="float" office:value="85.597" calcext:value-type="float">
            <text:p>85.597</text:p>
          </table:table-cell>
          <table:table-cell table:style-name="ce33" office:value-type="float" office:value="85.3611" calcext:value-type="float">
            <text:p>85.361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33" office:value-type="float" office:value="163.099" calcext:value-type="float">
            <text:p>163.099</text:p>
          </table:table-cell>
          <table:table-cell table:style-name="ce33" office:value-type="float" office:value="164.567" calcext:value-type="float">
            <text:p>164.567</text:p>
          </table:table-cell>
          <table:table-cell table:style-name="ce33" office:value-type="float" office:value="162.871" calcext:value-type="float">
            <text:p>162.871</text:p>
          </table:table-cell>
          <table:table-cell table:style-name="ce33" office:value-type="float" office:value="219.542" calcext:value-type="float">
            <text:p>219.542</text:p>
          </table:table-cell>
          <table:table-cell table:style-name="ce33" office:value-type="float" office:value="161.882" calcext:value-type="float">
            <text:p>161.882</text:p>
          </table:table-cell>
          <table:table-cell table:style-name="ce33" office:value-type="float" office:value="225.35" calcext:value-type="float">
            <text:p>225.35</text:p>
          </table:table-cell>
          <table:table-cell office:value-type="float" office:value="215.546" calcext:value-type="float">
            <text:p>215.546</text:p>
          </table:table-cell>
          <table:table-cell office:value-type="float" office:value="226.148" calcext:value-type="float">
            <text:p>226.148</text:p>
          </table:table-cell>
          <table:table-cell office:value-type="float" office:value="162.594" calcext:value-type="float">
            <text:p>162.594</text:p>
          </table:table-cell>
          <table:table-cell office:value-type="float" office:value="160.47" calcext:value-type="float">
            <text:p>160.4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style-name="ce33" office:value-type="float" office:value="608.055" calcext:value-type="float">
            <text:p>608.055</text:p>
          </table:table-cell>
          <table:table-cell table:style-name="ce33" office:value-type="float" office:value="613.548" calcext:value-type="float">
            <text:p>613.548</text:p>
          </table:table-cell>
          <table:table-cell table:style-name="ce33" office:value-type="float" office:value="730.289" calcext:value-type="float">
            <text:p>730.289</text:p>
          </table:table-cell>
          <table:table-cell table:style-name="ce33" office:value-type="float" office:value="702.345" calcext:value-type="float">
            <text:p>702.345</text:p>
          </table:table-cell>
          <table:table-cell table:style-name="ce33" office:value-type="float" office:value="612.882" calcext:value-type="float">
            <text:p>612.882</text:p>
          </table:table-cell>
          <table:table-cell table:style-name="ce33" office:value-type="float" office:value="604.685" calcext:value-type="float">
            <text:p>604.685</text:p>
          </table:table-cell>
          <table:table-cell office:value-type="float" office:value="613.79" calcext:value-type="float">
            <text:p>613.79</text:p>
          </table:table-cell>
          <table:table-cell office:value-type="float" office:value="614.613" calcext:value-type="float">
            <text:p>614.613</text:p>
          </table:table-cell>
          <table:table-cell office:value-type="float" office:value="617.58" calcext:value-type="float">
            <text:p>617.58</text:p>
          </table:table-cell>
          <table:table-cell office:value-type="float" office:value="616.94" calcext:value-type="float">
            <text:p>616.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style-name="ce33" office:value-type="float" office:value="3354.8" calcext:value-type="float">
            <text:p>3354.8</text:p>
          </table:table-cell>
          <table:table-cell table:style-name="ce33" office:value-type="float" office:value="3267.14" calcext:value-type="float">
            <text:p>3267.14</text:p>
          </table:table-cell>
          <table:table-cell table:style-name="ce33" office:value-type="float" office:value="3279.01" calcext:value-type="float">
            <text:p>3279.01</text:p>
          </table:table-cell>
          <table:table-cell table:style-name="ce33" office:value-type="float" office:value="4417.13" calcext:value-type="float">
            <text:p>4417.13</text:p>
          </table:table-cell>
          <table:table-cell table:style-name="ce33" office:value-type="float" office:value="3276.61" calcext:value-type="float">
            <text:p>3276.61</text:p>
          </table:table-cell>
          <table:table-cell table:style-name="ce33" office:value-type="float" office:value="4304.24" calcext:value-type="float">
            <text:p>4304.24</text:p>
          </table:table-cell>
          <table:table-cell office:value-type="float" office:value="4336.66" calcext:value-type="float">
            <text:p>4336.66</text:p>
          </table:table-cell>
          <table:table-cell office:value-type="float" office:value="4391.39" calcext:value-type="float">
            <text:p>4391.39</text:p>
          </table:table-cell>
          <table:table-cell office:value-type="float" office:value="3285.24" calcext:value-type="float">
            <text:p>3285.24</text:p>
          </table:table-cell>
          <table:table-cell office:value-type="float" office:value="3284.71" calcext:value-type="float">
            <text:p>3284.7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style-name="ce33" office:value-type="float" office:value="5560.08" calcext:value-type="float">
            <text:p>5560.08</text:p>
          </table:table-cell>
          <table:table-cell table:style-name="ce33" office:value-type="float" office:value="5585.11" calcext:value-type="float">
            <text:p>5585.11</text:p>
          </table:table-cell>
          <table:table-cell table:style-name="ce33" office:value-type="float" office:value="5622.72" calcext:value-type="float">
            <text:p>5622.72</text:p>
          </table:table-cell>
          <table:table-cell table:style-name="ce33" office:value-type="float" office:value="6056.14" calcext:value-type="float">
            <text:p>6056.14</text:p>
          </table:table-cell>
          <table:table-cell table:style-name="ce33" office:value-type="float" office:value="7121.42" calcext:value-type="float">
            <text:p>7121.42</text:p>
          </table:table-cell>
          <table:table-cell table:style-name="ce33" office:value-type="float" office:value="6124.22" calcext:value-type="float">
            <text:p>6124.22</text:p>
          </table:table-cell>
          <table:table-cell office:value-type="float" office:value="6182.23" calcext:value-type="float">
            <text:p>6182.23</text:p>
          </table:table-cell>
          <table:table-cell office:value-type="float" office:value="6114.15" calcext:value-type="float">
            <text:p>6114.15</text:p>
          </table:table-cell>
          <table:table-cell office:value-type="float" office:value="7171.26" calcext:value-type="float">
            <text:p>7171.26</text:p>
          </table:table-cell>
          <table:table-cell office:value-type="float" office:value="7191.11" calcext:value-type="float">
            <text:p>7191.1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style-name="ce33" office:value-type="float" office:value="12277.9" calcext:value-type="float">
            <text:p>12277.9</text:p>
          </table:table-cell>
          <table:table-cell table:style-name="ce33" office:value-type="float" office:value="11901.6" calcext:value-type="float">
            <text:p>11901.6</text:p>
          </table:table-cell>
          <table:table-cell table:style-name="ce33" office:value-type="float" office:value="12376.3" calcext:value-type="float">
            <text:p>12376.3</text:p>
          </table:table-cell>
          <table:table-cell table:style-name="ce33" office:value-type="float" office:value="14252.7" calcext:value-type="float">
            <text:p>14252.7</text:p>
          </table:table-cell>
          <table:table-cell table:style-name="ce33" office:value-type="float" office:value="12149.9" calcext:value-type="float">
            <text:p>12149.9</text:p>
          </table:table-cell>
          <table:table-cell table:style-name="ce33" office:value-type="float" office:value="14146.4" calcext:value-type="float">
            <text:p>14146.4</text:p>
          </table:table-cell>
          <table:table-cell office:value-type="float" office:value="14160.2" calcext:value-type="float">
            <text:p>14160.2</text:p>
          </table:table-cell>
          <table:table-cell office:value-type="float" office:value="14266.1" calcext:value-type="float">
            <text:p>14266.1</text:p>
          </table:table-cell>
          <table:table-cell office:value-type="float" office:value="12368.1" calcext:value-type="float">
            <text:p>12368.1</text:p>
          </table:table-cell>
          <table:table-cell office:value-type="float" office:value="12166.7" calcext:value-type="float">
            <text:p>12166.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style-name="ce33" office:value-type="float" office:value="17109.9" calcext:value-type="float">
            <text:p>17109.9</text:p>
          </table:table-cell>
          <table:table-cell table:style-name="ce33" office:value-type="float" office:value="15377.4" calcext:value-type="float">
            <text:p>15377.4</text:p>
          </table:table-cell>
          <table:table-cell table:style-name="ce33" office:value-type="float" office:value="15368.8" calcext:value-type="float">
            <text:p>15368.8</text:p>
          </table:table-cell>
          <table:table-cell table:style-name="ce33" office:value-type="float" office:value="16970.5" calcext:value-type="float">
            <text:p>16970.5</text:p>
          </table:table-cell>
          <table:table-cell table:style-name="ce33" office:value-type="float" office:value="18210.9" calcext:value-type="float">
            <text:p>18210.9</text:p>
          </table:table-cell>
          <table:table-cell table:style-name="ce33" office:value-type="float" office:value="17108.3" calcext:value-type="float">
            <text:p>17108.3</text:p>
          </table:table-cell>
          <table:table-cell office:value-type="float" office:value="17289" calcext:value-type="float">
            <text:p>17289</text:p>
          </table:table-cell>
          <table:table-cell office:value-type="float" office:value="17137.5" calcext:value-type="float">
            <text:p>17137.5</text:p>
          </table:table-cell>
          <table:table-cell office:value-type="float" office:value="18152.2" calcext:value-type="float">
            <text:p>18152.2</text:p>
          </table:table-cell>
          <table:table-cell office:value-type="float" office:value="18505" calcext:value-type="float">
            <text:p>1850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33" office:value-type="float" office:value="20488" calcext:value-type="float">
            <text:p>20488</text:p>
          </table:table-cell>
          <table:table-cell table:style-name="ce33" office:value-type="float" office:value="19502.3" calcext:value-type="float">
            <text:p>19502.3</text:p>
          </table:table-cell>
          <table:table-cell table:style-name="ce33" office:value-type="float" office:value="19536.7" calcext:value-type="float">
            <text:p>19536.7</text:p>
          </table:table-cell>
          <table:table-cell table:style-name="ce33" office:value-type="float" office:value="20932.9" calcext:value-type="float">
            <text:p>20932.9</text:p>
          </table:table-cell>
          <table:table-cell table:style-name="ce33" office:value-type="float" office:value="20545" calcext:value-type="float">
            <text:p>20545</text:p>
          </table:table-cell>
          <table:table-cell table:style-name="ce33" office:value-type="float" office:value="21180.2" calcext:value-type="float">
            <text:p>21180.2</text:p>
          </table:table-cell>
          <table:table-cell office:value-type="float" office:value="20975.2" calcext:value-type="float">
            <text:p>20975.2</text:p>
          </table:table-cell>
          <table:table-cell office:value-type="float" office:value="21215.5" calcext:value-type="float">
            <text:p>21215.5</text:p>
          </table:table-cell>
          <table:table-cell office:value-type="float" office:value="20142.4" calcext:value-type="float">
            <text:p>20142.4</text:p>
          </table:table-cell>
          <table:table-cell office:value-type="float" office:value="20245.3" calcext:value-type="float">
            <text:p>20245.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style-name="ce33" office:value-type="float" office:value="23964.8" calcext:value-type="float">
            <text:p>23964.8</text:p>
          </table:table-cell>
          <table:table-cell table:style-name="ce33" office:value-type="float" office:value="23354.4" calcext:value-type="float">
            <text:p>23354.4</text:p>
          </table:table-cell>
          <table:table-cell table:style-name="ce33" office:value-type="float" office:value="23671" calcext:value-type="float">
            <text:p>23671</text:p>
          </table:table-cell>
          <table:table-cell table:style-name="ce33" office:value-type="float" office:value="24264.1" calcext:value-type="float">
            <text:p>24264.1</text:p>
          </table:table-cell>
          <table:table-cell table:style-name="ce33" office:value-type="float" office:value="24653.3" calcext:value-type="float">
            <text:p>24653.3</text:p>
          </table:table-cell>
          <table:table-cell table:style-name="ce33" office:value-type="float" office:value="23973.2" calcext:value-type="float">
            <text:p>23973.2</text:p>
          </table:table-cell>
          <table:table-cell office:value-type="float" office:value="23787.2" calcext:value-type="float">
            <text:p>23787.2</text:p>
          </table:table-cell>
          <table:table-cell office:value-type="float" office:value="23884.1" calcext:value-type="float">
            <text:p>23884.1</text:p>
          </table:table-cell>
          <table:table-cell office:value-type="float" office:value="24280.9" calcext:value-type="float">
            <text:p>24280.9</text:p>
          </table:table-cell>
          <table:table-cell office:value-type="float" office:value="24353.5" calcext:value-type="float">
            <text:p>24353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33" office:value-type="float" office:value="17.6927" calcext:value-type="float">
            <text:p>17.6927</text:p>
          </table:table-cell>
          <table:table-cell table:style-name="ce33" office:value-type="float" office:value="16.8612" calcext:value-type="float">
            <text:p>16.8612</text:p>
          </table:table-cell>
          <table:table-cell table:style-name="ce33" office:value-type="float" office:value="17.0556" calcext:value-type="float">
            <text:p>17.0556</text:p>
          </table:table-cell>
          <table:table-cell table:style-name="ce33" office:value-type="float" office:value="17.4449" calcext:value-type="float">
            <text:p>17.4449</text:p>
          </table:table-cell>
          <table:table-cell table:style-name="ce33" office:value-type="float" office:value="17.6644" calcext:value-type="float">
            <text:p>17.6644</text:p>
          </table:table-cell>
          <table:table-cell table:style-name="ce33" office:value-type="float" office:value="18.1263" calcext:value-type="float">
            <text:p>18.1263</text:p>
          </table:table-cell>
          <table:table-cell office:value-type="float" office:value="17.4631" calcext:value-type="float">
            <text:p>17.4631</text:p>
          </table:table-cell>
          <table:table-cell office:value-type="float" office:value="17.1049" calcext:value-type="float">
            <text:p>17.1049</text:p>
          </table:table-cell>
          <table:table-cell office:value-type="float" office:value="17.3277" calcext:value-type="float">
            <text:p>17.3277</text:p>
          </table:table-cell>
          <table:table-cell office:value-type="float" office:value="17.4402" calcext:value-type="float">
            <text:p>17.44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style-name="ce33" office:value-type="float" office:value="33.7404" calcext:value-type="float">
            <text:p>33.7404</text:p>
          </table:table-cell>
          <table:table-cell table:style-name="ce33" office:value-type="float" office:value="33.4522" calcext:value-type="float">
            <text:p>33.4522</text:p>
          </table:table-cell>
          <table:table-cell table:style-name="ce33" office:value-type="float" office:value="32.2187" calcext:value-type="float">
            <text:p>32.2187</text:p>
          </table:table-cell>
          <table:table-cell table:style-name="ce33" office:value-type="float" office:value="32.0357" calcext:value-type="float">
            <text:p>32.0357</text:p>
          </table:table-cell>
          <table:table-cell table:style-name="ce33" office:value-type="float" office:value="33.3232" calcext:value-type="float">
            <text:p>33.3232</text:p>
          </table:table-cell>
          <table:table-cell table:style-name="ce33" office:value-type="float" office:value="32.9268" calcext:value-type="float">
            <text:p>32.9268</text:p>
          </table:table-cell>
          <table:table-cell office:value-type="float" office:value="31.7768" calcext:value-type="float">
            <text:p>31.7768</text:p>
          </table:table-cell>
          <table:table-cell office:value-type="float" office:value="32.19" calcext:value-type="float">
            <text:p>32.19</text:p>
          </table:table-cell>
          <table:table-cell office:value-type="float" office:value="28.1717" calcext:value-type="float">
            <text:p>28.1717</text:p>
          </table:table-cell>
          <table:table-cell office:value-type="float" office:value="32.7392" calcext:value-type="float">
            <text:p>32.739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style-name="ce33" office:value-type="float" office:value="46.7785" calcext:value-type="float">
            <text:p>46.7785</text:p>
          </table:table-cell>
          <table:table-cell table:style-name="ce33" office:value-type="float" office:value="46.7681" calcext:value-type="float">
            <text:p>46.7681</text:p>
          </table:table-cell>
          <table:table-cell table:style-name="ce33" office:value-type="float" office:value="49.1214" calcext:value-type="float">
            <text:p>49.1214</text:p>
          </table:table-cell>
          <table:table-cell table:style-name="ce33" office:value-type="float" office:value="47.87" calcext:value-type="float">
            <text:p>47.87</text:p>
          </table:table-cell>
          <table:table-cell table:style-name="ce33" office:value-type="float" office:value="47.2826" calcext:value-type="float">
            <text:p>47.2826</text:p>
          </table:table-cell>
          <table:table-cell table:style-name="ce33" office:value-type="float" office:value="46.6207" calcext:value-type="float">
            <text:p>46.6207</text:p>
          </table:table-cell>
          <table:table-cell office:value-type="float" office:value="50.2035" calcext:value-type="float">
            <text:p>50.2035</text:p>
          </table:table-cell>
          <table:table-cell office:value-type="float" office:value="46.4302" calcext:value-type="float">
            <text:p>46.4302</text:p>
          </table:table-cell>
          <table:table-cell office:value-type="float" office:value="47.1324" calcext:value-type="float">
            <text:p>47.1324</text:p>
          </table:table-cell>
          <table:table-cell office:value-type="float" office:value="45.7093" calcext:value-type="float">
            <text:p>45.709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style-name="ce33" office:value-type="float" office:value="61.4995" calcext:value-type="float">
            <text:p>61.4995</text:p>
          </table:table-cell>
          <table:table-cell table:style-name="ce33" office:value-type="float" office:value="59.6184" calcext:value-type="float">
            <text:p>59.6184</text:p>
          </table:table-cell>
          <table:table-cell table:style-name="ce33" office:value-type="float" office:value="60.903" calcext:value-type="float">
            <text:p>60.903</text:p>
          </table:table-cell>
          <table:table-cell table:style-name="ce33" office:value-type="float" office:value="60.4051" calcext:value-type="float">
            <text:p>60.4051</text:p>
          </table:table-cell>
          <table:table-cell table:style-name="ce33" office:value-type="float" office:value="60.7785" calcext:value-type="float">
            <text:p>60.7785</text:p>
          </table:table-cell>
          <table:table-cell table:style-name="ce33" office:value-type="float" office:value="61.6197" calcext:value-type="float">
            <text:p>61.6197</text:p>
          </table:table-cell>
          <table:table-cell office:value-type="float" office:value="60.16" calcext:value-type="float">
            <text:p>60.16</text:p>
          </table:table-cell>
          <table:table-cell office:value-type="float" office:value="60.4041" calcext:value-type="float">
            <text:p>60.4041</text:p>
          </table:table-cell>
          <table:table-cell office:value-type="float" office:value="61.3711" calcext:value-type="float">
            <text:p>61.3711</text:p>
          </table:table-cell>
          <table:table-cell office:value-type="float" office:value="61.4524" calcext:value-type="float">
            <text:p>61.45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74.625" calcext:value-type="float">
            <text:p>74.625</text:p>
          </table:table-cell>
          <table:table-cell office:value-type="float" office:value="73.4135" calcext:value-type="float">
            <text:p>73.4135</text:p>
          </table:table-cell>
          <table:table-cell office:value-type="float" office:value="78.2292" calcext:value-type="float">
            <text:p>78.2292</text:p>
          </table:table-cell>
          <table:table-cell office:value-type="float" office:value="75.0738" calcext:value-type="float">
            <text:p>75.0738</text:p>
          </table:table-cell>
          <table:table-cell office:value-type="float" office:value="74.4059" calcext:value-type="float">
            <text:p>74.4059</text:p>
          </table:table-cell>
          <table:table-cell office:value-type="float" office:value="77.8942" calcext:value-type="float">
            <text:p>77.8942</text:p>
          </table:table-cell>
          <table:table-cell office:value-type="float" office:value="75.0195" calcext:value-type="float">
            <text:p>75.0195</text:p>
          </table:table-cell>
          <table:table-cell office:value-type="float" office:value="74.3175" calcext:value-type="float">
            <text:p>74.3175</text:p>
          </table:table-cell>
          <table:table-cell office:value-type="float" office:value="73.7326" calcext:value-type="float">
            <text:p>73.7326</text:p>
          </table:table-cell>
          <table:table-cell office:value-type="float" office:value="74.625" calcext:value-type="float">
            <text:p>74.62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93.7419" calcext:value-type="float">
            <text:p>93.7419</text:p>
          </table:table-cell>
          <table:table-cell office:value-type="float" office:value="86.9162" calcext:value-type="float">
            <text:p>86.9162</text:p>
          </table:table-cell>
          <table:table-cell office:value-type="float" office:value="87.3138" calcext:value-type="float">
            <text:p>87.3138</text:p>
          </table:table-cell>
          <table:table-cell office:value-type="float" office:value="88.1066" calcext:value-type="float">
            <text:p>88.1066</text:p>
          </table:table-cell>
          <table:table-cell office:value-type="float" office:value="86.3329" calcext:value-type="float">
            <text:p>86.3329</text:p>
          </table:table-cell>
          <table:table-cell office:value-type="float" office:value="88.4093" calcext:value-type="float">
            <text:p>88.4093</text:p>
          </table:table-cell>
          <table:table-cell office:value-type="float" office:value="89.4506" calcext:value-type="float">
            <text:p>89.4506</text:p>
          </table:table-cell>
          <table:table-cell office:value-type="float" office:value="87.1306" calcext:value-type="float">
            <text:p>87.1306</text:p>
          </table:table-cell>
          <table:table-cell office:value-type="float" office:value="88.4966" calcext:value-type="float">
            <text:p>88.4966</text:p>
          </table:table-cell>
          <table:table-cell office:value-type="float" office:value="93.1096" calcext:value-type="float">
            <text:p>93.109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05.536" calcext:value-type="float">
            <text:p>105.536</text:p>
          </table:table-cell>
          <table:table-cell office:value-type="float" office:value="106.336" calcext:value-type="float">
            <text:p>106.336</text:p>
          </table:table-cell>
          <table:table-cell office:value-type="float" office:value="106.148" calcext:value-type="float">
            <text:p>106.148</text:p>
          </table:table-cell>
          <table:table-cell office:value-type="float" office:value="107.824" calcext:value-type="float">
            <text:p>107.824</text:p>
          </table:table-cell>
          <table:table-cell office:value-type="float" office:value="103.647" calcext:value-type="float">
            <text:p>103.647</text:p>
          </table:table-cell>
          <table:table-cell office:value-type="float" office:value="103.95" calcext:value-type="float">
            <text:p>103.95</text:p>
          </table:table-cell>
          <table:table-cell office:value-type="float" office:value="103.027" calcext:value-type="float">
            <text:p>103.027</text:p>
          </table:table-cell>
          <table:table-cell office:value-type="float" office:value="104.843" calcext:value-type="float">
            <text:p>104.843</text:p>
          </table:table-cell>
          <table:table-cell office:value-type="float" office:value="106.111" calcext:value-type="float">
            <text:p>106.111</text:p>
          </table:table-cell>
          <table:table-cell office:value-type="float" office:value="103.738" calcext:value-type="float">
            <text:p>103.73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16.771" calcext:value-type="float">
            <text:p>116.771</text:p>
          </table:table-cell>
          <table:table-cell office:value-type="float" office:value="125.036" calcext:value-type="float">
            <text:p>125.036</text:p>
          </table:table-cell>
          <table:table-cell office:value-type="float" office:value="117.105" calcext:value-type="float">
            <text:p>117.105</text:p>
          </table:table-cell>
          <table:table-cell office:value-type="float" office:value="120.016" calcext:value-type="float">
            <text:p>120.016</text:p>
          </table:table-cell>
          <table:table-cell office:value-type="float" office:value="122.019" calcext:value-type="float">
            <text:p>122.019</text:p>
          </table:table-cell>
          <table:table-cell office:value-type="float" office:value="118.465" calcext:value-type="float">
            <text:p>118.465</text:p>
          </table:table-cell>
          <table:table-cell office:value-type="float" office:value="120.626" calcext:value-type="float">
            <text:p>120.626</text:p>
          </table:table-cell>
          <table:table-cell office:value-type="float" office:value="121.874" calcext:value-type="float">
            <text:p>121.874</text:p>
          </table:table-cell>
          <table:table-cell office:value-type="float" office:value="117.959" calcext:value-type="float">
            <text:p>117.959</text:p>
          </table:table-cell>
          <table:table-cell office:value-type="float" office:value="123.341" calcext:value-type="float">
            <text:p>123.34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31.432" calcext:value-type="float">
            <text:p>131.432</text:p>
          </table:table-cell>
          <table:table-cell office:value-type="float" office:value="132.309" calcext:value-type="float">
            <text:p>132.309</text:p>
          </table:table-cell>
          <table:table-cell office:value-type="float" office:value="136.968" calcext:value-type="float">
            <text:p>136.968</text:p>
          </table:table-cell>
          <table:table-cell office:value-type="float" office:value="149.555" calcext:value-type="float">
            <text:p>149.555</text:p>
          </table:table-cell>
          <table:table-cell office:value-type="float" office:value="136.613" calcext:value-type="float">
            <text:p>136.613</text:p>
          </table:table-cell>
          <table:table-cell office:value-type="float" office:value="131.946" calcext:value-type="float">
            <text:p>131.946</text:p>
          </table:table-cell>
          <table:table-cell office:value-type="float" office:value="134.032" calcext:value-type="float">
            <text:p>134.032</text:p>
          </table:table-cell>
          <table:table-cell office:value-type="float" office:value="133.501" calcext:value-type="float">
            <text:p>133.501</text:p>
          </table:table-cell>
          <table:table-cell office:value-type="float" office:value="136.581" calcext:value-type="float">
            <text:p>136.581</text:p>
          </table:table-cell>
          <table:table-cell office:value-type="float" office:value="132.201" calcext:value-type="float">
            <text:p>132.201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218.571" calcext:value-type="float">
            <text:p>218.571</text:p>
          </table:table-cell>
          <table:table-cell office:value-type="float" office:value="189.212" calcext:value-type="float">
            <text:p>189.212</text:p>
          </table:table-cell>
          <table:table-cell office:value-type="float" office:value="194.77" calcext:value-type="float">
            <text:p>194.77</text:p>
          </table:table-cell>
          <table:table-cell office:value-type="float" office:value="220.029" calcext:value-type="float">
            <text:p>220.029</text:p>
          </table:table-cell>
          <table:table-cell office:value-type="float" office:value="276.892" calcext:value-type="float">
            <text:p>276.892</text:p>
          </table:table-cell>
          <table:table-cell office:value-type="float" office:value="218.151" calcext:value-type="float">
            <text:p>218.151</text:p>
          </table:table-cell>
          <table:table-cell office:value-type="float" office:value="228.368" calcext:value-type="float">
            <text:p>228.368</text:p>
          </table:table-cell>
          <table:table-cell office:value-type="float" office:value="206.79" calcext:value-type="float">
            <text:p>206.79</text:p>
          </table:table-cell>
          <table:table-cell office:value-type="float" office:value="264.108" calcext:value-type="float">
            <text:p>264.108</text:p>
          </table:table-cell>
          <table:table-cell office:value-type="float" office:value="266.136" calcext:value-type="float">
            <text:p>266.13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391.568" calcext:value-type="float">
            <text:p>391.568</text:p>
          </table:table-cell>
          <table:table-cell office:value-type="float" office:value="399.274" calcext:value-type="float">
            <text:p>399.274</text:p>
          </table:table-cell>
          <table:table-cell office:value-type="float" office:value="386.642" calcext:value-type="float">
            <text:p>386.642</text:p>
          </table:table-cell>
          <table:table-cell office:value-type="float" office:value="388.868" calcext:value-type="float">
            <text:p>388.868</text:p>
          </table:table-cell>
          <table:table-cell office:value-type="float" office:value="392.695" calcext:value-type="float">
            <text:p>392.695</text:p>
          </table:table-cell>
          <table:table-cell office:value-type="float" office:value="393.261" calcext:value-type="float">
            <text:p>393.261</text:p>
          </table:table-cell>
          <table:table-cell office:value-type="float" office:value="388.022" calcext:value-type="float">
            <text:p>388.022</text:p>
          </table:table-cell>
          <table:table-cell office:value-type="float" office:value="389.975" calcext:value-type="float">
            <text:p>389.975</text:p>
          </table:table-cell>
          <table:table-cell office:value-type="float" office:value="388.615" calcext:value-type="float">
            <text:p>388.615</text:p>
          </table:table-cell>
          <table:table-cell office:value-type="float" office:value="389.045" calcext:value-type="float">
            <text:p>389.0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86.861" calcext:value-type="float">
            <text:p>486.861</text:p>
          </table:table-cell>
          <table:table-cell office:value-type="float" office:value="492.361" calcext:value-type="float">
            <text:p>492.361</text:p>
          </table:table-cell>
          <table:table-cell office:value-type="float" office:value="487.625" calcext:value-type="float">
            <text:p>487.625</text:p>
          </table:table-cell>
          <table:table-cell office:value-type="float" office:value="478.194" calcext:value-type="float">
            <text:p>478.194</text:p>
          </table:table-cell>
          <table:table-cell office:value-type="float" office:value="525.508" calcext:value-type="float">
            <text:p>525.508</text:p>
          </table:table-cell>
          <table:table-cell office:value-type="float" office:value="482.49" calcext:value-type="float">
            <text:p>482.49</text:p>
          </table:table-cell>
          <table:table-cell office:value-type="float" office:value="489.643" calcext:value-type="float">
            <text:p>489.643</text:p>
          </table:table-cell>
          <table:table-cell office:value-type="float" office:value="503.587" calcext:value-type="float">
            <text:p>503.587</text:p>
          </table:table-cell>
          <table:table-cell office:value-type="float" office:value="532.416" calcext:value-type="float">
            <text:p>532.416</text:p>
          </table:table-cell>
          <table:table-cell office:value-type="float" office:value="536.691" calcext:value-type="float">
            <text:p>536.69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896.549" calcext:value-type="float">
            <text:p>896.549</text:p>
          </table:table-cell>
          <table:table-cell office:value-type="float" office:value="896.359" calcext:value-type="float">
            <text:p>896.359</text:p>
          </table:table-cell>
          <table:table-cell office:value-type="float" office:value="893.671" calcext:value-type="float">
            <text:p>893.671</text:p>
          </table:table-cell>
          <table:table-cell office:value-type="float" office:value="898.223" calcext:value-type="float">
            <text:p>898.223</text:p>
          </table:table-cell>
          <table:table-cell office:value-type="float" office:value="899.468" calcext:value-type="float">
            <text:p>899.468</text:p>
          </table:table-cell>
          <table:table-cell office:value-type="float" office:value="900.665" calcext:value-type="float">
            <text:p>900.665</text:p>
          </table:table-cell>
          <table:table-cell office:value-type="float" office:value="900.454" calcext:value-type="float">
            <text:p>900.454</text:p>
          </table:table-cell>
          <table:table-cell office:value-type="float" office:value="903.294" calcext:value-type="float">
            <text:p>903.294</text:p>
          </table:table-cell>
          <table:table-cell office:value-type="float" office:value="896.687" calcext:value-type="float">
            <text:p>896.687</text:p>
          </table:table-cell>
          <table:table-cell office:value-type="float" office:value="895.574" calcext:value-type="float">
            <text:p>895.57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1699.89" calcext:value-type="float">
            <text:p>1699.89</text:p>
          </table:table-cell>
          <table:table-cell office:value-type="float" office:value="1767.88" calcext:value-type="float">
            <text:p>1767.88</text:p>
          </table:table-cell>
          <table:table-cell office:value-type="float" office:value="1798.84" calcext:value-type="float">
            <text:p>1798.84</text:p>
          </table:table-cell>
          <table:table-cell office:value-type="float" office:value="1765.16" calcext:value-type="float">
            <text:p>1765.16</text:p>
          </table:table-cell>
          <table:table-cell office:value-type="float" office:value="1878.81" calcext:value-type="float">
            <text:p>1878.81</text:p>
          </table:table-cell>
          <table:table-cell office:value-type="float" office:value="1785.93" calcext:value-type="float">
            <text:p>1785.93</text:p>
          </table:table-cell>
          <table:table-cell office:value-type="float" office:value="1772.17" calcext:value-type="float">
            <text:p>1772.17</text:p>
          </table:table-cell>
          <table:table-cell office:value-type="float" office:value="1776.27" calcext:value-type="float">
            <text:p>1776.27</text:p>
          </table:table-cell>
          <table:table-cell office:value-type="float" office:value="1887.35" calcext:value-type="float">
            <text:p>1887.35</text:p>
          </table:table-cell>
          <table:table-cell office:value-type="float" office:value="1867.52" calcext:value-type="float">
            <text:p>1867.5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2548.4" calcext:value-type="float">
            <text:p>12548.4</text:p>
          </table:table-cell>
          <table:table-cell office:value-type="float" office:value="12551.1" calcext:value-type="float">
            <text:p>12551.1</text:p>
          </table:table-cell>
          <table:table-cell office:value-type="float" office:value="12543.7" calcext:value-type="float">
            <text:p>12543.7</text:p>
          </table:table-cell>
          <table:table-cell office:value-type="float" office:value="13492.9" calcext:value-type="float">
            <text:p>13492.9</text:p>
          </table:table-cell>
          <table:table-cell office:value-type="float" office:value="12453" calcext:value-type="float">
            <text:p>12453</text:p>
          </table:table-cell>
          <table:table-cell office:value-type="float" office:value="13535.3" calcext:value-type="float">
            <text:p>13535.3</text:p>
          </table:table-cell>
          <table:table-cell office:value-type="float" office:value="13604" calcext:value-type="float">
            <text:p>13604</text:p>
          </table:table-cell>
          <table:table-cell office:value-type="float" office:value="13526.9" calcext:value-type="float">
            <text:p>13526.9</text:p>
          </table:table-cell>
          <table:table-cell office:value-type="float" office:value="12419.8" calcext:value-type="float">
            <text:p>12419.8</text:p>
          </table:table-cell>
          <table:table-cell office:value-type="float" office:value="12450.9" calcext:value-type="float">
            <text:p>12450.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51158.8" calcext:value-type="float">
            <text:p>51158.8</text:p>
          </table:table-cell>
          <table:table-cell office:value-type="float" office:value="52238.3" calcext:value-type="float">
            <text:p>52238.3</text:p>
          </table:table-cell>
          <table:table-cell office:value-type="float" office:value="52134.8" calcext:value-type="float">
            <text:p>52134.8</text:p>
          </table:table-cell>
          <table:table-cell office:value-type="float" office:value="52258.1" calcext:value-type="float">
            <text:p>52258.1</text:p>
          </table:table-cell>
          <table:table-cell office:value-type="float" office:value="53020.6" calcext:value-type="float">
            <text:p>53020.6</text:p>
          </table:table-cell>
          <table:table-cell office:value-type="float" office:value="52172.9" calcext:value-type="float">
            <text:p>52172.9</text:p>
          </table:table-cell>
          <table:table-cell office:value-type="float" office:value="52148" calcext:value-type="float">
            <text:p>52148</text:p>
          </table:table-cell>
          <table:table-cell office:value-type="float" office:value="52149.1" calcext:value-type="float">
            <text:p>52149.1</text:p>
          </table:table-cell>
          <table:table-cell office:value-type="float" office:value="52598.5" calcext:value-type="float">
            <text:p>52598.5</text:p>
          </table:table-cell>
          <table:table-cell office:value-type="float" office:value="52805" calcext:value-type="float">
            <text:p>5280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81707.2" calcext:value-type="float">
            <text:p>81707.2</text:p>
          </table:table-cell>
          <table:table-cell office:value-type="float" office:value="81978.7" calcext:value-type="float">
            <text:p>81978.7</text:p>
          </table:table-cell>
          <table:table-cell office:value-type="float" office:value="82218.7" calcext:value-type="float">
            <text:p>82218.7</text:p>
          </table:table-cell>
          <table:table-cell office:value-type="float" office:value="83214.3" calcext:value-type="float">
            <text:p>83214.3</text:p>
          </table:table-cell>
          <table:table-cell office:value-type="float" office:value="82010.7" calcext:value-type="float">
            <text:p>82010.7</text:p>
          </table:table-cell>
          <table:table-cell office:value-type="float" office:value="82761.1" calcext:value-type="float">
            <text:p>82761.1</text:p>
          </table:table-cell>
          <table:table-cell office:value-type="float" office:value="83024.9" calcext:value-type="float">
            <text:p>83024.9</text:p>
          </table:table-cell>
          <table:table-cell office:value-type="float" office:value="82904.6" calcext:value-type="float">
            <text:p>82904.6</text:p>
          </table:table-cell>
          <table:table-cell office:value-type="float" office:value="81746.3" calcext:value-type="float">
            <text:p>81746.3</text:p>
          </table:table-cell>
          <table:table-cell office:value-type="float" office:value="82179.1" calcext:value-type="float">
            <text:p>82179.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style-name="ce34" office:value-type="float" office:value="43917.4" calcext:value-type="float">
            <text:p>43917.4</text:p>
          </table:table-cell>
          <table:table-cell table:style-name="ce34" office:value-type="float" office:value="43781.6" calcext:value-type="float">
            <text:p>43781.6</text:p>
          </table:table-cell>
          <table:table-cell office:value-type="float" office:value="111942" calcext:value-type="float">
            <text:p>111942</text:p>
          </table:table-cell>
          <table:table-cell office:value-type="float" office:value="112486" calcext:value-type="float">
            <text:p>112486</text:p>
          </table:table-cell>
          <table:table-cell office:value-type="float" office:value="112827" calcext:value-type="float">
            <text:p>112827</text:p>
          </table:table-cell>
          <table:table-cell office:value-type="float" office:value="112081" calcext:value-type="float">
            <text:p>112081</text:p>
          </table:table-cell>
          <table:table-cell office:value-type="float" office:value="111406" calcext:value-type="float">
            <text:p>111406</text:p>
          </table:table-cell>
          <table:table-cell office:value-type="float" office:value="112459" calcext:value-type="float">
            <text:p>112459</text:p>
          </table:table-cell>
          <table:table-cell office:value-type="float" office:value="112042" calcext:value-type="float">
            <text:p>112042</text:p>
          </table:table-cell>
          <table:table-cell office:value-type="float" office:value="111942" calcext:value-type="float">
            <text:p>11194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141339" calcext:value-type="float">
            <text:p>141339</text:p>
          </table:table-cell>
          <table:table-cell office:value-type="float" office:value="141116" calcext:value-type="float">
            <text:p>141116</text:p>
          </table:table-cell>
          <table:table-cell office:value-type="float" office:value="139903" calcext:value-type="float">
            <text:p>139903</text:p>
          </table:table-cell>
          <table:table-cell office:value-type="float" office:value="142828" calcext:value-type="float">
            <text:p>142828</text:p>
          </table:table-cell>
          <table:table-cell office:value-type="float" office:value="142005" calcext:value-type="float">
            <text:p>142005</text:p>
          </table:table-cell>
          <table:table-cell office:value-type="float" office:value="47055.2" calcext:value-type="float">
            <text:p>47055.2</text:p>
          </table:table-cell>
          <table:table-cell office:value-type="float" office:value="143150" calcext:value-type="float">
            <text:p>143150</text:p>
          </table:table-cell>
          <table:table-cell office:value-type="float" office:value="142155" calcext:value-type="float">
            <text:p>142155</text:p>
          </table:table-cell>
          <table:table-cell office:value-type="float" office:value="140847" calcext:value-type="float">
            <text:p>140847</text:p>
          </table:table-cell>
          <table:table-cell office:value-type="float" office:value="141889" calcext:value-type="float">
            <text:p>14188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173873" calcext:value-type="float">
            <text:p>173873</text:p>
          </table:table-cell>
          <table:table-cell office:value-type="float" office:value="172872" calcext:value-type="float">
            <text:p>172872</text:p>
          </table:table-cell>
          <table:table-cell office:value-type="float" office:value="50997" calcext:value-type="float">
            <text:p>50997</text:p>
          </table:table-cell>
          <table:table-cell office:value-type="float" office:value="173276" calcext:value-type="float">
            <text:p>173276</text:p>
          </table:table-cell>
          <table:table-cell office:value-type="float" office:value="175156" calcext:value-type="float">
            <text:p>175156</text:p>
          </table:table-cell>
          <table:table-cell office:value-type="float" office:value="174129" calcext:value-type="float">
            <text:p>174129</text:p>
          </table:table-cell>
          <table:table-cell office:value-type="float" office:value="174319" calcext:value-type="float">
            <text:p>174319</text:p>
          </table:table-cell>
          <table:table-cell office:value-type="float" office:value="173209" calcext:value-type="float">
            <text:p>173209</text:p>
          </table:table-cell>
          <table:table-cell office:value-type="float" office:value="175022" calcext:value-type="float">
            <text:p>175022</text:p>
          </table:table-cell>
          <table:table-cell office:value-type="float" office:value="174611" calcext:value-type="float">
            <text:p>174611</text:p>
          </table:table-cell>
        </table:table-row>
      </table:table>
      <table:table table:name="addvec-van" table:style-name="ta1">
        <table:table-column table:style-name="co2" table:number-columns-repeated="1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.38144" calcext:value-type="float">
            <text:p>3.38144</text:p>
          </table:table-cell>
          <table:table-cell office:value-type="float" office:value="3.01283" calcext:value-type="float">
            <text:p>3.01283</text:p>
          </table:table-cell>
          <table:table-cell office:value-type="float" office:value="3.04112" calcext:value-type="float">
            <text:p>3.04112</text:p>
          </table:table-cell>
          <table:table-cell office:value-type="float" office:value="2.97315" calcext:value-type="float">
            <text:p>2.97315</text:p>
          </table:table-cell>
          <table:table-cell office:value-type="float" office:value="3.00934" calcext:value-type="float">
            <text:p>3.00934</text:p>
          </table:table-cell>
          <table:table-cell office:value-type="float" office:value="3.01261" calcext:value-type="float">
            <text:p>3.01261</text:p>
          </table:table-cell>
          <table:table-cell office:value-type="float" office:value="3.01309" calcext:value-type="float">
            <text:p>3.01309</text:p>
          </table:table-cell>
          <table:table-cell office:value-type="float" office:value="3.02819" calcext:value-type="float">
            <text:p>3.02819</text:p>
          </table:table-cell>
          <table:table-cell office:value-type="float" office:value="3.00387" calcext:value-type="float">
            <text:p>3.00387</text:p>
          </table:table-cell>
          <table:table-cell office:value-type="float" office:value="3.32579" calcext:value-type="float">
            <text:p>3.325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.9392" calcext:value-type="float">
            <text:p>5.9392</text:p>
          </table:table-cell>
          <table:table-cell office:value-type="float" office:value="6.25427" calcext:value-type="float">
            <text:p>6.25427</text:p>
          </table:table-cell>
          <table:table-cell office:value-type="float" office:value="6.69696" calcext:value-type="float">
            <text:p>6.69696</text:p>
          </table:table-cell>
          <table:table-cell office:value-type="float" office:value="5.61552" calcext:value-type="float">
            <text:p>5.61552</text:p>
          </table:table-cell>
          <table:table-cell office:value-type="float" office:value="5.7776" calcext:value-type="float">
            <text:p>5.7776</text:p>
          </table:table-cell>
          <table:table-cell office:value-type="float" office:value="5.58096" calcext:value-type="float">
            <text:p>5.58096</text:p>
          </table:table-cell>
          <table:table-cell office:value-type="float" office:value="5.89226" calcext:value-type="float">
            <text:p>5.89226</text:p>
          </table:table-cell>
          <table:table-cell office:value-type="float" office:value="5.53283" calcext:value-type="float">
            <text:p>5.53283</text:p>
          </table:table-cell>
          <table:table-cell office:value-type="float" office:value="5.72624" calcext:value-type="float">
            <text:p>5.72624</text:p>
          </table:table-cell>
          <table:table-cell office:value-type="float" office:value="5.74077" calcext:value-type="float">
            <text:p>5.740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.49302" calcext:value-type="float">
            <text:p>9.49302</text:p>
          </table:table-cell>
          <table:table-cell office:value-type="float" office:value="8.66426" calcext:value-type="float">
            <text:p>8.66426</text:p>
          </table:table-cell>
          <table:table-cell office:value-type="float" office:value="8.34563" calcext:value-type="float">
            <text:p>8.34563</text:p>
          </table:table-cell>
          <table:table-cell office:value-type="float" office:value="9.03338" calcext:value-type="float">
            <text:p>9.03338</text:p>
          </table:table-cell>
          <table:table-cell office:value-type="float" office:value="9.45146" calcext:value-type="float">
            <text:p>9.45146</text:p>
          </table:table-cell>
          <table:table-cell office:value-type="float" office:value="9.27498" calcext:value-type="float">
            <text:p>9.27498</text:p>
          </table:table-cell>
          <table:table-cell office:value-type="float" office:value="9.28563" calcext:value-type="float">
            <text:p>9.28563</text:p>
          </table:table-cell>
          <table:table-cell office:value-type="float" office:value="9.57616" calcext:value-type="float">
            <text:p>9.57616</text:p>
          </table:table-cell>
          <table:table-cell office:value-type="float" office:value="9.12294" calcext:value-type="float">
            <text:p>9.12294</text:p>
          </table:table-cell>
          <table:table-cell office:value-type="float" office:value="9.00307" calcext:value-type="float">
            <text:p>9.003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1.3521" calcext:value-type="float">
            <text:p>11.3521</text:p>
          </table:table-cell>
          <table:table-cell office:value-type="float" office:value="11.4426" calcext:value-type="float">
            <text:p>11.4426</text:p>
          </table:table-cell>
          <table:table-cell office:value-type="float" office:value="11.5016" calcext:value-type="float">
            <text:p>11.5016</text:p>
          </table:table-cell>
          <table:table-cell office:value-type="float" office:value="11.763" calcext:value-type="float">
            <text:p>11.763</text:p>
          </table:table-cell>
          <table:table-cell office:value-type="float" office:value="10.3101" calcext:value-type="float">
            <text:p>10.3101</text:p>
          </table:table-cell>
          <table:table-cell office:value-type="float" office:value="10.501" calcext:value-type="float">
            <text:p>10.501</text:p>
          </table:table-cell>
          <table:table-cell office:value-type="float" office:value="11.5659" calcext:value-type="float">
            <text:p>11.5659</text:p>
          </table:table-cell>
          <table:table-cell office:value-type="float" office:value="11.7833" calcext:value-type="float">
            <text:p>11.7833</text:p>
          </table:table-cell>
          <table:table-cell office:value-type="float" office:value="11.6736" calcext:value-type="float">
            <text:p>11.6736</text:p>
          </table:table-cell>
          <table:table-cell office:value-type="float" office:value="11.6712" calcext:value-type="float">
            <text:p>11.67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3.2362" calcext:value-type="float">
            <text:p>13.2362</text:p>
          </table:table-cell>
          <table:table-cell office:value-type="float" office:value="15.1507" calcext:value-type="float">
            <text:p>15.1507</text:p>
          </table:table-cell>
          <table:table-cell office:value-type="float" office:value="13.4909" calcext:value-type="float">
            <text:p>13.4909</text:p>
          </table:table-cell>
          <table:table-cell office:value-type="float" office:value="14.842" calcext:value-type="float">
            <text:p>14.842</text:p>
          </table:table-cell>
          <table:table-cell office:value-type="float" office:value="14.4425" calcext:value-type="float">
            <text:p>14.4425</text:p>
          </table:table-cell>
          <table:table-cell office:value-type="float" office:value="14.1611" calcext:value-type="float">
            <text:p>14.1611</text:p>
          </table:table-cell>
          <table:table-cell office:value-type="float" office:value="13.4959" calcext:value-type="float">
            <text:p>13.4959</text:p>
          </table:table-cell>
          <table:table-cell office:value-type="float" office:value="14.2418" calcext:value-type="float">
            <text:p>14.2418</text:p>
          </table:table-cell>
          <table:table-cell office:value-type="float" office:value="14.1004" calcext:value-type="float">
            <text:p>14.1004</text:p>
          </table:table-cell>
          <table:table-cell office:value-type="float" office:value="14.3124" calcext:value-type="float">
            <text:p>14.312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6.8646" calcext:value-type="float">
            <text:p>16.8646</text:p>
          </table:table-cell>
          <table:table-cell office:value-type="float" office:value="17.4981" calcext:value-type="float">
            <text:p>17.4981</text:p>
          </table:table-cell>
          <table:table-cell office:value-type="float" office:value="16.6032" calcext:value-type="float">
            <text:p>16.6032</text:p>
          </table:table-cell>
          <table:table-cell office:value-type="float" office:value="16.5665" calcext:value-type="float">
            <text:p>16.5665</text:p>
          </table:table-cell>
          <table:table-cell office:value-type="float" office:value="18.3469" calcext:value-type="float">
            <text:p>18.3469</text:p>
          </table:table-cell>
          <table:table-cell office:value-type="float" office:value="15.55" calcext:value-type="float">
            <text:p>15.55</text:p>
          </table:table-cell>
          <table:table-cell office:value-type="float" office:value="16.1803" calcext:value-type="float">
            <text:p>16.1803</text:p>
          </table:table-cell>
          <table:table-cell office:value-type="float" office:value="16.7333" calcext:value-type="float">
            <text:p>16.7333</text:p>
          </table:table-cell>
          <table:table-cell office:value-type="float" office:value="16.9963" calcext:value-type="float">
            <text:p>16.9963</text:p>
          </table:table-cell>
          <table:table-cell office:value-type="float" office:value="17.75" calcext:value-type="float">
            <text:p>17.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0.1605" calcext:value-type="float">
            <text:p>20.1605</text:p>
          </table:table-cell>
          <table:table-cell office:value-type="float" office:value="18.1637" calcext:value-type="float">
            <text:p>18.1637</text:p>
          </table:table-cell>
          <table:table-cell office:value-type="float" office:value="19.5345" calcext:value-type="float">
            <text:p>19.5345</text:p>
          </table:table-cell>
          <table:table-cell office:value-type="float" office:value="18.0669" calcext:value-type="float">
            <text:p>18.0669</text:p>
          </table:table-cell>
          <table:table-cell office:value-type="float" office:value="21.4794" calcext:value-type="float">
            <text:p>21.4794</text:p>
          </table:table-cell>
          <table:table-cell office:value-type="float" office:value="17.9096" calcext:value-type="float">
            <text:p>17.9096</text:p>
          </table:table-cell>
          <table:table-cell office:value-type="float" office:value="18.946" calcext:value-type="float">
            <text:p>18.946</text:p>
          </table:table-cell>
          <table:table-cell office:value-type="float" office:value="19.0412" calcext:value-type="float">
            <text:p>19.0412</text:p>
          </table:table-cell>
          <table:table-cell office:value-type="float" office:value="18.455" calcext:value-type="float">
            <text:p>18.455</text:p>
          </table:table-cell>
          <table:table-cell office:value-type="float" office:value="18.6798" calcext:value-type="float">
            <text:p>18.679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2.2063" calcext:value-type="float">
            <text:p>22.2063</text:p>
          </table:table-cell>
          <table:table-cell office:value-type="float" office:value="19.3331" calcext:value-type="float">
            <text:p>19.3331</text:p>
          </table:table-cell>
          <table:table-cell office:value-type="float" office:value="22.2679" calcext:value-type="float">
            <text:p>22.2679</text:p>
          </table:table-cell>
          <table:table-cell office:value-type="float" office:value="19.2307" calcext:value-type="float">
            <text:p>19.2307</text:p>
          </table:table-cell>
          <table:table-cell office:value-type="float" office:value="20.1749" calcext:value-type="float">
            <text:p>20.1749</text:p>
          </table:table-cell>
          <table:table-cell office:value-type="float" office:value="19.756" calcext:value-type="float">
            <text:p>19.756</text:p>
          </table:table-cell>
          <table:table-cell office:value-type="float" office:value="19.4886" calcext:value-type="float">
            <text:p>19.4886</text:p>
          </table:table-cell>
          <table:table-cell office:value-type="float" office:value="19.5008" calcext:value-type="float">
            <text:p>19.5008</text:p>
          </table:table-cell>
          <table:table-cell office:value-type="float" office:value="21.478" calcext:value-type="float">
            <text:p>21.478</text:p>
          </table:table-cell>
          <table:table-cell office:value-type="float" office:value="20.1244" calcext:value-type="float">
            <text:p>20.12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2.9013" calcext:value-type="float">
            <text:p>22.9013</text:p>
          </table:table-cell>
          <table:table-cell office:value-type="float" office:value="22.3601" calcext:value-type="float">
            <text:p>22.3601</text:p>
          </table:table-cell>
          <table:table-cell office:value-type="float" office:value="21.338" calcext:value-type="float">
            <text:p>21.338</text:p>
          </table:table-cell>
          <table:table-cell office:value-type="float" office:value="27.5633" calcext:value-type="float">
            <text:p>27.5633</text:p>
          </table:table-cell>
          <table:table-cell office:value-type="float" office:value="22.5135" calcext:value-type="float">
            <text:p>22.5135</text:p>
          </table:table-cell>
          <table:table-cell office:value-type="float" office:value="22.3534" calcext:value-type="float">
            <text:p>22.3534</text:p>
          </table:table-cell>
          <table:table-cell office:value-type="float" office:value="21.8393" calcext:value-type="float">
            <text:p>21.8393</text:p>
          </table:table-cell>
          <table:table-cell office:value-type="float" office:value="21.1109" calcext:value-type="float">
            <text:p>21.1109</text:p>
          </table:table-cell>
          <table:table-cell office:value-type="float" office:value="22.4946" calcext:value-type="float">
            <text:p>22.4946</text:p>
          </table:table-cell>
          <table:table-cell office:value-type="float" office:value="22.6766" calcext:value-type="float">
            <text:p>22.676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26.5626" calcext:value-type="float">
            <text:p>26.5626</text:p>
          </table:table-cell>
          <table:table-cell office:value-type="float" office:value="24.4985" calcext:value-type="float">
            <text:p>24.4985</text:p>
          </table:table-cell>
          <table:table-cell office:value-type="float" office:value="24.1606" calcext:value-type="float">
            <text:p>24.1606</text:p>
          </table:table-cell>
          <table:table-cell office:value-type="float" office:value="24.3305" calcext:value-type="float">
            <text:p>24.3305</text:p>
          </table:table-cell>
          <table:table-cell office:value-type="float" office:value="24.3302" calcext:value-type="float">
            <text:p>24.3302</text:p>
          </table:table-cell>
          <table:table-cell office:value-type="float" office:value="26.6732" calcext:value-type="float">
            <text:p>26.6732</text:p>
          </table:table-cell>
          <table:table-cell office:value-type="float" office:value="24.566" calcext:value-type="float">
            <text:p>24.566</text:p>
          </table:table-cell>
          <table:table-cell office:value-type="float" office:value="24.4115" calcext:value-type="float">
            <text:p>24.4115</text:p>
          </table:table-cell>
          <table:table-cell office:value-type="float" office:value="24.1888" calcext:value-type="float">
            <text:p>24.1888</text:p>
          </table:table-cell>
          <table:table-cell office:value-type="float" office:value="24.0824" calcext:value-type="float">
            <text:p>24.082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29.5508" calcext:value-type="float">
            <text:p>29.5508</text:p>
          </table:table-cell>
          <table:table-cell office:value-type="float" office:value="27.4637" calcext:value-type="float">
            <text:p>27.4637</text:p>
          </table:table-cell>
          <table:table-cell office:value-type="float" office:value="27.3025" calcext:value-type="float">
            <text:p>27.3025</text:p>
          </table:table-cell>
          <table:table-cell office:value-type="float" office:value="27.5452" calcext:value-type="float">
            <text:p>27.5452</text:p>
          </table:table-cell>
          <table:table-cell office:value-type="float" office:value="28.4117" calcext:value-type="float">
            <text:p>28.4117</text:p>
          </table:table-cell>
          <table:table-cell office:value-type="float" office:value="27.8197" calcext:value-type="float">
            <text:p>27.8197</text:p>
          </table:table-cell>
          <table:table-cell office:value-type="float" office:value="28.0977" calcext:value-type="float">
            <text:p>28.0977</text:p>
          </table:table-cell>
          <table:table-cell office:value-type="float" office:value="28.6638" calcext:value-type="float">
            <text:p>28.6638</text:p>
          </table:table-cell>
          <table:table-cell office:value-type="float" office:value="27.91" calcext:value-type="float">
            <text:p>27.91</text:p>
          </table:table-cell>
          <table:table-cell office:value-type="float" office:value="36.0858" calcext:value-type="float">
            <text:p>36.08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30.8451" calcext:value-type="float">
            <text:p>30.8451</text:p>
          </table:table-cell>
          <table:table-cell office:value-type="float" office:value="33.9058" calcext:value-type="float">
            <text:p>33.9058</text:p>
          </table:table-cell>
          <table:table-cell office:value-type="float" office:value="30.6968" calcext:value-type="float">
            <text:p>30.6968</text:p>
          </table:table-cell>
          <table:table-cell office:value-type="float" office:value="32.7228" calcext:value-type="float">
            <text:p>32.7228</text:p>
          </table:table-cell>
          <table:table-cell office:value-type="float" office:value="32" calcext:value-type="float">
            <text:p>32</text:p>
          </table:table-cell>
          <table:table-cell office:value-type="float" office:value="36.6839" calcext:value-type="float">
            <text:p>36.6839</text:p>
          </table:table-cell>
          <table:table-cell office:value-type="float" office:value="32.6354" calcext:value-type="float">
            <text:p>32.6354</text:p>
          </table:table-cell>
          <table:table-cell office:value-type="float" office:value="36.1599" calcext:value-type="float">
            <text:p>36.1599</text:p>
          </table:table-cell>
          <table:table-cell office:value-type="float" office:value="32.5561" calcext:value-type="float">
            <text:p>32.5561</text:p>
          </table:table-cell>
          <table:table-cell office:value-type="float" office:value="30.3459" calcext:value-type="float">
            <text:p>30.345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38.9791" calcext:value-type="float">
            <text:p>38.9791</text:p>
          </table:table-cell>
          <table:table-cell office:value-type="float" office:value="34.6261" calcext:value-type="float">
            <text:p>34.6261</text:p>
          </table:table-cell>
          <table:table-cell office:value-type="float" office:value="34.2391" calcext:value-type="float">
            <text:p>34.2391</text:p>
          </table:table-cell>
          <table:table-cell office:value-type="float" office:value="35.4744" calcext:value-type="float">
            <text:p>35.4744</text:p>
          </table:table-cell>
          <table:table-cell office:value-type="float" office:value="34.9079" calcext:value-type="float">
            <text:p>34.9079</text:p>
          </table:table-cell>
          <table:table-cell office:value-type="float" office:value="35.5944" calcext:value-type="float">
            <text:p>35.5944</text:p>
          </table:table-cell>
          <table:table-cell office:value-type="float" office:value="37.5664" calcext:value-type="float">
            <text:p>37.5664</text:p>
          </table:table-cell>
          <table:table-cell office:value-type="float" office:value="35.0921" calcext:value-type="float">
            <text:p>35.0921</text:p>
          </table:table-cell>
          <table:table-cell office:value-type="float" office:value="35.4941" calcext:value-type="float">
            <text:p>35.4941</text:p>
          </table:table-cell>
          <table:table-cell office:value-type="float" office:value="35.1929" calcext:value-type="float">
            <text:p>35.192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7.747" calcext:value-type="float">
            <text:p>37.747</text:p>
          </table:table-cell>
          <table:table-cell office:value-type="float" office:value="37.9809" calcext:value-type="float">
            <text:p>37.9809</text:p>
          </table:table-cell>
          <table:table-cell office:value-type="float" office:value="38.0378" calcext:value-type="float">
            <text:p>38.0378</text:p>
          </table:table-cell>
          <table:table-cell office:value-type="float" office:value="38.3348" calcext:value-type="float">
            <text:p>38.3348</text:p>
          </table:table-cell>
          <table:table-cell office:value-type="float" office:value="38.4915" calcext:value-type="float">
            <text:p>38.4915</text:p>
          </table:table-cell>
          <table:table-cell office:value-type="float" office:value="38.0447" calcext:value-type="float">
            <text:p>38.0447</text:p>
          </table:table-cell>
          <table:table-cell office:value-type="float" office:value="45.7126" calcext:value-type="float">
            <text:p>45.7126</text:p>
          </table:table-cell>
          <table:table-cell office:value-type="float" office:value="38.103" calcext:value-type="float">
            <text:p>38.103</text:p>
          </table:table-cell>
          <table:table-cell office:value-type="float" office:value="37.9535" calcext:value-type="float">
            <text:p>37.9535</text:p>
          </table:table-cell>
          <table:table-cell office:value-type="float" office:value="34.5805" calcext:value-type="float">
            <text:p>34.58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6.4922" calcext:value-type="float">
            <text:p>46.4922</text:p>
          </table:table-cell>
          <table:table-cell office:value-type="float" office:value="41.3037" calcext:value-type="float">
            <text:p>41.3037</text:p>
          </table:table-cell>
          <table:table-cell office:value-type="float" office:value="43.7517" calcext:value-type="float">
            <text:p>43.7517</text:p>
          </table:table-cell>
          <table:table-cell office:value-type="float" office:value="41.726" calcext:value-type="float">
            <text:p>41.726</text:p>
          </table:table-cell>
          <table:table-cell office:value-type="float" office:value="49.0681" calcext:value-type="float">
            <text:p>49.0681</text:p>
          </table:table-cell>
          <table:table-cell office:value-type="float" office:value="41.3797" calcext:value-type="float">
            <text:p>41.3797</text:p>
          </table:table-cell>
          <table:table-cell office:value-type="float" office:value="41.7265" calcext:value-type="float">
            <text:p>41.7265</text:p>
          </table:table-cell>
          <table:table-cell office:value-type="float" office:value="41.8181" calcext:value-type="float">
            <text:p>41.8181</text:p>
          </table:table-cell>
          <table:table-cell office:value-type="float" office:value="43.3254" calcext:value-type="float">
            <text:p>43.3254</text:p>
          </table:table-cell>
          <table:table-cell office:value-type="float" office:value="41.0074" calcext:value-type="float">
            <text:p>41.007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47.6077" calcext:value-type="float">
            <text:p>47.6077</text:p>
          </table:table-cell>
          <table:table-cell office:value-type="float" office:value="44.3462" calcext:value-type="float">
            <text:p>44.3462</text:p>
          </table:table-cell>
          <table:table-cell office:value-type="float" office:value="43.9603" calcext:value-type="float">
            <text:p>43.9603</text:p>
          </table:table-cell>
          <table:table-cell office:value-type="float" office:value="44.3257" calcext:value-type="float">
            <text:p>44.3257</text:p>
          </table:table-cell>
          <table:table-cell office:value-type="float" office:value="49.5498" calcext:value-type="float">
            <text:p>49.5498</text:p>
          </table:table-cell>
          <table:table-cell office:value-type="float" office:value="44.4748" calcext:value-type="float">
            <text:p>44.4748</text:p>
          </table:table-cell>
          <table:table-cell office:value-type="float" office:value="46.6148" calcext:value-type="float">
            <text:p>46.6148</text:p>
          </table:table-cell>
          <table:table-cell office:value-type="float" office:value="44.3946" calcext:value-type="float">
            <text:p>44.3946</text:p>
          </table:table-cell>
          <table:table-cell office:value-type="float" office:value="44.2307" calcext:value-type="float">
            <text:p>44.2307</text:p>
          </table:table-cell>
          <table:table-cell office:value-type="float" office:value="39.1717" calcext:value-type="float">
            <text:p>39.171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47.2495" calcext:value-type="float">
            <text:p>47.2495</text:p>
          </table:table-cell>
          <table:table-cell office:value-type="float" office:value="47.3561" calcext:value-type="float">
            <text:p>47.3561</text:p>
          </table:table-cell>
          <table:table-cell office:value-type="float" office:value="47.6303" calcext:value-type="float">
            <text:p>47.6303</text:p>
          </table:table-cell>
          <table:table-cell office:value-type="float" office:value="48.1593" calcext:value-type="float">
            <text:p>48.1593</text:p>
          </table:table-cell>
          <table:table-cell office:value-type="float" office:value="47.878" calcext:value-type="float">
            <text:p>47.878</text:p>
          </table:table-cell>
          <table:table-cell office:value-type="float" office:value="48.1386" calcext:value-type="float">
            <text:p>48.1386</text:p>
          </table:table-cell>
          <table:table-cell office:value-type="float" office:value="47.6976" calcext:value-type="float">
            <text:p>47.6976</text:p>
          </table:table-cell>
          <table:table-cell office:value-type="float" office:value="48.6707" calcext:value-type="float">
            <text:p>48.6707</text:p>
          </table:table-cell>
          <table:table-cell office:value-type="float" office:value="48.3286" calcext:value-type="float">
            <text:p>48.3286</text:p>
          </table:table-cell>
          <table:table-cell office:value-type="float" office:value="47.9785" calcext:value-type="float">
            <text:p>47.978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0.3847" calcext:value-type="float">
            <text:p>50.3847</text:p>
          </table:table-cell>
          <table:table-cell office:value-type="float" office:value="50.7565" calcext:value-type="float">
            <text:p>50.7565</text:p>
          </table:table-cell>
          <table:table-cell office:value-type="float" office:value="50.6681" calcext:value-type="float">
            <text:p>50.6681</text:p>
          </table:table-cell>
          <table:table-cell office:value-type="float" office:value="51.6051" calcext:value-type="float">
            <text:p>51.6051</text:p>
          </table:table-cell>
          <table:table-cell office:value-type="float" office:value="50.5462" calcext:value-type="float">
            <text:p>50.5462</text:p>
          </table:table-cell>
          <table:table-cell office:value-type="float" office:value="51.1897" calcext:value-type="float">
            <text:p>51.1897</text:p>
          </table:table-cell>
          <table:table-cell office:value-type="float" office:value="50.9159" calcext:value-type="float">
            <text:p>50.9159</text:p>
          </table:table-cell>
          <table:table-cell office:value-type="float" office:value="51.4028" calcext:value-type="float">
            <text:p>51.4028</text:p>
          </table:table-cell>
          <table:table-cell office:value-type="float" office:value="50.6393" calcext:value-type="float">
            <text:p>50.6393</text:p>
          </table:table-cell>
          <table:table-cell office:value-type="float" office:value="44.2286" calcext:value-type="float">
            <text:p>44.228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53.4472" calcext:value-type="float">
            <text:p>53.4472</text:p>
          </table:table-cell>
          <table:table-cell office:value-type="float" office:value="53.7722" calcext:value-type="float">
            <text:p>53.7722</text:p>
          </table:table-cell>
          <table:table-cell office:value-type="float" office:value="54.5527" calcext:value-type="float">
            <text:p>54.5527</text:p>
          </table:table-cell>
          <table:table-cell office:value-type="float" office:value="55.7939" calcext:value-type="float">
            <text:p>55.7939</text:p>
          </table:table-cell>
          <table:table-cell office:value-type="float" office:value="56.4909" calcext:value-type="float">
            <text:p>56.4909</text:p>
          </table:table-cell>
          <table:table-cell office:value-type="float" office:value="53.826" calcext:value-type="float">
            <text:p>53.826</text:p>
          </table:table-cell>
          <table:table-cell office:value-type="float" office:value="55.2593" calcext:value-type="float">
            <text:p>55.2593</text:p>
          </table:table-cell>
          <table:table-cell office:value-type="float" office:value="54.8372" calcext:value-type="float">
            <text:p>54.8372</text:p>
          </table:table-cell>
          <table:table-cell office:value-type="float" office:value="55.0103" calcext:value-type="float">
            <text:p>55.0103</text:p>
          </table:table-cell>
          <table:table-cell office:value-type="float" office:value="53.9261" calcext:value-type="float">
            <text:p>53.926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7.3499" calcext:value-type="float">
            <text:p>57.3499</text:p>
          </table:table-cell>
          <table:table-cell office:value-type="float" office:value="58.1981" calcext:value-type="float">
            <text:p>58.1981</text:p>
          </table:table-cell>
          <table:table-cell office:value-type="float" office:value="57.6292" calcext:value-type="float">
            <text:p>57.6292</text:p>
          </table:table-cell>
          <table:table-cell office:value-type="float" office:value="58.2669" calcext:value-type="float">
            <text:p>58.2669</text:p>
          </table:table-cell>
          <table:table-cell office:value-type="float" office:value="57.6807" calcext:value-type="float">
            <text:p>57.6807</text:p>
          </table:table-cell>
          <table:table-cell office:value-type="float" office:value="57.987" calcext:value-type="float">
            <text:p>57.987</text:p>
          </table:table-cell>
          <table:table-cell office:value-type="float" office:value="57.3458" calcext:value-type="float">
            <text:p>57.3458</text:p>
          </table:table-cell>
          <table:table-cell office:value-type="float" office:value="57.336" calcext:value-type="float">
            <text:p>57.336</text:p>
          </table:table-cell>
          <table:table-cell office:value-type="float" office:value="57.5701" calcext:value-type="float">
            <text:p>57.5701</text:p>
          </table:table-cell>
          <table:table-cell office:value-type="float" office:value="51.1102" calcext:value-type="float">
            <text:p>51.11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3.1608" calcext:value-type="float">
            <text:p>23.1608</text:p>
          </table:table-cell>
          <table:table-cell office:value-type="float" office:value="24.1726" calcext:value-type="float">
            <text:p>24.1726</text:p>
          </table:table-cell>
          <table:table-cell office:value-type="float" office:value="26.4801" calcext:value-type="float">
            <text:p>26.4801</text:p>
          </table:table-cell>
          <table:table-cell office:value-type="float" office:value="24.6058" calcext:value-type="float">
            <text:p>24.6058</text:p>
          </table:table-cell>
          <table:table-cell office:value-type="float" office:value="23.2662" calcext:value-type="float">
            <text:p>23.2662</text:p>
          </table:table-cell>
          <table:table-cell office:value-type="float" office:value="23.7755" calcext:value-type="float">
            <text:p>23.7755</text:p>
          </table:table-cell>
          <table:table-cell office:value-type="float" office:value="23.6949" calcext:value-type="float">
            <text:p>23.6949</text:p>
          </table:table-cell>
          <table:table-cell office:value-type="float" office:value="25.5665" calcext:value-type="float">
            <text:p>25.5665</text:p>
          </table:table-cell>
          <table:table-cell office:value-type="float" office:value="26.599" calcext:value-type="float">
            <text:p>26.599</text:p>
          </table:table-cell>
          <table:table-cell office:value-type="float" office:value="22.5773" calcext:value-type="float">
            <text:p>22.577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1.726" calcext:value-type="float">
            <text:p>41.726</text:p>
          </table:table-cell>
          <table:table-cell office:value-type="float" office:value="42.0748" calcext:value-type="float">
            <text:p>42.0748</text:p>
          </table:table-cell>
          <table:table-cell office:value-type="float" office:value="42.1239" calcext:value-type="float">
            <text:p>42.1239</text:p>
          </table:table-cell>
          <table:table-cell office:value-type="float" office:value="42.3626" calcext:value-type="float">
            <text:p>42.3626</text:p>
          </table:table-cell>
          <table:table-cell office:value-type="float" office:value="42.3628" calcext:value-type="float">
            <text:p>42.3628</text:p>
          </table:table-cell>
          <table:table-cell office:value-type="float" office:value="42.5412" calcext:value-type="float">
            <text:p>42.5412</text:p>
          </table:table-cell>
          <table:table-cell office:value-type="float" office:value="44.2088" calcext:value-type="float">
            <text:p>44.2088</text:p>
          </table:table-cell>
          <table:table-cell office:value-type="float" office:value="43.1334" calcext:value-type="float">
            <text:p>43.1334</text:p>
          </table:table-cell>
          <table:table-cell office:value-type="float" office:value="44.4801" calcext:value-type="float">
            <text:p>44.4801</text:p>
          </table:table-cell>
          <table:table-cell office:value-type="float" office:value="42.4399" calcext:value-type="float">
            <text:p>42.43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62.3868" calcext:value-type="float">
            <text:p>62.3868</text:p>
          </table:table-cell>
          <table:table-cell office:value-type="float" office:value="60.0719" calcext:value-type="float">
            <text:p>60.0719</text:p>
          </table:table-cell>
          <table:table-cell office:value-type="float" office:value="61.0684" calcext:value-type="float">
            <text:p>61.0684</text:p>
          </table:table-cell>
          <table:table-cell office:value-type="float" office:value="62.2266" calcext:value-type="float">
            <text:p>62.2266</text:p>
          </table:table-cell>
          <table:table-cell office:value-type="float" office:value="60.9892" calcext:value-type="float">
            <text:p>60.9892</text:p>
          </table:table-cell>
          <table:table-cell office:value-type="float" office:value="61.0765" calcext:value-type="float">
            <text:p>61.0765</text:p>
          </table:table-cell>
          <table:table-cell office:value-type="float" office:value="62.3416" calcext:value-type="float">
            <text:p>62.3416</text:p>
          </table:table-cell>
          <table:table-cell office:value-type="float" office:value="64.4624" calcext:value-type="float">
            <text:p>64.4624</text:p>
          </table:table-cell>
          <table:table-cell office:value-type="float" office:value="61.4175" calcext:value-type="float">
            <text:p>61.4175</text:p>
          </table:table-cell>
          <table:table-cell office:value-type="float" office:value="60.368" calcext:value-type="float">
            <text:p>60.36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80.3647" calcext:value-type="float">
            <text:p>80.3647</text:p>
          </table:table-cell>
          <table:table-cell office:value-type="float" office:value="79.8512" calcext:value-type="float">
            <text:p>79.8512</text:p>
          </table:table-cell>
          <table:table-cell office:value-type="float" office:value="80.1911" calcext:value-type="float">
            <text:p>80.1911</text:p>
          </table:table-cell>
          <table:table-cell office:value-type="float" office:value="84.9162" calcext:value-type="float">
            <text:p>84.9162</text:p>
          </table:table-cell>
          <table:table-cell office:value-type="float" office:value="80.6136" calcext:value-type="float">
            <text:p>80.6136</text:p>
          </table:table-cell>
          <table:table-cell office:value-type="float" office:value="80.7322" calcext:value-type="float">
            <text:p>80.7322</text:p>
          </table:table-cell>
          <table:table-cell office:value-type="float" office:value="80.1084" calcext:value-type="float">
            <text:p>80.1084</text:p>
          </table:table-cell>
          <table:table-cell office:value-type="float" office:value="80.734" calcext:value-type="float">
            <text:p>80.734</text:p>
          </table:table-cell>
          <table:table-cell office:value-type="float" office:value="79.8495" calcext:value-type="float">
            <text:p>79.8495</text:p>
          </table:table-cell>
          <table:table-cell office:value-type="float" office:value="79.5834" calcext:value-type="float">
            <text:p>79.58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7.4373" calcext:value-type="float">
            <text:p>97.4373</text:p>
          </table:table-cell>
          <table:table-cell office:value-type="float" office:value="104.399" calcext:value-type="float">
            <text:p>104.399</text:p>
          </table:table-cell>
          <table:table-cell office:value-type="float" office:value="98.6931" calcext:value-type="float">
            <text:p>98.6931</text:p>
          </table:table-cell>
          <table:table-cell office:value-type="float" office:value="99.4919" calcext:value-type="float">
            <text:p>99.4919</text:p>
          </table:table-cell>
          <table:table-cell office:value-type="float" office:value="101.279" calcext:value-type="float">
            <text:p>101.279</text:p>
          </table:table-cell>
          <table:table-cell office:value-type="float" office:value="99.2461" calcext:value-type="float">
            <text:p>99.2461</text:p>
          </table:table-cell>
          <table:table-cell office:value-type="float" office:value="98.5919" calcext:value-type="float">
            <text:p>98.5919</text:p>
          </table:table-cell>
          <table:table-cell office:value-type="float" office:value="98.412" calcext:value-type="float">
            <text:p>98.412</text:p>
          </table:table-cell>
          <table:table-cell office:value-type="float" office:value="98.5616" calcext:value-type="float">
            <text:p>98.5616</text:p>
          </table:table-cell>
          <table:table-cell office:value-type="float" office:value="98.1202" calcext:value-type="float">
            <text:p>98.120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16.764" calcext:value-type="float">
            <text:p>116.764</text:p>
          </table:table-cell>
          <table:table-cell office:value-type="float" office:value="117.59" calcext:value-type="float">
            <text:p>117.59</text:p>
          </table:table-cell>
          <table:table-cell office:value-type="float" office:value="120.089" calcext:value-type="float">
            <text:p>120.089</text:p>
          </table:table-cell>
          <table:table-cell office:value-type="float" office:value="118.28" calcext:value-type="float">
            <text:p>118.28</text:p>
          </table:table-cell>
          <table:table-cell office:value-type="float" office:value="118.707" calcext:value-type="float">
            <text:p>118.707</text:p>
          </table:table-cell>
          <table:table-cell office:value-type="float" office:value="117.858" calcext:value-type="float">
            <text:p>117.858</text:p>
          </table:table-cell>
          <table:table-cell office:value-type="float" office:value="118.669" calcext:value-type="float">
            <text:p>118.669</text:p>
          </table:table-cell>
          <table:table-cell office:value-type="float" office:value="118.12" calcext:value-type="float">
            <text:p>118.12</text:p>
          </table:table-cell>
          <table:table-cell office:value-type="float" office:value="117.189" calcext:value-type="float">
            <text:p>117.189</text:p>
          </table:table-cell>
          <table:table-cell office:value-type="float" office:value="119.783" calcext:value-type="float">
            <text:p>119.78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37.982" calcext:value-type="float">
            <text:p>137.982</text:p>
          </table:table-cell>
          <table:table-cell office:value-type="float" office:value="136.508" calcext:value-type="float">
            <text:p>136.508</text:p>
          </table:table-cell>
          <table:table-cell office:value-type="float" office:value="136.583" calcext:value-type="float">
            <text:p>136.583</text:p>
          </table:table-cell>
          <table:table-cell office:value-type="float" office:value="138.355" calcext:value-type="float">
            <text:p>138.355</text:p>
          </table:table-cell>
          <table:table-cell office:value-type="float" office:value="135.018" calcext:value-type="float">
            <text:p>135.018</text:p>
          </table:table-cell>
          <table:table-cell office:value-type="float" office:value="137.406" calcext:value-type="float">
            <text:p>137.406</text:p>
          </table:table-cell>
          <table:table-cell office:value-type="float" office:value="135.939" calcext:value-type="float">
            <text:p>135.939</text:p>
          </table:table-cell>
          <table:table-cell office:value-type="float" office:value="135.783" calcext:value-type="float">
            <text:p>135.783</text:p>
          </table:table-cell>
          <table:table-cell office:value-type="float" office:value="136.416" calcext:value-type="float">
            <text:p>136.416</text:p>
          </table:table-cell>
          <table:table-cell office:value-type="float" office:value="136.565" calcext:value-type="float">
            <text:p>136.56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55.269" calcext:value-type="float">
            <text:p>155.269</text:p>
          </table:table-cell>
          <table:table-cell office:value-type="float" office:value="155.931" calcext:value-type="float">
            <text:p>155.931</text:p>
          </table:table-cell>
          <table:table-cell office:value-type="float" office:value="156.533" calcext:value-type="float">
            <text:p>156.533</text:p>
          </table:table-cell>
          <table:table-cell office:value-type="float" office:value="155.196" calcext:value-type="float">
            <text:p>155.196</text:p>
          </table:table-cell>
          <table:table-cell office:value-type="float" office:value="154.764" calcext:value-type="float">
            <text:p>154.764</text:p>
          </table:table-cell>
          <table:table-cell office:value-type="float" office:value="156.733" calcext:value-type="float">
            <text:p>156.733</text:p>
          </table:table-cell>
          <table:table-cell office:value-type="float" office:value="159.535" calcext:value-type="float">
            <text:p>159.535</text:p>
          </table:table-cell>
          <table:table-cell office:value-type="float" office:value="154.852" calcext:value-type="float">
            <text:p>154.852</text:p>
          </table:table-cell>
          <table:table-cell office:value-type="float" office:value="156.877" calcext:value-type="float">
            <text:p>156.877</text:p>
          </table:table-cell>
          <table:table-cell office:value-type="float" office:value="154.741" calcext:value-type="float">
            <text:p>154.74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74.623" calcext:value-type="float">
            <text:p>174.623</text:p>
          </table:table-cell>
          <table:table-cell office:value-type="float" office:value="173.79" calcext:value-type="float">
            <text:p>173.79</text:p>
          </table:table-cell>
          <table:table-cell office:value-type="float" office:value="175.519" calcext:value-type="float">
            <text:p>175.519</text:p>
          </table:table-cell>
          <table:table-cell office:value-type="float" office:value="175.418" calcext:value-type="float">
            <text:p>175.418</text:p>
          </table:table-cell>
          <table:table-cell office:value-type="float" office:value="174.854" calcext:value-type="float">
            <text:p>174.854</text:p>
          </table:table-cell>
          <table:table-cell office:value-type="float" office:value="173.187" calcext:value-type="float">
            <text:p>173.187</text:p>
          </table:table-cell>
          <table:table-cell office:value-type="float" office:value="179.33" calcext:value-type="float">
            <text:p>179.33</text:p>
          </table:table-cell>
          <table:table-cell office:value-type="float" office:value="175.165" calcext:value-type="float">
            <text:p>175.165</text:p>
          </table:table-cell>
          <table:table-cell office:value-type="float" office:value="173.685" calcext:value-type="float">
            <text:p>173.685</text:p>
          </table:table-cell>
          <table:table-cell office:value-type="float" office:value="174.277" calcext:value-type="float">
            <text:p>174.277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95.447" calcext:value-type="float">
            <text:p>195.447</text:p>
          </table:table-cell>
          <table:table-cell office:value-type="float" office:value="196.424" calcext:value-type="float">
            <text:p>196.424</text:p>
          </table:table-cell>
          <table:table-cell office:value-type="float" office:value="203.051" calcext:value-type="float">
            <text:p>203.051</text:p>
          </table:table-cell>
          <table:table-cell office:value-type="float" office:value="199.037" calcext:value-type="float">
            <text:p>199.037</text:p>
          </table:table-cell>
          <table:table-cell office:value-type="float" office:value="198.642" calcext:value-type="float">
            <text:p>198.642</text:p>
          </table:table-cell>
          <table:table-cell office:value-type="float" office:value="194.357" calcext:value-type="float">
            <text:p>194.357</text:p>
          </table:table-cell>
          <table:table-cell office:value-type="float" office:value="200.93" calcext:value-type="float">
            <text:p>200.93</text:p>
          </table:table-cell>
          <table:table-cell office:value-type="float" office:value="198.624" calcext:value-type="float">
            <text:p>198.624</text:p>
          </table:table-cell>
          <table:table-cell office:value-type="float" office:value="198.768" calcext:value-type="float">
            <text:p>198.768</text:p>
          </table:table-cell>
          <table:table-cell office:value-type="float" office:value="198.984" calcext:value-type="float">
            <text:p>198.98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232.372" calcext:value-type="float">
            <text:p>232.372</text:p>
          </table:table-cell>
          <table:table-cell office:value-type="float" office:value="231.608" calcext:value-type="float">
            <text:p>231.608</text:p>
          </table:table-cell>
          <table:table-cell office:value-type="float" office:value="230.931" calcext:value-type="float">
            <text:p>230.931</text:p>
          </table:table-cell>
          <table:table-cell office:value-type="float" office:value="244.578" calcext:value-type="float">
            <text:p>244.578</text:p>
          </table:table-cell>
          <table:table-cell office:value-type="float" office:value="222.536" calcext:value-type="float">
            <text:p>222.536</text:p>
          </table:table-cell>
          <table:table-cell office:value-type="float" office:value="232.689" calcext:value-type="float">
            <text:p>232.689</text:p>
          </table:table-cell>
          <table:table-cell office:value-type="float" office:value="229.543" calcext:value-type="float">
            <text:p>229.543</text:p>
          </table:table-cell>
          <table:table-cell office:value-type="float" office:value="222.604" calcext:value-type="float">
            <text:p>222.604</text:p>
          </table:table-cell>
          <table:table-cell office:value-type="float" office:value="231.567" calcext:value-type="float">
            <text:p>231.567</text:p>
          </table:table-cell>
          <table:table-cell office:value-type="float" office:value="231.305" calcext:value-type="float">
            <text:p>231.30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76.883" calcext:value-type="float">
            <text:p>276.883</text:p>
          </table:table-cell>
          <table:table-cell office:value-type="float" office:value="269.073" calcext:value-type="float">
            <text:p>269.073</text:p>
          </table:table-cell>
          <table:table-cell office:value-type="float" office:value="268.987" calcext:value-type="float">
            <text:p>268.987</text:p>
          </table:table-cell>
          <table:table-cell office:value-type="float" office:value="266.543" calcext:value-type="float">
            <text:p>266.543</text:p>
          </table:table-cell>
          <table:table-cell office:value-type="float" office:value="269.384" calcext:value-type="float">
            <text:p>269.384</text:p>
          </table:table-cell>
          <table:table-cell office:value-type="float" office:value="265.196" calcext:value-type="float">
            <text:p>265.196</text:p>
          </table:table-cell>
          <table:table-cell office:value-type="float" office:value="271.108" calcext:value-type="float">
            <text:p>271.108</text:p>
          </table:table-cell>
          <table:table-cell office:value-type="float" office:value="275.596" calcext:value-type="float">
            <text:p>275.596</text:p>
          </table:table-cell>
          <table:table-cell office:value-type="float" office:value="268.517" calcext:value-type="float">
            <text:p>268.517</text:p>
          </table:table-cell>
          <table:table-cell office:value-type="float" office:value="268.618" calcext:value-type="float">
            <text:p>268.61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301.288" calcext:value-type="float">
            <text:p>301.288</text:p>
          </table:table-cell>
          <table:table-cell office:value-type="float" office:value="304.621" calcext:value-type="float">
            <text:p>304.621</text:p>
          </table:table-cell>
          <table:table-cell office:value-type="float" office:value="302.557" calcext:value-type="float">
            <text:p>302.557</text:p>
          </table:table-cell>
          <table:table-cell office:value-type="float" office:value="305.962" calcext:value-type="float">
            <text:p>305.962</text:p>
          </table:table-cell>
          <table:table-cell office:value-type="float" office:value="279.548" calcext:value-type="float">
            <text:p>279.548</text:p>
          </table:table-cell>
          <table:table-cell office:value-type="float" office:value="300.239" calcext:value-type="float">
            <text:p>300.239</text:p>
          </table:table-cell>
          <table:table-cell office:value-type="float" office:value="305.437" calcext:value-type="float">
            <text:p>305.437</text:p>
          </table:table-cell>
          <table:table-cell office:value-type="float" office:value="284.735" calcext:value-type="float">
            <text:p>284.735</text:p>
          </table:table-cell>
          <table:table-cell office:value-type="float" office:value="305.302" calcext:value-type="float">
            <text:p>305.302</text:p>
          </table:table-cell>
          <table:table-cell office:value-type="float" office:value="302.9" calcext:value-type="float">
            <text:p>302.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344.283" calcext:value-type="float">
            <text:p>344.283</text:p>
          </table:table-cell>
          <table:table-cell office:value-type="float" office:value="338.598" calcext:value-type="float">
            <text:p>338.598</text:p>
          </table:table-cell>
          <table:table-cell office:value-type="float" office:value="336.411" calcext:value-type="float">
            <text:p>336.411</text:p>
          </table:table-cell>
          <table:table-cell office:value-type="float" office:value="338.444" calcext:value-type="float">
            <text:p>338.444</text:p>
          </table:table-cell>
          <table:table-cell office:value-type="float" office:value="338.193" calcext:value-type="float">
            <text:p>338.193</text:p>
          </table:table-cell>
          <table:table-cell office:value-type="float" office:value="345.922" calcext:value-type="float">
            <text:p>345.922</text:p>
          </table:table-cell>
          <table:table-cell office:value-type="float" office:value="343.172" calcext:value-type="float">
            <text:p>343.172</text:p>
          </table:table-cell>
          <table:table-cell office:value-type="float" office:value="336.605" calcext:value-type="float">
            <text:p>336.605</text:p>
          </table:table-cell>
          <table:table-cell office:value-type="float" office:value="335.702" calcext:value-type="float">
            <text:p>335.702</text:p>
          </table:table-cell>
          <table:table-cell office:value-type="float" office:value="335.772" calcext:value-type="float">
            <text:p>335.77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370.943" calcext:value-type="float">
            <text:p>370.943</text:p>
          </table:table-cell>
          <table:table-cell office:value-type="float" office:value="371.409" calcext:value-type="float">
            <text:p>371.409</text:p>
          </table:table-cell>
          <table:table-cell office:value-type="float" office:value="369.756" calcext:value-type="float">
            <text:p>369.756</text:p>
          </table:table-cell>
          <table:table-cell office:value-type="float" office:value="373.067" calcext:value-type="float">
            <text:p>373.067</text:p>
          </table:table-cell>
          <table:table-cell office:value-type="float" office:value="336.499" calcext:value-type="float">
            <text:p>336.499</text:p>
          </table:table-cell>
          <table:table-cell office:value-type="float" office:value="372.528" calcext:value-type="float">
            <text:p>372.528</text:p>
          </table:table-cell>
          <table:table-cell office:value-type="float" office:value="372.015" calcext:value-type="float">
            <text:p>372.015</text:p>
          </table:table-cell>
          <table:table-cell office:value-type="float" office:value="337.207" calcext:value-type="float">
            <text:p>337.207</text:p>
          </table:table-cell>
          <table:table-cell office:value-type="float" office:value="372.472" calcext:value-type="float">
            <text:p>372.472</text:p>
          </table:table-cell>
          <table:table-cell office:value-type="float" office:value="370.697" calcext:value-type="float">
            <text:p>370.69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401.23" calcext:value-type="float">
            <text:p>401.23</text:p>
          </table:table-cell>
          <table:table-cell office:value-type="float" office:value="404.806" calcext:value-type="float">
            <text:p>404.806</text:p>
          </table:table-cell>
          <table:table-cell office:value-type="float" office:value="404.552" calcext:value-type="float">
            <text:p>404.552</text:p>
          </table:table-cell>
          <table:table-cell office:value-type="float" office:value="402.21" calcext:value-type="float">
            <text:p>402.21</text:p>
          </table:table-cell>
          <table:table-cell office:value-type="float" office:value="405.787" calcext:value-type="float">
            <text:p>405.787</text:p>
          </table:table-cell>
          <table:table-cell office:value-type="float" office:value="413.974" calcext:value-type="float">
            <text:p>413.974</text:p>
          </table:table-cell>
          <table:table-cell office:value-type="float" office:value="404.657" calcext:value-type="float">
            <text:p>404.657</text:p>
          </table:table-cell>
          <table:table-cell office:value-type="float" office:value="403.106" calcext:value-type="float">
            <text:p>403.106</text:p>
          </table:table-cell>
          <table:table-cell office:value-type="float" office:value="406.483" calcext:value-type="float">
            <text:p>406.483</text:p>
          </table:table-cell>
          <table:table-cell office:value-type="float" office:value="407.906" calcext:value-type="float">
            <text:p>407.90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433.656" calcext:value-type="float">
            <text:p>433.656</text:p>
          </table:table-cell>
          <table:table-cell office:value-type="float" office:value="439.501" calcext:value-type="float">
            <text:p>439.501</text:p>
          </table:table-cell>
          <table:table-cell office:value-type="float" office:value="436.538" calcext:value-type="float">
            <text:p>436.538</text:p>
          </table:table-cell>
          <table:table-cell office:value-type="float" office:value="439.646" calcext:value-type="float">
            <text:p>439.646</text:p>
          </table:table-cell>
          <table:table-cell office:value-type="float" office:value="385.229" calcext:value-type="float">
            <text:p>385.229</text:p>
          </table:table-cell>
          <table:table-cell office:value-type="float" office:value="435.784" calcext:value-type="float">
            <text:p>435.784</text:p>
          </table:table-cell>
          <table:table-cell office:value-type="float" office:value="438.541" calcext:value-type="float">
            <text:p>438.541</text:p>
          </table:table-cell>
          <table:table-cell office:value-type="float" office:value="384.78" calcext:value-type="float">
            <text:p>384.78</text:p>
          </table:table-cell>
          <table:table-cell office:value-type="float" office:value="438.004" calcext:value-type="float">
            <text:p>438.004</text:p>
          </table:table-cell>
          <table:table-cell office:value-type="float" office:value="438.8" calcext:value-type="float">
            <text:p>438.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467.7" calcext:value-type="float">
            <text:p>467.7</text:p>
          </table:table-cell>
          <table:table-cell office:value-type="float" office:value="473.333" calcext:value-type="float">
            <text:p>473.333</text:p>
          </table:table-cell>
          <table:table-cell office:value-type="float" office:value="471.97" calcext:value-type="float">
            <text:p>471.97</text:p>
          </table:table-cell>
          <table:table-cell office:value-type="float" office:value="471.39" calcext:value-type="float">
            <text:p>471.39</text:p>
          </table:table-cell>
          <table:table-cell office:value-type="float" office:value="484.331" calcext:value-type="float">
            <text:p>484.331</text:p>
          </table:table-cell>
          <table:table-cell office:value-type="float" office:value="470.532" calcext:value-type="float">
            <text:p>470.532</text:p>
          </table:table-cell>
          <table:table-cell office:value-type="float" office:value="471.622" calcext:value-type="float">
            <text:p>471.622</text:p>
          </table:table-cell>
          <table:table-cell office:value-type="float" office:value="471.025" calcext:value-type="float">
            <text:p>471.025</text:p>
          </table:table-cell>
          <table:table-cell office:value-type="float" office:value="474.683" calcext:value-type="float">
            <text:p>474.683</text:p>
          </table:table-cell>
          <table:table-cell office:value-type="float" office:value="473.675" calcext:value-type="float">
            <text:p>473.67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503.734" calcext:value-type="float">
            <text:p>503.734</text:p>
          </table:table-cell>
          <table:table-cell office:value-type="float" office:value="502.796" calcext:value-type="float">
            <text:p>502.796</text:p>
          </table:table-cell>
          <table:table-cell office:value-type="float" office:value="509.134" calcext:value-type="float">
            <text:p>509.134</text:p>
          </table:table-cell>
          <table:table-cell office:value-type="float" office:value="510.288" calcext:value-type="float">
            <text:p>510.288</text:p>
          </table:table-cell>
          <table:table-cell office:value-type="float" office:value="440.486" calcext:value-type="float">
            <text:p>440.486</text:p>
          </table:table-cell>
          <table:table-cell office:value-type="float" office:value="503.214" calcext:value-type="float">
            <text:p>503.214</text:p>
          </table:table-cell>
          <table:table-cell office:value-type="float" office:value="512.006" calcext:value-type="float">
            <text:p>512.006</text:p>
          </table:table-cell>
          <table:table-cell office:value-type="float" office:value="434.479" calcext:value-type="float">
            <text:p>434.479</text:p>
          </table:table-cell>
          <table:table-cell office:value-type="float" office:value="510.378" calcext:value-type="float">
            <text:p>510.378</text:p>
          </table:table-cell>
          <table:table-cell office:value-type="float" office:value="507.456" calcext:value-type="float">
            <text:p>507.45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36.92" calcext:value-type="float">
            <text:p>536.92</text:p>
          </table:table-cell>
          <table:table-cell office:value-type="float" office:value="540.517" calcext:value-type="float">
            <text:p>540.517</text:p>
          </table:table-cell>
          <table:table-cell office:value-type="float" office:value="539.462" calcext:value-type="float">
            <text:p>539.462</text:p>
          </table:table-cell>
          <table:table-cell office:value-type="float" office:value="539.899" calcext:value-type="float">
            <text:p>539.899</text:p>
          </table:table-cell>
          <table:table-cell office:value-type="float" office:value="541.773" calcext:value-type="float">
            <text:p>541.773</text:p>
          </table:table-cell>
          <table:table-cell office:value-type="float" office:value="546.866" calcext:value-type="float">
            <text:p>546.866</text:p>
          </table:table-cell>
          <table:table-cell office:value-type="float" office:value="542.465" calcext:value-type="float">
            <text:p>542.465</text:p>
          </table:table-cell>
          <table:table-cell office:value-type="float" office:value="542.01" calcext:value-type="float">
            <text:p>542.01</text:p>
          </table:table-cell>
          <table:table-cell office:value-type="float" office:value="540.886" calcext:value-type="float">
            <text:p>540.886</text:p>
          </table:table-cell>
          <table:table-cell office:value-type="float" office:value="545.11" calcext:value-type="float">
            <text:p>545.11</text:p>
          </table:table-cell>
        </table:table-row>
      </table:table>
      <table:table table:name="fdtd" table:style-name="ta1">
        <table:table-column table:style-name="co2" table:number-columns-repeated="7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.11459" calcext:value-type="float">
            <text:p>6.11459</text:p>
          </table:table-cell>
          <table:table-cell office:value-type="float" office:value="4.83472" calcext:value-type="float">
            <text:p>4.83472</text:p>
          </table:table-cell>
          <table:table-cell office:value-type="float" office:value="4.88413" calcext:value-type="float">
            <text:p>4.88413</text:p>
          </table:table-cell>
          <table:table-cell office:value-type="float" office:value="4.74128" calcext:value-type="float">
            <text:p>4.74128</text:p>
          </table:table-cell>
          <table:table-cell office:value-type="float" office:value="4.6735" calcext:value-type="float">
            <text:p>4.67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.62003" calcext:value-type="float">
            <text:p>8.62003</text:p>
          </table:table-cell>
          <table:table-cell office:value-type="float" office:value="8.52381" calcext:value-type="float">
            <text:p>8.52381</text:p>
          </table:table-cell>
          <table:table-cell office:value-type="float" office:value="9.56211" calcext:value-type="float">
            <text:p>9.56211</text:p>
          </table:table-cell>
          <table:table-cell office:value-type="float" office:value="8.30374" calcext:value-type="float">
            <text:p>8.30374</text:p>
          </table:table-cell>
          <table:table-cell office:value-type="float" office:value="9.02842" calcext:value-type="float">
            <text:p>9.028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.5206" calcext:value-type="float">
            <text:p>13.5206</text:p>
          </table:table-cell>
          <table:table-cell office:value-type="float" office:value="13.5665" calcext:value-type="float">
            <text:p>13.5665</text:p>
          </table:table-cell>
          <table:table-cell office:value-type="float" office:value="13.7339" calcext:value-type="float">
            <text:p>13.7339</text:p>
          </table:table-cell>
          <table:table-cell office:value-type="float" office:value="12.9427" calcext:value-type="float">
            <text:p>12.9427</text:p>
          </table:table-cell>
          <table:table-cell office:value-type="float" office:value="12.9236" calcext:value-type="float">
            <text:p>12.92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6.377" calcext:value-type="float">
            <text:p>16.377</text:p>
          </table:table-cell>
          <table:table-cell office:value-type="float" office:value="17.1563" calcext:value-type="float">
            <text:p>17.1563</text:p>
          </table:table-cell>
          <table:table-cell office:value-type="float" office:value="17.9036" calcext:value-type="float">
            <text:p>17.9036</text:p>
          </table:table-cell>
          <table:table-cell office:value-type="float" office:value="17.8571" calcext:value-type="float">
            <text:p>17.8571</text:p>
          </table:table-cell>
          <table:table-cell office:value-type="float" office:value="16.7854" calcext:value-type="float">
            <text:p>16.78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9.5052" calcext:value-type="float">
            <text:p>19.5052</text:p>
          </table:table-cell>
          <table:table-cell office:value-type="float" office:value="19.5154" calcext:value-type="float">
            <text:p>19.5154</text:p>
          </table:table-cell>
          <table:table-cell office:value-type="float" office:value="19.756" calcext:value-type="float">
            <text:p>19.756</text:p>
          </table:table-cell>
          <table:table-cell office:value-type="float" office:value="20.1166" calcext:value-type="float">
            <text:p>20.1166</text:p>
          </table:table-cell>
          <table:table-cell office:value-type="float" office:value="20.9432" calcext:value-type="float">
            <text:p>20.94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2.4289" calcext:value-type="float">
            <text:p>22.4289</text:p>
          </table:table-cell>
          <table:table-cell office:value-type="float" office:value="23.4981" calcext:value-type="float">
            <text:p>23.4981</text:p>
          </table:table-cell>
          <table:table-cell office:value-type="float" office:value="25.09" calcext:value-type="float">
            <text:p>25.09</text:p>
          </table:table-cell>
          <table:table-cell office:value-type="float" office:value="23.9453" calcext:value-type="float">
            <text:p>23.9453</text:p>
          </table:table-cell>
          <table:table-cell office:value-type="float" office:value="22.8777" calcext:value-type="float">
            <text:p>22.877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8.5977" calcext:value-type="float">
            <text:p>28.5977</text:p>
          </table:table-cell>
          <table:table-cell office:value-type="float" office:value="26.4951" calcext:value-type="float">
            <text:p>26.4951</text:p>
          </table:table-cell>
          <table:table-cell office:value-type="float" office:value="25.77" calcext:value-type="float">
            <text:p>25.77</text:p>
          </table:table-cell>
          <table:table-cell office:value-type="float" office:value="26.0962" calcext:value-type="float">
            <text:p>26.0962</text:p>
          </table:table-cell>
          <table:table-cell office:value-type="float" office:value="26.3036" calcext:value-type="float">
            <text:p>26.30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8.0291" calcext:value-type="float">
            <text:p>28.0291</text:p>
          </table:table-cell>
          <table:table-cell office:value-type="float" office:value="28.4304" calcext:value-type="float">
            <text:p>28.4304</text:p>
          </table:table-cell>
          <table:table-cell office:value-type="float" office:value="28.631" calcext:value-type="float">
            <text:p>28.631</text:p>
          </table:table-cell>
          <table:table-cell office:value-type="float" office:value="31.6706" calcext:value-type="float">
            <text:p>31.6706</text:p>
          </table:table-cell>
          <table:table-cell office:value-type="float" office:value="28.4331" calcext:value-type="float">
            <text:p>28.433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31.5269" calcext:value-type="float">
            <text:p>31.5269</text:p>
          </table:table-cell>
          <table:table-cell office:value-type="float" office:value="32.8216" calcext:value-type="float">
            <text:p>32.8216</text:p>
          </table:table-cell>
          <table:table-cell office:value-type="float" office:value="36.8705" calcext:value-type="float">
            <text:p>36.8705</text:p>
          </table:table-cell>
          <table:table-cell office:value-type="float" office:value="31.9924" calcext:value-type="float">
            <text:p>31.9924</text:p>
          </table:table-cell>
          <table:table-cell office:value-type="float" office:value="32.9344" calcext:value-type="float">
            <text:p>32.9344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41.822" calcext:value-type="float">
            <text:p>141.822</text:p>
          </table:table-cell>
          <table:table-cell office:value-type="float" office:value="142.381" calcext:value-type="float">
            <text:p>142.381</text:p>
          </table:table-cell>
          <table:table-cell office:value-type="float" office:value="140.802" calcext:value-type="float">
            <text:p>140.802</text:p>
          </table:table-cell>
          <table:table-cell office:value-type="float" office:value="144.515" calcext:value-type="float">
            <text:p>144.515</text:p>
          </table:table-cell>
          <table:table-cell office:value-type="float" office:value="138.175" calcext:value-type="float">
            <text:p>138.17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92.047" calcext:value-type="float">
            <text:p>192.047</text:p>
          </table:table-cell>
          <table:table-cell office:value-type="float" office:value="180.947" calcext:value-type="float">
            <text:p>180.947</text:p>
          </table:table-cell>
          <table:table-cell office:value-type="float" office:value="179.583" calcext:value-type="float">
            <text:p>179.583</text:p>
          </table:table-cell>
          <table:table-cell office:value-type="float" office:value="179.634" calcext:value-type="float">
            <text:p>179.634</text:p>
          </table:table-cell>
          <table:table-cell office:value-type="float" office:value="180.703" calcext:value-type="float">
            <text:p>180.70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205.171" calcext:value-type="float">
            <text:p>205.171</text:p>
          </table:table-cell>
          <table:table-cell office:value-type="float" office:value="203.997" calcext:value-type="float">
            <text:p>203.997</text:p>
          </table:table-cell>
          <table:table-cell office:value-type="float" office:value="203.891" calcext:value-type="float">
            <text:p>203.891</text:p>
          </table:table-cell>
          <table:table-cell office:value-type="float" office:value="204.392" calcext:value-type="float">
            <text:p>204.392</text:p>
          </table:table-cell>
          <table:table-cell office:value-type="float" office:value="211.744" calcext:value-type="float">
            <text:p>211.74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269.445" calcext:value-type="float">
            <text:p>269.445</text:p>
          </table:table-cell>
          <table:table-cell office:value-type="float" office:value="263.175" calcext:value-type="float">
            <text:p>263.175</text:p>
          </table:table-cell>
          <table:table-cell office:value-type="float" office:value="267.999" calcext:value-type="float">
            <text:p>267.999</text:p>
          </table:table-cell>
          <table:table-cell office:value-type="float" office:value="257.658" calcext:value-type="float">
            <text:p>257.658</text:p>
          </table:table-cell>
          <table:table-cell office:value-type="float" office:value="268.435" calcext:value-type="float">
            <text:p>268.43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40.239" calcext:value-type="float">
            <text:p>340.239</text:p>
          </table:table-cell>
          <table:table-cell office:value-type="float" office:value="359.549" calcext:value-type="float">
            <text:p>359.549</text:p>
          </table:table-cell>
          <table:table-cell office:value-type="float" office:value="377.493" calcext:value-type="float">
            <text:p>377.493</text:p>
          </table:table-cell>
          <table:table-cell office:value-type="float" office:value="295.489" calcext:value-type="float">
            <text:p>295.489</text:p>
          </table:table-cell>
          <table:table-cell office:value-type="float" office:value="368.19" calcext:value-type="float">
            <text:p>368.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28.569" calcext:value-type="float">
            <text:p>428.569</text:p>
          </table:table-cell>
          <table:table-cell office:value-type="float" office:value="426.099" calcext:value-type="float">
            <text:p>426.099</text:p>
          </table:table-cell>
          <table:table-cell office:value-type="float" office:value="432.98" calcext:value-type="float">
            <text:p>432.98</text:p>
          </table:table-cell>
          <table:table-cell office:value-type="float" office:value="436.177" calcext:value-type="float">
            <text:p>436.177</text:p>
          </table:table-cell>
          <table:table-cell office:value-type="float" office:value="430.852" calcext:value-type="float">
            <text:p>430.85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459.589" calcext:value-type="float">
            <text:p>459.589</text:p>
          </table:table-cell>
          <table:table-cell office:value-type="float" office:value="467.827" calcext:value-type="float">
            <text:p>467.827</text:p>
          </table:table-cell>
          <table:table-cell office:value-type="float" office:value="469.124" calcext:value-type="float">
            <text:p>469.124</text:p>
          </table:table-cell>
          <table:table-cell office:value-type="float" office:value="463.085" calcext:value-type="float">
            <text:p>463.085</text:p>
          </table:table-cell>
          <table:table-cell office:value-type="float" office:value="462.647" calcext:value-type="float">
            <text:p>462.64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500.711" calcext:value-type="float">
            <text:p>500.711</text:p>
          </table:table-cell>
          <table:table-cell office:value-type="float" office:value="496.285" calcext:value-type="float">
            <text:p>496.285</text:p>
          </table:table-cell>
          <table:table-cell office:value-type="float" office:value="498.504" calcext:value-type="float">
            <text:p>498.504</text:p>
          </table:table-cell>
          <table:table-cell office:value-type="float" office:value="518.844" calcext:value-type="float">
            <text:p>518.844</text:p>
          </table:table-cell>
          <table:table-cell office:value-type="float" office:value="510.009" calcext:value-type="float">
            <text:p>510.00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30.061" calcext:value-type="float">
            <text:p>530.061</text:p>
          </table:table-cell>
          <table:table-cell office:value-type="float" office:value="529.87" calcext:value-type="float">
            <text:p>529.87</text:p>
          </table:table-cell>
          <table:table-cell office:value-type="float" office:value="536.845" calcext:value-type="float">
            <text:p>536.845</text:p>
          </table:table-cell>
          <table:table-cell office:value-type="float" office:value="538.973" calcext:value-type="float">
            <text:p>538.973</text:p>
          </table:table-cell>
          <table:table-cell office:value-type="float" office:value="532.433" calcext:value-type="float">
            <text:p>532.43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579.226" calcext:value-type="float">
            <text:p>579.226</text:p>
          </table:table-cell>
          <table:table-cell office:value-type="float" office:value="565.96" calcext:value-type="float">
            <text:p>565.96</text:p>
          </table:table-cell>
          <table:table-cell office:value-type="float" office:value="583.741" calcext:value-type="float">
            <text:p>583.741</text:p>
          </table:table-cell>
          <table:table-cell office:value-type="float" office:value="595.307" calcext:value-type="float">
            <text:p>595.307</text:p>
          </table:table-cell>
          <table:table-cell office:value-type="float" office:value="577.746" calcext:value-type="float">
            <text:p>577.74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98.003" calcext:value-type="float">
            <text:p>598.003</text:p>
          </table:table-cell>
          <table:table-cell office:value-type="float" office:value="597.074" calcext:value-type="float">
            <text:p>597.074</text:p>
          </table:table-cell>
          <table:table-cell office:value-type="float" office:value="601.17" calcext:value-type="float">
            <text:p>601.17</text:p>
          </table:table-cell>
          <table:table-cell office:value-type="float" office:value="600.32" calcext:value-type="float">
            <text:p>600.32</text:p>
          </table:table-cell>
          <table:table-cell office:value-type="float" office:value="595.139" calcext:value-type="float">
            <text:p>595.1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4.6356" calcext:value-type="float">
            <text:p>34.6356</text:p>
          </table:table-cell>
          <table:table-cell office:value-type="float" office:value="34.7596" calcext:value-type="float">
            <text:p>34.7596</text:p>
          </table:table-cell>
          <table:table-cell office:value-type="float" office:value="35.3647" calcext:value-type="float">
            <text:p>35.3647</text:p>
          </table:table-cell>
          <table:table-cell office:value-type="float" office:value="40.1427" calcext:value-type="float">
            <text:p>40.1427</text:p>
          </table:table-cell>
          <table:table-cell office:value-type="float" office:value="34.8529" calcext:value-type="float">
            <text:p>34.852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66.5764" calcext:value-type="float">
            <text:p>66.5764</text:p>
          </table:table-cell>
          <table:table-cell office:value-type="float" office:value="66.7552" calcext:value-type="float">
            <text:p>66.7552</text:p>
          </table:table-cell>
          <table:table-cell office:value-type="float" office:value="66.8425" calcext:value-type="float">
            <text:p>66.8425</text:p>
          </table:table-cell>
          <table:table-cell office:value-type="float" office:value="69.5562" calcext:value-type="float">
            <text:p>69.5562</text:p>
          </table:table-cell>
          <table:table-cell office:value-type="float" office:value="66.5518" calcext:value-type="float">
            <text:p>66.55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99.0713" calcext:value-type="float">
            <text:p>99.0713</text:p>
          </table:table-cell>
          <table:table-cell office:value-type="float" office:value="96.5152" calcext:value-type="float">
            <text:p>96.5152</text:p>
          </table:table-cell>
          <table:table-cell office:value-type="float" office:value="94.958" calcext:value-type="float">
            <text:p>94.958</text:p>
          </table:table-cell>
          <table:table-cell office:value-type="float" office:value="95.0622" calcext:value-type="float">
            <text:p>95.0622</text:p>
          </table:table-cell>
          <table:table-cell office:value-type="float" office:value="95.5008" calcext:value-type="float">
            <text:p>95.500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29.746" calcext:value-type="float">
            <text:p>129.746</text:p>
          </table:table-cell>
          <table:table-cell office:value-type="float" office:value="128.552" calcext:value-type="float">
            <text:p>128.552</text:p>
          </table:table-cell>
          <table:table-cell office:value-type="float" office:value="127.398" calcext:value-type="float">
            <text:p>127.398</text:p>
          </table:table-cell>
          <table:table-cell office:value-type="float" office:value="128.153" calcext:value-type="float">
            <text:p>128.153</text:p>
          </table:table-cell>
          <table:table-cell office:value-type="float" office:value="129.435" calcext:value-type="float">
            <text:p>129.4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7.697" calcext:value-type="float">
            <text:p>157.697</text:p>
          </table:table-cell>
          <table:table-cell office:value-type="float" office:value="157.929" calcext:value-type="float">
            <text:p>157.929</text:p>
          </table:table-cell>
          <table:table-cell office:value-type="float" office:value="158.898" calcext:value-type="float">
            <text:p>158.898</text:p>
          </table:table-cell>
          <table:table-cell office:value-type="float" office:value="156.434" calcext:value-type="float">
            <text:p>156.434</text:p>
          </table:table-cell>
          <table:table-cell office:value-type="float" office:value="159.279" calcext:value-type="float">
            <text:p>159.27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88.105" calcext:value-type="float">
            <text:p>188.105</text:p>
          </table:table-cell>
          <table:table-cell office:value-type="float" office:value="187.425" calcext:value-type="float">
            <text:p>187.425</text:p>
          </table:table-cell>
          <table:table-cell office:value-type="float" office:value="187.931" calcext:value-type="float">
            <text:p>187.931</text:p>
          </table:table-cell>
          <table:table-cell office:value-type="float" office:value="188.136" calcext:value-type="float">
            <text:p>188.136</text:p>
          </table:table-cell>
          <table:table-cell office:value-type="float" office:value="191.374" calcext:value-type="float">
            <text:p>191.37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216.155" calcext:value-type="float">
            <text:p>216.155</text:p>
          </table:table-cell>
          <table:table-cell office:value-type="float" office:value="216.389" calcext:value-type="float">
            <text:p>216.389</text:p>
          </table:table-cell>
          <table:table-cell office:value-type="float" office:value="215.239" calcext:value-type="float">
            <text:p>215.239</text:p>
          </table:table-cell>
          <table:table-cell office:value-type="float" office:value="217.065" calcext:value-type="float">
            <text:p>217.065</text:p>
          </table:table-cell>
          <table:table-cell office:value-type="float" office:value="214.824" calcext:value-type="float">
            <text:p>214.82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244.973" calcext:value-type="float">
            <text:p>244.973</text:p>
          </table:table-cell>
          <table:table-cell office:value-type="float" office:value="244.874" calcext:value-type="float">
            <text:p>244.874</text:p>
          </table:table-cell>
          <table:table-cell office:value-type="float" office:value="244.408" calcext:value-type="float">
            <text:p>244.408</text:p>
          </table:table-cell>
          <table:table-cell office:value-type="float" office:value="245.267" calcext:value-type="float">
            <text:p>245.267</text:p>
          </table:table-cell>
          <table:table-cell office:value-type="float" office:value="245.682" calcext:value-type="float">
            <text:p>245.68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75.585" calcext:value-type="float">
            <text:p>275.585</text:p>
          </table:table-cell>
          <table:table-cell office:value-type="float" office:value="275.577" calcext:value-type="float">
            <text:p>275.577</text:p>
          </table:table-cell>
          <table:table-cell office:value-type="float" office:value="274.352" calcext:value-type="float">
            <text:p>274.352</text:p>
          </table:table-cell>
          <table:table-cell office:value-type="float" office:value="274.254" calcext:value-type="float">
            <text:p>274.254</text:p>
          </table:table-cell>
          <table:table-cell office:value-type="float" office:value="273.993" calcext:value-type="float">
            <text:p>273.993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258.53" calcext:value-type="float">
            <text:p>1258.53</text:p>
          </table:table-cell>
          <table:table-cell office:value-type="float" office:value="1255.89" calcext:value-type="float">
            <text:p>1255.89</text:p>
          </table:table-cell>
          <table:table-cell office:value-type="float" office:value="1262.36" calcext:value-type="float">
            <text:p>1262.36</text:p>
          </table:table-cell>
          <table:table-cell office:value-type="float" office:value="1274.15" calcext:value-type="float">
            <text:p>1274.15</text:p>
          </table:table-cell>
          <table:table-cell office:value-type="float" office:value="1260.43" calcext:value-type="float">
            <text:p>1260.4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1612.31" calcext:value-type="float">
            <text:p>1612.31</text:p>
          </table:table-cell>
          <table:table-cell office:value-type="float" office:value="1604.31" calcext:value-type="float">
            <text:p>1604.31</text:p>
          </table:table-cell>
          <table:table-cell office:value-type="float" office:value="1601.01" calcext:value-type="float">
            <text:p>1601.01</text:p>
          </table:table-cell>
          <table:table-cell office:value-type="float" office:value="1596.14" calcext:value-type="float">
            <text:p>1596.14</text:p>
          </table:table-cell>
          <table:table-cell office:value-type="float" office:value="1591.91" calcext:value-type="float">
            <text:p>1591.9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1796.61" calcext:value-type="float">
            <text:p>1796.61</text:p>
          </table:table-cell>
          <table:table-cell office:value-type="float" office:value="1804.98" calcext:value-type="float">
            <text:p>1804.98</text:p>
          </table:table-cell>
          <table:table-cell office:value-type="float" office:value="1813.37" calcext:value-type="float">
            <text:p>1813.37</text:p>
          </table:table-cell>
          <table:table-cell office:value-type="float" office:value="1788.47" calcext:value-type="float">
            <text:p>1788.47</text:p>
          </table:table-cell>
          <table:table-cell office:value-type="float" office:value="1799.88" calcext:value-type="float">
            <text:p>1799.8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2012.55" calcext:value-type="float">
            <text:p>2012.55</text:p>
          </table:table-cell>
          <table:table-cell office:value-type="float" office:value="2018.77" calcext:value-type="float">
            <text:p>2018.77</text:p>
          </table:table-cell>
          <table:table-cell office:value-type="float" office:value="2011.17" calcext:value-type="float">
            <text:p>2011.17</text:p>
          </table:table-cell>
          <table:table-cell office:value-type="float" office:value="2009.53" calcext:value-type="float">
            <text:p>2009.53</text:p>
          </table:table-cell>
          <table:table-cell office:value-type="float" office:value="2007.27" calcext:value-type="float">
            <text:p>2007.2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3057.53" calcext:value-type="float">
            <text:p>3057.53</text:p>
          </table:table-cell>
          <table:table-cell office:value-type="float" office:value="2967.44" calcext:value-type="float">
            <text:p>2967.44</text:p>
          </table:table-cell>
          <table:table-cell office:value-type="float" office:value="3044.61" calcext:value-type="float">
            <text:p>3044.61</text:p>
          </table:table-cell>
          <table:table-cell office:value-type="float" office:value="3061.63" calcext:value-type="float">
            <text:p>3061.63</text:p>
          </table:table-cell>
          <table:table-cell office:value-type="float" office:value="3051.37" calcext:value-type="float">
            <text:p>3051.3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3879.05" calcext:value-type="float">
            <text:p>3879.05</text:p>
          </table:table-cell>
          <table:table-cell office:value-type="float" office:value="3890.93" calcext:value-type="float">
            <text:p>3890.93</text:p>
          </table:table-cell>
          <table:table-cell office:value-type="float" office:value="3910.34" calcext:value-type="float">
            <text:p>3910.34</text:p>
          </table:table-cell>
          <table:table-cell office:value-type="float" office:value="3907.94" calcext:value-type="float">
            <text:p>3907.94</text:p>
          </table:table-cell>
          <table:table-cell office:value-type="float" office:value="3893.99" calcext:value-type="float">
            <text:p>3893.9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4234.75" calcext:value-type="float">
            <text:p>4234.75</text:p>
          </table:table-cell>
          <table:table-cell office:value-type="float" office:value="4233.2" calcext:value-type="float">
            <text:p>4233.2</text:p>
          </table:table-cell>
          <table:table-cell office:value-type="float" office:value="4229.35" calcext:value-type="float">
            <text:p>4229.35</text:p>
          </table:table-cell>
          <table:table-cell office:value-type="float" office:value="4215.38" calcext:value-type="float">
            <text:p>4215.38</text:p>
          </table:table-cell>
          <table:table-cell office:value-type="float" office:value="4210.48" calcext:value-type="float">
            <text:p>4210.4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4534.54" calcext:value-type="float">
            <text:p>4534.54</text:p>
          </table:table-cell>
          <table:table-cell office:value-type="float" office:value="4552.29" calcext:value-type="float">
            <text:p>4552.29</text:p>
          </table:table-cell>
          <table:table-cell office:value-type="float" office:value="4560.44" calcext:value-type="float">
            <text:p>4560.44</text:p>
          </table:table-cell>
          <table:table-cell office:value-type="float" office:value="4561.38" calcext:value-type="float">
            <text:p>4561.38</text:p>
          </table:table-cell>
          <table:table-cell office:value-type="float" office:value="4534.85" calcext:value-type="float">
            <text:p>4534.8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4884.17" calcext:value-type="float">
            <text:p>4884.17</text:p>
          </table:table-cell>
          <table:table-cell office:value-type="float" office:value="4870.72" calcext:value-type="float">
            <text:p>4870.72</text:p>
          </table:table-cell>
          <table:table-cell office:value-type="float" office:value="4565.16" calcext:value-type="float">
            <text:p>4565.16</text:p>
          </table:table-cell>
          <table:table-cell office:value-type="float" office:value="4847.29" calcext:value-type="float">
            <text:p>4847.29</text:p>
          </table:table-cell>
          <table:table-cell office:value-type="float" office:value="4887.87" calcext:value-type="float">
            <text:p>4887.8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5163.35" calcext:value-type="float">
            <text:p>5163.35</text:p>
          </table:table-cell>
          <table:table-cell office:value-type="float" office:value="5187.38" calcext:value-type="float">
            <text:p>5187.38</text:p>
          </table:table-cell>
          <table:table-cell office:value-type="float" office:value="5202.02" calcext:value-type="float">
            <text:p>5202.02</text:p>
          </table:table-cell>
          <table:table-cell office:value-type="float" office:value="5208.17" calcext:value-type="float">
            <text:p>5208.17</text:p>
          </table:table-cell>
          <table:table-cell office:value-type="float" office:value="5199.52" calcext:value-type="float">
            <text:p>5199.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457.94" calcext:value-type="float">
            <text:p>5457.94</text:p>
          </table:table-cell>
          <table:table-cell office:value-type="float" office:value="5549.27" calcext:value-type="float">
            <text:p>5549.27</text:p>
          </table:table-cell>
          <table:table-cell office:value-type="float" office:value="5521.14" calcext:value-type="float">
            <text:p>5521.14</text:p>
          </table:table-cell>
          <table:table-cell office:value-type="float" office:value="5537.04" calcext:value-type="float">
            <text:p>5537.04</text:p>
          </table:table-cell>
          <table:table-cell office:value-type="float" office:value="5507.75" calcext:value-type="float">
            <text:p>5507.75</text:p>
          </table:table-cell>
        </table:table-row>
      </table:table>
      <table:table table:name="nw" table:style-name="ta1">
        <table:table-column table:style-name="co2" table:number-columns-repeated="7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.13402" calcext:value-type="float">
            <text:p>4.13402</text:p>
          </table:table-cell>
          <table:table-cell office:value-type="float" office:value="3.992" calcext:value-type="float">
            <text:p>3.992</text:p>
          </table:table-cell>
          <table:table-cell office:value-type="float" office:value="3.94592" calcext:value-type="float">
            <text:p>3.94592</text:p>
          </table:table-cell>
          <table:table-cell office:value-type="float" office:value="4.0329" calcext:value-type="float">
            <text:p>4.0329</text:p>
          </table:table-cell>
          <table:table-cell office:value-type="float" office:value="3.92637" calcext:value-type="float">
            <text:p>3.926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7.68614" calcext:value-type="float">
            <text:p>7.68614</text:p>
          </table:table-cell>
          <table:table-cell office:value-type="float" office:value="6.9872" calcext:value-type="float">
            <text:p>6.9872</text:p>
          </table:table-cell>
          <table:table-cell office:value-type="float" office:value="7.71072" calcext:value-type="float">
            <text:p>7.71072</text:p>
          </table:table-cell>
          <table:table-cell office:value-type="float" office:value="6.95629" calcext:value-type="float">
            <text:p>6.95629</text:p>
          </table:table-cell>
          <table:table-cell office:value-type="float" office:value="6.87514" calcext:value-type="float">
            <text:p>6.875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.8342" calcext:value-type="float">
            <text:p>11.8342</text:p>
          </table:table-cell>
          <table:table-cell office:value-type="float" office:value="11.8784" calcext:value-type="float">
            <text:p>11.8784</text:p>
          </table:table-cell>
          <table:table-cell office:value-type="float" office:value="10.4243" calcext:value-type="float">
            <text:p>10.4243</text:p>
          </table:table-cell>
          <table:table-cell office:value-type="float" office:value="10.9469" calcext:value-type="float">
            <text:p>10.9469</text:p>
          </table:table-cell>
          <table:table-cell office:value-type="float" office:value="11.171" calcext:value-type="float">
            <text:p>11.17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3.4239" calcext:value-type="float">
            <text:p>13.4239</text:p>
          </table:table-cell>
          <table:table-cell office:value-type="float" office:value="14.2777" calcext:value-type="float">
            <text:p>14.2777</text:p>
          </table:table-cell>
          <table:table-cell office:value-type="float" office:value="14.2122" calcext:value-type="float">
            <text:p>14.2122</text:p>
          </table:table-cell>
          <table:table-cell office:value-type="float" office:value="13.7339" calcext:value-type="float">
            <text:p>13.7339</text:p>
          </table:table-cell>
          <table:table-cell office:value-type="float" office:value="14.0856" calcext:value-type="float">
            <text:p>14.08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.8801" calcext:value-type="float">
            <text:p>15.8801</text:p>
          </table:table-cell>
          <table:table-cell office:value-type="float" office:value="16.8339" calcext:value-type="float">
            <text:p>16.8339</text:p>
          </table:table-cell>
          <table:table-cell office:value-type="float" office:value="16.9308" calcext:value-type="float">
            <text:p>16.9308</text:p>
          </table:table-cell>
          <table:table-cell office:value-type="float" office:value="16.9961" calcext:value-type="float">
            <text:p>16.9961</text:p>
          </table:table-cell>
          <table:table-cell office:value-type="float" office:value="16.1055" calcext:value-type="float">
            <text:p>16.10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.1092" calcext:value-type="float">
            <text:p>20.1092</text:p>
          </table:table-cell>
          <table:table-cell office:value-type="float" office:value="19.201" calcext:value-type="float">
            <text:p>19.201</text:p>
          </table:table-cell>
          <table:table-cell office:value-type="float" office:value="18.8441" calcext:value-type="float">
            <text:p>18.8441</text:p>
          </table:table-cell>
          <table:table-cell office:value-type="float" office:value="18.7559" calcext:value-type="float">
            <text:p>18.7559</text:p>
          </table:table-cell>
          <table:table-cell office:value-type="float" office:value="18.3139" calcext:value-type="float">
            <text:p>18.31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3.2584" calcext:value-type="float">
            <text:p>23.2584</text:p>
          </table:table-cell>
          <table:table-cell office:value-type="float" office:value="22.6543" calcext:value-type="float">
            <text:p>22.6543</text:p>
          </table:table-cell>
          <table:table-cell office:value-type="float" office:value="21.1809" calcext:value-type="float">
            <text:p>21.1809</text:p>
          </table:table-cell>
          <table:table-cell office:value-type="float" office:value="21.6091" calcext:value-type="float">
            <text:p>21.6091</text:p>
          </table:table-cell>
          <table:table-cell office:value-type="float" office:value="20.9391" calcext:value-type="float">
            <text:p>20.93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3.5374" calcext:value-type="float">
            <text:p>23.5374</text:p>
          </table:table-cell>
          <table:table-cell office:value-type="float" office:value="27.562" calcext:value-type="float">
            <text:p>27.562</text:p>
          </table:table-cell>
          <table:table-cell office:value-type="float" office:value="24.4408" calcext:value-type="float">
            <text:p>24.4408</text:p>
          </table:table-cell>
          <table:table-cell office:value-type="float" office:value="24.0909" calcext:value-type="float">
            <text:p>24.0909</text:p>
          </table:table-cell>
          <table:table-cell office:value-type="float" office:value="23.6073" calcext:value-type="float">
            <text:p>23.607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6.4848" calcext:value-type="float">
            <text:p>26.4848</text:p>
          </table:table-cell>
          <table:table-cell office:value-type="float" office:value="27.9491" calcext:value-type="float">
            <text:p>27.9491</text:p>
          </table:table-cell>
          <table:table-cell office:value-type="float" office:value="30.1877" calcext:value-type="float">
            <text:p>30.1877</text:p>
          </table:table-cell>
          <table:table-cell office:value-type="float" office:value="25.8977" calcext:value-type="float">
            <text:p>25.8977</text:p>
          </table:table-cell>
          <table:table-cell office:value-type="float" office:value="25.672" calcext:value-type="float">
            <text:p>25.672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288.48" calcext:value-type="float">
            <text:p>288.48</text:p>
          </table:table-cell>
          <table:table-cell office:value-type="float" office:value="339.394" calcext:value-type="float">
            <text:p>339.394</text:p>
          </table:table-cell>
          <table:table-cell office:value-type="float" office:value="375.872" calcext:value-type="float">
            <text:p>375.872</text:p>
          </table:table-cell>
          <table:table-cell office:value-type="float" office:value="56.641" calcext:value-type="float">
            <text:p>56.641</text:p>
          </table:table-cell>
          <table:table-cell office:value-type="float" office:value="56.9292" calcext:value-type="float">
            <text:p>56.929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391.94" calcext:value-type="float">
            <text:p>1391.94</text:p>
          </table:table-cell>
          <table:table-cell office:value-type="float" office:value="1257.58" calcext:value-type="float">
            <text:p>1257.58</text:p>
          </table:table-cell>
          <table:table-cell office:value-type="float" office:value="1261.89" calcext:value-type="float">
            <text:p>1261.89</text:p>
          </table:table-cell>
          <table:table-cell office:value-type="float" office:value="1171.57" calcext:value-type="float">
            <text:p>1171.57</text:p>
          </table:table-cell>
          <table:table-cell office:value-type="float" office:value="819.247" calcext:value-type="float">
            <text:p>819.24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884.31" calcext:value-type="float">
            <text:p>1884.31</text:p>
          </table:table-cell>
          <table:table-cell office:value-type="float" office:value="2016.2" calcext:value-type="float">
            <text:p>2016.2</text:p>
          </table:table-cell>
          <table:table-cell office:value-type="float" office:value="1898.26" calcext:value-type="float">
            <text:p>1898.26</text:p>
          </table:table-cell>
          <table:table-cell office:value-type="float" office:value="1725.02" calcext:value-type="float">
            <text:p>1725.02</text:p>
          </table:table-cell>
          <table:table-cell office:value-type="float" office:value="2019.31" calcext:value-type="float">
            <text:p>2019.3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2567.13" calcext:value-type="float">
            <text:p>2567.13</text:p>
          </table:table-cell>
          <table:table-cell office:value-type="float" office:value="2593" calcext:value-type="float">
            <text:p>2593</text:p>
          </table:table-cell>
          <table:table-cell office:value-type="float" office:value="2771.12" calcext:value-type="float">
            <text:p>2771.12</text:p>
          </table:table-cell>
          <table:table-cell office:value-type="float" office:value="2810.07" calcext:value-type="float">
            <text:p>2810.07</text:p>
          </table:table-cell>
          <table:table-cell office:value-type="float" office:value="2816.23" calcext:value-type="float">
            <text:p>2816.2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011.21" calcext:value-type="float">
            <text:p>3011.21</text:p>
          </table:table-cell>
          <table:table-cell office:value-type="float" office:value="3183.1" calcext:value-type="float">
            <text:p>3183.1</text:p>
          </table:table-cell>
          <table:table-cell office:value-type="float" office:value="3575.27" calcext:value-type="float">
            <text:p>3575.27</text:p>
          </table:table-cell>
          <table:table-cell office:value-type="float" office:value="3430.84" calcext:value-type="float">
            <text:p>3430.84</text:p>
          </table:table-cell>
          <table:table-cell office:value-type="float" office:value="3471.9" calcext:value-type="float">
            <text:p>3471.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5257.69" calcext:value-type="float">
            <text:p>5257.69</text:p>
          </table:table-cell>
          <table:table-cell office:value-type="float" office:value="3858.18" calcext:value-type="float">
            <text:p>3858.18</text:p>
          </table:table-cell>
          <table:table-cell office:value-type="float" office:value="4640.5" calcext:value-type="float">
            <text:p>4640.5</text:p>
          </table:table-cell>
          <table:table-cell office:value-type="float" office:value="5143.46" calcext:value-type="float">
            <text:p>5143.46</text:p>
          </table:table-cell>
          <table:table-cell office:value-type="float" office:value="5757.5" calcext:value-type="float">
            <text:p>5757.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8108.16" calcext:value-type="float">
            <text:p>8108.16</text:p>
          </table:table-cell>
          <table:table-cell office:value-type="float" office:value="7859" calcext:value-type="float">
            <text:p>7859</text:p>
          </table:table-cell>
          <table:table-cell office:value-type="float" office:value="8822.04" calcext:value-type="float">
            <text:p>8822.04</text:p>
          </table:table-cell>
          <table:table-cell office:value-type="float" office:value="6071.85" calcext:value-type="float">
            <text:p>6071.85</text:p>
          </table:table-cell>
          <table:table-cell office:value-type="float" office:value="5754.85" calcext:value-type="float">
            <text:p>5754.8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7865.65" calcext:value-type="float">
            <text:p>7865.65</text:p>
          </table:table-cell>
          <table:table-cell office:value-type="float" office:value="9229.09" calcext:value-type="float">
            <text:p>9229.09</text:p>
          </table:table-cell>
          <table:table-cell office:value-type="float" office:value="10546.2" calcext:value-type="float">
            <text:p>10546.2</text:p>
          </table:table-cell>
          <table:table-cell office:value-type="float" office:value="11067.2" calcext:value-type="float">
            <text:p>11067.2</text:p>
          </table:table-cell>
          <table:table-cell office:value-type="float" office:value="10860.5" calcext:value-type="float">
            <text:p>10860.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3263.7" calcext:value-type="float">
            <text:p>13263.7</text:p>
          </table:table-cell>
          <table:table-cell office:value-type="float" office:value="14505.2" calcext:value-type="float">
            <text:p>14505.2</text:p>
          </table:table-cell>
          <table:table-cell office:value-type="float" office:value="15074.5" calcext:value-type="float">
            <text:p>15074.5</text:p>
          </table:table-cell>
          <table:table-cell office:value-type="float" office:value="10610.1" calcext:value-type="float">
            <text:p>10610.1</text:p>
          </table:table-cell>
          <table:table-cell office:value-type="float" office:value="10022" calcext:value-type="float">
            <text:p>1002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17824.7" calcext:value-type="float">
            <text:p>17824.7</text:p>
          </table:table-cell>
          <table:table-cell office:value-type="float" office:value="17597.6" calcext:value-type="float">
            <text:p>17597.6</text:p>
          </table:table-cell>
          <table:table-cell office:value-type="float" office:value="18420.8" calcext:value-type="float">
            <text:p>18420.8</text:p>
          </table:table-cell>
          <table:table-cell office:value-type="float" office:value="16607.6" calcext:value-type="float">
            <text:p>16607.6</text:p>
          </table:table-cell>
          <table:table-cell office:value-type="float" office:value="16475.8" calcext:value-type="float">
            <text:p>16475.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2954" calcext:value-type="float">
            <text:p>22954</text:p>
          </table:table-cell>
          <table:table-cell office:value-type="float" office:value="20063.9" calcext:value-type="float">
            <text:p>20063.9</text:p>
          </table:table-cell>
          <table:table-cell office:value-type="float" office:value="22043.4" calcext:value-type="float">
            <text:p>22043.4</text:p>
          </table:table-cell>
          <table:table-cell office:value-type="float" office:value="20239.4" calcext:value-type="float">
            <text:p>20239.4</text:p>
          </table:table-cell>
          <table:table-cell office:value-type="float" office:value="16517.2" calcext:value-type="float">
            <text:p>16517.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9.5292" calcext:value-type="float">
            <text:p>29.5292</text:p>
          </table:table-cell>
          <table:table-cell office:value-type="float" office:value="29.3584" calcext:value-type="float">
            <text:p>29.3584</text:p>
          </table:table-cell>
          <table:table-cell office:value-type="float" office:value="29.4188" calcext:value-type="float">
            <text:p>29.4188</text:p>
          </table:table-cell>
          <table:table-cell office:value-type="float" office:value="29.3512" calcext:value-type="float">
            <text:p>29.3512</text:p>
          </table:table-cell>
          <table:table-cell office:value-type="float" office:value="29.3581" calcext:value-type="float">
            <text:p>29.358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54.3909" calcext:value-type="float">
            <text:p>54.3909</text:p>
          </table:table-cell>
          <table:table-cell office:value-type="float" office:value="54.5537" calcext:value-type="float">
            <text:p>54.5537</text:p>
          </table:table-cell>
          <table:table-cell office:value-type="float" office:value="60.3771" calcext:value-type="float">
            <text:p>60.3771</text:p>
          </table:table-cell>
          <table:table-cell office:value-type="float" office:value="60.9142" calcext:value-type="float">
            <text:p>60.9142</text:p>
          </table:table-cell>
          <table:table-cell office:value-type="float" office:value="54.9091" calcext:value-type="float">
            <text:p>54.909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81.2851" calcext:value-type="float">
            <text:p>81.2851</text:p>
          </table:table-cell>
          <table:table-cell office:value-type="float" office:value="79.0701" calcext:value-type="float">
            <text:p>79.0701</text:p>
          </table:table-cell>
          <table:table-cell office:value-type="float" office:value="78.3852" calcext:value-type="float">
            <text:p>78.3852</text:p>
          </table:table-cell>
          <table:table-cell office:value-type="float" office:value="78.4174" calcext:value-type="float">
            <text:p>78.4174</text:p>
          </table:table-cell>
          <table:table-cell office:value-type="float" office:value="76.8514" calcext:value-type="float">
            <text:p>76.851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03.684" calcext:value-type="float">
            <text:p>103.684</text:p>
          </table:table-cell>
          <table:table-cell office:value-type="float" office:value="102.5" calcext:value-type="float">
            <text:p>102.5</text:p>
          </table:table-cell>
          <table:table-cell office:value-type="float" office:value="101.084" calcext:value-type="float">
            <text:p>101.084</text:p>
          </table:table-cell>
          <table:table-cell office:value-type="float" office:value="103.928" calcext:value-type="float">
            <text:p>103.928</text:p>
          </table:table-cell>
          <table:table-cell office:value-type="float" office:value="103.391" calcext:value-type="float">
            <text:p>103.39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24.054" calcext:value-type="float">
            <text:p>124.054</text:p>
          </table:table-cell>
          <table:table-cell office:value-type="float" office:value="124.135" calcext:value-type="float">
            <text:p>124.135</text:p>
          </table:table-cell>
          <table:table-cell office:value-type="float" office:value="124.59" calcext:value-type="float">
            <text:p>124.59</text:p>
          </table:table-cell>
          <table:table-cell office:value-type="float" office:value="123.508" calcext:value-type="float">
            <text:p>123.508</text:p>
          </table:table-cell>
          <table:table-cell office:value-type="float" office:value="123.348" calcext:value-type="float">
            <text:p>123.34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46.858" calcext:value-type="float">
            <text:p>146.858</text:p>
          </table:table-cell>
          <table:table-cell office:value-type="float" office:value="146.981" calcext:value-type="float">
            <text:p>146.981</text:p>
          </table:table-cell>
          <table:table-cell office:value-type="float" office:value="148.251" calcext:value-type="float">
            <text:p>148.251</text:p>
          </table:table-cell>
          <table:table-cell office:value-type="float" office:value="147.343" calcext:value-type="float">
            <text:p>147.343</text:p>
          </table:table-cell>
          <table:table-cell office:value-type="float" office:value="146.649" calcext:value-type="float">
            <text:p>146.64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69.835" calcext:value-type="float">
            <text:p>169.835</text:p>
          </table:table-cell>
          <table:table-cell office:value-type="float" office:value="174.461" calcext:value-type="float">
            <text:p>174.461</text:p>
          </table:table-cell>
          <table:table-cell office:value-type="float" office:value="169.901" calcext:value-type="float">
            <text:p>169.901</text:p>
          </table:table-cell>
          <table:table-cell office:value-type="float" office:value="168.958" calcext:value-type="float">
            <text:p>168.95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90.799" calcext:value-type="float">
            <text:p>190.799</text:p>
          </table:table-cell>
          <table:table-cell office:value-type="float" office:value="197.081" calcext:value-type="float">
            <text:p>197.081</text:p>
          </table:table-cell>
          <table:table-cell office:value-type="float" office:value="200.778" calcext:value-type="float">
            <text:p>200.778</text:p>
          </table:table-cell>
          <table:table-cell office:value-type="float" office:value="191.142" calcext:value-type="float">
            <text:p>191.142</text:p>
          </table:table-cell>
          <table:table-cell office:value-type="float" office:value="196.499" calcext:value-type="float">
            <text:p>196.49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13.975" calcext:value-type="float">
            <text:p>213.975</text:p>
          </table:table-cell>
          <table:table-cell office:value-type="float" office:value="217.534" calcext:value-type="float">
            <text:p>217.534</text:p>
          </table:table-cell>
          <table:table-cell office:value-type="float" office:value="218.926" calcext:value-type="float">
            <text:p>218.926</text:p>
          </table:table-cell>
          <table:table-cell office:value-type="float" office:value="210.567" calcext:value-type="float">
            <text:p>210.567</text:p>
          </table:table-cell>
          <table:table-cell office:value-type="float" office:value="218.792" calcext:value-type="float">
            <text:p>218.792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491.851" calcext:value-type="float">
            <text:p>491.851</text:p>
          </table:table-cell>
          <table:table-cell office:value-type="float" office:value="515.674" calcext:value-type="float">
            <text:p>515.674</text:p>
          </table:table-cell>
          <table:table-cell office:value-type="float" office:value="516.468" calcext:value-type="float">
            <text:p>516.468</text:p>
          </table:table-cell>
          <table:table-cell office:value-type="float" office:value="488.431" calcext:value-type="float">
            <text:p>488.431</text:p>
          </table:table-cell>
          <table:table-cell office:value-type="float" office:value="241.267" calcext:value-type="float">
            <text:p>241.26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27052.6" calcext:value-type="float">
            <text:p>27052.6</text:p>
          </table:table-cell>
          <table:table-cell office:value-type="float" office:value="15513.3" calcext:value-type="float">
            <text:p>15513.3</text:p>
          </table:table-cell>
          <table:table-cell office:value-type="float" office:value="16092" calcext:value-type="float">
            <text:p>16092</text:p>
          </table:table-cell>
          <table:table-cell office:value-type="float" office:value="15978.2" calcext:value-type="float">
            <text:p>15978.2</text:p>
          </table:table-cell>
          <table:table-cell office:value-type="float" office:value="15974.4" calcext:value-type="float">
            <text:p>15974.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4411.2" calcext:value-type="float">
            <text:p>44411.2</text:p>
          </table:table-cell>
          <table:table-cell office:value-type="float" office:value="43048" calcext:value-type="float">
            <text:p>43048</text:p>
          </table:table-cell>
          <table:table-cell office:value-type="float" office:value="43368.7" calcext:value-type="float">
            <text:p>43368.7</text:p>
          </table:table-cell>
          <table:table-cell office:value-type="float" office:value="43631.5" calcext:value-type="float">
            <text:p>43631.5</text:p>
          </table:table-cell>
          <table:table-cell office:value-type="float" office:value="41321.8" calcext:value-type="float">
            <text:p>41321.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64327.6" calcext:value-type="float">
            <text:p>64327.6</text:p>
          </table:table-cell>
          <table:table-cell office:value-type="float" office:value="58690" calcext:value-type="float">
            <text:p>58690</text:p>
          </table:table-cell>
          <table:table-cell office:value-type="float" office:value="62555.4" calcext:value-type="float">
            <text:p>62555.4</text:p>
          </table:table-cell>
          <table:table-cell office:value-type="float" office:value="63501.9" calcext:value-type="float">
            <text:p>63501.9</text:p>
          </table:table-cell>
          <table:table-cell office:value-type="float" office:value="63718.1" calcext:value-type="float">
            <text:p>63718.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85979.6" calcext:value-type="float">
            <text:p>85979.6</text:p>
          </table:table-cell>
          <table:table-cell office:value-type="float" office:value="86311.9" calcext:value-type="float">
            <text:p>86311.9</text:p>
          </table:table-cell>
          <table:table-cell office:value-type="float" office:value="86920.6" calcext:value-type="float">
            <text:p>86920.6</text:p>
          </table:table-cell>
          <table:table-cell office:value-type="float" office:value="87371.4" calcext:value-type="float">
            <text:p>87371.4</text:p>
          </table:table-cell>
          <table:table-cell office:value-type="float" office:value="87091.7" calcext:value-type="float">
            <text:p>87091.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09295" calcext:value-type="float">
            <text:p>109295</text:p>
          </table:table-cell>
          <table:table-cell office:value-type="float" office:value="108101" calcext:value-type="float">
            <text:p>108101</text:p>
          </table:table-cell>
          <table:table-cell office:value-type="float" office:value="107819" calcext:value-type="float">
            <text:p>107819</text:p>
          </table:table-cell>
          <table:table-cell office:value-type="float" office:value="106359" calcext:value-type="float">
            <text:p>106359</text:p>
          </table:table-cell>
          <table:table-cell office:value-type="float" office:value="108214" calcext:value-type="float">
            <text:p>10821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147375" calcext:value-type="float">
            <text:p>147375</text:p>
          </table:table-cell>
          <table:table-cell office:value-type="float" office:value="147256" calcext:value-type="float">
            <text:p>147256</text:p>
          </table:table-cell>
          <table:table-cell office:value-type="float" office:value="148953" calcext:value-type="float">
            <text:p>148953</text:p>
          </table:table-cell>
          <table:table-cell office:value-type="float" office:value="148682" calcext:value-type="float">
            <text:p>148682</text:p>
          </table:table-cell>
          <table:table-cell office:value-type="float" office:value="146890" calcext:value-type="float">
            <text:p>14689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173713" calcext:value-type="float">
            <text:p>173713</text:p>
          </table:table-cell>
          <table:table-cell office:value-type="float" office:value="174768" calcext:value-type="float">
            <text:p>174768</text:p>
          </table:table-cell>
          <table:table-cell office:value-type="float" office:value="174226" calcext:value-type="float">
            <text:p>174226</text:p>
          </table:table-cell>
          <table:table-cell office:value-type="float" office:value="176405" calcext:value-type="float">
            <text:p>176405</text:p>
          </table:table-cell>
          <table:table-cell office:value-type="float" office:value="175619" calcext:value-type="float">
            <text:p>17561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205947" calcext:value-type="float">
            <text:p>205947</text:p>
          </table:table-cell>
          <table:table-cell office:value-type="float" office:value="205850" calcext:value-type="float">
            <text:p>205850</text:p>
          </table:table-cell>
          <table:table-cell office:value-type="float" office:value="207069" calcext:value-type="float">
            <text:p>207069</text:p>
          </table:table-cell>
          <table:table-cell office:value-type="float" office:value="207842" calcext:value-type="float">
            <text:p>207842</text:p>
          </table:table-cell>
          <table:table-cell office:value-type="float" office:value="209510" calcext:value-type="float">
            <text:p>20951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236195" calcext:value-type="float">
            <text:p>236195</text:p>
          </table:table-cell>
          <table:table-cell office:value-type="float" office:value="239533" calcext:value-type="float">
            <text:p>239533</text:p>
          </table:table-cell>
          <table:table-cell office:value-type="float" office:value="239287" calcext:value-type="float">
            <text:p>239287</text:p>
          </table:table-cell>
          <table:table-cell office:value-type="float" office:value="240045" calcext:value-type="float">
            <text:p>240045</text:p>
          </table:table-cell>
          <table:table-cell office:value-type="float" office:value="236967" calcext:value-type="float">
            <text:p>23696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49878" calcext:value-type="float">
            <text:p>249878</text:p>
          </table:table-cell>
          <table:table-cell office:value-type="float" office:value="276502" calcext:value-type="float">
            <text:p>276502</text:p>
          </table:table-cell>
          <table:table-cell office:value-type="float" office:value="277888" calcext:value-type="float">
            <text:p>277888</text:p>
          </table:table-cell>
          <table:table-cell office:value-type="float" office:value="284467" calcext:value-type="float">
            <text:p>284467</text:p>
          </table:table-cell>
          <table:table-cell office:value-type="float" office:value="279916" calcext:value-type="float">
            <text:p>279916</text:p>
          </table:table-cell>
        </table:table-row>
      </table:table>
      <table:table table:name="ra" table:style-name="ta1">
        <table:table-column table:style-name="co2" table:number-columns-repeated="7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.49014" calcext:value-type="float">
            <text:p>2.49014</text:p>
          </table:table-cell>
          <table:table-cell office:value-type="float" office:value="2.45434" calcext:value-type="float">
            <text:p>2.45434</text:p>
          </table:table-cell>
          <table:table-cell office:value-type="float" office:value="2.43914" calcext:value-type="float">
            <text:p>2.43914</text:p>
          </table:table-cell>
          <table:table-cell office:value-type="float" office:value="1.8417" calcext:value-type="float">
            <text:p>1.8417</text:p>
          </table:table-cell>
          <table:table-cell office:value-type="float" office:value="3.10656" calcext:value-type="float">
            <text:p>3.106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3.57725" calcext:value-type="float">
            <text:p>3.57725</text:p>
          </table:table-cell>
          <table:table-cell office:value-type="float" office:value="4.27584" calcext:value-type="float">
            <text:p>4.27584</text:p>
          </table:table-cell>
          <table:table-cell office:value-type="float" office:value="4.4544" calcext:value-type="float">
            <text:p>4.4544</text:p>
          </table:table-cell>
          <table:table-cell office:value-type="float" office:value="4.07277" calcext:value-type="float">
            <text:p>4.07277</text:p>
          </table:table-cell>
          <table:table-cell office:value-type="float" office:value="4.04685" calcext:value-type="float">
            <text:p>4.046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.64666" calcext:value-type="float">
            <text:p>5.64666</text:p>
          </table:table-cell>
          <table:table-cell office:value-type="float" office:value="6.36326" calcext:value-type="float">
            <text:p>6.36326</text:p>
          </table:table-cell>
          <table:table-cell office:value-type="float" office:value="5.60742" calcext:value-type="float">
            <text:p>5.60742</text:p>
          </table:table-cell>
          <table:table-cell office:value-type="float" office:value="6.46573" calcext:value-type="float">
            <text:p>6.46573</text:p>
          </table:table-cell>
          <table:table-cell office:value-type="float" office:value="5.24083" calcext:value-type="float">
            <text:p>5.240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7.44886" calcext:value-type="float">
            <text:p>7.44886</text:p>
          </table:table-cell>
          <table:table-cell office:value-type="float" office:value="7.26557" calcext:value-type="float">
            <text:p>7.26557</text:p>
          </table:table-cell>
          <table:table-cell office:value-type="float" office:value="7.73741" calcext:value-type="float">
            <text:p>7.73741</text:p>
          </table:table-cell>
          <table:table-cell office:value-type="float" office:value="8.02915" calcext:value-type="float">
            <text:p>8.02915</text:p>
          </table:table-cell>
          <table:table-cell office:value-type="float" office:value="8.0545" calcext:value-type="float">
            <text:p>8.05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9.38394" calcext:value-type="float">
            <text:p>9.38394</text:p>
          </table:table-cell>
          <table:table-cell office:value-type="float" office:value="9.92842" calcext:value-type="float">
            <text:p>9.92842</text:p>
          </table:table-cell>
          <table:table-cell office:value-type="float" office:value="9.39517" calcext:value-type="float">
            <text:p>9.39517</text:p>
          </table:table-cell>
          <table:table-cell office:value-type="float" office:value="9.71264" calcext:value-type="float">
            <text:p>9.71264</text:p>
          </table:table-cell>
          <table:table-cell office:value-type="float" office:value="9.96502" calcext:value-type="float">
            <text:p>9.965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1.1012" calcext:value-type="float">
            <text:p>11.1012</text:p>
          </table:table-cell>
          <table:table-cell office:value-type="float" office:value="11.2429" calcext:value-type="float">
            <text:p>11.2429</text:p>
          </table:table-cell>
          <table:table-cell office:value-type="float" office:value="10.876" calcext:value-type="float">
            <text:p>10.876</text:p>
          </table:table-cell>
          <table:table-cell office:value-type="float" office:value="11.264" calcext:value-type="float">
            <text:p>11.264</text:p>
          </table:table-cell>
          <table:table-cell office:value-type="float" office:value="11.3044" calcext:value-type="float">
            <text:p>11.304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.8992" calcext:value-type="float">
            <text:p>12.8992</text:p>
          </table:table-cell>
          <table:table-cell office:value-type="float" office:value="13.1998" calcext:value-type="float">
            <text:p>13.1998</text:p>
          </table:table-cell>
          <table:table-cell office:value-type="float" office:value="13.2547" calcext:value-type="float">
            <text:p>13.2547</text:p>
          </table:table-cell>
          <table:table-cell office:value-type="float" office:value="12.925" calcext:value-type="float">
            <text:p>12.925</text:p>
          </table:table-cell>
          <table:table-cell office:value-type="float" office:value="12.5221" calcext:value-type="float">
            <text:p>12.52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4.1949" calcext:value-type="float">
            <text:p>14.1949</text:p>
          </table:table-cell>
          <table:table-cell office:value-type="float" office:value="14.0349" calcext:value-type="float">
            <text:p>14.0349</text:p>
          </table:table-cell>
          <table:table-cell office:value-type="float" office:value="14.3327" calcext:value-type="float">
            <text:p>14.3327</text:p>
          </table:table-cell>
          <table:table-cell office:value-type="float" office:value="14.0144" calcext:value-type="float">
            <text:p>14.0144</text:p>
          </table:table-cell>
          <table:table-cell office:value-type="float" office:value="13.9523" calcext:value-type="float">
            <text:p>13.952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5.2364" calcext:value-type="float">
            <text:p>15.2364</text:p>
          </table:table-cell>
          <table:table-cell office:value-type="float" office:value="15.5631" calcext:value-type="float">
            <text:p>15.5631</text:p>
          </table:table-cell>
          <table:table-cell office:value-type="float" office:value="15.0133" calcext:value-type="float">
            <text:p>15.0133</text:p>
          </table:table-cell>
          <table:table-cell office:value-type="float" office:value="15.7379" calcext:value-type="float">
            <text:p>15.7379</text:p>
          </table:table-cell>
          <table:table-cell office:value-type="float" office:value="15.3337" calcext:value-type="float">
            <text:p>15.333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38.9347" calcext:value-type="float">
            <text:p>38.9347</text:p>
          </table:table-cell>
          <table:table-cell office:value-type="float" office:value="38.1957" calcext:value-type="float">
            <text:p>38.1957</text:p>
          </table:table-cell>
          <table:table-cell office:value-type="float" office:value="39.6432" calcext:value-type="float">
            <text:p>39.6432</text:p>
          </table:table-cell>
          <table:table-cell office:value-type="float" office:value="39.0602" calcext:value-type="float">
            <text:p>39.0602</text:p>
          </table:table-cell>
          <table:table-cell office:value-type="float" office:value="38.3754" calcext:value-type="float">
            <text:p>38.375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44.3886" calcext:value-type="float">
            <text:p>44.3886</text:p>
          </table:table-cell>
          <table:table-cell office:value-type="float" office:value="43.6817" calcext:value-type="float">
            <text:p>43.6817</text:p>
          </table:table-cell>
          <table:table-cell office:value-type="float" office:value="45.5775" calcext:value-type="float">
            <text:p>45.5775</text:p>
          </table:table-cell>
          <table:table-cell office:value-type="float" office:value="44.318" calcext:value-type="float">
            <text:p>44.318</text:p>
          </table:table-cell>
          <table:table-cell office:value-type="float" office:value="44.1059" calcext:value-type="float">
            <text:p>44.105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88.322" calcext:value-type="float">
            <text:p>88.322</text:p>
          </table:table-cell>
          <table:table-cell office:value-type="float" office:value="76.2422" calcext:value-type="float">
            <text:p>76.2422</text:p>
          </table:table-cell>
          <table:table-cell office:value-type="float" office:value="86.229" calcext:value-type="float">
            <text:p>86.229</text:p>
          </table:table-cell>
          <table:table-cell office:value-type="float" office:value="90.2254" calcext:value-type="float">
            <text:p>90.2254</text:p>
          </table:table-cell>
          <table:table-cell office:value-type="float" office:value="84.7882" calcext:value-type="float">
            <text:p>84.788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181.037" calcext:value-type="float">
            <text:p>181.037</text:p>
          </table:table-cell>
          <table:table-cell office:value-type="float" office:value="269.549" calcext:value-type="float">
            <text:p>269.549</text:p>
          </table:table-cell>
          <table:table-cell office:value-type="float" office:value="362.093" calcext:value-type="float">
            <text:p>362.093</text:p>
          </table:table-cell>
          <table:table-cell office:value-type="float" office:value="334.346" calcext:value-type="float">
            <text:p>334.346</text:p>
          </table:table-cell>
          <table:table-cell office:value-type="float" office:value="340.127" calcext:value-type="float">
            <text:p>340.12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263.829" calcext:value-type="float">
            <text:p>263.829</text:p>
          </table:table-cell>
          <table:table-cell office:value-type="float" office:value="460.978" calcext:value-type="float">
            <text:p>460.978</text:p>
          </table:table-cell>
          <table:table-cell office:value-type="float" office:value="265.555" calcext:value-type="float">
            <text:p>265.555</text:p>
          </table:table-cell>
          <table:table-cell office:value-type="float" office:value="481.897" calcext:value-type="float">
            <text:p>481.897</text:p>
          </table:table-cell>
          <table:table-cell office:value-type="float" office:value="502.426" calcext:value-type="float">
            <text:p>502.4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2168.21" calcext:value-type="float">
            <text:p>2168.21</text:p>
          </table:table-cell>
          <table:table-cell office:value-type="float" office:value="1211.19" calcext:value-type="float">
            <text:p>1211.19</text:p>
          </table:table-cell>
          <table:table-cell office:value-type="float" office:value="2156.71" calcext:value-type="float">
            <text:p>2156.71</text:p>
          </table:table-cell>
          <table:table-cell office:value-type="float" office:value="2254.47" calcext:value-type="float">
            <text:p>2254.47</text:p>
          </table:table-cell>
          <table:table-cell office:value-type="float" office:value="2197.16" calcext:value-type="float">
            <text:p>2197.1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581.08" calcext:value-type="float">
            <text:p>5581.08</text:p>
          </table:table-cell>
          <table:table-cell office:value-type="float" office:value="3728.01" calcext:value-type="float">
            <text:p>3728.01</text:p>
          </table:table-cell>
          <table:table-cell office:value-type="float" office:value="4713.98" calcext:value-type="float">
            <text:p>4713.98</text:p>
          </table:table-cell>
          <table:table-cell office:value-type="float" office:value="5473.43" calcext:value-type="float">
            <text:p>5473.43</text:p>
          </table:table-cell>
          <table:table-cell office:value-type="float" office:value="4767.21" calcext:value-type="float">
            <text:p>4767.2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6224.6" calcext:value-type="float">
            <text:p>6224.6</text:p>
          </table:table-cell>
          <table:table-cell office:value-type="float" office:value="9417.12" calcext:value-type="float">
            <text:p>9417.12</text:p>
          </table:table-cell>
          <table:table-cell office:value-type="float" office:value="5993.83" calcext:value-type="float">
            <text:p>5993.83</text:p>
          </table:table-cell>
          <table:table-cell office:value-type="float" office:value="6952.67" calcext:value-type="float">
            <text:p>6952.67</text:p>
          </table:table-cell>
          <table:table-cell office:value-type="float" office:value="5893.84" calcext:value-type="float">
            <text:p>5893.8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3980" calcext:value-type="float">
            <text:p>13980</text:p>
          </table:table-cell>
          <table:table-cell office:value-type="float" office:value="7437.22" calcext:value-type="float">
            <text:p>7437.22</text:p>
          </table:table-cell>
          <table:table-cell office:value-type="float" office:value="13856.2" calcext:value-type="float">
            <text:p>13856.2</text:p>
          </table:table-cell>
          <table:table-cell office:value-type="float" office:value="14892.7" calcext:value-type="float">
            <text:p>14892.7</text:p>
          </table:table-cell>
          <table:table-cell office:value-type="float" office:value="12450.9" calcext:value-type="float">
            <text:p>12450.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17980" calcext:value-type="float">
            <text:p>17980</text:p>
          </table:table-cell>
          <table:table-cell office:value-type="float" office:value="18081.6" calcext:value-type="float">
            <text:p>18081.6</text:p>
          </table:table-cell>
          <table:table-cell office:value-type="float" office:value="18120.5" calcext:value-type="float">
            <text:p>18120.5</text:p>
          </table:table-cell>
          <table:table-cell office:value-type="float" office:value="18418.6" calcext:value-type="float">
            <text:p>18418.6</text:p>
          </table:table-cell>
          <table:table-cell office:value-type="float" office:value="18231.2" calcext:value-type="float">
            <text:p>18231.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2165.9" calcext:value-type="float">
            <text:p>22165.9</text:p>
          </table:table-cell>
          <table:table-cell office:value-type="float" office:value="21901" calcext:value-type="float">
            <text:p>21901</text:p>
          </table:table-cell>
          <table:table-cell office:value-type="float" office:value="21792.8" calcext:value-type="float">
            <text:p>21792.8</text:p>
          </table:table-cell>
          <table:table-cell office:value-type="float" office:value="22218.6" calcext:value-type="float">
            <text:p>22218.6</text:p>
          </table:table-cell>
          <table:table-cell office:value-type="float" office:value="22067.2" calcext:value-type="float">
            <text:p>22067.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6.9618" calcext:value-type="float">
            <text:p>16.9618</text:p>
          </table:table-cell>
          <table:table-cell office:value-type="float" office:value="17.3629" calcext:value-type="float">
            <text:p>17.3629</text:p>
          </table:table-cell>
          <table:table-cell office:value-type="float" office:value="17.5577" calcext:value-type="float">
            <text:p>17.5577</text:p>
          </table:table-cell>
          <table:table-cell office:value-type="float" office:value="17.3879" calcext:value-type="float">
            <text:p>17.3879</text:p>
          </table:table-cell>
          <table:table-cell office:value-type="float" office:value="17.2895" calcext:value-type="float">
            <text:p>17.28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33.016" calcext:value-type="float">
            <text:p>33.016</text:p>
          </table:table-cell>
          <table:table-cell office:value-type="float" office:value="31.9285" calcext:value-type="float">
            <text:p>31.9285</text:p>
          </table:table-cell>
          <table:table-cell office:value-type="float" office:value="33.3616" calcext:value-type="float">
            <text:p>33.3616</text:p>
          </table:table-cell>
          <table:table-cell office:value-type="float" office:value="33.3947" calcext:value-type="float">
            <text:p>33.3947</text:p>
          </table:table-cell>
          <table:table-cell office:value-type="float" office:value="32.0151" calcext:value-type="float">
            <text:p>32.015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47.8986" calcext:value-type="float">
            <text:p>47.8986</text:p>
          </table:table-cell>
          <table:table-cell office:value-type="float" office:value="46.7415" calcext:value-type="float">
            <text:p>46.7415</text:p>
          </table:table-cell>
          <table:table-cell office:value-type="float" office:value="47.6283" calcext:value-type="float">
            <text:p>47.6283</text:p>
          </table:table-cell>
          <table:table-cell office:value-type="float" office:value="45.7988" calcext:value-type="float">
            <text:p>45.7988</text:p>
          </table:table-cell>
          <table:table-cell office:value-type="float" office:value="48.0249" calcext:value-type="float">
            <text:p>48.024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60.6423" calcext:value-type="float">
            <text:p>60.6423</text:p>
          </table:table-cell>
          <table:table-cell office:value-type="float" office:value="62.618" calcext:value-type="float">
            <text:p>62.618</text:p>
          </table:table-cell>
          <table:table-cell office:value-type="float" office:value="61.739" calcext:value-type="float">
            <text:p>61.739</text:p>
          </table:table-cell>
          <table:table-cell office:value-type="float" office:value="60.076" calcext:value-type="float">
            <text:p>60.076</text:p>
          </table:table-cell>
          <table:table-cell office:value-type="float" office:value="61.0552" calcext:value-type="float">
            <text:p>61.055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75.9074" calcext:value-type="float">
            <text:p>75.9074</text:p>
          </table:table-cell>
          <table:table-cell office:value-type="float" office:value="75.8552" calcext:value-type="float">
            <text:p>75.8552</text:p>
          </table:table-cell>
          <table:table-cell office:value-type="float" office:value="75.2435" calcext:value-type="float">
            <text:p>75.2435</text:p>
          </table:table-cell>
          <table:table-cell office:value-type="float" office:value="75.0951" calcext:value-type="float">
            <text:p>75.0951</text:p>
          </table:table-cell>
          <table:table-cell office:value-type="float" office:value="73.8165" calcext:value-type="float">
            <text:p>73.816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88.125" calcext:value-type="float">
            <text:p>88.125</text:p>
          </table:table-cell>
          <table:table-cell office:value-type="float" office:value="87.5356" calcext:value-type="float">
            <text:p>87.5356</text:p>
          </table:table-cell>
          <table:table-cell office:value-type="float" office:value="88.8402" calcext:value-type="float">
            <text:p>88.8402</text:p>
          </table:table-cell>
          <table:table-cell office:value-type="float" office:value="96.9339" calcext:value-type="float">
            <text:p>96.9339</text:p>
          </table:table-cell>
          <table:table-cell office:value-type="float" office:value="89.7251" calcext:value-type="float">
            <text:p>89.725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05.296" calcext:value-type="float">
            <text:p>105.296</text:p>
          </table:table-cell>
          <table:table-cell office:value-type="float" office:value="109.013" calcext:value-type="float">
            <text:p>109.013</text:p>
          </table:table-cell>
          <table:table-cell office:value-type="float" office:value="109.641" calcext:value-type="float">
            <text:p>109.641</text:p>
          </table:table-cell>
          <table:table-cell office:value-type="float" office:value="106.376" calcext:value-type="float">
            <text:p>106.376</text:p>
          </table:table-cell>
          <table:table-cell office:value-type="float" office:value="103.996" calcext:value-type="float">
            <text:p>103.99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25.282" calcext:value-type="float">
            <text:p>125.282</text:p>
          </table:table-cell>
          <table:table-cell office:value-type="float" office:value="118.916" calcext:value-type="float">
            <text:p>118.916</text:p>
          </table:table-cell>
          <table:table-cell office:value-type="float" office:value="130.957" calcext:value-type="float">
            <text:p>130.957</text:p>
          </table:table-cell>
          <table:table-cell office:value-type="float" office:value="118.667" calcext:value-type="float">
            <text:p>118.667</text:p>
          </table:table-cell>
          <table:table-cell office:value-type="float" office:value="119.249" calcext:value-type="float">
            <text:p>119.24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33.052" calcext:value-type="float">
            <text:p>133.052</text:p>
          </table:table-cell>
          <table:table-cell office:value-type="float" office:value="130.963" calcext:value-type="float">
            <text:p>130.963</text:p>
          </table:table-cell>
          <table:table-cell office:value-type="float" office:value="139.975" calcext:value-type="float">
            <text:p>139.975</text:p>
          </table:table-cell>
          <table:table-cell office:value-type="float" office:value="131.947" calcext:value-type="float">
            <text:p>131.947</text:p>
          </table:table-cell>
          <table:table-cell office:value-type="float" office:value="133.888" calcext:value-type="float">
            <text:p>133.888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45.206" calcext:value-type="float">
            <text:p>145.206</text:p>
          </table:table-cell>
          <table:table-cell office:value-type="float" office:value="187.252" calcext:value-type="float">
            <text:p>187.252</text:p>
          </table:table-cell>
          <table:table-cell office:value-type="float" office:value="145.265" calcext:value-type="float">
            <text:p>145.265</text:p>
          </table:table-cell>
          <table:table-cell office:value-type="float" office:value="147.129" calcext:value-type="float">
            <text:p>147.129</text:p>
          </table:table-cell>
          <table:table-cell office:value-type="float" office:value="145.987" calcext:value-type="float">
            <text:p>145.98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391.201" calcext:value-type="float">
            <text:p>391.201</text:p>
          </table:table-cell>
          <table:table-cell office:value-type="float" office:value="389.934" calcext:value-type="float">
            <text:p>389.934</text:p>
          </table:table-cell>
          <table:table-cell office:value-type="float" office:value="388.67" calcext:value-type="float">
            <text:p>388.67</text:p>
          </table:table-cell>
          <table:table-cell office:value-type="float" office:value="391.66" calcext:value-type="float">
            <text:p>391.66</text:p>
          </table:table-cell>
          <table:table-cell office:value-type="float" office:value="401.348" calcext:value-type="float">
            <text:p>401.34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61.382" calcext:value-type="float">
            <text:p>461.382</text:p>
          </table:table-cell>
          <table:table-cell office:value-type="float" office:value="475.451" calcext:value-type="float">
            <text:p>475.451</text:p>
          </table:table-cell>
          <table:table-cell office:value-type="float" office:value="457.411" calcext:value-type="float">
            <text:p>457.411</text:p>
          </table:table-cell>
          <table:table-cell office:value-type="float" office:value="459.87" calcext:value-type="float">
            <text:p>459.87</text:p>
          </table:table-cell>
          <table:table-cell office:value-type="float" office:value="461.989" calcext:value-type="float">
            <text:p>461.98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2799.46" calcext:value-type="float">
            <text:p>2799.46</text:p>
          </table:table-cell>
          <table:table-cell office:value-type="float" office:value="2825.24" calcext:value-type="float">
            <text:p>2825.24</text:p>
          </table:table-cell>
          <table:table-cell office:value-type="float" office:value="2786.7" calcext:value-type="float">
            <text:p>2786.7</text:p>
          </table:table-cell>
          <table:table-cell office:value-type="float" office:value="2817.82" calcext:value-type="float">
            <text:p>2817.82</text:p>
          </table:table-cell>
          <table:table-cell office:value-type="float" office:value="2819.53" calcext:value-type="float">
            <text:p>2819.5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5091.03" calcext:value-type="float">
            <text:p>5091.03</text:p>
          </table:table-cell>
          <table:table-cell office:value-type="float" office:value="5073.02" calcext:value-type="float">
            <text:p>5073.02</text:p>
          </table:table-cell>
          <table:table-cell office:value-type="float" office:value="5058.47" calcext:value-type="float">
            <text:p>5058.47</text:p>
          </table:table-cell>
          <table:table-cell office:value-type="float" office:value="5089.61" calcext:value-type="float">
            <text:p>5089.61</text:p>
          </table:table-cell>
          <table:table-cell office:value-type="float" office:value="5074.27" calcext:value-type="float">
            <text:p>5074.2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7828.55" calcext:value-type="float">
            <text:p>7828.55</text:p>
          </table:table-cell>
          <table:table-cell office:value-type="float" office:value="7854.67" calcext:value-type="float">
            <text:p>7854.67</text:p>
          </table:table-cell>
          <table:table-cell office:value-type="float" office:value="8687.03" calcext:value-type="float">
            <text:p>8687.03</text:p>
          </table:table-cell>
          <table:table-cell office:value-type="float" office:value="7845.25" calcext:value-type="float">
            <text:p>7845.25</text:p>
          </table:table-cell>
          <table:table-cell office:value-type="float" office:value="7780.42" calcext:value-type="float">
            <text:p>7780.4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38560.3" calcext:value-type="float">
            <text:p>38560.3</text:p>
          </table:table-cell>
          <table:table-cell office:value-type="float" office:value="47614.3" calcext:value-type="float">
            <text:p>47614.3</text:p>
          </table:table-cell>
          <table:table-cell office:value-type="float" office:value="38389.1" calcext:value-type="float">
            <text:p>38389.1</text:p>
          </table:table-cell>
          <table:table-cell office:value-type="float" office:value="48752.3" calcext:value-type="float">
            <text:p>48752.3</text:p>
          </table:table-cell>
          <table:table-cell office:value-type="float" office:value="40174.9" calcext:value-type="float">
            <text:p>40174.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76592.8" calcext:value-type="float">
            <text:p>76592.8</text:p>
          </table:table-cell>
          <table:table-cell office:value-type="float" office:value="44250.9" calcext:value-type="float">
            <text:p>44250.9</text:p>
          </table:table-cell>
          <table:table-cell office:value-type="float" office:value="76449.5" calcext:value-type="float">
            <text:p>76449.5</text:p>
          </table:table-cell>
          <table:table-cell office:value-type="float" office:value="77349.1" calcext:value-type="float">
            <text:p>77349.1</text:p>
          </table:table-cell>
          <table:table-cell office:value-type="float" office:value="76788.9" calcext:value-type="float">
            <text:p>76788.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107678" calcext:value-type="float">
            <text:p>107678</text:p>
          </table:table-cell>
          <table:table-cell office:value-type="float" office:value="108175" calcext:value-type="float">
            <text:p>108175</text:p>
          </table:table-cell>
          <table:table-cell office:value-type="float" office:value="108026" calcext:value-type="float">
            <text:p>108026</text:p>
          </table:table-cell>
          <table:table-cell office:value-type="float" office:value="51413.2" calcext:value-type="float">
            <text:p>51413.2</text:p>
          </table:table-cell>
          <table:table-cell office:value-type="float" office:value="107135" calcext:value-type="float">
            <text:p>10713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136845" calcext:value-type="float">
            <text:p>136845</text:p>
          </table:table-cell>
          <table:table-cell office:value-type="float" office:value="137780" calcext:value-type="float">
            <text:p>137780</text:p>
          </table:table-cell>
          <table:table-cell office:value-type="float" office:value="56292.4" calcext:value-type="float">
            <text:p>56292.4</text:p>
          </table:table-cell>
          <table:table-cell office:value-type="float" office:value="137249" calcext:value-type="float">
            <text:p>137249</text:p>
          </table:table-cell>
          <table:table-cell office:value-type="float" office:value="137940" calcext:value-type="float">
            <text:p>13794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169473" calcext:value-type="float">
            <text:p>169473</text:p>
          </table:table-cell>
          <table:table-cell office:value-type="float" office:value="168803" calcext:value-type="float">
            <text:p>168803</text:p>
          </table:table-cell>
          <table:table-cell office:value-type="float" office:value="55266.6" calcext:value-type="float">
            <text:p>55266.6</text:p>
          </table:table-cell>
          <table:table-cell office:value-type="float" office:value="169924" calcext:value-type="float">
            <text:p>169924</text:p>
          </table:table-cell>
          <table:table-cell office:value-type="float" office:value="170334" calcext:value-type="float">
            <text:p>170334</text:p>
          </table:table-cell>
        </table:table-row>
      </table:table>
      <table:table table:name="addvec" table:style-name="ta1">
        <table:table-column table:style-name="co2" table:number-columns-repeated="7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.98102" calcext:value-type="float">
            <text:p>2.98102</text:p>
          </table:table-cell>
          <table:table-cell office:value-type="float" office:value="3.0249" calcext:value-type="float">
            <text:p>3.0249</text:p>
          </table:table-cell>
          <table:table-cell office:value-type="float" office:value="3.17507" calcext:value-type="float">
            <text:p>3.17507</text:p>
          </table:table-cell>
          <table:table-cell office:value-type="float" office:value="3.12112" calcext:value-type="float">
            <text:p>3.12112</text:p>
          </table:table-cell>
          <table:table-cell office:value-type="float" office:value="3.04109" calcext:value-type="float">
            <text:p>3.041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.93619" calcext:value-type="float">
            <text:p>5.93619</text:p>
          </table:table-cell>
          <table:table-cell office:value-type="float" office:value="5.78864" calcext:value-type="float">
            <text:p>5.78864</text:p>
          </table:table-cell>
          <table:table-cell office:value-type="float" office:value="5.50115" calcext:value-type="float">
            <text:p>5.50115</text:p>
          </table:table-cell>
          <table:table-cell office:value-type="float" office:value="5.8921" calcext:value-type="float">
            <text:p>5.8921</text:p>
          </table:table-cell>
          <table:table-cell office:value-type="float" office:value="4.97434" calcext:value-type="float">
            <text:p>4.974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.38691" calcext:value-type="float">
            <text:p>8.38691</text:p>
          </table:table-cell>
          <table:table-cell office:value-type="float" office:value="9.0583" calcext:value-type="float">
            <text:p>9.0583</text:p>
          </table:table-cell>
          <table:table-cell office:value-type="float" office:value="8.3567" calcext:value-type="float">
            <text:p>8.3567</text:p>
          </table:table-cell>
          <table:table-cell office:value-type="float" office:value="8.4449" calcext:value-type="float">
            <text:p>8.4449</text:p>
          </table:table-cell>
          <table:table-cell office:value-type="float" office:value="9.20781" calcext:value-type="float">
            <text:p>9.207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2.0402" calcext:value-type="float">
            <text:p>12.0402</text:p>
          </table:table-cell>
          <table:table-cell office:value-type="float" office:value="11.467" calcext:value-type="float">
            <text:p>11.467</text:p>
          </table:table-cell>
          <table:table-cell office:value-type="float" office:value="10.7174" calcext:value-type="float">
            <text:p>10.7174</text:p>
          </table:table-cell>
          <table:table-cell office:value-type="float" office:value="12.0174" calcext:value-type="float">
            <text:p>12.0174</text:p>
          </table:table-cell>
          <table:table-cell office:value-type="float" office:value="12.79" calcext:value-type="float">
            <text:p>12.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3.0107" calcext:value-type="float">
            <text:p>13.0107</text:p>
          </table:table-cell>
          <table:table-cell office:value-type="float" office:value="14.0163" calcext:value-type="float">
            <text:p>14.0163</text:p>
          </table:table-cell>
          <table:table-cell office:value-type="float" office:value="14.8932" calcext:value-type="float">
            <text:p>14.8932</text:p>
          </table:table-cell>
          <table:table-cell office:value-type="float" office:value="14.5447" calcext:value-type="float">
            <text:p>14.5447</text:p>
          </table:table-cell>
          <table:table-cell office:value-type="float" office:value="13.2813" calcext:value-type="float">
            <text:p>13.28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6.4393" calcext:value-type="float">
            <text:p>16.4393</text:p>
          </table:table-cell>
          <table:table-cell office:value-type="float" office:value="16.2612" calcext:value-type="float">
            <text:p>16.2612</text:p>
          </table:table-cell>
          <table:table-cell office:value-type="float" office:value="15.1662" calcext:value-type="float">
            <text:p>15.1662</text:p>
          </table:table-cell>
          <table:table-cell office:value-type="float" office:value="17.7747" calcext:value-type="float">
            <text:p>17.7747</text:p>
          </table:table-cell>
          <table:table-cell office:value-type="float" office:value="16.3354" calcext:value-type="float">
            <text:p>16.335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7.4698" calcext:value-type="float">
            <text:p>17.4698</text:p>
          </table:table-cell>
          <table:table-cell office:value-type="float" office:value="18.2203" calcext:value-type="float">
            <text:p>18.2203</text:p>
          </table:table-cell>
          <table:table-cell office:value-type="float" office:value="17.4529" calcext:value-type="float">
            <text:p>17.4529</text:p>
          </table:table-cell>
          <table:table-cell office:value-type="float" office:value="16.6833" calcext:value-type="float">
            <text:p>16.6833</text:p>
          </table:table-cell>
          <table:table-cell office:value-type="float" office:value="17.9625" calcext:value-type="float">
            <text:p>17.96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9.9188" calcext:value-type="float">
            <text:p>19.9188</text:p>
          </table:table-cell>
          <table:table-cell office:value-type="float" office:value="20.009" calcext:value-type="float">
            <text:p>20.009</text:p>
          </table:table-cell>
          <table:table-cell office:value-type="float" office:value="19.2025" calcext:value-type="float">
            <text:p>19.2025</text:p>
          </table:table-cell>
          <table:table-cell office:value-type="float" office:value="20.1248" calcext:value-type="float">
            <text:p>20.1248</text:p>
          </table:table-cell>
          <table:table-cell office:value-type="float" office:value="19.9739" calcext:value-type="float">
            <text:p>19.973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3.5543" calcext:value-type="float">
            <text:p>23.5543</text:p>
          </table:table-cell>
          <table:table-cell office:value-type="float" office:value="21.1126" calcext:value-type="float">
            <text:p>21.1126</text:p>
          </table:table-cell>
          <table:table-cell office:value-type="float" office:value="22.1675" calcext:value-type="float">
            <text:p>22.1675</text:p>
          </table:table-cell>
          <table:table-cell office:value-type="float" office:value="21.9648" calcext:value-type="float">
            <text:p>21.9648</text:p>
          </table:table-cell>
          <table:table-cell office:value-type="float" office:value="23.7076" calcext:value-type="float">
            <text:p>23.707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23.3583" calcext:value-type="float">
            <text:p>23.3583</text:p>
          </table:table-cell>
          <table:table-cell office:value-type="float" office:value="27.0049" calcext:value-type="float">
            <text:p>27.0049</text:p>
          </table:table-cell>
          <table:table-cell office:value-type="float" office:value="23.6584" calcext:value-type="float">
            <text:p>23.6584</text:p>
          </table:table-cell>
          <table:table-cell office:value-type="float" office:value="23.5269" calcext:value-type="float">
            <text:p>23.5269</text:p>
          </table:table-cell>
          <table:table-cell office:value-type="float" office:value="23.2247" calcext:value-type="float">
            <text:p>23.224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27.3014" calcext:value-type="float">
            <text:p>27.3014</text:p>
          </table:table-cell>
          <table:table-cell office:value-type="float" office:value="27.4447" calcext:value-type="float">
            <text:p>27.4447</text:p>
          </table:table-cell>
          <table:table-cell office:value-type="float" office:value="27.3966" calcext:value-type="float">
            <text:p>27.3966</text:p>
          </table:table-cell>
          <table:table-cell office:value-type="float" office:value="27.1606" calcext:value-type="float">
            <text:p>27.1606</text:p>
          </table:table-cell>
          <table:table-cell office:value-type="float" office:value="27.0641" calcext:value-type="float">
            <text:p>27.064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30.6613" calcext:value-type="float">
            <text:p>30.6613</text:p>
          </table:table-cell>
          <table:table-cell office:value-type="float" office:value="30.5041" calcext:value-type="float">
            <text:p>30.5041</text:p>
          </table:table-cell>
          <table:table-cell office:value-type="float" office:value="30.9801" calcext:value-type="float">
            <text:p>30.9801</text:p>
          </table:table-cell>
          <table:table-cell office:value-type="float" office:value="35.2276" calcext:value-type="float">
            <text:p>35.2276</text:p>
          </table:table-cell>
          <table:table-cell office:value-type="float" office:value="30.2007" calcext:value-type="float">
            <text:p>30.200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35.5856" calcext:value-type="float">
            <text:p>35.5856</text:p>
          </table:table-cell>
          <table:table-cell office:value-type="float" office:value="42.5509" calcext:value-type="float">
            <text:p>42.5509</text:p>
          </table:table-cell>
          <table:table-cell office:value-type="float" office:value="34.1597" calcext:value-type="float">
            <text:p>34.1597</text:p>
          </table:table-cell>
          <table:table-cell office:value-type="float" office:value="34.6339" calcext:value-type="float">
            <text:p>34.6339</text:p>
          </table:table-cell>
          <table:table-cell office:value-type="float" office:value="34.2836" calcext:value-type="float">
            <text:p>34.283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7.3581" calcext:value-type="float">
            <text:p>37.3581</text:p>
          </table:table-cell>
          <table:table-cell office:value-type="float" office:value="47.2125" calcext:value-type="float">
            <text:p>47.2125</text:p>
          </table:table-cell>
          <table:table-cell office:value-type="float" office:value="37.7873" calcext:value-type="float">
            <text:p>37.7873</text:p>
          </table:table-cell>
          <table:table-cell office:value-type="float" office:value="40.2023" calcext:value-type="float">
            <text:p>40.2023</text:p>
          </table:table-cell>
          <table:table-cell office:value-type="float" office:value="37.3199" calcext:value-type="float">
            <text:p>37.31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0.9395" calcext:value-type="float">
            <text:p>40.9395</text:p>
          </table:table-cell>
          <table:table-cell office:value-type="float" office:value="40.324" calcext:value-type="float">
            <text:p>40.324</text:p>
          </table:table-cell>
          <table:table-cell office:value-type="float" office:value="47.0127" calcext:value-type="float">
            <text:p>47.0127</text:p>
          </table:table-cell>
          <table:table-cell office:value-type="float" office:value="41.1056" calcext:value-type="float">
            <text:p>41.1056</text:p>
          </table:table-cell>
          <table:table-cell office:value-type="float" office:value="42.0574" calcext:value-type="float">
            <text:p>42.057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44.2786" calcext:value-type="float">
            <text:p>44.2786</text:p>
          </table:table-cell>
          <table:table-cell office:value-type="float" office:value="44.1139" calcext:value-type="float">
            <text:p>44.1139</text:p>
          </table:table-cell>
          <table:table-cell office:value-type="float" office:value="43.8764" calcext:value-type="float">
            <text:p>43.8764</text:p>
          </table:table-cell>
          <table:table-cell office:value-type="float" office:value="47.8703" calcext:value-type="float">
            <text:p>47.8703</text:p>
          </table:table-cell>
          <table:table-cell office:value-type="float" office:value="43.9322" calcext:value-type="float">
            <text:p>43.932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47.4136" calcext:value-type="float">
            <text:p>47.4136</text:p>
          </table:table-cell>
          <table:table-cell office:value-type="float" office:value="47.6672" calcext:value-type="float">
            <text:p>47.6672</text:p>
          </table:table-cell>
          <table:table-cell office:value-type="float" office:value="48.2591" calcext:value-type="float">
            <text:p>48.2591</text:p>
          </table:table-cell>
          <table:table-cell office:value-type="float" office:value="46.3564" calcext:value-type="float">
            <text:p>46.3564</text:p>
          </table:table-cell>
          <table:table-cell office:value-type="float" office:value="51.4025" calcext:value-type="float">
            <text:p>51.40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0.7273" calcext:value-type="float">
            <text:p>50.7273</text:p>
          </table:table-cell>
          <table:table-cell office:value-type="float" office:value="54.8727" calcext:value-type="float">
            <text:p>54.8727</text:p>
          </table:table-cell>
          <table:table-cell office:value-type="float" office:value="50.7762" calcext:value-type="float">
            <text:p>50.7762</text:p>
          </table:table-cell>
          <table:table-cell office:value-type="float" office:value="54.4229" calcext:value-type="float">
            <text:p>54.4229</text:p>
          </table:table-cell>
          <table:table-cell office:value-type="float" office:value="50.0593" calcext:value-type="float">
            <text:p>50.059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55.2346" calcext:value-type="float">
            <text:p>55.2346</text:p>
          </table:table-cell>
          <table:table-cell office:value-type="float" office:value="54.0509" calcext:value-type="float">
            <text:p>54.0509</text:p>
          </table:table-cell>
          <table:table-cell office:value-type="float" office:value="55.6871" calcext:value-type="float">
            <text:p>55.6871</text:p>
          </table:table-cell>
          <table:table-cell office:value-type="float" office:value="53.6246" calcext:value-type="float">
            <text:p>53.6246</text:p>
          </table:table-cell>
          <table:table-cell office:value-type="float" office:value="56.2051" calcext:value-type="float">
            <text:p>56.205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9.0168" calcext:value-type="float">
            <text:p>59.0168</text:p>
          </table:table-cell>
          <table:table-cell office:value-type="float" office:value="57.921" calcext:value-type="float">
            <text:p>57.921</text:p>
          </table:table-cell>
          <table:table-cell office:value-type="float" office:value="59.3649" calcext:value-type="float">
            <text:p>59.3649</text:p>
          </table:table-cell>
          <table:table-cell office:value-type="float" office:value="56.492" calcext:value-type="float">
            <text:p>56.492</text:p>
          </table:table-cell>
          <table:table-cell office:value-type="float" office:value="57.2072" calcext:value-type="float">
            <text:p>57.20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3.2967" calcext:value-type="float">
            <text:p>23.2967</text:p>
          </table:table-cell>
          <table:table-cell office:value-type="float" office:value="23.472" calcext:value-type="float">
            <text:p>23.472</text:p>
          </table:table-cell>
          <table:table-cell office:value-type="float" office:value="23.4957" calcext:value-type="float">
            <text:p>23.4957</text:p>
          </table:table-cell>
          <table:table-cell office:value-type="float" office:value="27.4252" calcext:value-type="float">
            <text:p>27.4252</text:p>
          </table:table-cell>
          <table:table-cell office:value-type="float" office:value="22.9946" calcext:value-type="float">
            <text:p>22.994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4.1508" calcext:value-type="float">
            <text:p>44.1508</text:p>
          </table:table-cell>
          <table:table-cell office:value-type="float" office:value="44.1842" calcext:value-type="float">
            <text:p>44.1842</text:p>
          </table:table-cell>
          <table:table-cell office:value-type="float" office:value="44.8802" calcext:value-type="float">
            <text:p>44.8802</text:p>
          </table:table-cell>
          <table:table-cell office:value-type="float" office:value="42.8334" calcext:value-type="float">
            <text:p>42.8334</text:p>
          </table:table-cell>
          <table:table-cell office:value-type="float" office:value="42.5858" calcext:value-type="float">
            <text:p>42.585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61.3396" calcext:value-type="float">
            <text:p>61.3396</text:p>
          </table:table-cell>
          <table:table-cell office:value-type="float" office:value="61.584" calcext:value-type="float">
            <text:p>61.584</text:p>
          </table:table-cell>
          <table:table-cell office:value-type="float" office:value="61.9066" calcext:value-type="float">
            <text:p>61.9066</text:p>
          </table:table-cell>
          <table:table-cell office:value-type="float" office:value="66.888" calcext:value-type="float">
            <text:p>66.888</text:p>
          </table:table-cell>
          <table:table-cell office:value-type="float" office:value="60.8895" calcext:value-type="float">
            <text:p>60.889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80.656" calcext:value-type="float">
            <text:p>80.656</text:p>
          </table:table-cell>
          <table:table-cell office:value-type="float" office:value="80.4558" calcext:value-type="float">
            <text:p>80.4558</text:p>
          </table:table-cell>
          <table:table-cell office:value-type="float" office:value="80.3653" calcext:value-type="float">
            <text:p>80.3653</text:p>
          </table:table-cell>
          <table:table-cell office:value-type="float" office:value="80.2626" calcext:value-type="float">
            <text:p>80.2626</text:p>
          </table:table-cell>
          <table:table-cell office:value-type="float" office:value="79.9217" calcext:value-type="float">
            <text:p>79.921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9.3688" calcext:value-type="float">
            <text:p>99.3688</text:p>
          </table:table-cell>
          <table:table-cell office:value-type="float" office:value="99.7452" calcext:value-type="float">
            <text:p>99.7452</text:p>
          </table:table-cell>
          <table:table-cell office:value-type="float" office:value="100.246" calcext:value-type="float">
            <text:p>100.246</text:p>
          </table:table-cell>
          <table:table-cell office:value-type="float" office:value="99.9556" calcext:value-type="float">
            <text:p>99.9556</text:p>
          </table:table-cell>
          <table:table-cell office:value-type="float" office:value="98.2651" calcext:value-type="float">
            <text:p>98.265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17.949" calcext:value-type="float">
            <text:p>117.949</text:p>
          </table:table-cell>
          <table:table-cell office:value-type="float" office:value="119.528" calcext:value-type="float">
            <text:p>119.528</text:p>
          </table:table-cell>
          <table:table-cell office:value-type="float" office:value="117.979" calcext:value-type="float">
            <text:p>117.979</text:p>
          </table:table-cell>
          <table:table-cell office:value-type="float" office:value="118.139" calcext:value-type="float">
            <text:p>118.139</text:p>
          </table:table-cell>
          <table:table-cell office:value-type="float" office:value="119.156" calcext:value-type="float">
            <text:p>119.15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38.86" calcext:value-type="float">
            <text:p>138.86</text:p>
          </table:table-cell>
          <table:table-cell office:value-type="float" office:value="137.452" calcext:value-type="float">
            <text:p>137.452</text:p>
          </table:table-cell>
          <table:table-cell office:value-type="float" office:value="136.968" calcext:value-type="float">
            <text:p>136.968</text:p>
          </table:table-cell>
          <table:table-cell office:value-type="float" office:value="138.578" calcext:value-type="float">
            <text:p>138.578</text:p>
          </table:table-cell>
          <table:table-cell office:value-type="float" office:value="136.727" calcext:value-type="float">
            <text:p>136.72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57.443" calcext:value-type="float">
            <text:p>157.443</text:p>
          </table:table-cell>
          <table:table-cell office:value-type="float" office:value="155.756" calcext:value-type="float">
            <text:p>155.756</text:p>
          </table:table-cell>
          <table:table-cell office:value-type="float" office:value="157.369" calcext:value-type="float">
            <text:p>157.369</text:p>
          </table:table-cell>
          <table:table-cell office:value-type="float" office:value="155.273" calcext:value-type="float">
            <text:p>155.273</text:p>
          </table:table-cell>
          <table:table-cell office:value-type="float" office:value="155.33" calcext:value-type="float">
            <text:p>155.3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74.076" calcext:value-type="float">
            <text:p>174.076</text:p>
          </table:table-cell>
          <table:table-cell office:value-type="float" office:value="180.889" calcext:value-type="float">
            <text:p>180.889</text:p>
          </table:table-cell>
          <table:table-cell office:value-type="float" office:value="175.35" calcext:value-type="float">
            <text:p>175.35</text:p>
          </table:table-cell>
          <table:table-cell office:value-type="float" office:value="174.308" calcext:value-type="float">
            <text:p>174.308</text:p>
          </table:table-cell>
          <table:table-cell office:value-type="float" office:value="176.927" calcext:value-type="float">
            <text:p>176.927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96.129" calcext:value-type="float">
            <text:p>196.129</text:p>
          </table:table-cell>
          <table:table-cell office:value-type="float" office:value="201.223" calcext:value-type="float">
            <text:p>201.223</text:p>
          </table:table-cell>
          <table:table-cell office:value-type="float" office:value="207.637" calcext:value-type="float">
            <text:p>207.637</text:p>
          </table:table-cell>
          <table:table-cell office:value-type="float" office:value="196.098" calcext:value-type="float">
            <text:p>196.098</text:p>
          </table:table-cell>
          <table:table-cell office:value-type="float" office:value="195.959" calcext:value-type="float">
            <text:p>195.95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233.375" calcext:value-type="float">
            <text:p>233.375</text:p>
          </table:table-cell>
          <table:table-cell office:value-type="float" office:value="232.266" calcext:value-type="float">
            <text:p>232.266</text:p>
          </table:table-cell>
          <table:table-cell office:value-type="float" office:value="234.885" calcext:value-type="float">
            <text:p>234.885</text:p>
          </table:table-cell>
          <table:table-cell office:value-type="float" office:value="234.863" calcext:value-type="float">
            <text:p>234.863</text:p>
          </table:table-cell>
          <table:table-cell office:value-type="float" office:value="231.15" calcext:value-type="float">
            <text:p>231.1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66.342" calcext:value-type="float">
            <text:p>266.342</text:p>
          </table:table-cell>
          <table:table-cell office:value-type="float" office:value="269.606" calcext:value-type="float">
            <text:p>269.606</text:p>
          </table:table-cell>
          <table:table-cell office:value-type="float" office:value="270.411" calcext:value-type="float">
            <text:p>270.411</text:p>
          </table:table-cell>
          <table:table-cell office:value-type="float" office:value="265.411" calcext:value-type="float">
            <text:p>265.411</text:p>
          </table:table-cell>
          <table:table-cell office:value-type="float" office:value="267.894" calcext:value-type="float">
            <text:p>267.89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304.913" calcext:value-type="float">
            <text:p>304.913</text:p>
          </table:table-cell>
          <table:table-cell office:value-type="float" office:value="300.344" calcext:value-type="float">
            <text:p>300.344</text:p>
          </table:table-cell>
          <table:table-cell office:value-type="float" office:value="303.794" calcext:value-type="float">
            <text:p>303.794</text:p>
          </table:table-cell>
          <table:table-cell office:value-type="float" office:value="307.638" calcext:value-type="float">
            <text:p>307.638</text:p>
          </table:table-cell>
          <table:table-cell office:value-type="float" office:value="300.091" calcext:value-type="float">
            <text:p>300.09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335.333" calcext:value-type="float">
            <text:p>335.333</text:p>
          </table:table-cell>
          <table:table-cell office:value-type="float" office:value="337.634" calcext:value-type="float">
            <text:p>337.634</text:p>
          </table:table-cell>
          <table:table-cell office:value-type="float" office:value="339.48" calcext:value-type="float">
            <text:p>339.48</text:p>
          </table:table-cell>
          <table:table-cell office:value-type="float" office:value="339.63" calcext:value-type="float">
            <text:p>339.63</text:p>
          </table:table-cell>
          <table:table-cell office:value-type="float" office:value="338.816" calcext:value-type="float">
            <text:p>338.81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370.928" calcext:value-type="float">
            <text:p>370.928</text:p>
          </table:table-cell>
          <table:table-cell office:value-type="float" office:value="369.226" calcext:value-type="float">
            <text:p>369.226</text:p>
          </table:table-cell>
          <table:table-cell office:value-type="float" office:value="376.662" calcext:value-type="float">
            <text:p>376.662</text:p>
          </table:table-cell>
          <table:table-cell office:value-type="float" office:value="372.502" calcext:value-type="float">
            <text:p>372.502</text:p>
          </table:table-cell>
          <table:table-cell office:value-type="float" office:value="368.063" calcext:value-type="float">
            <text:p>368.06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408.104" calcext:value-type="float">
            <text:p>408.104</text:p>
          </table:table-cell>
          <table:table-cell office:value-type="float" office:value="402.723" calcext:value-type="float">
            <text:p>402.723</text:p>
          </table:table-cell>
          <table:table-cell office:value-type="float" office:value="406.045" calcext:value-type="float">
            <text:p>406.045</text:p>
          </table:table-cell>
          <table:table-cell office:value-type="float" office:value="408.026" calcext:value-type="float">
            <text:p>408.026</text:p>
          </table:table-cell>
          <table:table-cell office:value-type="float" office:value="396.833" calcext:value-type="float">
            <text:p>396.83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436.398" calcext:value-type="float">
            <text:p>436.398</text:p>
          </table:table-cell>
          <table:table-cell office:value-type="float" office:value="442.148" calcext:value-type="float">
            <text:p>442.148</text:p>
          </table:table-cell>
          <table:table-cell office:value-type="float" office:value="441.622" calcext:value-type="float">
            <text:p>441.622</text:p>
          </table:table-cell>
          <table:table-cell office:value-type="float" office:value="443.222" calcext:value-type="float">
            <text:p>443.222</text:p>
          </table:table-cell>
          <table:table-cell office:value-type="float" office:value="434.741" calcext:value-type="float">
            <text:p>434.74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468.193" calcext:value-type="float">
            <text:p>468.193</text:p>
          </table:table-cell>
          <table:table-cell office:value-type="float" office:value="476.989" calcext:value-type="float">
            <text:p>476.989</text:p>
          </table:table-cell>
          <table:table-cell office:value-type="float" office:value="471.62" calcext:value-type="float">
            <text:p>471.62</text:p>
          </table:table-cell>
          <table:table-cell office:value-type="float" office:value="470.895" calcext:value-type="float">
            <text:p>470.895</text:p>
          </table:table-cell>
          <table:table-cell office:value-type="float" office:value="470.406" calcext:value-type="float">
            <text:p>470.40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507.206" calcext:value-type="float">
            <text:p>507.206</text:p>
          </table:table-cell>
          <table:table-cell office:value-type="float" office:value="505.729" calcext:value-type="float">
            <text:p>505.729</text:p>
          </table:table-cell>
          <table:table-cell office:value-type="float" office:value="508.941" calcext:value-type="float">
            <text:p>508.941</text:p>
          </table:table-cell>
          <table:table-cell office:value-type="float" office:value="511.114" calcext:value-type="float">
            <text:p>511.114</text:p>
          </table:table-cell>
          <table:table-cell office:value-type="float" office:value="502.053" calcext:value-type="float">
            <text:p>502.05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44.477" calcext:value-type="float">
            <text:p>544.477</text:p>
          </table:table-cell>
          <table:table-cell office:value-type="float" office:value="540.162" calcext:value-type="float">
            <text:p>540.162</text:p>
          </table:table-cell>
          <table:table-cell office:value-type="float" office:value="538.214" calcext:value-type="float">
            <text:p>538.214</text:p>
          </table:table-cell>
          <table:table-cell office:value-type="float" office:value="541.51" calcext:value-type="float">
            <text:p>541.51</text:p>
          </table:table-cell>
          <table:table-cell office:value-type="float" office:value="539.148" calcext:value-type="float">
            <text:p>539.1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 style:data-style-name="N2" text:time-value="19:49:44.6226525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16:34:13.769626085</meta:creation-date>
    <meta:generator>LibreOffice/6.0.7.3$Linux_X86_64 LibreOffice_project/00m0$Build-3</meta:generator>
    <dc:date>2020-06-09T19:50:28.560281401</dc:date>
    <meta:editing-duration>PT42M35S</meta:editing-duration>
    <meta:editing-cycles>75</meta:editing-cycles>
    <meta:document-statistic meta:table-count="9" meta:cell-count="4024" meta:object-count="0"/>
  </office:meta>
</office:document-meta>
</file>